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mo2_rbdl_torque" table:style-name="ta1">
        <table:shapes>
          <draw:frame draw:z-index="0" draw:style-name="gr1" draw:text-style-name="P1" svg:width="159.99mm" svg:height="89.99mm" svg:x="42.17mm" svg:y="1.8mm">
            <draw:object draw:notify-on-update-of-ranges="demo2_rbdl_torque.A1:demo2_rbdl_torque.A449 demo2_rbdl_torque.B1:demo2_rbdl_torque.B449 demo2_rbdl_torque.C1:demo2_rbdl_torque.C449 demo2_rbdl_torque.D1:demo2_rbdl_torque.D449 demo2_rbdl_torque.E1:demo2_rbdl_torque.E4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916748" calcext:value-type="float">
            <text:p>0.916748</text:p>
          </table:table-cell>
          <table:table-cell office:value-type="float" office:value="-0.0225513" calcext:value-type="float">
            <text:p>-0.0225513</text:p>
          </table:table-cell>
          <table:table-cell office:value-type="float" office:value="0.108152" calcext:value-type="float">
            <text:p>0.108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905948" calcext:value-type="float">
            <text:p>0.905948</text:p>
          </table:table-cell>
          <table:table-cell office:value-type="float" office:value="-0.0217886" calcext:value-type="float">
            <text:p>-0.0217886</text:p>
          </table:table-cell>
          <table:table-cell office:value-type="float" office:value="0.102636" calcext:value-type="float">
            <text:p>0.102636</text:p>
          </table:table-cell>
          <table:table-cell office:value-type="float" office:value="-0.0000200495" calcext:value-type="float">
            <text:p>-2.00495E-0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936949" calcext:value-type="float">
            <text:p>0.936949</text:p>
          </table:table-cell>
          <table:table-cell office:value-type="float" office:value="-0.0227461" calcext:value-type="float">
            <text:p>-0.0227461</text:p>
          </table:table-cell>
          <table:table-cell office:value-type="float" office:value="0.115376" calcext:value-type="float">
            <text:p>0.115376</text:p>
          </table:table-cell>
          <table:table-cell office:value-type="float" office:value="0.0000473035" calcext:value-type="float">
            <text:p>4.73035E-0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905017" calcext:value-type="float">
            <text:p>0.905017</text:p>
          </table:table-cell>
          <table:table-cell office:value-type="float" office:value="-0.0209238" calcext:value-type="float">
            <text:p>-0.0209238</text:p>
          </table:table-cell>
          <table:table-cell office:value-type="float" office:value="0.100936" calcext:value-type="float">
            <text:p>0.100936</text:p>
          </table:table-cell>
          <table:table-cell office:value-type="float" office:value="-0.0000477422" calcext:value-type="float">
            <text:p>-4.77422E-0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927089" calcext:value-type="float">
            <text:p>0.927089</text:p>
          </table:table-cell>
          <table:table-cell office:value-type="float" office:value="-0.0220541" calcext:value-type="float">
            <text:p>-0.0220541</text:p>
          </table:table-cell>
          <table:table-cell office:value-type="float" office:value="0.112889" calcext:value-type="float">
            <text:p>0.112889</text:p>
          </table:table-cell>
          <table:table-cell office:value-type="float" office:value="0.0000175196" calcext:value-type="float">
            <text:p>1.75196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918347" calcext:value-type="float">
            <text:p>0.918347</text:p>
          </table:table-cell>
          <table:table-cell office:value-type="float" office:value="-0.0220155" calcext:value-type="float">
            <text:p>-0.0220155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000139272" calcext:value-type="float">
            <text:p>0.00013927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915335" calcext:value-type="float">
            <text:p>0.915335</text:p>
          </table:table-cell>
          <table:table-cell office:value-type="float" office:value="-0.0214517" calcext:value-type="float">
            <text:p>-0.0214517</text:p>
          </table:table-cell>
          <table:table-cell office:value-type="float" office:value="0.0958261" calcext:value-type="float">
            <text:p>0.0958261</text:p>
          </table:table-cell>
          <table:table-cell office:value-type="float" office:value="-0.000137366" calcext:value-type="float">
            <text:p>-0.00013736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918215" calcext:value-type="float">
            <text:p>0.918215</text:p>
          </table:table-cell>
          <table:table-cell office:value-type="float" office:value="-0.0217477" calcext:value-type="float">
            <text:p>-0.0217477</text:p>
          </table:table-cell>
          <table:table-cell office:value-type="float" office:value="0.10899" calcext:value-type="float">
            <text:p>0.10899</text:p>
          </table:table-cell>
          <table:table-cell office:value-type="float" office:value="0.000139627" calcext:value-type="float">
            <text:p>0.00013962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909875" calcext:value-type="float">
            <text:p>0.909875</text:p>
          </table:table-cell>
          <table:table-cell office:value-type="float" office:value="-0.0215137" calcext:value-type="float">
            <text:p>-0.0215137</text:p>
          </table:table-cell>
          <table:table-cell office:value-type="float" office:value="0.1038" calcext:value-type="float">
            <text:p>0.1038</text:p>
          </table:table-cell>
          <table:table-cell office:value-type="float" office:value="-0.000130143" calcext:value-type="float">
            <text:p>-0.00013014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18191" calcext:value-type="float">
            <text:p>0.918191</text:p>
          </table:table-cell>
          <table:table-cell office:value-type="float" office:value="-0.02196" calcext:value-type="float">
            <text:p>-0.02196</text:p>
          </table:table-cell>
          <table:table-cell office:value-type="float" office:value="0.109295" calcext:value-type="float">
            <text:p>0.109295</text:p>
          </table:table-cell>
          <table:table-cell office:value-type="float" office:value="-0.000187901" calcext:value-type="float">
            <text:p>-0.00018790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919456" calcext:value-type="float">
            <text:p>0.919456</text:p>
          </table:table-cell>
          <table:table-cell office:value-type="float" office:value="-0.0227107" calcext:value-type="float">
            <text:p>-0.0227107</text:p>
          </table:table-cell>
          <table:table-cell office:value-type="float" office:value="0.103196" calcext:value-type="float">
            <text:p>0.103196</text:p>
          </table:table-cell>
          <table:table-cell office:value-type="float" office:value="0.0000873257" calcext:value-type="float">
            <text:p>8.73257E-0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912076" calcext:value-type="float">
            <text:p>0.912076</text:p>
          </table:table-cell>
          <table:table-cell office:value-type="float" office:value="-0.0220718" calcext:value-type="float">
            <text:p>-0.0220718</text:p>
          </table:table-cell>
          <table:table-cell office:value-type="float" office:value="0.0975533" calcext:value-type="float">
            <text:p>0.0975533</text:p>
          </table:table-cell>
          <table:table-cell office:value-type="float" office:value="0.00000552269" calcext:value-type="float">
            <text:p>5.52269E-0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18869" calcext:value-type="float">
            <text:p>0.918869</text:p>
          </table:table-cell>
          <table:table-cell office:value-type="float" office:value="-0.0221523" calcext:value-type="float">
            <text:p>-0.0221523</text:p>
          </table:table-cell>
          <table:table-cell office:value-type="float" office:value="0.108156" calcext:value-type="float">
            <text:p>0.108156</text:p>
          </table:table-cell>
          <table:table-cell office:value-type="float" office:value="0.0000000000093009" calcext:value-type="float">
            <text:p>9.3009E-1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15175" calcext:value-type="float">
            <text:p>0.915175</text:p>
          </table:table-cell>
          <table:table-cell office:value-type="float" office:value="-0.0211378" calcext:value-type="float">
            <text:p>-0.0211378</text:p>
          </table:table-cell>
          <table:table-cell office:value-type="float" office:value="0.0952668" calcext:value-type="float">
            <text:p>0.0952668</text:p>
          </table:table-cell>
          <table:table-cell office:value-type="float" office:value="0.00000000121211" calcext:value-type="float">
            <text:p>1.21211E-0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927168" calcext:value-type="float">
            <text:p>0.927168</text:p>
          </table:table-cell>
          <table:table-cell office:value-type="float" office:value="-0.0208318" calcext:value-type="float">
            <text:p>-0.0208318</text:p>
          </table:table-cell>
          <table:table-cell office:value-type="float" office:value="0.109226" calcext:value-type="float">
            <text:p>0.109226</text:p>
          </table:table-cell>
          <table:table-cell office:value-type="float" office:value="0.000138014" calcext:value-type="float">
            <text:p>0.00013801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14519" calcext:value-type="float">
            <text:p>0.914519</text:p>
          </table:table-cell>
          <table:table-cell office:value-type="float" office:value="-0.0206008" calcext:value-type="float">
            <text:p>-0.0206008</text:p>
          </table:table-cell>
          <table:table-cell office:value-type="float" office:value="0.10481" calcext:value-type="float">
            <text:p>0.10481</text:p>
          </table:table-cell>
          <table:table-cell office:value-type="float" office:value="-0.000068858" calcext:value-type="float">
            <text:p>-6.8858E-0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917892" calcext:value-type="float">
            <text:p>0.917892</text:p>
          </table:table-cell>
          <table:table-cell office:value-type="float" office:value="-0.0206778" calcext:value-type="float">
            <text:p>-0.0206778</text:p>
          </table:table-cell>
          <table:table-cell office:value-type="float" office:value="0.103388" calcext:value-type="float">
            <text:p>0.103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918018" calcext:value-type="float">
            <text:p>0.918018</text:p>
          </table:table-cell>
          <table:table-cell office:value-type="float" office:value="-0.0207165" calcext:value-type="float">
            <text:p>-0.0207165</text:p>
          </table:table-cell>
          <table:table-cell office:value-type="float" office:value="0.103856" calcext:value-type="float">
            <text:p>0.103856</text:p>
          </table:table-cell>
          <table:table-cell office:value-type="float" office:value="0.0000034887" calcext:value-type="float">
            <text:p>3.4887E-0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913967" calcext:value-type="float">
            <text:p>0.913967</text:p>
          </table:table-cell>
          <table:table-cell office:value-type="float" office:value="-0.0195933" calcext:value-type="float">
            <text:p>-0.0195933</text:p>
          </table:table-cell>
          <table:table-cell office:value-type="float" office:value="0.0900913" calcext:value-type="float">
            <text:p>0.0900913</text:p>
          </table:table-cell>
          <table:table-cell office:value-type="float" office:value="0.000225781" calcext:value-type="float">
            <text:p>0.00022578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912711" calcext:value-type="float">
            <text:p>0.912711</text:p>
          </table:table-cell>
          <table:table-cell office:value-type="float" office:value="-0.019424" calcext:value-type="float">
            <text:p>-0.019424</text:p>
          </table:table-cell>
          <table:table-cell office:value-type="float" office:value="0.113343" calcext:value-type="float">
            <text:p>0.113343</text:p>
          </table:table-cell>
          <table:table-cell office:value-type="float" office:value="-0.000156888" calcext:value-type="float">
            <text:p>-0.000156888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934027" calcext:value-type="float">
            <text:p>0.934027</text:p>
          </table:table-cell>
          <table:table-cell office:value-type="float" office:value="-0.0201043" calcext:value-type="float">
            <text:p>-0.0201043</text:p>
          </table:table-cell>
          <table:table-cell office:value-type="float" office:value="0.105994" calcext:value-type="float">
            <text:p>0.105994</text:p>
          </table:table-cell>
          <table:table-cell office:value-type="float" office:value="0.000116154" calcext:value-type="float">
            <text:p>0.000116154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90958" calcext:value-type="float">
            <text:p>0.90958</text:p>
          </table:table-cell>
          <table:table-cell office:value-type="float" office:value="-0.0194225" calcext:value-type="float">
            <text:p>-0.0194225</text:p>
          </table:table-cell>
          <table:table-cell office:value-type="float" office:value="0.10249" calcext:value-type="float">
            <text:p>0.10249</text:p>
          </table:table-cell>
          <table:table-cell office:value-type="float" office:value="-0.000317451" calcext:value-type="float">
            <text:p>-0.00031745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918004" calcext:value-type="float">
            <text:p>0.918004</text:p>
          </table:table-cell>
          <table:table-cell office:value-type="float" office:value="-0.0195926" calcext:value-type="float">
            <text:p>-0.0195926</text:p>
          </table:table-cell>
          <table:table-cell office:value-type="float" office:value="0.10319" calcext:value-type="float">
            <text:p>0.10319</text:p>
          </table:table-cell>
          <table:table-cell office:value-type="float" office:value="0.000339329" calcext:value-type="float">
            <text:p>0.00033932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19373" calcext:value-type="float">
            <text:p>0.919373</text:p>
          </table:table-cell>
          <table:table-cell office:value-type="float" office:value="-0.020288" calcext:value-type="float">
            <text:p>-0.020288</text:p>
          </table:table-cell>
          <table:table-cell office:value-type="float" office:value="0.107756" calcext:value-type="float">
            <text:p>0.107756</text:p>
          </table:table-cell>
          <table:table-cell office:value-type="float" office:value="-0.000159321" calcext:value-type="float">
            <text:p>-0.00015932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917683" calcext:value-type="float">
            <text:p>0.917683</text:p>
          </table:table-cell>
          <table:table-cell office:value-type="float" office:value="-0.0205796" calcext:value-type="float">
            <text:p>-0.0205796</text:p>
          </table:table-cell>
          <table:table-cell office:value-type="float" office:value="0.104525" calcext:value-type="float">
            <text:p>0.104525</text:p>
          </table:table-cell>
          <table:table-cell office:value-type="float" office:value="-0.000179753" calcext:value-type="float">
            <text:p>-0.000179753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925945" calcext:value-type="float">
            <text:p>0.925945</text:p>
          </table:table-cell>
          <table:table-cell office:value-type="float" office:value="-0.0213176" calcext:value-type="float">
            <text:p>-0.0213176</text:p>
          </table:table-cell>
          <table:table-cell office:value-type="float" office:value="0.103972" calcext:value-type="float">
            <text:p>0.103972</text:p>
          </table:table-cell>
          <table:table-cell office:value-type="float" office:value="0.000310182" calcext:value-type="float">
            <text:p>0.00031018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899899" calcext:value-type="float">
            <text:p>0.899899</text:p>
          </table:table-cell>
          <table:table-cell office:value-type="float" office:value="-0.0203742" calcext:value-type="float">
            <text:p>-0.0203742</text:p>
          </table:table-cell>
          <table:table-cell office:value-type="float" office:value="0.0935042" calcext:value-type="float">
            <text:p>0.0935042</text:p>
          </table:table-cell>
          <table:table-cell office:value-type="float" office:value="-0.000102737" calcext:value-type="float">
            <text:p>-0.000102737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927526" calcext:value-type="float">
            <text:p>0.927526</text:p>
          </table:table-cell>
          <table:table-cell office:value-type="float" office:value="-0.0212022" calcext:value-type="float">
            <text:p>-0.0212022</text:p>
          </table:table-cell>
          <table:table-cell office:value-type="float" office:value="0.112657" calcext:value-type="float">
            <text:p>0.112657</text:p>
          </table:table-cell>
          <table:table-cell office:value-type="float" office:value="-0.000215551" calcext:value-type="float">
            <text:p>-0.000215551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917384" calcext:value-type="float">
            <text:p>0.917384</text:p>
          </table:table-cell>
          <table:table-cell office:value-type="float" office:value="-0.0213217" calcext:value-type="float">
            <text:p>-0.0213217</text:p>
          </table:table-cell>
          <table:table-cell office:value-type="float" office:value="0.0999395" calcext:value-type="float">
            <text:p>0.0999395</text:p>
          </table:table-cell>
          <table:table-cell office:value-type="float" office:value="0.000186902" calcext:value-type="float">
            <text:p>0.00018690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917401" calcext:value-type="float">
            <text:p>0.917401</text:p>
          </table:table-cell>
          <table:table-cell office:value-type="float" office:value="-0.0209752" calcext:value-type="float">
            <text:p>-0.0209752</text:p>
          </table:table-cell>
          <table:table-cell office:value-type="float" office:value="0.10348" calcext:value-type="float">
            <text:p>0.10348</text:p>
          </table:table-cell>
          <table:table-cell office:value-type="float" office:value="-0.0000139867" calcext:value-type="float">
            <text:p>-1.39867E-0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927906" calcext:value-type="float">
            <text:p>0.927906</text:p>
          </table:table-cell>
          <table:table-cell office:value-type="float" office:value="-0.0220369" calcext:value-type="float">
            <text:p>-0.0220369</text:p>
          </table:table-cell>
          <table:table-cell office:value-type="float" office:value="0.109212" calcext:value-type="float">
            <text:p>0.109212</text:p>
          </table:table-cell>
          <table:table-cell office:value-type="float" office:value="0.000159062" calcext:value-type="float">
            <text:p>0.000159062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907128" calcext:value-type="float">
            <text:p>0.907128</text:p>
          </table:table-cell>
          <table:table-cell office:value-type="float" office:value="-0.0207363" calcext:value-type="float">
            <text:p>-0.0207363</text:p>
          </table:table-cell>
          <table:table-cell office:value-type="float" office:value="0.0943005" calcext:value-type="float">
            <text:p>0.0943005</text:p>
          </table:table-cell>
          <table:table-cell office:value-type="float" office:value="-0.000158253" calcext:value-type="float">
            <text:p>-0.000158253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928955" calcext:value-type="float">
            <text:p>0.928955</text:p>
          </table:table-cell>
          <table:table-cell office:value-type="float" office:value="-0.021446" calcext:value-type="float">
            <text:p>-0.021446</text:p>
          </table:table-cell>
          <table:table-cell office:value-type="float" office:value="0.108363" calcext:value-type="float">
            <text:p>0.108363</text:p>
          </table:table-cell>
          <table:table-cell office:value-type="float" office:value="0.000168683" calcext:value-type="float">
            <text:p>0.000168683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908266" calcext:value-type="float">
            <text:p>0.908266</text:p>
          </table:table-cell>
          <table:table-cell office:value-type="float" office:value="-0.020587" calcext:value-type="float">
            <text:p>-0.020587</text:p>
          </table:table-cell>
          <table:table-cell office:value-type="float" office:value="0.0980192" calcext:value-type="float">
            <text:p>0.0980192</text:p>
          </table:table-cell>
          <table:table-cell office:value-type="float" office:value="0.000017665" calcext:value-type="float">
            <text:p>1.7665E-0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909729" calcext:value-type="float">
            <text:p>0.909729</text:p>
          </table:table-cell>
          <table:table-cell office:value-type="float" office:value="-0.0205871" calcext:value-type="float">
            <text:p>-0.0205871</text:p>
          </table:table-cell>
          <table:table-cell office:value-type="float" office:value="0.109134" calcext:value-type="float">
            <text:p>0.109134</text:p>
          </table:table-cell>
          <table:table-cell office:value-type="float" office:value="-0.000537311" calcext:value-type="float">
            <text:p>-0.000537311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928591" calcext:value-type="float">
            <text:p>0.928591</text:p>
          </table:table-cell>
          <table:table-cell office:value-type="float" office:value="-0.0222124" calcext:value-type="float">
            <text:p>-0.0222124</text:p>
          </table:table-cell>
          <table:table-cell office:value-type="float" office:value="0.104447" calcext:value-type="float">
            <text:p>0.104447</text:p>
          </table:table-cell>
          <table:table-cell office:value-type="float" office:value="0.000365739" calcext:value-type="float">
            <text:p>0.000365739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900867" calcext:value-type="float">
            <text:p>0.900867</text:p>
          </table:table-cell>
          <table:table-cell office:value-type="float" office:value="-0.0213802" calcext:value-type="float">
            <text:p>-0.0213802</text:p>
          </table:table-cell>
          <table:table-cell office:value-type="float" office:value="0.100576" calcext:value-type="float">
            <text:p>0.100576</text:p>
          </table:table-cell>
          <table:table-cell office:value-type="float" office:value="-0.000141499" calcext:value-type="float">
            <text:p>-0.00014149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919138" calcext:value-type="float">
            <text:p>0.919138</text:p>
          </table:table-cell>
          <table:table-cell office:value-type="float" office:value="-0.0234532" calcext:value-type="float">
            <text:p>-0.0234532</text:p>
          </table:table-cell>
          <table:table-cell office:value-type="float" office:value="0.10674" calcext:value-type="float">
            <text:p>0.10674</text:p>
          </table:table-cell>
          <table:table-cell office:value-type="float" office:value="-0.000311436" calcext:value-type="float">
            <text:p>-0.000311436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905281" calcext:value-type="float">
            <text:p>0.905281</text:p>
          </table:table-cell>
          <table:table-cell office:value-type="float" office:value="-0.0229477" calcext:value-type="float">
            <text:p>-0.0229477</text:p>
          </table:table-cell>
          <table:table-cell office:value-type="float" office:value="0.0976155" calcext:value-type="float">
            <text:p>0.0976155</text:p>
          </table:table-cell>
          <table:table-cell office:value-type="float" office:value="-0.0000220605" calcext:value-type="float">
            <text:p>-2.20605E-0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909934" calcext:value-type="float">
            <text:p>0.909934</text:p>
          </table:table-cell>
          <table:table-cell office:value-type="float" office:value="-0.0244686" calcext:value-type="float">
            <text:p>-0.0244686</text:p>
          </table:table-cell>
          <table:table-cell office:value-type="float" office:value="0.107251" calcext:value-type="float">
            <text:p>0.107251</text:p>
          </table:table-cell>
          <table:table-cell office:value-type="float" office:value="0.0000482116" calcext:value-type="float">
            <text:p>4.82116E-05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916295" calcext:value-type="float">
            <text:p>0.916295</text:p>
          </table:table-cell>
          <table:table-cell office:value-type="float" office:value="-0.0259796" calcext:value-type="float">
            <text:p>-0.0259796</text:p>
          </table:table-cell>
          <table:table-cell office:value-type="float" office:value="0.108536" calcext:value-type="float">
            <text:p>0.108536</text:p>
          </table:table-cell>
          <table:table-cell office:value-type="float" office:value="0.000123175" calcext:value-type="float">
            <text:p>0.000123175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89628" calcext:value-type="float">
            <text:p>0.89628</text:p>
          </table:table-cell>
          <table:table-cell office:value-type="float" office:value="-0.0267433" calcext:value-type="float">
            <text:p>-0.0267433</text:p>
          </table:table-cell>
          <table:table-cell office:value-type="float" office:value="0.10259" calcext:value-type="float">
            <text:p>0.10259</text:p>
          </table:table-cell>
          <table:table-cell office:value-type="float" office:value="-0.000301701" calcext:value-type="float">
            <text:p>-0.000301701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888123" calcext:value-type="float">
            <text:p>0.888123</text:p>
          </table:table-cell>
          <table:table-cell office:value-type="float" office:value="-0.0280759" calcext:value-type="float">
            <text:p>-0.0280759</text:p>
          </table:table-cell>
          <table:table-cell office:value-type="float" office:value="0.107914" calcext:value-type="float">
            <text:p>0.107914</text:p>
          </table:table-cell>
          <table:table-cell office:value-type="float" office:value="-0.000737267" calcext:value-type="float">
            <text:p>-0.000737267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88957" calcext:value-type="float">
            <text:p>0.88957</text:p>
          </table:table-cell>
          <table:table-cell office:value-type="float" office:value="-0.0296911" calcext:value-type="float">
            <text:p>-0.0296911</text:p>
          </table:table-cell>
          <table:table-cell office:value-type="float" office:value="0.100654" calcext:value-type="float">
            <text:p>0.100654</text:p>
          </table:table-cell>
          <table:table-cell office:value-type="float" office:value="-0.000766988" calcext:value-type="float">
            <text:p>-0.000766988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86658" calcext:value-type="float">
            <text:p>0.86658</text:p>
          </table:table-cell>
          <table:table-cell office:value-type="float" office:value="-0.030845" calcext:value-type="float">
            <text:p>-0.030845</text:p>
          </table:table-cell>
          <table:table-cell office:value-type="float" office:value="0.107646" calcext:value-type="float">
            <text:p>0.107646</text:p>
          </table:table-cell>
          <table:table-cell office:value-type="float" office:value="-0.000394491" calcext:value-type="float">
            <text:p>-0.000394491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886337" calcext:value-type="float">
            <text:p>0.886337</text:p>
          </table:table-cell>
          <table:table-cell office:value-type="float" office:value="-0.0337984" calcext:value-type="float">
            <text:p>-0.0337984</text:p>
          </table:table-cell>
          <table:table-cell office:value-type="float" office:value="0.114551" calcext:value-type="float">
            <text:p>0.114551</text:p>
          </table:table-cell>
          <table:table-cell office:value-type="float" office:value="-0.000120315" calcext:value-type="float">
            <text:p>-0.00012031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890731" calcext:value-type="float">
            <text:p>0.890731</text:p>
          </table:table-cell>
          <table:table-cell office:value-type="float" office:value="-0.0354198" calcext:value-type="float">
            <text:p>-0.0354198</text:p>
          </table:table-cell>
          <table:table-cell office:value-type="float" office:value="0.106767" calcext:value-type="float">
            <text:p>0.106767</text:p>
          </table:table-cell>
          <table:table-cell office:value-type="float" office:value="-0.000217455" calcext:value-type="float">
            <text:p>-0.000217455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865487" calcext:value-type="float">
            <text:p>0.865487</text:p>
          </table:table-cell>
          <table:table-cell office:value-type="float" office:value="-0.0357833" calcext:value-type="float">
            <text:p>-0.0357833</text:p>
          </table:table-cell>
          <table:table-cell office:value-type="float" office:value="0.116444" calcext:value-type="float">
            <text:p>0.116444</text:p>
          </table:table-cell>
          <table:table-cell office:value-type="float" office:value="-0.000110383" calcext:value-type="float">
            <text:p>-0.000110383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863477" calcext:value-type="float">
            <text:p>0.863477</text:p>
          </table:table-cell>
          <table:table-cell office:value-type="float" office:value="-0.0377169" calcext:value-type="float">
            <text:p>-0.0377169</text:p>
          </table:table-cell>
          <table:table-cell office:value-type="float" office:value="0.114259" calcext:value-type="float">
            <text:p>0.114259</text:p>
          </table:table-cell>
          <table:table-cell office:value-type="float" office:value="-0.00049636" calcext:value-type="float">
            <text:p>-0.00049636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860876" calcext:value-type="float">
            <text:p>0.860876</text:p>
          </table:table-cell>
          <table:table-cell office:value-type="float" office:value="-0.0400462" calcext:value-type="float">
            <text:p>-0.0400462</text:p>
          </table:table-cell>
          <table:table-cell office:value-type="float" office:value="0.117869" calcext:value-type="float">
            <text:p>0.117869</text:p>
          </table:table-cell>
          <table:table-cell office:value-type="float" office:value="0.000575311" calcext:value-type="float">
            <text:p>0.000575311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845971" calcext:value-type="float">
            <text:p>0.845971</text:p>
          </table:table-cell>
          <table:table-cell office:value-type="float" office:value="-0.0404991" calcext:value-type="float">
            <text:p>-0.0404991</text:p>
          </table:table-cell>
          <table:table-cell office:value-type="float" office:value="0.121556" calcext:value-type="float">
            <text:p>0.121556</text:p>
          </table:table-cell>
          <table:table-cell office:value-type="float" office:value="-0.000751089" calcext:value-type="float">
            <text:p>-0.000751089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876047" calcext:value-type="float">
            <text:p>0.876047</text:p>
          </table:table-cell>
          <table:table-cell office:value-type="float" office:value="-0.0442021" calcext:value-type="float">
            <text:p>-0.0442021</text:p>
          </table:table-cell>
          <table:table-cell office:value-type="float" office:value="0.136766" calcext:value-type="float">
            <text:p>0.136766</text:p>
          </table:table-cell>
          <table:table-cell office:value-type="float" office:value="-0.000142772" calcext:value-type="float">
            <text:p>-0.000142772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83193" calcext:value-type="float">
            <text:p>0.83193</text:p>
          </table:table-cell>
          <table:table-cell office:value-type="float" office:value="-0.0457986" calcext:value-type="float">
            <text:p>-0.0457986</text:p>
          </table:table-cell>
          <table:table-cell office:value-type="float" office:value="0.129352" calcext:value-type="float">
            <text:p>0.129352</text:p>
          </table:table-cell>
          <table:table-cell office:value-type="float" office:value="0.000432572" calcext:value-type="float">
            <text:p>0.000432572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82973" calcext:value-type="float">
            <text:p>0.82973</text:p>
          </table:table-cell>
          <table:table-cell office:value-type="float" office:value="-0.0482731" calcext:value-type="float">
            <text:p>-0.0482731</text:p>
          </table:table-cell>
          <table:table-cell office:value-type="float" office:value="0.126491" calcext:value-type="float">
            <text:p>0.126491</text:p>
          </table:table-cell>
          <table:table-cell office:value-type="float" office:value="-0.000148144" calcext:value-type="float">
            <text:p>-0.00014814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777182" calcext:value-type="float">
            <text:p>0.777182</text:p>
          </table:table-cell>
          <table:table-cell office:value-type="float" office:value="-0.0469006" calcext:value-type="float">
            <text:p>-0.0469006</text:p>
          </table:table-cell>
          <table:table-cell office:value-type="float" office:value="0.131376" calcext:value-type="float">
            <text:p>0.131376</text:p>
          </table:table-cell>
          <table:table-cell office:value-type="float" office:value="-0.00022048" calcext:value-type="float">
            <text:p>-0.00022048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804546" calcext:value-type="float">
            <text:p>0.804546</text:p>
          </table:table-cell>
          <table:table-cell office:value-type="float" office:value="-0.0527329" calcext:value-type="float">
            <text:p>-0.0527329</text:p>
          </table:table-cell>
          <table:table-cell office:value-type="float" office:value="0.146431" calcext:value-type="float">
            <text:p>0.146431</text:p>
          </table:table-cell>
          <table:table-cell office:value-type="float" office:value="-0.0004759" calcext:value-type="float">
            <text:p>-0.0004759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750277" calcext:value-type="float">
            <text:p>0.750277</text:p>
          </table:table-cell>
          <table:table-cell office:value-type="float" office:value="-0.0520899" calcext:value-type="float">
            <text:p>-0.0520899</text:p>
          </table:table-cell>
          <table:table-cell office:value-type="float" office:value="0.129369" calcext:value-type="float">
            <text:p>0.129369</text:p>
          </table:table-cell>
          <table:table-cell office:value-type="float" office:value="-0.000599553" calcext:value-type="float">
            <text:p>-0.000599553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738787" calcext:value-type="float">
            <text:p>0.738787</text:p>
          </table:table-cell>
          <table:table-cell office:value-type="float" office:value="-0.053382" calcext:value-type="float">
            <text:p>-0.053382</text:p>
          </table:table-cell>
          <table:table-cell office:value-type="float" office:value="0.155819" calcext:value-type="float">
            <text:p>0.155819</text:p>
          </table:table-cell>
          <table:table-cell office:value-type="float" office:value="-0.000335845" calcext:value-type="float">
            <text:p>-0.000335845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748842" calcext:value-type="float">
            <text:p>0.748842</text:p>
          </table:table-cell>
          <table:table-cell office:value-type="float" office:value="-0.0579076" calcext:value-type="float">
            <text:p>-0.0579076</text:p>
          </table:table-cell>
          <table:table-cell office:value-type="float" office:value="0.133136" calcext:value-type="float">
            <text:p>0.133136</text:p>
          </table:table-cell>
          <table:table-cell office:value-type="float" office:value="0.0000849824" calcext:value-type="float">
            <text:p>8.49824E-05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703332" calcext:value-type="float">
            <text:p>0.703332</text:p>
          </table:table-cell>
          <table:table-cell office:value-type="float" office:value="-0.0562954" calcext:value-type="float">
            <text:p>-0.0562954</text:p>
          </table:table-cell>
          <table:table-cell office:value-type="float" office:value="0.171229" calcext:value-type="float">
            <text:p>0.171229</text:p>
          </table:table-cell>
          <table:table-cell office:value-type="float" office:value="0.000285951" calcext:value-type="float">
            <text:p>0.00028595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731688" calcext:value-type="float">
            <text:p>0.731688</text:p>
          </table:table-cell>
          <table:table-cell office:value-type="float" office:value="-0.0635313" calcext:value-type="float">
            <text:p>-0.0635313</text:p>
          </table:table-cell>
          <table:table-cell office:value-type="float" office:value="0.169136" calcext:value-type="float">
            <text:p>0.169136</text:p>
          </table:table-cell>
          <table:table-cell office:value-type="float" office:value="0.000127825" calcext:value-type="float">
            <text:p>0.00012782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649945" calcext:value-type="float">
            <text:p>0.649945</text:p>
          </table:table-cell>
          <table:table-cell office:value-type="float" office:value="-0.0586225" calcext:value-type="float">
            <text:p>-0.0586225</text:p>
          </table:table-cell>
          <table:table-cell office:value-type="float" office:value="0.144527" calcext:value-type="float">
            <text:p>0.144527</text:p>
          </table:table-cell>
          <table:table-cell office:value-type="float" office:value="0.0000224532" calcext:value-type="float">
            <text:p>2.24532E-05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695152" calcext:value-type="float">
            <text:p>0.695152</text:p>
          </table:table-cell>
          <table:table-cell office:value-type="float" office:value="-0.0665398" calcext:value-type="float">
            <text:p>-0.0665398</text:p>
          </table:table-cell>
          <table:table-cell office:value-type="float" office:value="0.178499" calcext:value-type="float">
            <text:p>0.178499</text:p>
          </table:table-cell>
          <table:table-cell office:value-type="float" office:value="-0.0000813491" calcext:value-type="float">
            <text:p>-8.13491E-05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0.619937" calcext:value-type="float">
            <text:p>0.619937</text:p>
          </table:table-cell>
          <table:table-cell office:value-type="float" office:value="-0.0627993" calcext:value-type="float">
            <text:p>-0.0627993</text:p>
          </table:table-cell>
          <table:table-cell office:value-type="float" office:value="0.164196" calcext:value-type="float">
            <text:p>0.164196</text:p>
          </table:table-cell>
          <table:table-cell office:value-type="float" office:value="0.000873141" calcext:value-type="float">
            <text:p>0.000873141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587575" calcext:value-type="float">
            <text:p>0.587575</text:p>
          </table:table-cell>
          <table:table-cell office:value-type="float" office:value="-0.0613694" calcext:value-type="float">
            <text:p>-0.0613694</text:p>
          </table:table-cell>
          <table:table-cell office:value-type="float" office:value="0.185206" calcext:value-type="float">
            <text:p>0.185206</text:p>
          </table:table-cell>
          <table:table-cell office:value-type="float" office:value="0.0000376164" calcext:value-type="float">
            <text:p>3.76164E-05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619236" calcext:value-type="float">
            <text:p>0.619236</text:p>
          </table:table-cell>
          <table:table-cell office:value-type="float" office:value="-0.0732641" calcext:value-type="float">
            <text:p>-0.0732641</text:p>
          </table:table-cell>
          <table:table-cell office:value-type="float" office:value="0.175498" calcext:value-type="float">
            <text:p>0.175498</text:p>
          </table:table-cell>
          <table:table-cell office:value-type="float" office:value="0.000285811" calcext:value-type="float">
            <text:p>0.000285811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565776" calcext:value-type="float">
            <text:p>0.565776</text:p>
          </table:table-cell>
          <table:table-cell office:value-type="float" office:value="-0.0691973" calcext:value-type="float">
            <text:p>-0.0691973</text:p>
          </table:table-cell>
          <table:table-cell office:value-type="float" office:value="0.193748" calcext:value-type="float">
            <text:p>0.193748</text:p>
          </table:table-cell>
          <table:table-cell office:value-type="float" office:value="-0.000600062" calcext:value-type="float">
            <text:p>-0.000600062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552325" calcext:value-type="float">
            <text:p>0.552325</text:p>
          </table:table-cell>
          <table:table-cell office:value-type="float" office:value="-0.0735516" calcext:value-type="float">
            <text:p>-0.0735516</text:p>
          </table:table-cell>
          <table:table-cell office:value-type="float" office:value="0.172073" calcext:value-type="float">
            <text:p>0.172073</text:p>
          </table:table-cell>
          <table:table-cell office:value-type="float" office:value="-0.000362804" calcext:value-type="float">
            <text:p>-0.00036280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522507" calcext:value-type="float">
            <text:p>0.522507</text:p>
          </table:table-cell>
          <table:table-cell office:value-type="float" office:value="-0.0745049" calcext:value-type="float">
            <text:p>-0.0745049</text:p>
          </table:table-cell>
          <table:table-cell office:value-type="float" office:value="0.190582" calcext:value-type="float">
            <text:p>0.190582</text:p>
          </table:table-cell>
          <table:table-cell office:value-type="float" office:value="0.000637061" calcext:value-type="float">
            <text:p>0.000637061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0.505328" calcext:value-type="float">
            <text:p>0.505328</text:p>
          </table:table-cell>
          <table:table-cell office:value-type="float" office:value="-0.0758939" calcext:value-type="float">
            <text:p>-0.0758939</text:p>
          </table:table-cell>
          <table:table-cell office:value-type="float" office:value="0.18133" calcext:value-type="float">
            <text:p>0.18133</text:p>
          </table:table-cell>
          <table:table-cell office:value-type="float" office:value="0.00000864598" calcext:value-type="float">
            <text:p>8.64598E-06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-0.0791126" calcext:value-type="float">
            <text:p>-0.0791126</text:p>
          </table:table-cell>
          <table:table-cell office:value-type="float" office:value="0.190174" calcext:value-type="float">
            <text:p>0.190174</text:p>
          </table:table-cell>
          <table:table-cell office:value-type="float" office:value="0.0005341" calcext:value-type="float">
            <text:p>0.0005341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450102" calcext:value-type="float">
            <text:p>0.450102</text:p>
          </table:table-cell>
          <table:table-cell office:value-type="float" office:value="-0.0728945" calcext:value-type="float">
            <text:p>-0.0728945</text:p>
          </table:table-cell>
          <table:table-cell office:value-type="float" office:value="0.185323" calcext:value-type="float">
            <text:p>0.185323</text:p>
          </table:table-cell>
          <table:table-cell office:value-type="float" office:value="0.000327301" calcext:value-type="float">
            <text:p>0.00032730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472997" calcext:value-type="float">
            <text:p>0.472997</text:p>
          </table:table-cell>
          <table:table-cell office:value-type="float" office:value="-0.0816446" calcext:value-type="float">
            <text:p>-0.0816446</text:p>
          </table:table-cell>
          <table:table-cell office:value-type="float" office:value="0.196877" calcext:value-type="float">
            <text:p>0.196877</text:p>
          </table:table-cell>
          <table:table-cell office:value-type="float" office:value="-0.000065955" calcext:value-type="float">
            <text:p>-6.5955E-05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432246" calcext:value-type="float">
            <text:p>0.432246</text:p>
          </table:table-cell>
          <table:table-cell office:value-type="float" office:value="-0.0750852" calcext:value-type="float">
            <text:p>-0.0750852</text:p>
          </table:table-cell>
          <table:table-cell office:value-type="float" office:value="0.186947" calcext:value-type="float">
            <text:p>0.186947</text:p>
          </table:table-cell>
          <table:table-cell office:value-type="float" office:value="0.0000213614" calcext:value-type="float">
            <text:p>2.13614E-0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403308" calcext:value-type="float">
            <text:p>0.403308</text:p>
          </table:table-cell>
          <table:table-cell office:value-type="float" office:value="-0.0720501" calcext:value-type="float">
            <text:p>-0.0720501</text:p>
          </table:table-cell>
          <table:table-cell office:value-type="float" office:value="0.196534" calcext:value-type="float">
            <text:p>0.196534</text:p>
          </table:table-cell>
          <table:table-cell office:value-type="float" office:value="0.000720382" calcext:value-type="float">
            <text:p>0.000720382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0.40791" calcext:value-type="float">
            <text:p>0.40791</text:p>
          </table:table-cell>
          <table:table-cell office:value-type="float" office:value="-0.074371" calcext:value-type="float">
            <text:p>-0.074371</text:p>
          </table:table-cell>
          <table:table-cell office:value-type="float" office:value="0.213458" calcext:value-type="float">
            <text:p>0.213458</text:p>
          </table:table-cell>
          <table:table-cell office:value-type="float" office:value="-0.00042414" calcext:value-type="float">
            <text:p>-0.00042414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400246" calcext:value-type="float">
            <text:p>0.400246</text:p>
          </table:table-cell>
          <table:table-cell office:value-type="float" office:value="-0.0771138" calcext:value-type="float">
            <text:p>-0.0771138</text:p>
          </table:table-cell>
          <table:table-cell office:value-type="float" office:value="0.17367" calcext:value-type="float">
            <text:p>0.17367</text:p>
          </table:table-cell>
          <table:table-cell office:value-type="float" office:value="0.000331945" calcext:value-type="float">
            <text:p>0.00033194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399045" calcext:value-type="float">
            <text:p>0.399045</text:p>
          </table:table-cell>
          <table:table-cell office:value-type="float" office:value="-0.0757271" calcext:value-type="float">
            <text:p>-0.0757271</text:p>
          </table:table-cell>
          <table:table-cell office:value-type="float" office:value="0.21173" calcext:value-type="float">
            <text:p>0.21173</text:p>
          </table:table-cell>
          <table:table-cell office:value-type="float" office:value="0.000469208" calcext:value-type="float">
            <text:p>0.000469208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.395956" calcext:value-type="float">
            <text:p>0.395956</text:p>
          </table:table-cell>
          <table:table-cell office:value-type="float" office:value="-0.0764121" calcext:value-type="float">
            <text:p>-0.0764121</text:p>
          </table:table-cell>
          <table:table-cell office:value-type="float" office:value="0.204649" calcext:value-type="float">
            <text:p>0.204649</text:p>
          </table:table-cell>
          <table:table-cell office:value-type="float" office:value="0.000692859" calcext:value-type="float">
            <text:p>0.000692859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370517" calcext:value-type="float">
            <text:p>0.370517</text:p>
          </table:table-cell>
          <table:table-cell office:value-type="float" office:value="-0.070005" calcext:value-type="float">
            <text:p>-0.070005</text:p>
          </table:table-cell>
          <table:table-cell office:value-type="float" office:value="0.172342" calcext:value-type="float">
            <text:p>0.172342</text:p>
          </table:table-cell>
          <table:table-cell office:value-type="float" office:value="-0.000477544" calcext:value-type="float">
            <text:p>-0.000477544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346393" calcext:value-type="float">
            <text:p>0.346393</text:p>
          </table:table-cell>
          <table:table-cell office:value-type="float" office:value="-0.0625395" calcext:value-type="float">
            <text:p>-0.0625395</text:p>
          </table:table-cell>
          <table:table-cell office:value-type="float" office:value="0.21822" calcext:value-type="float">
            <text:p>0.21822</text:p>
          </table:table-cell>
          <table:table-cell office:value-type="float" office:value="-0.000111066" calcext:value-type="float">
            <text:p>-0.000111066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0.355247" calcext:value-type="float">
            <text:p>0.355247</text:p>
          </table:table-cell>
          <table:table-cell office:value-type="float" office:value="-0.0673288" calcext:value-type="float">
            <text:p>-0.0673288</text:p>
          </table:table-cell>
          <table:table-cell office:value-type="float" office:value="0.233802" calcext:value-type="float">
            <text:p>0.233802</text:p>
          </table:table-cell>
          <table:table-cell office:value-type="float" office:value="0.000607558" calcext:value-type="float">
            <text:p>0.000607558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0.348911" calcext:value-type="float">
            <text:p>0.348911</text:p>
          </table:table-cell>
          <table:table-cell office:value-type="float" office:value="-0.0683201" calcext:value-type="float">
            <text:p>-0.0683201</text:p>
          </table:table-cell>
          <table:table-cell office:value-type="float" office:value="0.188407" calcext:value-type="float">
            <text:p>0.188407</text:p>
          </table:table-cell>
          <table:table-cell office:value-type="float" office:value="0.0000392808" calcext:value-type="float">
            <text:p>3.92808E-0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0.327438" calcext:value-type="float">
            <text:p>0.327438</text:p>
          </table:table-cell>
          <table:table-cell office:value-type="float" office:value="-0.0628496" calcext:value-type="float">
            <text:p>-0.0628496</text:p>
          </table:table-cell>
          <table:table-cell office:value-type="float" office:value="0.205774" calcext:value-type="float">
            <text:p>0.205774</text:p>
          </table:table-cell>
          <table:table-cell office:value-type="float" office:value="-0.000199021" calcext:value-type="float">
            <text:p>-0.000199021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0.322255" calcext:value-type="float">
            <text:p>0.322255</text:p>
          </table:table-cell>
          <table:table-cell office:value-type="float" office:value="-0.0629741" calcext:value-type="float">
            <text:p>-0.0629741</text:p>
          </table:table-cell>
          <table:table-cell office:value-type="float" office:value="0.222103" calcext:value-type="float">
            <text:p>0.222103</text:p>
          </table:table-cell>
          <table:table-cell office:value-type="float" office:value="0.000176719" calcext:value-type="float">
            <text:p>0.000176719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332132" calcext:value-type="float">
            <text:p>0.332132</text:p>
          </table:table-cell>
          <table:table-cell office:value-type="float" office:value="-0.068136" calcext:value-type="float">
            <text:p>-0.068136</text:p>
          </table:table-cell>
          <table:table-cell office:value-type="float" office:value="0.197516" calcext:value-type="float">
            <text:p>0.197516</text:p>
          </table:table-cell>
          <table:table-cell office:value-type="float" office:value="0.0000533319" calcext:value-type="float">
            <text:p>5.33319E-05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0.320656" calcext:value-type="float">
            <text:p>0.320656</text:p>
          </table:table-cell>
          <table:table-cell office:value-type="float" office:value="-0.065569" calcext:value-type="float">
            <text:p>-0.065569</text:p>
          </table:table-cell>
          <table:table-cell office:value-type="float" office:value="0.22921" calcext:value-type="float">
            <text:p>0.22921</text:p>
          </table:table-cell>
          <table:table-cell office:value-type="float" office:value="-0.0000846376" calcext:value-type="float">
            <text:p>-8.46376E-05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313514" calcext:value-type="float">
            <text:p>0.313514</text:p>
          </table:table-cell>
          <table:table-cell office:value-type="float" office:value="-0.0662124" calcext:value-type="float">
            <text:p>-0.0662124</text:p>
          </table:table-cell>
          <table:table-cell office:value-type="float" office:value="0.201441" calcext:value-type="float">
            <text:p>0.201441</text:p>
          </table:table-cell>
          <table:table-cell office:value-type="float" office:value="-0.0000976886" calcext:value-type="float">
            <text:p>-9.76886E-0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304018" calcext:value-type="float">
            <text:p>0.304018</text:p>
          </table:table-cell>
          <table:table-cell office:value-type="float" office:value="-0.0648557" calcext:value-type="float">
            <text:p>-0.0648557</text:p>
          </table:table-cell>
          <table:table-cell office:value-type="float" office:value="0.22603" calcext:value-type="float">
            <text:p>0.22603</text:p>
          </table:table-cell>
          <table:table-cell office:value-type="float" office:value="0.000194951" calcext:value-type="float">
            <text:p>0.00019495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306235" calcext:value-type="float">
            <text:p>0.306235</text:p>
          </table:table-cell>
          <table:table-cell office:value-type="float" office:value="-0.0660445" calcext:value-type="float">
            <text:p>-0.0660445</text:p>
          </table:table-cell>
          <table:table-cell office:value-type="float" office:value="0.216651" calcext:value-type="float">
            <text:p>0.216651</text:p>
          </table:table-cell>
          <table:table-cell office:value-type="float" office:value="-0.000361591" calcext:value-type="float">
            <text:p>-0.000361591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335967" calcext:value-type="float">
            <text:p>0.335967</text:p>
          </table:table-cell>
          <table:table-cell office:value-type="float" office:value="-0.0783414" calcext:value-type="float">
            <text:p>-0.0783414</text:p>
          </table:table-cell>
          <table:table-cell office:value-type="float" office:value="0.215033" calcext:value-type="float">
            <text:p>0.215033</text:p>
          </table:table-cell>
          <table:table-cell office:value-type="float" office:value="0.000405447" calcext:value-type="float">
            <text:p>0.000405447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279948" calcext:value-type="float">
            <text:p>0.279948</text:p>
          </table:table-cell>
          <table:table-cell office:value-type="float" office:value="-0.060924" calcext:value-type="float">
            <text:p>-0.060924</text:p>
          </table:table-cell>
          <table:table-cell office:value-type="float" office:value="0.211176" calcext:value-type="float">
            <text:p>0.211176</text:p>
          </table:table-cell>
          <table:table-cell office:value-type="float" office:value="-0.0000363815" calcext:value-type="float">
            <text:p>-3.63815E-05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29576" calcext:value-type="float">
            <text:p>0.29576</text:p>
          </table:table-cell>
          <table:table-cell office:value-type="float" office:value="-0.0662584" calcext:value-type="float">
            <text:p>-0.0662584</text:p>
          </table:table-cell>
          <table:table-cell office:value-type="float" office:value="0.255046" calcext:value-type="float">
            <text:p>0.255046</text:p>
          </table:table-cell>
          <table:table-cell office:value-type="float" office:value="-0.00013991" calcext:value-type="float">
            <text:p>-0.00013991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301449" calcext:value-type="float">
            <text:p>0.301449</text:p>
          </table:table-cell>
          <table:table-cell office:value-type="float" office:value="-0.0709375" calcext:value-type="float">
            <text:p>-0.0709375</text:p>
          </table:table-cell>
          <table:table-cell office:value-type="float" office:value="0.215864" calcext:value-type="float">
            <text:p>0.215864</text:p>
          </table:table-cell>
          <table:table-cell office:value-type="float" office:value="-0.0000683579" calcext:value-type="float">
            <text:p>-6.83579E-05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0.261519" calcext:value-type="float">
            <text:p>0.261519</text:p>
          </table:table-cell>
          <table:table-cell office:value-type="float" office:value="-0.0589864" calcext:value-type="float">
            <text:p>-0.0589864</text:p>
          </table:table-cell>
          <table:table-cell office:value-type="float" office:value="0.238146" calcext:value-type="float">
            <text:p>0.238146</text:p>
          </table:table-cell>
          <table:table-cell office:value-type="float" office:value="0.0000996682" calcext:value-type="float">
            <text:p>9.96682E-05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.303496" calcext:value-type="float">
            <text:p>0.303496</text:p>
          </table:table-cell>
          <table:table-cell office:value-type="float" office:value="-0.0751023" calcext:value-type="float">
            <text:p>-0.0751023</text:p>
          </table:table-cell>
          <table:table-cell office:value-type="float" office:value="0.235131" calcext:value-type="float">
            <text:p>0.235131</text:p>
          </table:table-cell>
          <table:table-cell office:value-type="float" office:value="-0.000631989" calcext:value-type="float">
            <text:p>-0.000631989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248581" calcext:value-type="float">
            <text:p>0.248581</text:p>
          </table:table-cell>
          <table:table-cell office:value-type="float" office:value="-0.0580174" calcext:value-type="float">
            <text:p>-0.0580174</text:p>
          </table:table-cell>
          <table:table-cell office:value-type="float" office:value="0.235066" calcext:value-type="float">
            <text:p>0.235066</text:p>
          </table:table-cell>
          <table:table-cell office:value-type="float" office:value="0.0000700665" calcext:value-type="float">
            <text:p>7.00665E-05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288806" calcext:value-type="float">
            <text:p>0.288806</text:p>
          </table:table-cell>
          <table:table-cell office:value-type="float" office:value="-0.0762954" calcext:value-type="float">
            <text:p>-0.0762954</text:p>
          </table:table-cell>
          <table:table-cell office:value-type="float" office:value="0.263383" calcext:value-type="float">
            <text:p>0.263383</text:p>
          </table:table-cell>
          <table:table-cell office:value-type="float" office:value="0.000669951" calcext:value-type="float">
            <text:p>0.000669951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274421" calcext:value-type="float">
            <text:p>0.274421</text:p>
          </table:table-cell>
          <table:table-cell office:value-type="float" office:value="-0.0732911" calcext:value-type="float">
            <text:p>-0.0732911</text:p>
          </table:table-cell>
          <table:table-cell office:value-type="float" office:value="0.215453" calcext:value-type="float">
            <text:p>0.215453</text:p>
          </table:table-cell>
          <table:table-cell office:value-type="float" office:value="-0.000142992" calcext:value-type="float">
            <text:p>-0.000142992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254162" calcext:value-type="float">
            <text:p>0.254162</text:p>
          </table:table-cell>
          <table:table-cell office:value-type="float" office:value="-0.0665514" calcext:value-type="float">
            <text:p>-0.0665514</text:p>
          </table:table-cell>
          <table:table-cell office:value-type="float" office:value="0.275569" calcext:value-type="float">
            <text:p>0.275569</text:p>
          </table:table-cell>
          <table:table-cell office:value-type="float" office:value="-0.000114976" calcext:value-type="float">
            <text:p>-0.000114976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264611" calcext:value-type="float">
            <text:p>0.264611</text:p>
          </table:table-cell>
          <table:table-cell office:value-type="float" office:value="-0.0736235" calcext:value-type="float">
            <text:p>-0.0736235</text:p>
          </table:table-cell>
          <table:table-cell office:value-type="float" office:value="0.213066" calcext:value-type="float">
            <text:p>0.213066</text:p>
          </table:table-cell>
          <table:table-cell office:value-type="float" office:value="0.000163292" calcext:value-type="float">
            <text:p>0.000163292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26478" calcext:value-type="float">
            <text:p>0.26478</text:p>
          </table:table-cell>
          <table:table-cell office:value-type="float" office:value="-0.0743307" calcext:value-type="float">
            <text:p>-0.0743307</text:p>
          </table:table-cell>
          <table:table-cell office:value-type="float" office:value="0.257435" calcext:value-type="float">
            <text:p>0.257435</text:p>
          </table:table-cell>
          <table:table-cell office:value-type="float" office:value="0.000206286" calcext:value-type="float">
            <text:p>0.000206286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252009" calcext:value-type="float">
            <text:p>0.252009</text:p>
          </table:table-cell>
          <table:table-cell office:value-type="float" office:value="-0.0696142" calcext:value-type="float">
            <text:p>-0.0696142</text:p>
          </table:table-cell>
          <table:table-cell office:value-type="float" office:value="0.23721" calcext:value-type="float">
            <text:p>0.23721</text:p>
          </table:table-cell>
          <table:table-cell office:value-type="float" office:value="0.000227318" calcext:value-type="float">
            <text:p>0.000227318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239433" calcext:value-type="float">
            <text:p>0.239433</text:p>
          </table:table-cell>
          <table:table-cell office:value-type="float" office:value="-0.0669686" calcext:value-type="float">
            <text:p>-0.0669686</text:p>
          </table:table-cell>
          <table:table-cell office:value-type="float" office:value="0.259193" calcext:value-type="float">
            <text:p>0.259193</text:p>
          </table:table-cell>
          <table:table-cell office:value-type="float" office:value="-0.000394031" calcext:value-type="float">
            <text:p>-0.000394031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257396" calcext:value-type="float">
            <text:p>0.257396</text:p>
          </table:table-cell>
          <table:table-cell office:value-type="float" office:value="-0.0735308" calcext:value-type="float">
            <text:p>-0.0735308</text:p>
          </table:table-cell>
          <table:table-cell office:value-type="float" office:value="0.230503" calcext:value-type="float">
            <text:p>0.230503</text:p>
          </table:table-cell>
          <table:table-cell office:value-type="float" office:value="0.000177046" calcext:value-type="float">
            <text:p>0.000177046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226099" calcext:value-type="float">
            <text:p>0.226099</text:p>
          </table:table-cell>
          <table:table-cell office:value-type="float" office:value="-0.0630063" calcext:value-type="float">
            <text:p>-0.0630063</text:p>
          </table:table-cell>
          <table:table-cell office:value-type="float" office:value="0.272006" calcext:value-type="float">
            <text:p>0.272006</text:p>
          </table:table-cell>
          <table:table-cell office:value-type="float" office:value="0.000239511" calcext:value-type="float">
            <text:p>0.00023951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249877" calcext:value-type="float">
            <text:p>0.249877</text:p>
          </table:table-cell>
          <table:table-cell office:value-type="float" office:value="-0.0725238" calcext:value-type="float">
            <text:p>-0.0725238</text:p>
          </table:table-cell>
          <table:table-cell office:value-type="float" office:value="0.231454" calcext:value-type="float">
            <text:p>0.231454</text:p>
          </table:table-cell>
          <table:table-cell office:value-type="float" office:value="-0.000206719" calcext:value-type="float">
            <text:p>-0.000206719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238317" calcext:value-type="float">
            <text:p>0.238317</text:p>
          </table:table-cell>
          <table:table-cell office:value-type="float" office:value="-0.0695448" calcext:value-type="float">
            <text:p>-0.0695448</text:p>
          </table:table-cell>
          <table:table-cell office:value-type="float" office:value="0.265459" calcext:value-type="float">
            <text:p>0.265459</text:p>
          </table:table-cell>
          <table:table-cell office:value-type="float" office:value="-0.000146752" calcext:value-type="float">
            <text:p>-0.000146752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241498" calcext:value-type="float">
            <text:p>0.241498</text:p>
          </table:table-cell>
          <table:table-cell office:value-type="float" office:value="-0.0711558" calcext:value-type="float">
            <text:p>-0.0711558</text:p>
          </table:table-cell>
          <table:table-cell office:value-type="float" office:value="0.235989" calcext:value-type="float">
            <text:p>0.235989</text:p>
          </table:table-cell>
          <table:table-cell office:value-type="float" office:value="0.000263995" calcext:value-type="float">
            <text:p>0.000263995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215304" calcext:value-type="float">
            <text:p>0.215304</text:p>
          </table:table-cell>
          <table:table-cell office:value-type="float" office:value="-0.0602064" calcext:value-type="float">
            <text:p>-0.0602064</text:p>
          </table:table-cell>
          <table:table-cell office:value-type="float" office:value="0.256107" calcext:value-type="float">
            <text:p>0.256107</text:p>
          </table:table-cell>
          <table:table-cell office:value-type="float" office:value="-0.000172664" calcext:value-type="float">
            <text:p>-0.000172664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22675" calcext:value-type="float">
            <text:p>0.22675</text:p>
          </table:table-cell>
          <table:table-cell office:value-type="float" office:value="-0.0666741" calcext:value-type="float">
            <text:p>-0.0666741</text:p>
          </table:table-cell>
          <table:table-cell office:value-type="float" office:value="0.26557" calcext:value-type="float">
            <text:p>0.26557</text:p>
          </table:table-cell>
          <table:table-cell office:value-type="float" office:value="0.00028576" calcext:value-type="float">
            <text:p>0.00028576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-0.0679228" calcext:value-type="float">
            <text:p>-0.0679228</text:p>
          </table:table-cell>
          <table:table-cell office:value-type="float" office:value="0.242141" calcext:value-type="float">
            <text:p>0.242141</text:p>
          </table:table-cell>
          <table:table-cell office:value-type="float" office:value="-0.000115829" calcext:value-type="float">
            <text:p>-0.000115829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206344" calcext:value-type="float">
            <text:p>0.206344</text:p>
          </table:table-cell>
          <table:table-cell office:value-type="float" office:value="-0.0580183" calcext:value-type="float">
            <text:p>-0.0580183</text:p>
          </table:table-cell>
          <table:table-cell office:value-type="float" office:value="0.245144" calcext:value-type="float">
            <text:p>0.245144</text:p>
          </table:table-cell>
          <table:table-cell office:value-type="float" office:value="0.0000334474" calcext:value-type="float">
            <text:p>3.34474E-05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0.225303" calcext:value-type="float">
            <text:p>0.225303</text:p>
          </table:table-cell>
          <table:table-cell office:value-type="float" office:value="-0.065885" calcext:value-type="float">
            <text:p>-0.065885</text:p>
          </table:table-cell>
          <table:table-cell office:value-type="float" office:value="0.243348" calcext:value-type="float">
            <text:p>0.243348</text:p>
          </table:table-cell>
          <table:table-cell office:value-type="float" office:value="0.0000755742" calcext:value-type="float">
            <text:p>7.55742E-05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209344" calcext:value-type="float">
            <text:p>0.209344</text:p>
          </table:table-cell>
          <table:table-cell office:value-type="float" office:value="-0.0589396" calcext:value-type="float">
            <text:p>-0.0589396</text:p>
          </table:table-cell>
          <table:table-cell office:value-type="float" office:value="0.254607" calcext:value-type="float">
            <text:p>0.254607</text:p>
          </table:table-cell>
          <table:table-cell office:value-type="float" office:value="-0.000126853" calcext:value-type="float">
            <text:p>-0.000126853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0.2177" calcext:value-type="float">
            <text:p>0.2177</text:p>
          </table:table-cell>
          <table:table-cell office:value-type="float" office:value="-0.0625086" calcext:value-type="float">
            <text:p>-0.0625086</text:p>
          </table:table-cell>
          <table:table-cell office:value-type="float" office:value="0.254674" calcext:value-type="float">
            <text:p>0.254674</text:p>
          </table:table-cell>
          <table:table-cell office:value-type="float" office:value="0.00029718" calcext:value-type="float">
            <text:p>0.00029718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197053" calcext:value-type="float">
            <text:p>0.197053</text:p>
          </table:table-cell>
          <table:table-cell office:value-type="float" office:value="-0.0550571" calcext:value-type="float">
            <text:p>-0.0550571</text:p>
          </table:table-cell>
          <table:table-cell office:value-type="float" office:value="0.257729" calcext:value-type="float">
            <text:p>0.257729</text:p>
          </table:table-cell>
          <table:table-cell office:value-type="float" office:value="0.00000430909" calcext:value-type="float">
            <text:p>4.30909E-06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0.219186" calcext:value-type="float">
            <text:p>0.219186</text:p>
          </table:table-cell>
          <table:table-cell office:value-type="float" office:value="-0.0634748" calcext:value-type="float">
            <text:p>-0.0634748</text:p>
          </table:table-cell>
          <table:table-cell office:value-type="float" office:value="0.245353" calcext:value-type="float">
            <text:p>0.245353</text:p>
          </table:table-cell>
          <table:table-cell office:value-type="float" office:value="-0.0000763088" calcext:value-type="float">
            <text:p>-7.63088E-0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195536" calcext:value-type="float">
            <text:p>0.195536</text:p>
          </table:table-cell>
          <table:table-cell office:value-type="float" office:value="-0.0546099" calcext:value-type="float">
            <text:p>-0.0546099</text:p>
          </table:table-cell>
          <table:table-cell office:value-type="float" office:value="0.259435" calcext:value-type="float">
            <text:p>0.259435</text:p>
          </table:table-cell>
          <table:table-cell office:value-type="float" office:value="0.000028246" calcext:value-type="float">
            <text:p>2.8246E-05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0.204598" calcext:value-type="float">
            <text:p>0.204598</text:p>
          </table:table-cell>
          <table:table-cell office:value-type="float" office:value="-0.0580996" calcext:value-type="float">
            <text:p>-0.0580996</text:p>
          </table:table-cell>
          <table:table-cell office:value-type="float" office:value="0.231819" calcext:value-type="float">
            <text:p>0.231819</text:p>
          </table:table-cell>
          <table:table-cell office:value-type="float" office:value="-0.0000960611" calcext:value-type="float">
            <text:p>-9.60611E-05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211498" calcext:value-type="float">
            <text:p>0.211498</text:p>
          </table:table-cell>
          <table:table-cell office:value-type="float" office:value="-0.0604225" calcext:value-type="float">
            <text:p>-0.0604225</text:p>
          </table:table-cell>
          <table:table-cell office:value-type="float" office:value="0.247824" calcext:value-type="float">
            <text:p>0.247824</text:p>
          </table:table-cell>
          <table:table-cell office:value-type="float" office:value="0.000185234" calcext:value-type="float">
            <text:p>0.000185234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.174058" calcext:value-type="float">
            <text:p>0.174058</text:p>
          </table:table-cell>
          <table:table-cell office:value-type="float" office:value="-0.0471168" calcext:value-type="float">
            <text:p>-0.0471168</text:p>
          </table:table-cell>
          <table:table-cell office:value-type="float" office:value="0.268608" calcext:value-type="float">
            <text:p>0.268608</text:p>
          </table:table-cell>
          <table:table-cell office:value-type="float" office:value="-0.0000836857" calcext:value-type="float">
            <text:p>-8.36857E-05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217202" calcext:value-type="float">
            <text:p>0.217202</text:p>
          </table:table-cell>
          <table:table-cell office:value-type="float" office:value="-0.0636406" calcext:value-type="float">
            <text:p>-0.0636406</text:p>
          </table:table-cell>
          <table:table-cell office:value-type="float" office:value="0.24622" calcext:value-type="float">
            <text:p>0.24622</text:p>
          </table:table-cell>
          <table:table-cell office:value-type="float" office:value="0.000267773" calcext:value-type="float">
            <text:p>0.000267773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0.198365" calcext:value-type="float">
            <text:p>0.198365</text:p>
          </table:table-cell>
          <table:table-cell office:value-type="float" office:value="-0.0561279" calcext:value-type="float">
            <text:p>-0.0561279</text:p>
          </table:table-cell>
          <table:table-cell office:value-type="float" office:value="0.234852" calcext:value-type="float">
            <text:p>0.234852</text:p>
          </table:table-cell>
          <table:table-cell office:value-type="float" office:value="-0.000115631" calcext:value-type="float">
            <text:p>-0.000115631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198813" calcext:value-type="float">
            <text:p>0.198813</text:p>
          </table:table-cell>
          <table:table-cell office:value-type="float" office:value="-0.0566881" calcext:value-type="float">
            <text:p>-0.0566881</text:p>
          </table:table-cell>
          <table:table-cell office:value-type="float" office:value="0.261156" calcext:value-type="float">
            <text:p>0.261156</text:p>
          </table:table-cell>
          <table:table-cell office:value-type="float" office:value="0.00024131" calcext:value-type="float">
            <text:p>0.00024131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0.194916" calcext:value-type="float">
            <text:p>0.194916</text:p>
          </table:table-cell>
          <table:table-cell office:value-type="float" office:value="-0.0550033" calcext:value-type="float">
            <text:p>-0.0550033</text:p>
          </table:table-cell>
          <table:table-cell office:value-type="float" office:value="0.23564" calcext:value-type="float">
            <text:p>0.23564</text:p>
          </table:table-cell>
          <table:table-cell office:value-type="float" office:value="-0.00000000116814" calcext:value-type="float">
            <text:p>-1.16814E-0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0.199261" calcext:value-type="float">
            <text:p>0.199261</text:p>
          </table:table-cell>
          <table:table-cell office:value-type="float" office:value="-0.0564989" calcext:value-type="float">
            <text:p>-0.0564989</text:p>
          </table:table-cell>
          <table:table-cell office:value-type="float" office:value="0.264387" calcext:value-type="float">
            <text:p>0.264387</text:p>
          </table:table-cell>
          <table:table-cell office:value-type="float" office:value="0.000133184" calcext:value-type="float">
            <text:p>0.000133184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193733" calcext:value-type="float">
            <text:p>0.193733</text:p>
          </table:table-cell>
          <table:table-cell office:value-type="float" office:value="-0.0549335" calcext:value-type="float">
            <text:p>-0.0549335</text:p>
          </table:table-cell>
          <table:table-cell office:value-type="float" office:value="0.242856" calcext:value-type="float">
            <text:p>0.242856</text:p>
          </table:table-cell>
          <table:table-cell office:value-type="float" office:value="-0.0000436142" calcext:value-type="float">
            <text:p>-4.36142E-05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214825" calcext:value-type="float">
            <text:p>0.214825</text:p>
          </table:table-cell>
          <table:table-cell office:value-type="float" office:value="-0.0625128" calcext:value-type="float">
            <text:p>-0.0625128</text:p>
          </table:table-cell>
          <table:table-cell office:value-type="float" office:value="0.245374" calcext:value-type="float">
            <text:p>0.245374</text:p>
          </table:table-cell>
          <table:table-cell office:value-type="float" office:value="0.0000556709" calcext:value-type="float">
            <text:p>5.56709E-05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185284" calcext:value-type="float">
            <text:p>0.185284</text:p>
          </table:table-cell>
          <table:table-cell office:value-type="float" office:value="-0.051009" calcext:value-type="float">
            <text:p>-0.051009</text:p>
          </table:table-cell>
          <table:table-cell office:value-type="float" office:value="0.256072" calcext:value-type="float">
            <text:p>0.256072</text:p>
          </table:table-cell>
          <table:table-cell office:value-type="float" office:value="-0.000181825" calcext:value-type="float">
            <text:p>-0.000181825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196299" calcext:value-type="float">
            <text:p>0.196299</text:p>
          </table:table-cell>
          <table:table-cell office:value-type="float" office:value="-0.0556761" calcext:value-type="float">
            <text:p>-0.0556761</text:p>
          </table:table-cell>
          <table:table-cell office:value-type="float" office:value="0.244784" calcext:value-type="float">
            <text:p>0.244784</text:p>
          </table:table-cell>
          <table:table-cell office:value-type="float" office:value="0.0000596839" calcext:value-type="float">
            <text:p>5.96839E-05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0.193387" calcext:value-type="float">
            <text:p>0.193387</text:p>
          </table:table-cell>
          <table:table-cell office:value-type="float" office:value="-0.0541922" calcext:value-type="float">
            <text:p>-0.0541922</text:p>
          </table:table-cell>
          <table:table-cell office:value-type="float" office:value="0.249299" calcext:value-type="float">
            <text:p>0.249299</text:p>
          </table:table-cell>
          <table:table-cell office:value-type="float" office:value="-0.000102353" calcext:value-type="float">
            <text:p>-0.000102353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21131" calcext:value-type="float">
            <text:p>0.21131</text:p>
          </table:table-cell>
          <table:table-cell office:value-type="float" office:value="-0.0611647" calcext:value-type="float">
            <text:p>-0.0611647</text:p>
          </table:table-cell>
          <table:table-cell office:value-type="float" office:value="0.245199" calcext:value-type="float">
            <text:p>0.245199</text:p>
          </table:table-cell>
          <table:table-cell office:value-type="float" office:value="0.000249636" calcext:value-type="float">
            <text:p>0.000249636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188618" calcext:value-type="float">
            <text:p>0.188618</text:p>
          </table:table-cell>
          <table:table-cell office:value-type="float" office:value="-0.0521508" calcext:value-type="float">
            <text:p>-0.0521508</text:p>
          </table:table-cell>
          <table:table-cell office:value-type="float" office:value="0.252642" calcext:value-type="float">
            <text:p>0.252642</text:p>
          </table:table-cell>
          <table:table-cell office:value-type="float" office:value="-0.000218022" calcext:value-type="float">
            <text:p>-0.000218022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204326" calcext:value-type="float">
            <text:p>0.204326</text:p>
          </table:table-cell>
          <table:table-cell office:value-type="float" office:value="-0.0590906" calcext:value-type="float">
            <text:p>-0.0590906</text:p>
          </table:table-cell>
          <table:table-cell office:value-type="float" office:value="0.257708" calcext:value-type="float">
            <text:p>0.257708</text:p>
          </table:table-cell>
          <table:table-cell office:value-type="float" office:value="0.0000394947" calcext:value-type="float">
            <text:p>3.94947E-05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0.188968" calcext:value-type="float">
            <text:p>0.188968</text:p>
          </table:table-cell>
          <table:table-cell office:value-type="float" office:value="-0.0521957" calcext:value-type="float">
            <text:p>-0.0521957</text:p>
          </table:table-cell>
          <table:table-cell office:value-type="float" office:value="0.237063" calcext:value-type="float">
            <text:p>0.237063</text:p>
          </table:table-cell>
          <table:table-cell office:value-type="float" office:value="-0.000118208" calcext:value-type="float">
            <text:p>-0.000118208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203323" calcext:value-type="float">
            <text:p>0.203323</text:p>
          </table:table-cell>
          <table:table-cell office:value-type="float" office:value="-0.0588604" calcext:value-type="float">
            <text:p>-0.0588604</text:p>
          </table:table-cell>
          <table:table-cell office:value-type="float" office:value="0.253104" calcext:value-type="float">
            <text:p>0.253104</text:p>
          </table:table-cell>
          <table:table-cell office:value-type="float" office:value="0.000173508" calcext:value-type="float">
            <text:p>0.000173508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0.197487" calcext:value-type="float">
            <text:p>0.197487</text:p>
          </table:table-cell>
          <table:table-cell office:value-type="float" office:value="-0.0560007" calcext:value-type="float">
            <text:p>-0.0560007</text:p>
          </table:table-cell>
          <table:table-cell office:value-type="float" office:value="0.239544" calcext:value-type="float">
            <text:p>0.239544</text:p>
          </table:table-cell>
          <table:table-cell office:value-type="float" office:value="-0.00000000259251" calcext:value-type="float">
            <text:p>-2.59251E-09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204171" calcext:value-type="float">
            <text:p>0.204171</text:p>
          </table:table-cell>
          <table:table-cell office:value-type="float" office:value="-0.0586745" calcext:value-type="float">
            <text:p>-0.0586745</text:p>
          </table:table-cell>
          <table:table-cell office:value-type="float" office:value="0.262244" calcext:value-type="float">
            <text:p>0.262244</text:p>
          </table:table-cell>
          <table:table-cell office:value-type="float" office:value="0.000000907775" calcext:value-type="float">
            <text:p>9.07775E-07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182246" calcext:value-type="float">
            <text:p>0.182246</text:p>
          </table:table-cell>
          <table:table-cell office:value-type="float" office:value="-0.0494201" calcext:value-type="float">
            <text:p>-0.0494201</text:p>
          </table:table-cell>
          <table:table-cell office:value-type="float" office:value="0.238868" calcext:value-type="float">
            <text:p>0.238868</text:p>
          </table:table-cell>
          <table:table-cell office:value-type="float" office:value="0.000103351" calcext:value-type="float">
            <text:p>0.00010335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199244" calcext:value-type="float">
            <text:p>0.199244</text:p>
          </table:table-cell>
          <table:table-cell office:value-type="float" office:value="-0.0573204" calcext:value-type="float">
            <text:p>-0.0573204</text:p>
          </table:table-cell>
          <table:table-cell office:value-type="float" office:value="0.285396" calcext:value-type="float">
            <text:p>0.285396</text:p>
          </table:table-cell>
          <table:table-cell office:value-type="float" office:value="0.000371247" calcext:value-type="float">
            <text:p>0.000371247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0.173745" calcext:value-type="float">
            <text:p>0.173745</text:p>
          </table:table-cell>
          <table:table-cell office:value-type="float" office:value="-0.0484993" calcext:value-type="float">
            <text:p>-0.0484993</text:p>
          </table:table-cell>
          <table:table-cell office:value-type="float" office:value="0.290646" calcext:value-type="float">
            <text:p>0.290646</text:p>
          </table:table-cell>
          <table:table-cell office:value-type="float" office:value="0.000437083" calcext:value-type="float">
            <text:p>0.000437083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15819" calcext:value-type="float">
            <text:p>0.15819</text:p>
          </table:table-cell>
          <table:table-cell office:value-type="float" office:value="-0.0457084" calcext:value-type="float">
            <text:p>-0.0457084</text:p>
          </table:table-cell>
          <table:table-cell office:value-type="float" office:value="0.276486" calcext:value-type="float">
            <text:p>0.276486</text:p>
          </table:table-cell>
          <table:table-cell office:value-type="float" office:value="0.00142032" calcext:value-type="float">
            <text:p>0.00142032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181718" calcext:value-type="float">
            <text:p>0.181718</text:p>
          </table:table-cell>
          <table:table-cell office:value-type="float" office:value="-0.0599682" calcext:value-type="float">
            <text:p>-0.0599682</text:p>
          </table:table-cell>
          <table:table-cell office:value-type="float" office:value="0.313768" calcext:value-type="float">
            <text:p>0.313768</text:p>
          </table:table-cell>
          <table:table-cell office:value-type="float" office:value="0.000617632" calcext:value-type="float">
            <text:p>0.000617632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161563" calcext:value-type="float">
            <text:p>0.161563</text:p>
          </table:table-cell>
          <table:table-cell office:value-type="float" office:value="-0.0542615" calcext:value-type="float">
            <text:p>-0.0542615</text:p>
          </table:table-cell>
          <table:table-cell office:value-type="float" office:value="0.286348" calcext:value-type="float">
            <text:p>0.286348</text:p>
          </table:table-cell>
          <table:table-cell office:value-type="float" office:value="-0.00124727" calcext:value-type="float">
            <text:p>-0.00124727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0.153653" calcext:value-type="float">
            <text:p>0.153653</text:p>
          </table:table-cell>
          <table:table-cell office:value-type="float" office:value="-0.0541547" calcext:value-type="float">
            <text:p>-0.0541547</text:p>
          </table:table-cell>
          <table:table-cell office:value-type="float" office:value="0.278176" calcext:value-type="float">
            <text:p>0.278176</text:p>
          </table:table-cell>
          <table:table-cell office:value-type="float" office:value="0.000228519" calcext:value-type="float">
            <text:p>0.000228519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0.146318" calcext:value-type="float">
            <text:p>0.146318</text:p>
          </table:table-cell>
          <table:table-cell office:value-type="float" office:value="-0.0547614" calcext:value-type="float">
            <text:p>-0.0547614</text:p>
          </table:table-cell>
          <table:table-cell office:value-type="float" office:value="0.26285" calcext:value-type="float">
            <text:p>0.26285</text:p>
          </table:table-cell>
          <table:table-cell office:value-type="float" office:value="0.000249849" calcext:value-type="float">
            <text:p>0.000249849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0.0622961" calcext:value-type="float">
            <text:p>0.0622961</text:p>
          </table:table-cell>
          <table:table-cell office:value-type="float" office:value="-0.0199479" calcext:value-type="float">
            <text:p>-0.0199479</text:p>
          </table:table-cell>
          <table:table-cell office:value-type="float" office:value="0.427407" calcext:value-type="float">
            <text:p>0.427407</text:p>
          </table:table-cell>
          <table:table-cell office:value-type="float" office:value="0.00341755" calcext:value-type="float">
            <text:p>0.00341755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168986" calcext:value-type="float">
            <text:p>0.168986</text:p>
          </table:table-cell>
          <table:table-cell office:value-type="float" office:value="-0.0822776" calcext:value-type="float">
            <text:p>-0.0822776</text:p>
          </table:table-cell>
          <table:table-cell office:value-type="float" office:value="0.232903" calcext:value-type="float">
            <text:p>0.232903</text:p>
          </table:table-cell>
          <table:table-cell office:value-type="float" office:value="0.00131727" calcext:value-type="float">
            <text:p>0.00131727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0.148502" calcext:value-type="float">
            <text:p>0.148502</text:p>
          </table:table-cell>
          <table:table-cell office:value-type="float" office:value="-0.0740958" calcext:value-type="float">
            <text:p>-0.0740958</text:p>
          </table:table-cell>
          <table:table-cell office:value-type="float" office:value="0.360683" calcext:value-type="float">
            <text:p>0.360683</text:p>
          </table:table-cell>
          <table:table-cell office:value-type="float" office:value="-0.00125165" calcext:value-type="float">
            <text:p>-0.00125165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113598" calcext:value-type="float">
            <text:p>0.113598</text:p>
          </table:table-cell>
          <table:table-cell office:value-type="float" office:value="-0.0582011" calcext:value-type="float">
            <text:p>-0.0582011</text:p>
          </table:table-cell>
          <table:table-cell office:value-type="float" office:value="0.333612" calcext:value-type="float">
            <text:p>0.333612</text:p>
          </table:table-cell>
          <table:table-cell office:value-type="float" office:value="-0.000358775" calcext:value-type="float">
            <text:p>-0.000358775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0.0971379" calcext:value-type="float">
            <text:p>0.0971379</text:p>
          </table:table-cell>
          <table:table-cell office:value-type="float" office:value="-0.0467888" calcext:value-type="float">
            <text:p>-0.0467888</text:p>
          </table:table-cell>
          <table:table-cell office:value-type="float" office:value="0.288278" calcext:value-type="float">
            <text:p>0.288278</text:p>
          </table:table-cell>
          <table:table-cell office:value-type="float" office:value="0.00152214" calcext:value-type="float">
            <text:p>0.00152214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101783" calcext:value-type="float">
            <text:p>0.101783</text:p>
          </table:table-cell>
          <table:table-cell office:value-type="float" office:value="-0.0536905" calcext:value-type="float">
            <text:p>-0.0536905</text:p>
          </table:table-cell>
          <table:table-cell office:value-type="float" office:value="0.34234" calcext:value-type="float">
            <text:p>0.34234</text:p>
          </table:table-cell>
          <table:table-cell office:value-type="float" office:value="0.0010568" calcext:value-type="float">
            <text:p>0.0010568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0.0975562" calcext:value-type="float">
            <text:p>0.0975562</text:p>
          </table:table-cell>
          <table:table-cell office:value-type="float" office:value="-0.0540035" calcext:value-type="float">
            <text:p>-0.0540035</text:p>
          </table:table-cell>
          <table:table-cell office:value-type="float" office:value="0.378147" calcext:value-type="float">
            <text:p>0.378147</text:p>
          </table:table-cell>
          <table:table-cell office:value-type="float" office:value="-0.00082429" calcext:value-type="float">
            <text:p>-0.00082429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0826383" calcext:value-type="float">
            <text:p>0.0826383</text:p>
          </table:table-cell>
          <table:table-cell office:value-type="float" office:value="-0.0453092" calcext:value-type="float">
            <text:p>-0.0453092</text:p>
          </table:table-cell>
          <table:table-cell office:value-type="float" office:value="0.337946" calcext:value-type="float">
            <text:p>0.337946</text:p>
          </table:table-cell>
          <table:table-cell office:value-type="float" office:value="-0.000410359" calcext:value-type="float">
            <text:p>-0.000410359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0.0773224" calcext:value-type="float">
            <text:p>0.0773224</text:p>
          </table:table-cell>
          <table:table-cell office:value-type="float" office:value="-0.0419043" calcext:value-type="float">
            <text:p>-0.0419043</text:p>
          </table:table-cell>
          <table:table-cell office:value-type="float" office:value="0.331985" calcext:value-type="float">
            <text:p>0.331985</text:p>
          </table:table-cell>
          <table:table-cell office:value-type="float" office:value="-0.000602633" calcext:value-type="float">
            <text:p>-0.000602633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0724667" calcext:value-type="float">
            <text:p>0.0724667</text:p>
          </table:table-cell>
          <table:table-cell office:value-type="float" office:value="-0.0477363" calcext:value-type="float">
            <text:p>-0.0477363</text:p>
          </table:table-cell>
          <table:table-cell office:value-type="float" office:value="0.374375" calcext:value-type="float">
            <text:p>0.374375</text:p>
          </table:table-cell>
          <table:table-cell office:value-type="float" office:value="0.00336154" calcext:value-type="float">
            <text:p>0.00336154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0.0870366" calcext:value-type="float">
            <text:p>0.0870366</text:p>
          </table:table-cell>
          <table:table-cell office:value-type="float" office:value="-0.0566948" calcext:value-type="float">
            <text:p>-0.0566948</text:p>
          </table:table-cell>
          <table:table-cell office:value-type="float" office:value="0.37368" calcext:value-type="float">
            <text:p>0.37368</text:p>
          </table:table-cell>
          <table:table-cell office:value-type="float" office:value="0.000670036" calcext:value-type="float">
            <text:p>0.000670036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0577247" calcext:value-type="float">
            <text:p>0.0577247</text:p>
          </table:table-cell>
          <table:table-cell office:value-type="float" office:value="-0.037867" calcext:value-type="float">
            <text:p>-0.037867</text:p>
          </table:table-cell>
          <table:table-cell office:value-type="float" office:value="0.330738" calcext:value-type="float">
            <text:p>0.330738</text:p>
          </table:table-cell>
          <table:table-cell office:value-type="float" office:value="0.000905455" calcext:value-type="float">
            <text:p>0.000905455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086883" calcext:value-type="float">
            <text:p>0.086883</text:p>
          </table:table-cell>
          <table:table-cell office:value-type="float" office:value="-0.0618137" calcext:value-type="float">
            <text:p>-0.0618137</text:p>
          </table:table-cell>
          <table:table-cell office:value-type="float" office:value="0.372857" calcext:value-type="float">
            <text:p>0.372857</text:p>
          </table:table-cell>
          <table:table-cell office:value-type="float" office:value="0.00460806" calcext:value-type="float">
            <text:p>0.00460806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0615776" calcext:value-type="float">
            <text:p>0.0615776</text:p>
          </table:table-cell>
          <table:table-cell office:value-type="float" office:value="-0.04242" calcext:value-type="float">
            <text:p>-0.04242</text:p>
          </table:table-cell>
          <table:table-cell office:value-type="float" office:value="0.363154" calcext:value-type="float">
            <text:p>0.363154</text:p>
          </table:table-cell>
          <table:table-cell office:value-type="float" office:value="0.00371652" calcext:value-type="float">
            <text:p>0.00371652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0840359" calcext:value-type="float">
            <text:p>0.0840359</text:p>
          </table:table-cell>
          <table:table-cell office:value-type="float" office:value="-0.0558104" calcext:value-type="float">
            <text:p>-0.0558104</text:p>
          </table:table-cell>
          <table:table-cell office:value-type="float" office:value="0.349829" calcext:value-type="float">
            <text:p>0.349829</text:p>
          </table:table-cell>
          <table:table-cell office:value-type="float" office:value="-0.00073179" calcext:value-type="float">
            <text:p>-0.00073179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0530604" calcext:value-type="float">
            <text:p>0.0530604</text:p>
          </table:table-cell>
          <table:table-cell office:value-type="float" office:value="-0.0315321" calcext:value-type="float">
            <text:p>-0.0315321</text:p>
          </table:table-cell>
          <table:table-cell office:value-type="float" office:value="0.349086" calcext:value-type="float">
            <text:p>0.349086</text:p>
          </table:table-cell>
          <table:table-cell office:value-type="float" office:value="-0.00370835" calcext:value-type="float">
            <text:p>-0.00370835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0.0552323" calcext:value-type="float">
            <text:p>0.0552323</text:p>
          </table:table-cell>
          <table:table-cell office:value-type="float" office:value="-0.0355841" calcext:value-type="float">
            <text:p>-0.0355841</text:p>
          </table:table-cell>
          <table:table-cell office:value-type="float" office:value="0.388351" calcext:value-type="float">
            <text:p>0.388351</text:p>
          </table:table-cell>
          <table:table-cell office:value-type="float" office:value="-0.00426426" calcext:value-type="float">
            <text:p>-0.00426426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0587461" calcext:value-type="float">
            <text:p>0.0587461</text:p>
          </table:table-cell>
          <table:table-cell office:value-type="float" office:value="-0.0376989" calcext:value-type="float">
            <text:p>-0.0376989</text:p>
          </table:table-cell>
          <table:table-cell office:value-type="float" office:value="0.378172" calcext:value-type="float">
            <text:p>0.378172</text:p>
          </table:table-cell>
          <table:table-cell office:value-type="float" office:value="-0.00418952" calcext:value-type="float">
            <text:p>-0.00418952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0.0731192" calcext:value-type="float">
            <text:p>0.0731192</text:p>
          </table:table-cell>
          <table:table-cell office:value-type="float" office:value="-0.0466526" calcext:value-type="float">
            <text:p>-0.0466526</text:p>
          </table:table-cell>
          <table:table-cell office:value-type="float" office:value="0.355187" calcext:value-type="float">
            <text:p>0.355187</text:p>
          </table:table-cell>
          <table:table-cell office:value-type="float" office:value="-0.00458039" calcext:value-type="float">
            <text:p>-0.00458039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0465563" calcext:value-type="float">
            <text:p>0.0465563</text:p>
          </table:table-cell>
          <table:table-cell office:value-type="float" office:value="-0.0283875" calcext:value-type="float">
            <text:p>-0.0283875</text:p>
          </table:table-cell>
          <table:table-cell office:value-type="float" office:value="0.381419" calcext:value-type="float">
            <text:p>0.381419</text:p>
          </table:table-cell>
          <table:table-cell office:value-type="float" office:value="-0.00229115" calcext:value-type="float">
            <text:p>-0.00229115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0.0682228" calcext:value-type="float">
            <text:p>0.0682228</text:p>
          </table:table-cell>
          <table:table-cell office:value-type="float" office:value="-0.0445897" calcext:value-type="float">
            <text:p>-0.0445897</text:p>
          </table:table-cell>
          <table:table-cell office:value-type="float" office:value="0.369546" calcext:value-type="float">
            <text:p>0.369546</text:p>
          </table:table-cell>
          <table:table-cell office:value-type="float" office:value="-0.00243558" calcext:value-type="float">
            <text:p>-0.00243558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0511201" calcext:value-type="float">
            <text:p>0.0511201</text:p>
          </table:table-cell>
          <table:table-cell office:value-type="float" office:value="-0.0341392" calcext:value-type="float">
            <text:p>-0.0341392</text:p>
          </table:table-cell>
          <table:table-cell office:value-type="float" office:value="0.369067" calcext:value-type="float">
            <text:p>0.369067</text:p>
          </table:table-cell>
          <table:table-cell office:value-type="float" office:value="0.00212486" calcext:value-type="float">
            <text:p>0.00212486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0.0567163" calcext:value-type="float">
            <text:p>0.0567163</text:p>
          </table:table-cell>
          <table:table-cell office:value-type="float" office:value="-0.0407894" calcext:value-type="float">
            <text:p>-0.0407894</text:p>
          </table:table-cell>
          <table:table-cell office:value-type="float" office:value="0.378494" calcext:value-type="float">
            <text:p>0.378494</text:p>
          </table:table-cell>
          <table:table-cell office:value-type="float" office:value="0.00141826" calcext:value-type="float">
            <text:p>0.00141826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053641" calcext:value-type="float">
            <text:p>0.053641</text:p>
          </table:table-cell>
          <table:table-cell office:value-type="float" office:value="-0.0385424" calcext:value-type="float">
            <text:p>-0.0385424</text:p>
          </table:table-cell>
          <table:table-cell office:value-type="float" office:value="0.381116" calcext:value-type="float">
            <text:p>0.381116</text:p>
          </table:table-cell>
          <table:table-cell office:value-type="float" office:value="0.00205065" calcext:value-type="float">
            <text:p>0.00205065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0615768" calcext:value-type="float">
            <text:p>0.0615768</text:p>
          </table:table-cell>
          <table:table-cell office:value-type="float" office:value="-0.0459018" calcext:value-type="float">
            <text:p>-0.0459018</text:p>
          </table:table-cell>
          <table:table-cell office:value-type="float" office:value="0.368431" calcext:value-type="float">
            <text:p>0.368431</text:p>
          </table:table-cell>
          <table:table-cell office:value-type="float" office:value="0.00425794" calcext:value-type="float">
            <text:p>0.00425794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0551892" calcext:value-type="float">
            <text:p>0.0551892</text:p>
          </table:table-cell>
          <table:table-cell office:value-type="float" office:value="-0.0427013" calcext:value-type="float">
            <text:p>-0.0427013</text:p>
          </table:table-cell>
          <table:table-cell office:value-type="float" office:value="0.361663" calcext:value-type="float">
            <text:p>0.361663</text:p>
          </table:table-cell>
          <table:table-cell office:value-type="float" office:value="0.00307632" calcext:value-type="float">
            <text:p>0.00307632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0484536" calcext:value-type="float">
            <text:p>0.0484536</text:p>
          </table:table-cell>
          <table:table-cell office:value-type="float" office:value="-0.0368618" calcext:value-type="float">
            <text:p>-0.0368618</text:p>
          </table:table-cell>
          <table:table-cell office:value-type="float" office:value="0.374076" calcext:value-type="float">
            <text:p>0.374076</text:p>
          </table:table-cell>
          <table:table-cell office:value-type="float" office:value="0.00237541" calcext:value-type="float">
            <text:p>0.00237541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0683573" calcext:value-type="float">
            <text:p>0.0683573</text:p>
          </table:table-cell>
          <table:table-cell office:value-type="float" office:value="-0.0501393" calcext:value-type="float">
            <text:p>-0.0501393</text:p>
          </table:table-cell>
          <table:table-cell office:value-type="float" office:value="0.369596" calcext:value-type="float">
            <text:p>0.369596</text:p>
          </table:table-cell>
          <table:table-cell office:value-type="float" office:value="-0.00162567" calcext:value-type="float">
            <text:p>-0.00162567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0.0492492" calcext:value-type="float">
            <text:p>0.0492492</text:p>
          </table:table-cell>
          <table:table-cell office:value-type="float" office:value="-0.0335054" calcext:value-type="float">
            <text:p>-0.0335054</text:p>
          </table:table-cell>
          <table:table-cell office:value-type="float" office:value="0.373699" calcext:value-type="float">
            <text:p>0.373699</text:p>
          </table:table-cell>
          <table:table-cell office:value-type="float" office:value="-0.00324955" calcext:value-type="float">
            <text:p>-0.0032495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0589269" calcext:value-type="float">
            <text:p>0.0589269</text:p>
          </table:table-cell>
          <table:table-cell office:value-type="float" office:value="-0.0420251" calcext:value-type="float">
            <text:p>-0.0420251</text:p>
          </table:table-cell>
          <table:table-cell office:value-type="float" office:value="0.373746" calcext:value-type="float">
            <text:p>0.373746</text:p>
          </table:table-cell>
          <table:table-cell office:value-type="float" office:value="-0.00210487" calcext:value-type="float">
            <text:p>-0.00210487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0.045885" calcext:value-type="float">
            <text:p>0.045885</text:p>
          </table:table-cell>
          <table:table-cell office:value-type="float" office:value="-0.0305625" calcext:value-type="float">
            <text:p>-0.0305625</text:p>
          </table:table-cell>
          <table:table-cell office:value-type="float" office:value="0.36577" calcext:value-type="float">
            <text:p>0.36577</text:p>
          </table:table-cell>
          <table:table-cell office:value-type="float" office:value="-0.00451533" calcext:value-type="float">
            <text:p>-0.00451533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0352353" calcext:value-type="float">
            <text:p>0.0352353</text:p>
          </table:table-cell>
          <table:table-cell office:value-type="float" office:value="-0.0258006" calcext:value-type="float">
            <text:p>-0.0258006</text:p>
          </table:table-cell>
          <table:table-cell office:value-type="float" office:value="0.381786" calcext:value-type="float">
            <text:p>0.381786</text:p>
          </table:table-cell>
          <table:table-cell office:value-type="float" office:value="-0.00135732" calcext:value-type="float">
            <text:p>-0.00135732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0621364" calcext:value-type="float">
            <text:p>0.0621364</text:p>
          </table:table-cell>
          <table:table-cell office:value-type="float" office:value="-0.0459433" calcext:value-type="float">
            <text:p>-0.0459433</text:p>
          </table:table-cell>
          <table:table-cell office:value-type="float" office:value="0.385677" calcext:value-type="float">
            <text:p>0.385677</text:p>
          </table:table-cell>
          <table:table-cell office:value-type="float" office:value="0.000628058" calcext:value-type="float">
            <text:p>0.000628058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0545552" calcext:value-type="float">
            <text:p>0.0545552</text:p>
          </table:table-cell>
          <table:table-cell office:value-type="float" office:value="-0.0407479" calcext:value-type="float">
            <text:p>-0.0407479</text:p>
          </table:table-cell>
          <table:table-cell office:value-type="float" office:value="0.367283" calcext:value-type="float">
            <text:p>0.367283</text:p>
          </table:table-cell>
          <table:table-cell office:value-type="float" office:value="-0.000279344" calcext:value-type="float">
            <text:p>-0.000279344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0483601" calcext:value-type="float">
            <text:p>0.0483601</text:p>
          </table:table-cell>
          <table:table-cell office:value-type="float" office:value="-0.0371296" calcext:value-type="float">
            <text:p>-0.0371296</text:p>
          </table:table-cell>
          <table:table-cell office:value-type="float" office:value="0.382512" calcext:value-type="float">
            <text:p>0.382512</text:p>
          </table:table-cell>
          <table:table-cell office:value-type="float" office:value="0.000219453" calcext:value-type="float">
            <text:p>0.000219453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0573343" calcext:value-type="float">
            <text:p>0.0573343</text:p>
          </table:table-cell>
          <table:table-cell office:value-type="float" office:value="-0.0426888" calcext:value-type="float">
            <text:p>-0.0426888</text:p>
          </table:table-cell>
          <table:table-cell office:value-type="float" office:value="0.370573" calcext:value-type="float">
            <text:p>0.370573</text:p>
          </table:table-cell>
          <table:table-cell office:value-type="float" office:value="-0.0000674541" calcext:value-type="float">
            <text:p>-6.74541E-05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0511336" calcext:value-type="float">
            <text:p>0.0511336</text:p>
          </table:table-cell>
          <table:table-cell office:value-type="float" office:value="-0.0380095" calcext:value-type="float">
            <text:p>-0.0380095</text:p>
          </table:table-cell>
          <table:table-cell office:value-type="float" office:value="0.372056" calcext:value-type="float">
            <text:p>0.372056</text:p>
          </table:table-cell>
          <table:table-cell office:value-type="float" office:value="-0.00000753515" calcext:value-type="float">
            <text:p>-7.53515E-06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0633517" calcext:value-type="float">
            <text:p>0.0633517</text:p>
          </table:table-cell>
          <table:table-cell office:value-type="float" office:value="-0.0479587" calcext:value-type="float">
            <text:p>-0.0479587</text:p>
          </table:table-cell>
          <table:table-cell office:value-type="float" office:value="0.38166" calcext:value-type="float">
            <text:p>0.38166</text:p>
          </table:table-cell>
          <table:table-cell office:value-type="float" office:value="0.000946081" calcext:value-type="float">
            <text:p>0.000946081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0483863" calcext:value-type="float">
            <text:p>0.0483863</text:p>
          </table:table-cell>
          <table:table-cell office:value-type="float" office:value="-0.0353761" calcext:value-type="float">
            <text:p>-0.0353761</text:p>
          </table:table-cell>
          <table:table-cell office:value-type="float" office:value="0.371199" calcext:value-type="float">
            <text:p>0.371199</text:p>
          </table:table-cell>
          <table:table-cell office:value-type="float" office:value="-0.000659602" calcext:value-type="float">
            <text:p>-0.000659602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0550862" calcext:value-type="float">
            <text:p>0.0550862</text:p>
          </table:table-cell>
          <table:table-cell office:value-type="float" office:value="-0.0410604" calcext:value-type="float">
            <text:p>-0.0410604</text:p>
          </table:table-cell>
          <table:table-cell office:value-type="float" office:value="0.374183" calcext:value-type="float">
            <text:p>0.374183</text:p>
          </table:table-cell>
          <table:table-cell office:value-type="float" office:value="0.000757535" calcext:value-type="float">
            <text:p>0.00075753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492256" calcext:value-type="float">
            <text:p>0.0492256</text:p>
          </table:table-cell>
          <table:table-cell office:value-type="float" office:value="-0.0356107" calcext:value-type="float">
            <text:p>-0.0356107</text:p>
          </table:table-cell>
          <table:table-cell office:value-type="float" office:value="0.374147" calcext:value-type="float">
            <text:p>0.374147</text:p>
          </table:table-cell>
          <table:table-cell office:value-type="float" office:value="-0.000966766" calcext:value-type="float">
            <text:p>-0.000966766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0579782" calcext:value-type="float">
            <text:p>0.0579782</text:p>
          </table:table-cell>
          <table:table-cell office:value-type="float" office:value="-0.0444711" calcext:value-type="float">
            <text:p>-0.0444711</text:p>
          </table:table-cell>
          <table:table-cell office:value-type="float" office:value="0.378332" calcext:value-type="float">
            <text:p>0.378332</text:p>
          </table:table-cell>
          <table:table-cell office:value-type="float" office:value="0.000921739" calcext:value-type="float">
            <text:p>0.000921739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0578081" calcext:value-type="float">
            <text:p>0.0578081</text:p>
          </table:table-cell>
          <table:table-cell office:value-type="float" office:value="-0.0431726" calcext:value-type="float">
            <text:p>-0.0431726</text:p>
          </table:table-cell>
          <table:table-cell office:value-type="float" office:value="0.370585" calcext:value-type="float">
            <text:p>0.370585</text:p>
          </table:table-cell>
          <table:table-cell office:value-type="float" office:value="0.000119839" calcext:value-type="float">
            <text:p>0.00011983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0.0539677" calcext:value-type="float">
            <text:p>0.0539677</text:p>
          </table:table-cell>
          <table:table-cell office:value-type="float" office:value="-0.0382653" calcext:value-type="float">
            <text:p>-0.0382653</text:p>
          </table:table-cell>
          <table:table-cell office:value-type="float" office:value="0.369884" calcext:value-type="float">
            <text:p>0.369884</text:p>
          </table:table-cell>
          <table:table-cell office:value-type="float" office:value="-0.00030053" calcext:value-type="float">
            <text:p>-0.00030053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0.0489373" calcext:value-type="float">
            <text:p>0.0489373</text:p>
          </table:table-cell>
          <table:table-cell office:value-type="float" office:value="-0.0370881" calcext:value-type="float">
            <text:p>-0.0370881</text:p>
          </table:table-cell>
          <table:table-cell office:value-type="float" office:value="0.378257" calcext:value-type="float">
            <text:p>0.378257</text:p>
          </table:table-cell>
          <table:table-cell office:value-type="float" office:value="-0.000576442" calcext:value-type="float">
            <text:p>-0.000576442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0.0632659" calcext:value-type="float">
            <text:p>0.0632659</text:p>
          </table:table-cell>
          <table:table-cell office:value-type="float" office:value="-0.0482921" calcext:value-type="float">
            <text:p>-0.0482921</text:p>
          </table:table-cell>
          <table:table-cell office:value-type="float" office:value="0.386148" calcext:value-type="float">
            <text:p>0.386148</text:p>
          </table:table-cell>
          <table:table-cell office:value-type="float" office:value="0.000685782" calcext:value-type="float">
            <text:p>0.000685782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0.0550891" calcext:value-type="float">
            <text:p>0.0550891</text:p>
          </table:table-cell>
          <table:table-cell office:value-type="float" office:value="-0.0409934" calcext:value-type="float">
            <text:p>-0.0409934</text:p>
          </table:table-cell>
          <table:table-cell office:value-type="float" office:value="0.35941" calcext:value-type="float">
            <text:p>0.35941</text:p>
          </table:table-cell>
          <table:table-cell office:value-type="float" office:value="-0.0000849985" calcext:value-type="float">
            <text:p>-8.49985E-05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0523492" calcext:value-type="float">
            <text:p>0.0523492</text:p>
          </table:table-cell>
          <table:table-cell office:value-type="float" office:value="-0.0385723" calcext:value-type="float">
            <text:p>-0.0385723</text:p>
          </table:table-cell>
          <table:table-cell office:value-type="float" office:value="0.378484" calcext:value-type="float">
            <text:p>0.378484</text:p>
          </table:table-cell>
          <table:table-cell office:value-type="float" office:value="0.000304723" calcext:value-type="float">
            <text:p>0.000304723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0.0554593" calcext:value-type="float">
            <text:p>0.0554593</text:p>
          </table:table-cell>
          <table:table-cell office:value-type="float" office:value="-0.0408803" calcext:value-type="float">
            <text:p>-0.0408803</text:p>
          </table:table-cell>
          <table:table-cell office:value-type="float" office:value="0.374598" calcext:value-type="float">
            <text:p>0.374598</text:p>
          </table:table-cell>
          <table:table-cell office:value-type="float" office:value="-0.000592854" calcext:value-type="float">
            <text:p>-0.000592854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055694" calcext:value-type="float">
            <text:p>0.055694</text:p>
          </table:table-cell>
          <table:table-cell office:value-type="float" office:value="-0.0417524" calcext:value-type="float">
            <text:p>-0.0417524</text:p>
          </table:table-cell>
          <table:table-cell office:value-type="float" office:value="0.378774" calcext:value-type="float">
            <text:p>0.378774</text:p>
          </table:table-cell>
          <table:table-cell office:value-type="float" office:value="0.000444639" calcext:value-type="float">
            <text:p>0.000444639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0.0597291" calcext:value-type="float">
            <text:p>0.0597291</text:p>
          </table:table-cell>
          <table:table-cell office:value-type="float" office:value="-0.044056" calcext:value-type="float">
            <text:p>-0.044056</text:p>
          </table:table-cell>
          <table:table-cell office:value-type="float" office:value="0.366853" calcext:value-type="float">
            <text:p>0.366853</text:p>
          </table:table-cell>
          <table:table-cell office:value-type="float" office:value="0.00011991" calcext:value-type="float">
            <text:p>0.00011991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0522319" calcext:value-type="float">
            <text:p>0.0522319</text:p>
          </table:table-cell>
          <table:table-cell office:value-type="float" office:value="-0.0381721" calcext:value-type="float">
            <text:p>-0.0381721</text:p>
          </table:table-cell>
          <table:table-cell office:value-type="float" office:value="0.382693" calcext:value-type="float">
            <text:p>0.382693</text:p>
          </table:table-cell>
          <table:table-cell office:value-type="float" office:value="-0.000762279" calcext:value-type="float">
            <text:p>-0.000762279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0.0556458" calcext:value-type="float">
            <text:p>0.0556458</text:p>
          </table:table-cell>
          <table:table-cell office:value-type="float" office:value="-0.0397681" calcext:value-type="float">
            <text:p>-0.0397681</text:p>
          </table:table-cell>
          <table:table-cell office:value-type="float" office:value="0.366854" calcext:value-type="float">
            <text:p>0.366854</text:p>
          </table:table-cell>
          <table:table-cell office:value-type="float" office:value="-0.00197618" calcext:value-type="float">
            <text:p>-0.00197618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.0620694" calcext:value-type="float">
            <text:p>0.0620694</text:p>
          </table:table-cell>
          <table:table-cell office:value-type="float" office:value="-0.0434795" calcext:value-type="float">
            <text:p>-0.0434795</text:p>
          </table:table-cell>
          <table:table-cell office:value-type="float" office:value="0.374016" calcext:value-type="float">
            <text:p>0.374016</text:p>
          </table:table-cell>
          <table:table-cell office:value-type="float" office:value="-0.00458534" calcext:value-type="float">
            <text:p>-0.00458534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0.0657677" calcext:value-type="float">
            <text:p>0.0657677</text:p>
          </table:table-cell>
          <table:table-cell office:value-type="float" office:value="-0.0444863" calcext:value-type="float">
            <text:p>-0.0444863</text:p>
          </table:table-cell>
          <table:table-cell office:value-type="float" office:value="0.386231" calcext:value-type="float">
            <text:p>0.386231</text:p>
          </table:table-cell>
          <table:table-cell office:value-type="float" office:value="-0.00872898" calcext:value-type="float">
            <text:p>-0.00872898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0.0494768" calcext:value-type="float">
            <text:p>0.0494768</text:p>
          </table:table-cell>
          <table:table-cell office:value-type="float" office:value="-0.0284296" calcext:value-type="float">
            <text:p>-0.0284296</text:p>
          </table:table-cell>
          <table:table-cell office:value-type="float" office:value="0.362849" calcext:value-type="float">
            <text:p>0.362849</text:p>
          </table:table-cell>
          <table:table-cell office:value-type="float" office:value="-0.0111185" calcext:value-type="float">
            <text:p>-0.0111185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0.0741169" calcext:value-type="float">
            <text:p>0.0741169</text:p>
          </table:table-cell>
          <table:table-cell office:value-type="float" office:value="-0.0474829" calcext:value-type="float">
            <text:p>-0.0474829</text:p>
          </table:table-cell>
          <table:table-cell office:value-type="float" office:value="0.351833" calcext:value-type="float">
            <text:p>0.351833</text:p>
          </table:table-cell>
          <table:table-cell office:value-type="float" office:value="-0.00778788" calcext:value-type="float">
            <text:p>-0.00778788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0.0663976" calcext:value-type="float">
            <text:p>0.0663976</text:p>
          </table:table-cell>
          <table:table-cell office:value-type="float" office:value="-0.0413553" calcext:value-type="float">
            <text:p>-0.0413553</text:p>
          </table:table-cell>
          <table:table-cell office:value-type="float" office:value="0.383388" calcext:value-type="float">
            <text:p>0.383388</text:p>
          </table:table-cell>
          <table:table-cell office:value-type="float" office:value="-0.00526049" calcext:value-type="float">
            <text:p>-0.00526049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0.0627171" calcext:value-type="float">
            <text:p>0.0627171</text:p>
          </table:table-cell>
          <table:table-cell office:value-type="float" office:value="-0.0428048" calcext:value-type="float">
            <text:p>-0.0428048</text:p>
          </table:table-cell>
          <table:table-cell office:value-type="float" office:value="0.334921" calcext:value-type="float">
            <text:p>0.334921</text:p>
          </table:table-cell>
          <table:table-cell office:value-type="float" office:value="0.0162507" calcext:value-type="float">
            <text:p>0.0162507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.0886344" calcext:value-type="float">
            <text:p>0.0886344</text:p>
          </table:table-cell>
          <table:table-cell office:value-type="float" office:value="-0.0612585" calcext:value-type="float">
            <text:p>-0.0612585</text:p>
          </table:table-cell>
          <table:table-cell office:value-type="float" office:value="0.394982" calcext:value-type="float">
            <text:p>0.394982</text:p>
          </table:table-cell>
          <table:table-cell office:value-type="float" office:value="0.00903803" calcext:value-type="float">
            <text:p>0.00903803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0.0676063" calcext:value-type="float">
            <text:p>0.0676063</text:p>
          </table:table-cell>
          <table:table-cell office:value-type="float" office:value="-0.0439143" calcext:value-type="float">
            <text:p>-0.0439143</text:p>
          </table:table-cell>
          <table:table-cell office:value-type="float" office:value="0.347397" calcext:value-type="float">
            <text:p>0.347397</text:p>
          </table:table-cell>
          <table:table-cell office:value-type="float" office:value="0.00554602" calcext:value-type="float">
            <text:p>0.00554602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0934706" calcext:value-type="float">
            <text:p>0.0934706</text:p>
          </table:table-cell>
          <table:table-cell office:value-type="float" office:value="-0.0613135" calcext:value-type="float">
            <text:p>-0.0613135</text:p>
          </table:table-cell>
          <table:table-cell office:value-type="float" office:value="0.378126" calcext:value-type="float">
            <text:p>0.378126</text:p>
          </table:table-cell>
          <table:table-cell office:value-type="float" office:value="0.00183248" calcext:value-type="float">
            <text:p>0.00183248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0.102513" calcext:value-type="float">
            <text:p>0.102513</text:p>
          </table:table-cell>
          <table:table-cell office:value-type="float" office:value="-0.0638653" calcext:value-type="float">
            <text:p>-0.0638653</text:p>
          </table:table-cell>
          <table:table-cell office:value-type="float" office:value="0.333589" calcext:value-type="float">
            <text:p>0.333589</text:p>
          </table:table-cell>
          <table:table-cell office:value-type="float" office:value="0.00216081" calcext:value-type="float">
            <text:p>0.00216081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0.106004" calcext:value-type="float">
            <text:p>0.106004</text:p>
          </table:table-cell>
          <table:table-cell office:value-type="float" office:value="-0.0610973" calcext:value-type="float">
            <text:p>-0.0610973</text:p>
          </table:table-cell>
          <table:table-cell office:value-type="float" office:value="0.332082" calcext:value-type="float">
            <text:p>0.332082</text:p>
          </table:table-cell>
          <table:table-cell office:value-type="float" office:value="-0.00229714" calcext:value-type="float">
            <text:p>-0.00229714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0.102752" calcext:value-type="float">
            <text:p>0.102752</text:p>
          </table:table-cell>
          <table:table-cell office:value-type="float" office:value="-0.0585932" calcext:value-type="float">
            <text:p>-0.0585932</text:p>
          </table:table-cell>
          <table:table-cell office:value-type="float" office:value="0.362578" calcext:value-type="float">
            <text:p>0.362578</text:p>
          </table:table-cell>
          <table:table-cell office:value-type="float" office:value="0.00472983" calcext:value-type="float">
            <text:p>0.00472983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0.112791" calcext:value-type="float">
            <text:p>0.112791</text:p>
          </table:table-cell>
          <table:table-cell office:value-type="float" office:value="-0.0570099" calcext:value-type="float">
            <text:p>-0.0570099</text:p>
          </table:table-cell>
          <table:table-cell office:value-type="float" office:value="0.327383" calcext:value-type="float">
            <text:p>0.327383</text:p>
          </table:table-cell>
          <table:table-cell office:value-type="float" office:value="0.0000285026" calcext:value-type="float">
            <text:p>2.85026E-05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0.119115" calcext:value-type="float">
            <text:p>0.119115</text:p>
          </table:table-cell>
          <table:table-cell office:value-type="float" office:value="-0.0598869" calcext:value-type="float">
            <text:p>-0.0598869</text:p>
          </table:table-cell>
          <table:table-cell office:value-type="float" office:value="0.361448" calcext:value-type="float">
            <text:p>0.361448</text:p>
          </table:table-cell>
          <table:table-cell office:value-type="float" office:value="0.000527628" calcext:value-type="float">
            <text:p>0.000527628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0.127681" calcext:value-type="float">
            <text:p>0.127681</text:p>
          </table:table-cell>
          <table:table-cell office:value-type="float" office:value="-0.0584062" calcext:value-type="float">
            <text:p>-0.0584062</text:p>
          </table:table-cell>
          <table:table-cell office:value-type="float" office:value="0.314344" calcext:value-type="float">
            <text:p>0.314344</text:p>
          </table:table-cell>
          <table:table-cell office:value-type="float" office:value="0.00175551" calcext:value-type="float">
            <text:p>0.00175551</text:p>
          </table:table-cell>
        </table:table-row>
        <table:table-row table:style-name="ro1">
          <table:table-cell office:value-type="float" office:value="11.21" calcext:value-type="float">
            <text:p>11.21</text:p>
          </table:table-cell>
          <table:table-cell office:value-type="float" office:value="0.155626" calcext:value-type="float">
            <text:p>0.155626</text:p>
          </table:table-cell>
          <table:table-cell office:value-type="float" office:value="-0.0719902" calcext:value-type="float">
            <text:p>-0.0719902</text:p>
          </table:table-cell>
          <table:table-cell office:value-type="float" office:value="0.334873" calcext:value-type="float">
            <text:p>0.334873</text:p>
          </table:table-cell>
          <table:table-cell office:value-type="float" office:value="-0.000169336" calcext:value-type="float">
            <text:p>-0.000169336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0.155364" calcext:value-type="float">
            <text:p>0.155364</text:p>
          </table:table-cell>
          <table:table-cell office:value-type="float" office:value="-0.0632873" calcext:value-type="float">
            <text:p>-0.0632873</text:p>
          </table:table-cell>
          <table:table-cell office:value-type="float" office:value="0.297009" calcext:value-type="float">
            <text:p>0.297009</text:p>
          </table:table-cell>
          <table:table-cell office:value-type="float" office:value="-0.00074765" calcext:value-type="float">
            <text:p>-0.00074765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0.16483" calcext:value-type="float">
            <text:p>0.16483</text:p>
          </table:table-cell>
          <table:table-cell office:value-type="float" office:value="-0.0641987" calcext:value-type="float">
            <text:p>-0.0641987</text:p>
          </table:table-cell>
          <table:table-cell office:value-type="float" office:value="0.320584" calcext:value-type="float">
            <text:p>0.320584</text:p>
          </table:table-cell>
          <table:table-cell office:value-type="float" office:value="0.000310719" calcext:value-type="float">
            <text:p>0.000310719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.161482" calcext:value-type="float">
            <text:p>0.161482</text:p>
          </table:table-cell>
          <table:table-cell office:value-type="float" office:value="-0.0576712" calcext:value-type="float">
            <text:p>-0.0576712</text:p>
          </table:table-cell>
          <table:table-cell office:value-type="float" office:value="0.299478" calcext:value-type="float">
            <text:p>0.299478</text:p>
          </table:table-cell>
          <table:table-cell office:value-type="float" office:value="0.000385726" calcext:value-type="float">
            <text:p>0.000385726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0.135135" calcext:value-type="float">
            <text:p>0.135135</text:p>
          </table:table-cell>
          <table:table-cell office:value-type="float" office:value="-0.0409323" calcext:value-type="float">
            <text:p>-0.0409323</text:p>
          </table:table-cell>
          <table:table-cell office:value-type="float" office:value="0.311339" calcext:value-type="float">
            <text:p>0.311339</text:p>
          </table:table-cell>
          <table:table-cell office:value-type="float" office:value="-0.0000873567" calcext:value-type="float">
            <text:p>-8.73567E-05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0.143864" calcext:value-type="float">
            <text:p>0.143864</text:p>
          </table:table-cell>
          <table:table-cell office:value-type="float" office:value="-0.0473897" calcext:value-type="float">
            <text:p>-0.0473897</text:p>
          </table:table-cell>
          <table:table-cell office:value-type="float" office:value="0.351681" calcext:value-type="float">
            <text:p>0.351681</text:p>
          </table:table-cell>
          <table:table-cell office:value-type="float" office:value="0.00113709" calcext:value-type="float">
            <text:p>0.00113709</text:p>
          </table:table-cell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float" office:value="0.202644" calcext:value-type="float">
            <text:p>0.202644</text:p>
          </table:table-cell>
          <table:table-cell office:value-type="float" office:value="-0.0764566" calcext:value-type="float">
            <text:p>-0.0764566</text:p>
          </table:table-cell>
          <table:table-cell office:value-type="float" office:value="0.339902" calcext:value-type="float">
            <text:p>0.339902</text:p>
          </table:table-cell>
          <table:table-cell office:value-type="float" office:value="0.000231512" calcext:value-type="float">
            <text:p>0.000231512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.187844" calcext:value-type="float">
            <text:p>0.187844</text:p>
          </table:table-cell>
          <table:table-cell office:value-type="float" office:value="-0.0671577" calcext:value-type="float">
            <text:p>-0.0671577</text:p>
          </table:table-cell>
          <table:table-cell office:value-type="float" office:value="0.251594" calcext:value-type="float">
            <text:p>0.251594</text:p>
          </table:table-cell>
          <table:table-cell office:value-type="float" office:value="-0.000405283" calcext:value-type="float">
            <text:p>-0.000405283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0.188104" calcext:value-type="float">
            <text:p>0.188104</text:p>
          </table:table-cell>
          <table:table-cell office:value-type="float" office:value="-0.0675113" calcext:value-type="float">
            <text:p>-0.0675113</text:p>
          </table:table-cell>
          <table:table-cell office:value-type="float" office:value="0.311052" calcext:value-type="float">
            <text:p>0.311052</text:p>
          </table:table-cell>
          <table:table-cell office:value-type="float" office:value="-0.00000509443" calcext:value-type="float">
            <text:p>-5.09443E-06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188818" calcext:value-type="float">
            <text:p>0.188818</text:p>
          </table:table-cell>
          <table:table-cell office:value-type="float" office:value="-0.0645915" calcext:value-type="float">
            <text:p>-0.0645915</text:p>
          </table:table-cell>
          <table:table-cell office:value-type="float" office:value="0.253179" calcext:value-type="float">
            <text:p>0.253179</text:p>
          </table:table-cell>
          <table:table-cell office:value-type="float" office:value="-0.00100427" calcext:value-type="float">
            <text:p>-0.00100427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0.192179" calcext:value-type="float">
            <text:p>0.192179</text:p>
          </table:table-cell>
          <table:table-cell office:value-type="float" office:value="-0.0655694" calcext:value-type="float">
            <text:p>-0.0655694</text:p>
          </table:table-cell>
          <table:table-cell office:value-type="float" office:value="0.294577" calcext:value-type="float">
            <text:p>0.294577</text:p>
          </table:table-cell>
          <table:table-cell office:value-type="float" office:value="0.000406607" calcext:value-type="float">
            <text:p>0.00040660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0.16579" calcext:value-type="float">
            <text:p>0.16579</text:p>
          </table:table-cell>
          <table:table-cell office:value-type="float" office:value="-0.050946" calcext:value-type="float">
            <text:p>-0.050946</text:p>
          </table:table-cell>
          <table:table-cell office:value-type="float" office:value="0.291923" calcext:value-type="float">
            <text:p>0.291923</text:p>
          </table:table-cell>
          <table:table-cell office:value-type="float" office:value="-0.000517777" calcext:value-type="float">
            <text:p>-0.000517777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182374" calcext:value-type="float">
            <text:p>0.182374</text:p>
          </table:table-cell>
          <table:table-cell office:value-type="float" office:value="-0.0594506" calcext:value-type="float">
            <text:p>-0.0594506</text:p>
          </table:table-cell>
          <table:table-cell office:value-type="float" office:value="0.312552" calcext:value-type="float">
            <text:p>0.312552</text:p>
          </table:table-cell>
          <table:table-cell office:value-type="float" office:value="0.00103218" calcext:value-type="float">
            <text:p>0.00103218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19199" calcext:value-type="float">
            <text:p>0.19199</text:p>
          </table:table-cell>
          <table:table-cell office:value-type="float" office:value="-0.0644875" calcext:value-type="float">
            <text:p>-0.0644875</text:p>
          </table:table-cell>
          <table:table-cell office:value-type="float" office:value="0.291837" calcext:value-type="float">
            <text:p>0.291837</text:p>
          </table:table-cell>
          <table:table-cell office:value-type="float" office:value="-0.000679289" calcext:value-type="float">
            <text:p>-0.000679289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0.20692" calcext:value-type="float">
            <text:p>0.20692</text:p>
          </table:table-cell>
          <table:table-cell office:value-type="float" office:value="-0.0716496" calcext:value-type="float">
            <text:p>-0.0716496</text:p>
          </table:table-cell>
          <table:table-cell office:value-type="float" office:value="0.271448" calcext:value-type="float">
            <text:p>0.271448</text:p>
          </table:table-cell>
          <table:table-cell office:value-type="float" office:value="0.000884409" calcext:value-type="float">
            <text:p>0.000884409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0.190614" calcext:value-type="float">
            <text:p>0.190614</text:p>
          </table:table-cell>
          <table:table-cell office:value-type="float" office:value="-0.0623137" calcext:value-type="float">
            <text:p>-0.0623137</text:p>
          </table:table-cell>
          <table:table-cell office:value-type="float" office:value="0.282518" calcext:value-type="float">
            <text:p>0.282518</text:p>
          </table:table-cell>
          <table:table-cell office:value-type="float" office:value="-0.000385623" calcext:value-type="float">
            <text:p>-0.000385623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0.177744" calcext:value-type="float">
            <text:p>0.177744</text:p>
          </table:table-cell>
          <table:table-cell office:value-type="float" office:value="-0.0572926" calcext:value-type="float">
            <text:p>-0.0572926</text:p>
          </table:table-cell>
          <table:table-cell office:value-type="float" office:value="0.28509" calcext:value-type="float">
            <text:p>0.28509</text:p>
          </table:table-cell>
          <table:table-cell office:value-type="float" office:value="0.000259584" calcext:value-type="float">
            <text:p>0.000259584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0.181892" calcext:value-type="float">
            <text:p>0.181892</text:p>
          </table:table-cell>
          <table:table-cell office:value-type="float" office:value="-0.0592502" calcext:value-type="float">
            <text:p>-0.0592502</text:p>
          </table:table-cell>
          <table:table-cell office:value-type="float" office:value="0.29179" calcext:value-type="float">
            <text:p>0.29179</text:p>
          </table:table-cell>
          <table:table-cell office:value-type="float" office:value="-0.000141323" calcext:value-type="float">
            <text:p>-0.000141323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0.184896" calcext:value-type="float">
            <text:p>0.184896</text:p>
          </table:table-cell>
          <table:table-cell office:value-type="float" office:value="-0.0610946" calcext:value-type="float">
            <text:p>-0.0610946</text:p>
          </table:table-cell>
          <table:table-cell office:value-type="float" office:value="0.282378" calcext:value-type="float">
            <text:p>0.282378</text:p>
          </table:table-cell>
          <table:table-cell office:value-type="float" office:value="0.000153798" calcext:value-type="float">
            <text:p>0.000153798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0.183501" calcext:value-type="float">
            <text:p>0.183501</text:p>
          </table:table-cell>
          <table:table-cell office:value-type="float" office:value="-0.0605884" calcext:value-type="float">
            <text:p>-0.0605884</text:p>
          </table:table-cell>
          <table:table-cell office:value-type="float" office:value="0.283562" calcext:value-type="float">
            <text:p>0.283562</text:p>
          </table:table-cell>
          <table:table-cell office:value-type="float" office:value="-0.000493675" calcext:value-type="float">
            <text:p>-0.000493675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0.190628" calcext:value-type="float">
            <text:p>0.190628</text:p>
          </table:table-cell>
          <table:table-cell office:value-type="float" office:value="-0.0643955" calcext:value-type="float">
            <text:p>-0.0643955</text:p>
          </table:table-cell>
          <table:table-cell office:value-type="float" office:value="0.293629" calcext:value-type="float">
            <text:p>0.293629</text:p>
          </table:table-cell>
          <table:table-cell office:value-type="float" office:value="0.000630465" calcext:value-type="float">
            <text:p>0.000630465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0.198295" calcext:value-type="float">
            <text:p>0.198295</text:p>
          </table:table-cell>
          <table:table-cell office:value-type="float" office:value="-0.0681243" calcext:value-type="float">
            <text:p>-0.0681243</text:p>
          </table:table-cell>
          <table:table-cell office:value-type="float" office:value="0.276795" calcext:value-type="float">
            <text:p>0.276795</text:p>
          </table:table-cell>
          <table:table-cell office:value-type="float" office:value="0.00000341674" calcext:value-type="float">
            <text:p>3.41674E-06</text:p>
          </table:table-cell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0.183174" calcext:value-type="float">
            <text:p>0.183174</text:p>
          </table:table-cell>
          <table:table-cell office:value-type="float" office:value="-0.0605316" calcext:value-type="float">
            <text:p>-0.0605316</text:p>
          </table:table-cell>
          <table:table-cell office:value-type="float" office:value="0.281146" calcext:value-type="float">
            <text:p>0.281146</text:p>
          </table:table-cell>
          <table:table-cell office:value-type="float" office:value="0.0000759523" calcext:value-type="float">
            <text:p>7.59523E-05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0.172482" calcext:value-type="float">
            <text:p>0.172482</text:p>
          </table:table-cell>
          <table:table-cell office:value-type="float" office:value="-0.0560668" calcext:value-type="float">
            <text:p>-0.0560668</text:p>
          </table:table-cell>
          <table:table-cell office:value-type="float" office:value="0.275452" calcext:value-type="float">
            <text:p>0.275452</text:p>
          </table:table-cell>
          <table:table-cell office:value-type="float" office:value="-0.000329873" calcext:value-type="float">
            <text:p>-0.000329873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0.193122" calcext:value-type="float">
            <text:p>0.193122</text:p>
          </table:table-cell>
          <table:table-cell office:value-type="float" office:value="-0.065016" calcext:value-type="float">
            <text:p>-0.065016</text:p>
          </table:table-cell>
          <table:table-cell office:value-type="float" office:value="0.307287" calcext:value-type="float">
            <text:p>0.307287</text:p>
          </table:table-cell>
          <table:table-cell office:value-type="float" office:value="0.000448181" calcext:value-type="float">
            <text:p>0.000448181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0.191869" calcext:value-type="float">
            <text:p>0.191869</text:p>
          </table:table-cell>
          <table:table-cell office:value-type="float" office:value="-0.0638669" calcext:value-type="float">
            <text:p>-0.0638669</text:p>
          </table:table-cell>
          <table:table-cell office:value-type="float" office:value="0.268762" calcext:value-type="float">
            <text:p>0.268762</text:p>
          </table:table-cell>
          <table:table-cell office:value-type="float" office:value="-0.000405635" calcext:value-type="float">
            <text:p>-0.000405635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0.186819" calcext:value-type="float">
            <text:p>0.186819</text:p>
          </table:table-cell>
          <table:table-cell office:value-type="float" office:value="-0.0626327" calcext:value-type="float">
            <text:p>-0.0626327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0.000225793" calcext:value-type="float">
            <text:p>0.000225793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198884" calcext:value-type="float">
            <text:p>0.198884</text:p>
          </table:table-cell>
          <table:table-cell office:value-type="float" office:value="-0.0668588" calcext:value-type="float">
            <text:p>-0.0668588</text:p>
          </table:table-cell>
          <table:table-cell office:value-type="float" office:value="0.275219" calcext:value-type="float">
            <text:p>0.275219</text:p>
          </table:table-cell>
          <table:table-cell office:value-type="float" office:value="0.0000637252" calcext:value-type="float">
            <text:p>6.37252E-05</text:p>
          </table:table-cell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0.219882" calcext:value-type="float">
            <text:p>0.219882</text:p>
          </table:table-cell>
          <table:table-cell office:value-type="float" office:value="-0.0740209" calcext:value-type="float">
            <text:p>-0.0740209</text:p>
          </table:table-cell>
          <table:table-cell office:value-type="float" office:value="0.228377" calcext:value-type="float">
            <text:p>0.228377</text:p>
          </table:table-cell>
          <table:table-cell office:value-type="float" office:value="0.000346663" calcext:value-type="float">
            <text:p>0.000346663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0.26964" calcext:value-type="float">
            <text:p>0.26964</text:p>
          </table:table-cell>
          <table:table-cell office:value-type="float" office:value="-0.0907427" calcext:value-type="float">
            <text:p>-0.0907427</text:p>
          </table:table-cell>
          <table:table-cell office:value-type="float" office:value="0.210218" calcext:value-type="float">
            <text:p>0.210218</text:p>
          </table:table-cell>
          <table:table-cell office:value-type="float" office:value="0.00146035" calcext:value-type="float">
            <text:p>0.00146035</text:p>
          </table:table-cell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float" office:value="0.297512" calcext:value-type="float">
            <text:p>0.297512</text:p>
          </table:table-cell>
          <table:table-cell office:value-type="float" office:value="-0.0933533" calcext:value-type="float">
            <text:p>-0.0933533</text:p>
          </table:table-cell>
          <table:table-cell office:value-type="float" office:value="0.271424" calcext:value-type="float">
            <text:p>0.271424</text:p>
          </table:table-cell>
          <table:table-cell office:value-type="float" office:value="0.00207079" calcext:value-type="float">
            <text:p>0.00207079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0.314481" calcext:value-type="float">
            <text:p>0.314481</text:p>
          </table:table-cell>
          <table:table-cell office:value-type="float" office:value="-0.0890103" calcext:value-type="float">
            <text:p>-0.0890103</text:p>
          </table:table-cell>
          <table:table-cell office:value-type="float" office:value="0.192819" calcext:value-type="float">
            <text:p>0.192819</text:p>
          </table:table-cell>
          <table:table-cell office:value-type="float" office:value="0.00161706" calcext:value-type="float">
            <text:p>0.00161706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0.343689" calcext:value-type="float">
            <text:p>0.343689</text:p>
          </table:table-cell>
          <table:table-cell office:value-type="float" office:value="-0.0876387" calcext:value-type="float">
            <text:p>-0.0876387</text:p>
          </table:table-cell>
          <table:table-cell office:value-type="float" office:value="0.252994" calcext:value-type="float">
            <text:p>0.252994</text:p>
          </table:table-cell>
          <table:table-cell office:value-type="float" office:value="0.00153546" calcext:value-type="float">
            <text:p>0.00153546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0.374255" calcext:value-type="float">
            <text:p>0.374255</text:p>
          </table:table-cell>
          <table:table-cell office:value-type="float" office:value="-0.0863647" calcext:value-type="float">
            <text:p>-0.0863647</text:p>
          </table:table-cell>
          <table:table-cell office:value-type="float" office:value="0.209433" calcext:value-type="float">
            <text:p>0.209433</text:p>
          </table:table-cell>
          <table:table-cell office:value-type="float" office:value="0.00031227" calcext:value-type="float">
            <text:p>0.00031227</text:p>
          </table:table-cell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0.449042" calcext:value-type="float">
            <text:p>0.449042</text:p>
          </table:table-cell>
          <table:table-cell office:value-type="float" office:value="-0.0956096" calcext:value-type="float">
            <text:p>-0.0956096</text:p>
          </table:table-cell>
          <table:table-cell office:value-type="float" office:value="0.204595" calcext:value-type="float">
            <text:p>0.204595</text:p>
          </table:table-cell>
          <table:table-cell office:value-type="float" office:value="0.00118595" calcext:value-type="float">
            <text:p>0.0011859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0.435135" calcext:value-type="float">
            <text:p>0.435135</text:p>
          </table:table-cell>
          <table:table-cell office:value-type="float" office:value="-0.0779121" calcext:value-type="float">
            <text:p>-0.0779121</text:p>
          </table:table-cell>
          <table:table-cell office:value-type="float" office:value="0.223143" calcext:value-type="float">
            <text:p>0.223143</text:p>
          </table:table-cell>
          <table:table-cell office:value-type="float" office:value="0.00065419" calcext:value-type="float">
            <text:p>0.00065419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0.511146" calcext:value-type="float">
            <text:p>0.511146</text:p>
          </table:table-cell>
          <table:table-cell office:value-type="float" office:value="-0.0848471" calcext:value-type="float">
            <text:p>-0.0848471</text:p>
          </table:table-cell>
          <table:table-cell office:value-type="float" office:value="0.16259" calcext:value-type="float">
            <text:p>0.16259</text:p>
          </table:table-cell>
          <table:table-cell office:value-type="float" office:value="0.0000776303" calcext:value-type="float">
            <text:p>7.76303E-05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0.522042" calcext:value-type="float">
            <text:p>0.522042</text:p>
          </table:table-cell>
          <table:table-cell office:value-type="float" office:value="-0.0723357" calcext:value-type="float">
            <text:p>-0.0723357</text:p>
          </table:table-cell>
          <table:table-cell office:value-type="float" office:value="0.19126" calcext:value-type="float">
            <text:p>0.19126</text:p>
          </table:table-cell>
          <table:table-cell office:value-type="float" office:value="0.000806802" calcext:value-type="float">
            <text:p>0.000806802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1.09765" calcext:value-type="float">
            <text:p>1.09765</text:p>
          </table:table-cell>
          <table:table-cell office:value-type="float" office:value="-0.167019" calcext:value-type="float">
            <text:p>-0.167019</text:p>
          </table:table-cell>
          <table:table-cell office:value-type="float" office:value="0.121794" calcext:value-type="float">
            <text:p>0.121794</text:p>
          </table:table-cell>
          <table:table-cell office:value-type="float" office:value="0.0109244" calcext:value-type="float">
            <text:p>0.0109244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0.263835" calcext:value-type="float">
            <text:p>0.263835</text:p>
          </table:table-cell>
          <table:table-cell office:value-type="float" office:value="-0.00377838" calcext:value-type="float">
            <text:p>-0.00377838</text:p>
          </table:table-cell>
          <table:table-cell office:value-type="float" office:value="0.261664" calcext:value-type="float">
            <text:p>0.261664</text:p>
          </table:table-cell>
          <table:table-cell office:value-type="float" office:value="-0.00632883" calcext:value-type="float">
            <text:p>-0.00632883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0.69753" calcext:value-type="float">
            <text:p>0.69753</text:p>
          </table:table-cell>
          <table:table-cell office:value-type="float" office:value="-0.0692065" calcext:value-type="float">
            <text:p>-0.0692065</text:p>
          </table:table-cell>
          <table:table-cell office:value-type="float" office:value="0.153453" calcext:value-type="float">
            <text:p>0.153453</text:p>
          </table:table-cell>
          <table:table-cell office:value-type="float" office:value="-0.00110519" calcext:value-type="float">
            <text:p>-0.00110519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0.670828" calcext:value-type="float">
            <text:p>0.670828</text:p>
          </table:table-cell>
          <table:table-cell office:value-type="float" office:value="-0.0530227" calcext:value-type="float">
            <text:p>-0.0530227</text:p>
          </table:table-cell>
          <table:table-cell office:value-type="float" office:value="0.171586" calcext:value-type="float">
            <text:p>0.171586</text:p>
          </table:table-cell>
          <table:table-cell office:value-type="float" office:value="-0.000731339" calcext:value-type="float">
            <text:p>-0.000731339</text:p>
          </table:table-cell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0.733886" calcext:value-type="float">
            <text:p>0.733886</text:p>
          </table:table-cell>
          <table:table-cell office:value-type="float" office:value="-0.0513026" calcext:value-type="float">
            <text:p>-0.0513026</text:p>
          </table:table-cell>
          <table:table-cell office:value-type="float" office:value="0.2" calcext:value-type="float">
            <text:p>0.2</text:p>
          </table:table-cell>
          <table:table-cell office:value-type="float" office:value="-0.000658549" calcext:value-type="float">
            <text:p>-0.000658549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0.717284" calcext:value-type="float">
            <text:p>0.717284</text:p>
          </table:table-cell>
          <table:table-cell office:value-type="float" office:value="-0.0449202" calcext:value-type="float">
            <text:p>-0.0449202</text:p>
          </table:table-cell>
          <table:table-cell office:value-type="float" office:value="0.185417" calcext:value-type="float">
            <text:p>0.185417</text:p>
          </table:table-cell>
          <table:table-cell office:value-type="float" office:value="-0.00101678" calcext:value-type="float">
            <text:p>-0.00101678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0.743741" calcext:value-type="float">
            <text:p>0.743741</text:p>
          </table:table-cell>
          <table:table-cell office:value-type="float" office:value="-0.0439184" calcext:value-type="float">
            <text:p>-0.0439184</text:p>
          </table:table-cell>
          <table:table-cell office:value-type="float" office:value="0.166701" calcext:value-type="float">
            <text:p>0.166701</text:p>
          </table:table-cell>
          <table:table-cell office:value-type="float" office:value="-0.000809669" calcext:value-type="float">
            <text:p>-0.000809669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0.803303" calcext:value-type="float">
            <text:p>0.803303</text:p>
          </table:table-cell>
          <table:table-cell office:value-type="float" office:value="-0.0450928" calcext:value-type="float">
            <text:p>-0.0450928</text:p>
          </table:table-cell>
          <table:table-cell office:value-type="float" office:value="0.168813" calcext:value-type="float">
            <text:p>0.168813</text:p>
          </table:table-cell>
          <table:table-cell office:value-type="float" office:value="-0.000557109" calcext:value-type="float">
            <text:p>-0.000557109</text:p>
          </table:table-cell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0.755454" calcext:value-type="float">
            <text:p>0.755454</text:p>
          </table:table-cell>
          <table:table-cell office:value-type="float" office:value="-0.0368873" calcext:value-type="float">
            <text:p>-0.0368873</text:p>
          </table:table-cell>
          <table:table-cell office:value-type="float" office:value="0.151816" calcext:value-type="float">
            <text:p>0.151816</text:p>
          </table:table-cell>
          <table:table-cell office:value-type="float" office:value="-0.00098295" calcext:value-type="float">
            <text:p>-0.00098295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0.825072" calcext:value-type="float">
            <text:p>0.825072</text:p>
          </table:table-cell>
          <table:table-cell office:value-type="float" office:value="-0.0371255" calcext:value-type="float">
            <text:p>-0.0371255</text:p>
          </table:table-cell>
          <table:table-cell office:value-type="float" office:value="0.158032" calcext:value-type="float">
            <text:p>0.158032</text:p>
          </table:table-cell>
          <table:table-cell office:value-type="float" office:value="-0.000612106" calcext:value-type="float">
            <text:p>-0.000612106</text:p>
          </table:table-cell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0.835126" calcext:value-type="float">
            <text:p>0.835126</text:p>
          </table:table-cell>
          <table:table-cell office:value-type="float" office:value="-0.0329787" calcext:value-type="float">
            <text:p>-0.0329787</text:p>
          </table:table-cell>
          <table:table-cell office:value-type="float" office:value="0.157143" calcext:value-type="float">
            <text:p>0.157143</text:p>
          </table:table-cell>
          <table:table-cell office:value-type="float" office:value="0.00000658584" calcext:value-type="float">
            <text:p>6.58584E-06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0.817876" calcext:value-type="float">
            <text:p>0.817876</text:p>
          </table:table-cell>
          <table:table-cell office:value-type="float" office:value="-0.0289482" calcext:value-type="float">
            <text:p>-0.0289482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-0.000331117" calcext:value-type="float">
            <text:p>-0.000331117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0.875882" calcext:value-type="float">
            <text:p>0.875882</text:p>
          </table:table-cell>
          <table:table-cell office:value-type="float" office:value="-0.0273288" calcext:value-type="float">
            <text:p>-0.0273288</text:p>
          </table:table-cell>
          <table:table-cell office:value-type="float" office:value="0.16524" calcext:value-type="float">
            <text:p>0.16524</text:p>
          </table:table-cell>
          <table:table-cell office:value-type="float" office:value="-0.000815834" calcext:value-type="float">
            <text:p>-0.000815834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0.821981" calcext:value-type="float">
            <text:p>0.821981</text:p>
          </table:table-cell>
          <table:table-cell office:value-type="float" office:value="-0.0214274" calcext:value-type="float">
            <text:p>-0.0214274</text:p>
          </table:table-cell>
          <table:table-cell office:value-type="float" office:value="0.124688" calcext:value-type="float">
            <text:p>0.124688</text:p>
          </table:table-cell>
          <table:table-cell office:value-type="float" office:value="-0.000103614" calcext:value-type="float">
            <text:p>-0.000103614</text:p>
          </table:table-cell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0.86541" calcext:value-type="float">
            <text:p>0.86541</text:p>
          </table:table-cell>
          <table:table-cell office:value-type="float" office:value="-0.0203053" calcext:value-type="float">
            <text:p>-0.0203053</text:p>
          </table:table-cell>
          <table:table-cell office:value-type="float" office:value="0.167118" calcext:value-type="float">
            <text:p>0.167118</text:p>
          </table:table-cell>
          <table:table-cell office:value-type="float" office:value="-0.000827767" calcext:value-type="float">
            <text:p>-0.000827767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0.867982" calcext:value-type="float">
            <text:p>0.867982</text:p>
          </table:table-cell>
          <table:table-cell office:value-type="float" office:value="-0.0175607" calcext:value-type="float">
            <text:p>-0.0175607</text:p>
          </table:table-cell>
          <table:table-cell office:value-type="float" office:value="0.151372" calcext:value-type="float">
            <text:p>0.151372</text:p>
          </table:table-cell>
          <table:table-cell office:value-type="float" office:value="-0.000340207" calcext:value-type="float">
            <text:p>-0.000340207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0.862372" calcext:value-type="float">
            <text:p>0.862372</text:p>
          </table:table-cell>
          <table:table-cell office:value-type="float" office:value="-0.0165194" calcext:value-type="float">
            <text:p>-0.0165194</text:p>
          </table:table-cell>
          <table:table-cell office:value-type="float" office:value="0.140679" calcext:value-type="float">
            <text:p>0.140679</text:p>
          </table:table-cell>
          <table:table-cell office:value-type="float" office:value="-0.000696163" calcext:value-type="float">
            <text:p>-0.000696163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0.860962" calcext:value-type="float">
            <text:p>0.860962</text:p>
          </table:table-cell>
          <table:table-cell office:value-type="float" office:value="-0.0161538" calcext:value-type="float">
            <text:p>-0.0161538</text:p>
          </table:table-cell>
          <table:table-cell office:value-type="float" office:value="0.148181" calcext:value-type="float">
            <text:p>0.148181</text:p>
          </table:table-cell>
          <table:table-cell office:value-type="float" office:value="-0.000725281" calcext:value-type="float">
            <text:p>-0.000725281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0.876633" calcext:value-type="float">
            <text:p>0.876633</text:p>
          </table:table-cell>
          <table:table-cell office:value-type="float" office:value="-0.0167119" calcext:value-type="float">
            <text:p>-0.0167119</text:p>
          </table:table-cell>
          <table:table-cell office:value-type="float" office:value="0.148881" calcext:value-type="float">
            <text:p>0.148881</text:p>
          </table:table-cell>
          <table:table-cell office:value-type="float" office:value="-0.000447441" calcext:value-type="float">
            <text:p>-0.000447441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86564" calcext:value-type="float">
            <text:p>0.86564</text:p>
          </table:table-cell>
          <table:table-cell office:value-type="float" office:value="-0.0173193" calcext:value-type="float">
            <text:p>-0.0173193</text:p>
          </table:table-cell>
          <table:table-cell office:value-type="float" office:value="0.13823" calcext:value-type="float">
            <text:p>0.13823</text:p>
          </table:table-cell>
          <table:table-cell office:value-type="float" office:value="-0.000237471" calcext:value-type="float">
            <text:p>-0.000237471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0.863975" calcext:value-type="float">
            <text:p>0.863975</text:p>
          </table:table-cell>
          <table:table-cell office:value-type="float" office:value="-0.0174148" calcext:value-type="float">
            <text:p>-0.0174148</text:p>
          </table:table-cell>
          <table:table-cell office:value-type="float" office:value="0.140283" calcext:value-type="float">
            <text:p>0.140283</text:p>
          </table:table-cell>
          <table:table-cell office:value-type="float" office:value="-0.0004298" calcext:value-type="float">
            <text:p>-0.0004298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0.909181" calcext:value-type="float">
            <text:p>0.909181</text:p>
          </table:table-cell>
          <table:table-cell office:value-type="float" office:value="-0.0188092" calcext:value-type="float">
            <text:p>-0.0188092</text:p>
          </table:table-cell>
          <table:table-cell office:value-type="float" office:value="0.164759" calcext:value-type="float">
            <text:p>0.164759</text:p>
          </table:table-cell>
          <table:table-cell office:value-type="float" office:value="-0.00072834" calcext:value-type="float">
            <text:p>-0.00072834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.920665" calcext:value-type="float">
            <text:p>0.920665</text:p>
          </table:table-cell>
          <table:table-cell office:value-type="float" office:value="-0.0206338" calcext:value-type="float">
            <text:p>-0.0206338</text:p>
          </table:table-cell>
          <table:table-cell office:value-type="float" office:value="0.144405" calcext:value-type="float">
            <text:p>0.144405</text:p>
          </table:table-cell>
          <table:table-cell office:value-type="float" office:value="0.00129842" calcext:value-type="float">
            <text:p>0.00129842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0.897706" calcext:value-type="float">
            <text:p>0.897706</text:p>
          </table:table-cell>
          <table:table-cell office:value-type="float" office:value="-0.0197076" calcext:value-type="float">
            <text:p>-0.0197076</text:p>
          </table:table-cell>
          <table:table-cell office:value-type="float" office:value="0.156743" calcext:value-type="float">
            <text:p>0.156743</text:p>
          </table:table-cell>
          <table:table-cell office:value-type="float" office:value="-0.000546575" calcext:value-type="float">
            <text:p>-0.000546575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0.8873" calcext:value-type="float">
            <text:p>0.8873</text:p>
          </table:table-cell>
          <table:table-cell office:value-type="float" office:value="-0.0225323" calcext:value-type="float">
            <text:p>-0.0225323</text:p>
          </table:table-cell>
          <table:table-cell office:value-type="float" office:value="0.150108" calcext:value-type="float">
            <text:p>0.150108</text:p>
          </table:table-cell>
          <table:table-cell office:value-type="float" office:value="0.000307405" calcext:value-type="float">
            <text:p>0.000307405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.913198" calcext:value-type="float">
            <text:p>0.913198</text:p>
          </table:table-cell>
          <table:table-cell office:value-type="float" office:value="-0.02466" calcext:value-type="float">
            <text:p>-0.02466</text:p>
          </table:table-cell>
          <table:table-cell office:value-type="float" office:value="0.154517" calcext:value-type="float">
            <text:p>0.154517</text:p>
          </table:table-cell>
          <table:table-cell office:value-type="float" office:value="0.000568071" calcext:value-type="float">
            <text:p>0.000568071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0.898701" calcext:value-type="float">
            <text:p>0.898701</text:p>
          </table:table-cell>
          <table:table-cell office:value-type="float" office:value="-0.02525" calcext:value-type="float">
            <text:p>-0.02525</text:p>
          </table:table-cell>
          <table:table-cell office:value-type="float" office:value="0.145156" calcext:value-type="float">
            <text:p>0.145156</text:p>
          </table:table-cell>
          <table:table-cell office:value-type="float" office:value="0.0000651437" calcext:value-type="float">
            <text:p>6.51437E-05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0.88265" calcext:value-type="float">
            <text:p>0.88265</text:p>
          </table:table-cell>
          <table:table-cell office:value-type="float" office:value="-0.0255505" calcext:value-type="float">
            <text:p>-0.0255505</text:p>
          </table:table-cell>
          <table:table-cell office:value-type="float" office:value="0.153036" calcext:value-type="float">
            <text:p>0.153036</text:p>
          </table:table-cell>
          <table:table-cell office:value-type="float" office:value="-0.000223155" calcext:value-type="float">
            <text:p>-0.000223155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0.902209" calcext:value-type="float">
            <text:p>0.902209</text:p>
          </table:table-cell>
          <table:table-cell office:value-type="float" office:value="-0.0266163" calcext:value-type="float">
            <text:p>-0.0266163</text:p>
          </table:table-cell>
          <table:table-cell office:value-type="float" office:value="0.149945" calcext:value-type="float">
            <text:p>0.149945</text:p>
          </table:table-cell>
          <table:table-cell office:value-type="float" office:value="-0.0000730701" calcext:value-type="float">
            <text:p>-7.30701E-05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0.872742" calcext:value-type="float">
            <text:p>0.872742</text:p>
          </table:table-cell>
          <table:table-cell office:value-type="float" office:value="-0.0263206" calcext:value-type="float">
            <text:p>-0.0263206</text:p>
          </table:table-cell>
          <table:table-cell office:value-type="float" office:value="0.152861" calcext:value-type="float">
            <text:p>0.152861</text:p>
          </table:table-cell>
          <table:table-cell office:value-type="float" office:value="-0.0000783009" calcext:value-type="float">
            <text:p>-7.83009E-05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0.923525" calcext:value-type="float">
            <text:p>0.923525</text:p>
          </table:table-cell>
          <table:table-cell office:value-type="float" office:value="-0.0285569" calcext:value-type="float">
            <text:p>-0.0285569</text:p>
          </table:table-cell>
          <table:table-cell office:value-type="float" office:value="0.16492" calcext:value-type="float">
            <text:p>0.16492</text:p>
          </table:table-cell>
          <table:table-cell office:value-type="float" office:value="0.000239818" calcext:value-type="float">
            <text:p>0.000239818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892082" calcext:value-type="float">
            <text:p>0.892082</text:p>
          </table:table-cell>
          <table:table-cell office:value-type="float" office:value="-0.0293403" calcext:value-type="float">
            <text:p>-0.0293403</text:p>
          </table:table-cell>
          <table:table-cell office:value-type="float" office:value="0.165787" calcext:value-type="float">
            <text:p>0.165787</text:p>
          </table:table-cell>
          <table:table-cell office:value-type="float" office:value="0.0000591939" calcext:value-type="float">
            <text:p>5.91939E-05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0.902558" calcext:value-type="float">
            <text:p>0.902558</text:p>
          </table:table-cell>
          <table:table-cell office:value-type="float" office:value="-0.0294747" calcext:value-type="float">
            <text:p>-0.0294747</text:p>
          </table:table-cell>
          <table:table-cell office:value-type="float" office:value="0.144298" calcext:value-type="float">
            <text:p>0.144298</text:p>
          </table:table-cell>
          <table:table-cell office:value-type="float" office:value="-0.00042638" calcext:value-type="float">
            <text:p>-0.00042638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0.877553" calcext:value-type="float">
            <text:p>0.877553</text:p>
          </table:table-cell>
          <table:table-cell office:value-type="float" office:value="-0.0295286" calcext:value-type="float">
            <text:p>-0.0295286</text:p>
          </table:table-cell>
          <table:table-cell office:value-type="float" office:value="0.156274" calcext:value-type="float">
            <text:p>0.156274</text:p>
          </table:table-cell>
          <table:table-cell office:value-type="float" office:value="-0.0000442396" calcext:value-type="float">
            <text:p>-4.42396E-0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908919" calcext:value-type="float">
            <text:p>0.908919</text:p>
          </table:table-cell>
          <table:table-cell office:value-type="float" office:value="-0.0309655" calcext:value-type="float">
            <text:p>-0.0309655</text:p>
          </table:table-cell>
          <table:table-cell office:value-type="float" office:value="0.162176" calcext:value-type="float">
            <text:p>0.162176</text:p>
          </table:table-cell>
          <table:table-cell office:value-type="float" office:value="0.000114412" calcext:value-type="float">
            <text:p>0.000114412</text:p>
          </table:table-cell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0.879095" calcext:value-type="float">
            <text:p>0.879095</text:p>
          </table:table-cell>
          <table:table-cell office:value-type="float" office:value="-0.0292608" calcext:value-type="float">
            <text:p>-0.0292608</text:p>
          </table:table-cell>
          <table:table-cell office:value-type="float" office:value="0.148805" calcext:value-type="float">
            <text:p>0.148805</text:p>
          </table:table-cell>
          <table:table-cell office:value-type="float" office:value="-0.000137414" calcext:value-type="float">
            <text:p>-0.000137414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0.90604" calcext:value-type="float">
            <text:p>0.90604</text:p>
          </table:table-cell>
          <table:table-cell office:value-type="float" office:value="-0.0299207" calcext:value-type="float">
            <text:p>-0.0299207</text:p>
          </table:table-cell>
          <table:table-cell office:value-type="float" office:value="0.155797" calcext:value-type="float">
            <text:p>0.155797</text:p>
          </table:table-cell>
          <table:table-cell office:value-type="float" office:value="0.000207718" calcext:value-type="float">
            <text:p>0.00020771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09385" calcext:value-type="float">
            <text:p>0.909385</text:p>
          </table:table-cell>
          <table:table-cell office:value-type="float" office:value="-0.0296018" calcext:value-type="float">
            <text:p>-0.0296018</text:p>
          </table:table-cell>
          <table:table-cell office:value-type="float" office:value="0.161483" calcext:value-type="float">
            <text:p>0.161483</text:p>
          </table:table-cell>
          <table:table-cell office:value-type="float" office:value="0.000204878" calcext:value-type="float">
            <text:p>0.000204878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0.908806" calcext:value-type="float">
            <text:p>0.908806</text:p>
          </table:table-cell>
          <table:table-cell office:value-type="float" office:value="-0.0293079" calcext:value-type="float">
            <text:p>-0.0293079</text:p>
          </table:table-cell>
          <table:table-cell office:value-type="float" office:value="0.157525" calcext:value-type="float">
            <text:p>0.157525</text:p>
          </table:table-cell>
          <table:table-cell office:value-type="float" office:value="0.000202741" calcext:value-type="float">
            <text:p>0.000202741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0.905272" calcext:value-type="float">
            <text:p>0.905272</text:p>
          </table:table-cell>
          <table:table-cell office:value-type="float" office:value="-0.0290009" calcext:value-type="float">
            <text:p>-0.0290009</text:p>
          </table:table-cell>
          <table:table-cell office:value-type="float" office:value="0.157754" calcext:value-type="float">
            <text:p>0.157754</text:p>
          </table:table-cell>
          <table:table-cell office:value-type="float" office:value="0.000191981" calcext:value-type="float">
            <text:p>0.000191981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0.889715" calcext:value-type="float">
            <text:p>0.889715</text:p>
          </table:table-cell>
          <table:table-cell office:value-type="float" office:value="-0.0289343" calcext:value-type="float">
            <text:p>-0.0289343</text:p>
          </table:table-cell>
          <table:table-cell office:value-type="float" office:value="0.153421" calcext:value-type="float">
            <text:p>0.153421</text:p>
          </table:table-cell>
          <table:table-cell office:value-type="float" office:value="-0.0000665258" calcext:value-type="float">
            <text:p>-6.65258E-05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0.890732" calcext:value-type="float">
            <text:p>0.890732</text:p>
          </table:table-cell>
          <table:table-cell office:value-type="float" office:value="-0.0286326" calcext:value-type="float">
            <text:p>-0.0286326</text:p>
          </table:table-cell>
          <table:table-cell office:value-type="float" office:value="0.145016" calcext:value-type="float">
            <text:p>0.145016</text:p>
          </table:table-cell>
          <table:table-cell office:value-type="float" office:value="-0.000337262" calcext:value-type="float">
            <text:p>-0.00033726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901502" calcext:value-type="float">
            <text:p>0.901502</text:p>
          </table:table-cell>
          <table:table-cell office:value-type="float" office:value="-0.0286121" calcext:value-type="float">
            <text:p>-0.0286121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-0.000198526" calcext:value-type="float">
            <text:p>-0.000198526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0.883031" calcext:value-type="float">
            <text:p>0.883031</text:p>
          </table:table-cell>
          <table:table-cell office:value-type="float" office:value="-0.0278215" calcext:value-type="float">
            <text:p>-0.0278215</text:p>
          </table:table-cell>
          <table:table-cell office:value-type="float" office:value="0.162678" calcext:value-type="float">
            <text:p>0.162678</text:p>
          </table:table-cell>
          <table:table-cell office:value-type="float" office:value="0.0000092315" calcext:value-type="float">
            <text:p>9.2315E-06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0.914696" calcext:value-type="float">
            <text:p>0.914696</text:p>
          </table:table-cell>
          <table:table-cell office:value-type="float" office:value="-0.0294348" calcext:value-type="float">
            <text:p>-0.0294348</text:p>
          </table:table-cell>
          <table:table-cell office:value-type="float" office:value="0.144006" calcext:value-type="float">
            <text:p>0.144006</text:p>
          </table:table-cell>
          <table:table-cell office:value-type="float" office:value="0.000320424" calcext:value-type="float">
            <text:p>0.000320424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0.906821" calcext:value-type="float">
            <text:p>0.906821</text:p>
          </table:table-cell>
          <table:table-cell office:value-type="float" office:value="-0.0279618" calcext:value-type="float">
            <text:p>-0.0279618</text:p>
          </table:table-cell>
          <table:table-cell office:value-type="float" office:value="0.149779" calcext:value-type="float">
            <text:p>0.149779</text:p>
          </table:table-cell>
          <table:table-cell office:value-type="float" office:value="-0.0000702662" calcext:value-type="float">
            <text:p>-7.02662E-05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0.922921" calcext:value-type="float">
            <text:p>0.922921</text:p>
          </table:table-cell>
          <table:table-cell office:value-type="float" office:value="-0.0286379" calcext:value-type="float">
            <text:p>-0.0286379</text:p>
          </table:table-cell>
          <table:table-cell office:value-type="float" office:value="0.15256" calcext:value-type="float">
            <text:p>0.15256</text:p>
          </table:table-cell>
          <table:table-cell office:value-type="float" office:value="0.000199674" calcext:value-type="float">
            <text:p>0.000199674</text:p>
          </table:table-cell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0.901037" calcext:value-type="float">
            <text:p>0.901037</text:p>
          </table:table-cell>
          <table:table-cell office:value-type="float" office:value="-0.026687" calcext:value-type="float">
            <text:p>-0.026687</text:p>
          </table:table-cell>
          <table:table-cell office:value-type="float" office:value="0.141497" calcext:value-type="float">
            <text:p>0.141497</text:p>
          </table:table-cell>
          <table:table-cell office:value-type="float" office:value="0.000119103" calcext:value-type="float">
            <text:p>0.000119103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0.91059" calcext:value-type="float">
            <text:p>0.91059</text:p>
          </table:table-cell>
          <table:table-cell office:value-type="float" office:value="-0.0271338" calcext:value-type="float">
            <text:p>-0.0271338</text:p>
          </table:table-cell>
          <table:table-cell office:value-type="float" office:value="0.15517" calcext:value-type="float">
            <text:p>0.15517</text:p>
          </table:table-cell>
          <table:table-cell office:value-type="float" office:value="0.00047231" calcext:value-type="float">
            <text:p>0.00047231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0.914661" calcext:value-type="float">
            <text:p>0.914661</text:p>
          </table:table-cell>
          <table:table-cell office:value-type="float" office:value="-0.0267876" calcext:value-type="float">
            <text:p>-0.0267876</text:p>
          </table:table-cell>
          <table:table-cell office:value-type="float" office:value="0.14606" calcext:value-type="float">
            <text:p>0.14606</text:p>
          </table:table-cell>
          <table:table-cell office:value-type="float" office:value="-0.000181115" calcext:value-type="float">
            <text:p>-0.000181115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0.881013" calcext:value-type="float">
            <text:p>0.881013</text:p>
          </table:table-cell>
          <table:table-cell office:value-type="float" office:value="-0.0260498" calcext:value-type="float">
            <text:p>-0.0260498</text:p>
          </table:table-cell>
          <table:table-cell office:value-type="float" office:value="0.135034" calcext:value-type="float">
            <text:p>0.135034</text:p>
          </table:table-cell>
          <table:table-cell office:value-type="float" office:value="-0.000412602" calcext:value-type="float">
            <text:p>-0.000412602</text:p>
          </table:table-cell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0.88914" calcext:value-type="float">
            <text:p>0.88914</text:p>
          </table:table-cell>
          <table:table-cell office:value-type="float" office:value="-0.0247416" calcext:value-type="float">
            <text:p>-0.0247416</text:p>
          </table:table-cell>
          <table:table-cell office:value-type="float" office:value="0.136141" calcext:value-type="float">
            <text:p>0.136141</text:p>
          </table:table-cell>
          <table:table-cell office:value-type="float" office:value="-0.000455518" calcext:value-type="float">
            <text:p>-0.000455518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.912736" calcext:value-type="float">
            <text:p>0.912736</text:p>
          </table:table-cell>
          <table:table-cell office:value-type="float" office:value="-0.0255755" calcext:value-type="float">
            <text:p>-0.0255755</text:p>
          </table:table-cell>
          <table:table-cell office:value-type="float" office:value="0.148445" calcext:value-type="float">
            <text:p>0.148445</text:p>
          </table:table-cell>
          <table:table-cell office:value-type="float" office:value="0.000353827" calcext:value-type="float">
            <text:p>0.000353827</text:p>
          </table:table-cell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0.915268" calcext:value-type="float">
            <text:p>0.915268</text:p>
          </table:table-cell>
          <table:table-cell office:value-type="float" office:value="-0.0249541" calcext:value-type="float">
            <text:p>-0.0249541</text:p>
          </table:table-cell>
          <table:table-cell office:value-type="float" office:value="0.148211" calcext:value-type="float">
            <text:p>0.148211</text:p>
          </table:table-cell>
          <table:table-cell office:value-type="float" office:value="-0.000370129" calcext:value-type="float">
            <text:p>-0.000370129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0.917366" calcext:value-type="float">
            <text:p>0.917366</text:p>
          </table:table-cell>
          <table:table-cell office:value-type="float" office:value="-0.0250524" calcext:value-type="float">
            <text:p>-0.0250524</text:p>
          </table:table-cell>
          <table:table-cell office:value-type="float" office:value="0.138494" calcext:value-type="float">
            <text:p>0.138494</text:p>
          </table:table-cell>
          <table:table-cell office:value-type="float" office:value="0.000460967" calcext:value-type="float">
            <text:p>0.000460967</text:p>
          </table:table-cell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0.918075" calcext:value-type="float">
            <text:p>0.918075</text:p>
          </table:table-cell>
          <table:table-cell office:value-type="float" office:value="-0.024389" calcext:value-type="float">
            <text:p>-0.024389</text:p>
          </table:table-cell>
          <table:table-cell office:value-type="float" office:value="0.139373" calcext:value-type="float">
            <text:p>0.139373</text:p>
          </table:table-cell>
          <table:table-cell office:value-type="float" office:value="0.000167134" calcext:value-type="float">
            <text:p>0.000167134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0.896252" calcext:value-type="float">
            <text:p>0.896252</text:p>
          </table:table-cell>
          <table:table-cell office:value-type="float" office:value="-0.0228585" calcext:value-type="float">
            <text:p>-0.0228585</text:p>
          </table:table-cell>
          <table:table-cell office:value-type="float" office:value="0.143674" calcext:value-type="float">
            <text:p>0.143674</text:p>
          </table:table-cell>
          <table:table-cell office:value-type="float" office:value="-0.00032509" calcext:value-type="float">
            <text:p>-0.00032509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0.910171" calcext:value-type="float">
            <text:p>0.910171</text:p>
          </table:table-cell>
          <table:table-cell office:value-type="float" office:value="-0.023966" calcext:value-type="float">
            <text:p>-0.023966</text:p>
          </table:table-cell>
          <table:table-cell office:value-type="float" office:value="0.136638" calcext:value-type="float">
            <text:p>0.136638</text:p>
          </table:table-cell>
          <table:table-cell office:value-type="float" office:value="-0.0000154948" calcext:value-type="float">
            <text:p>-1.54948E-05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0.874433" calcext:value-type="float">
            <text:p>0.874433</text:p>
          </table:table-cell>
          <table:table-cell office:value-type="float" office:value="-0.0218696" calcext:value-type="float">
            <text:p>-0.0218696</text:p>
          </table:table-cell>
          <table:table-cell office:value-type="float" office:value="0.118084" calcext:value-type="float">
            <text:p>0.118084</text:p>
          </table:table-cell>
          <table:table-cell office:value-type="float" office:value="-0.000701174" calcext:value-type="float">
            <text:p>-0.000701174</text:p>
          </table:table-cell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0.913043" calcext:value-type="float">
            <text:p>0.913043</text:p>
          </table:table-cell>
          <table:table-cell office:value-type="float" office:value="-0.0221165" calcext:value-type="float">
            <text:p>-0.0221165</text:p>
          </table:table-cell>
          <table:table-cell office:value-type="float" office:value="0.146732" calcext:value-type="float">
            <text:p>0.146732</text:p>
          </table:table-cell>
          <table:table-cell office:value-type="float" office:value="0.000164642" calcext:value-type="float">
            <text:p>0.000164642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0.912459" calcext:value-type="float">
            <text:p>0.912459</text:p>
          </table:table-cell>
          <table:table-cell office:value-type="float" office:value="-0.0221455" calcext:value-type="float">
            <text:p>-0.0221455</text:p>
          </table:table-cell>
          <table:table-cell office:value-type="float" office:value="0.146436" calcext:value-type="float">
            <text:p>0.146436</text:p>
          </table:table-cell>
          <table:table-cell office:value-type="float" office:value="0.000296961" calcext:value-type="float">
            <text:p>0.000296961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0.932129" calcext:value-type="float">
            <text:p>0.932129</text:p>
          </table:table-cell>
          <table:table-cell office:value-type="float" office:value="-0.0222969" calcext:value-type="float">
            <text:p>-0.0222969</text:p>
          </table:table-cell>
          <table:table-cell office:value-type="float" office:value="0.132547" calcext:value-type="float">
            <text:p>0.132547</text:p>
          </table:table-cell>
          <table:table-cell office:value-type="float" office:value="-0.0000422087" calcext:value-type="float">
            <text:p>-4.22087E-05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0.899178" calcext:value-type="float">
            <text:p>0.899178</text:p>
          </table:table-cell>
          <table:table-cell office:value-type="float" office:value="-0.0234572" calcext:value-type="float">
            <text:p>-0.0234572</text:p>
          </table:table-cell>
          <table:table-cell office:value-type="float" office:value="0.151132" calcext:value-type="float">
            <text:p>0.151132</text:p>
          </table:table-cell>
          <table:table-cell office:value-type="float" office:value="-0.000170351" calcext:value-type="float">
            <text:p>-0.000170351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0.900527" calcext:value-type="float">
            <text:p>0.900527</text:p>
          </table:table-cell>
          <table:table-cell office:value-type="float" office:value="-0.0270032" calcext:value-type="float">
            <text:p>-0.0270032</text:p>
          </table:table-cell>
          <table:table-cell office:value-type="float" office:value="0.143974" calcext:value-type="float">
            <text:p>0.143974</text:p>
          </table:table-cell>
          <table:table-cell office:value-type="float" office:value="0.000223431" calcext:value-type="float">
            <text:p>0.000223431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0.894528" calcext:value-type="float">
            <text:p>0.894528</text:p>
          </table:table-cell>
          <table:table-cell office:value-type="float" office:value="-0.0328342" calcext:value-type="float">
            <text:p>-0.0328342</text:p>
          </table:table-cell>
          <table:table-cell office:value-type="float" office:value="0.162733" calcext:value-type="float">
            <text:p>0.162733</text:p>
          </table:table-cell>
          <table:table-cell office:value-type="float" office:value="0.000222325" calcext:value-type="float">
            <text:p>0.000222325</text:p>
          </table:table-cell>
        </table:table-row>
        <table:table-row table:style-name="ro1">
          <table:table-cell office:value-type="float" office:value="16.33" calcext:value-type="float">
            <text:p>16.33</text:p>
          </table:table-cell>
          <table:table-cell office:value-type="float" office:value="0.920416" calcext:value-type="float">
            <text:p>0.920416</text:p>
          </table:table-cell>
          <table:table-cell office:value-type="float" office:value="-0.0431073" calcext:value-type="float">
            <text:p>-0.0431073</text:p>
          </table:table-cell>
          <table:table-cell office:value-type="float" office:value="0.168424" calcext:value-type="float">
            <text:p>0.168424</text:p>
          </table:table-cell>
          <table:table-cell office:value-type="float" office:value="-0.000775916" calcext:value-type="float">
            <text:p>-0.000775916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0.921043" calcext:value-type="float">
            <text:p>0.921043</text:p>
          </table:table-cell>
          <table:table-cell office:value-type="float" office:value="-0.0591872" calcext:value-type="float">
            <text:p>-0.0591872</text:p>
          </table:table-cell>
          <table:table-cell office:value-type="float" office:value="0.158315" calcext:value-type="float">
            <text:p>0.158315</text:p>
          </table:table-cell>
          <table:table-cell office:value-type="float" office:value="-0.000367789" calcext:value-type="float">
            <text:p>-0.000367789</text:p>
          </table:table-cell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0.989854" calcext:value-type="float">
            <text:p>0.989854</text:p>
          </table:table-cell>
          <table:table-cell office:value-type="float" office:value="-0.0831148" calcext:value-type="float">
            <text:p>-0.0831148</text:p>
          </table:table-cell>
          <table:table-cell office:value-type="float" office:value="0.295064" calcext:value-type="float">
            <text:p>0.295064</text:p>
          </table:table-cell>
          <table:table-cell office:value-type="float" office:value="0.000463855" calcext:value-type="float">
            <text:p>0.000463855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.873292" calcext:value-type="float">
            <text:p>0.873292</text:p>
          </table:table-cell>
          <table:table-cell office:value-type="float" office:value="-0.0946623" calcext:value-type="float">
            <text:p>-0.0946623</text:p>
          </table:table-cell>
          <table:table-cell office:value-type="float" office:value="0.0643983" calcext:value-type="float">
            <text:p>0.0643983</text:p>
          </table:table-cell>
          <table:table-cell office:value-type="float" office:value="0.000259597" calcext:value-type="float">
            <text:p>0.000259597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0.940859" calcext:value-type="float">
            <text:p>0.940859</text:p>
          </table:table-cell>
          <table:table-cell office:value-type="float" office:value="-0.119694" calcext:value-type="float">
            <text:p>-0.119694</text:p>
          </table:table-cell>
          <table:table-cell office:value-type="float" office:value="0.255394" calcext:value-type="float">
            <text:p>0.255394</text:p>
          </table:table-cell>
          <table:table-cell office:value-type="float" office:value="-0.000129772" calcext:value-type="float">
            <text:p>-0.000129772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0.891647" calcext:value-type="float">
            <text:p>0.891647</text:p>
          </table:table-cell>
          <table:table-cell office:value-type="float" office:value="-0.144953" calcext:value-type="float">
            <text:p>-0.144953</text:p>
          </table:table-cell>
          <table:table-cell office:value-type="float" office:value="0.114792" calcext:value-type="float">
            <text:p>0.114792</text:p>
          </table:table-cell>
          <table:table-cell office:value-type="float" office:value="0.00113917" calcext:value-type="float">
            <text:p>0.00113917</text:p>
          </table:table-cell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0.91048" calcext:value-type="float">
            <text:p>0.91048</text:p>
          </table:table-cell>
          <table:table-cell office:value-type="float" office:value="-0.165548" calcext:value-type="float">
            <text:p>-0.165548</text:p>
          </table:table-cell>
          <table:table-cell office:value-type="float" office:value="0.170757" calcext:value-type="float">
            <text:p>0.170757</text:p>
          </table:table-cell>
          <table:table-cell office:value-type="float" office:value="0.000366583" calcext:value-type="float">
            <text:p>0.000366583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0.863413" calcext:value-type="float">
            <text:p>0.863413</text:p>
          </table:table-cell>
          <table:table-cell office:value-type="float" office:value="-0.173895" calcext:value-type="float">
            <text:p>-0.173895</text:p>
          </table:table-cell>
          <table:table-cell office:value-type="float" office:value="0.14933" calcext:value-type="float">
            <text:p>0.14933</text:p>
          </table:table-cell>
          <table:table-cell office:value-type="float" office:value="-0.000162096" calcext:value-type="float">
            <text:p>-0.000162096</text:p>
          </table:table-cell>
        </table:table-row>
        <table:table-row table:style-name="ro1">
          <table:table-cell office:value-type="float" office:value="16.73" calcext:value-type="float">
            <text:p>16.73</text:p>
          </table:table-cell>
          <table:table-cell office:value-type="float" office:value="0.867829" calcext:value-type="float">
            <text:p>0.867829</text:p>
          </table:table-cell>
          <table:table-cell office:value-type="float" office:value="-0.191072" calcext:value-type="float">
            <text:p>-0.191072</text:p>
          </table:table-cell>
          <table:table-cell office:value-type="float" office:value="0.155538" calcext:value-type="float">
            <text:p>0.155538</text:p>
          </table:table-cell>
          <table:table-cell office:value-type="float" office:value="-0.000317299" calcext:value-type="float">
            <text:p>-0.000317299</text:p>
          </table:table-cell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0.870291" calcext:value-type="float">
            <text:p>0.870291</text:p>
          </table:table-cell>
          <table:table-cell office:value-type="float" office:value="-0.205977" calcext:value-type="float">
            <text:p>-0.205977</text:p>
          </table:table-cell>
          <table:table-cell office:value-type="float" office:value="0.159841" calcext:value-type="float">
            <text:p>0.159841</text:p>
          </table:table-cell>
          <table:table-cell office:value-type="float" office:value="0.000146036" calcext:value-type="float">
            <text:p>0.000146036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0.848653" calcext:value-type="float">
            <text:p>0.848653</text:p>
          </table:table-cell>
          <table:table-cell office:value-type="float" office:value="-0.212894" calcext:value-type="float">
            <text:p>-0.212894</text:p>
          </table:table-cell>
          <table:table-cell office:value-type="float" office:value="0.148205" calcext:value-type="float">
            <text:p>0.148205</text:p>
          </table:table-cell>
          <table:table-cell office:value-type="float" office:value="0.000345895" calcext:value-type="float">
            <text:p>0.000345895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0.869053" calcext:value-type="float">
            <text:p>0.869053</text:p>
          </table:table-cell>
          <table:table-cell office:value-type="float" office:value="-0.227629" calcext:value-type="float">
            <text:p>-0.227629</text:p>
          </table:table-cell>
          <table:table-cell office:value-type="float" office:value="0.170617" calcext:value-type="float">
            <text:p>0.170617</text:p>
          </table:table-cell>
          <table:table-cell office:value-type="float" office:value="0.00166853" calcext:value-type="float">
            <text:p>0.00166853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0.831646" calcext:value-type="float">
            <text:p>0.831646</text:p>
          </table:table-cell>
          <table:table-cell office:value-type="float" office:value="-0.207151" calcext:value-type="float">
            <text:p>-0.207151</text:p>
          </table:table-cell>
          <table:table-cell office:value-type="float" office:value="0.182653" calcext:value-type="float">
            <text:p>0.182653</text:p>
          </table:table-cell>
          <table:table-cell office:value-type="float" office:value="-0.00189791" calcext:value-type="float">
            <text:p>-0.00189791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0.839115" calcext:value-type="float">
            <text:p>0.839115</text:p>
          </table:table-cell>
          <table:table-cell office:value-type="float" office:value="-0.214302" calcext:value-type="float">
            <text:p>-0.214302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-0.0010724" calcext:value-type="float">
            <text:p>-0.0010724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0.83742" calcext:value-type="float">
            <text:p>0.83742</text:p>
          </table:table-cell>
          <table:table-cell office:value-type="float" office:value="-0.226788" calcext:value-type="float">
            <text:p>-0.226788</text:p>
          </table:table-cell>
          <table:table-cell office:value-type="float" office:value="0.138298" calcext:value-type="float">
            <text:p>0.138298</text:p>
          </table:table-cell>
          <table:table-cell office:value-type="float" office:value="0.000235923" calcext:value-type="float">
            <text:p>0.000235923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0.848597" calcext:value-type="float">
            <text:p>0.848597</text:p>
          </table:table-cell>
          <table:table-cell office:value-type="float" office:value="-0.22301" calcext:value-type="float">
            <text:p>-0.22301</text:p>
          </table:table-cell>
          <table:table-cell office:value-type="float" office:value="0.175331" calcext:value-type="float">
            <text:p>0.175331</text:p>
          </table:table-cell>
          <table:table-cell office:value-type="float" office:value="0.000221784" calcext:value-type="float">
            <text:p>0.000221784</text:p>
          </table:table-cell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0.87927" calcext:value-type="float">
            <text:p>0.87927</text:p>
          </table:table-cell>
          <table:table-cell office:value-type="float" office:value="-0.227137" calcext:value-type="float">
            <text:p>-0.227137</text:p>
          </table:table-cell>
          <table:table-cell office:value-type="float" office:value="0.207224" calcext:value-type="float">
            <text:p>0.207224</text:p>
          </table:table-cell>
          <table:table-cell office:value-type="float" office:value="0.00012325" calcext:value-type="float">
            <text:p>0.0001232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859516" calcext:value-type="float">
            <text:p>0.859516</text:p>
          </table:table-cell>
          <table:table-cell office:value-type="float" office:value="-0.221145" calcext:value-type="float">
            <text:p>-0.221145</text:p>
          </table:table-cell>
          <table:table-cell office:value-type="float" office:value="0.185479" calcext:value-type="float">
            <text:p>0.185479</text:p>
          </table:table-cell>
          <table:table-cell office:value-type="float" office:value="-0.000137341" calcext:value-type="float">
            <text:p>-0.000137341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0.871316" calcext:value-type="float">
            <text:p>0.871316</text:p>
          </table:table-cell>
          <table:table-cell office:value-type="float" office:value="-0.223893" calcext:value-type="float">
            <text:p>-0.223893</text:p>
          </table:table-cell>
          <table:table-cell office:value-type="float" office:value="0.18909" calcext:value-type="float">
            <text:p>0.18909</text:p>
          </table:table-cell>
          <table:table-cell office:value-type="float" office:value="0.000435574" calcext:value-type="float">
            <text:p>0.000435574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0.837777" calcext:value-type="float">
            <text:p>0.837777</text:p>
          </table:table-cell>
          <table:table-cell office:value-type="float" office:value="-0.20854" calcext:value-type="float">
            <text:p>-0.20854</text:p>
          </table:table-cell>
          <table:table-cell office:value-type="float" office:value="0.176889" calcext:value-type="float">
            <text:p>0.176889</text:p>
          </table:table-cell>
          <table:table-cell office:value-type="float" office:value="-0.000593905" calcext:value-type="float">
            <text:p>-0.000593905</text:p>
          </table:table-cell>
        </table:table-row>
        <table:table-row table:style-name="ro1">
          <table:table-cell office:value-type="float" office:value="17.33" calcext:value-type="float">
            <text:p>17.33</text:p>
          </table:table-cell>
          <table:table-cell office:value-type="float" office:value="0.889621" calcext:value-type="float">
            <text:p>0.889621</text:p>
          </table:table-cell>
          <table:table-cell office:value-type="float" office:value="-0.2251" calcext:value-type="float">
            <text:p>-0.2251</text:p>
          </table:table-cell>
          <table:table-cell office:value-type="float" office:value="0.194373" calcext:value-type="float">
            <text:p>0.194373</text:p>
          </table:table-cell>
          <table:table-cell office:value-type="float" office:value="0.000343" calcext:value-type="float">
            <text:p>0.00034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867268" calcext:value-type="float">
            <text:p>0.867268</text:p>
          </table:table-cell>
          <table:table-cell office:value-type="float" office:value="-0.212299" calcext:value-type="float">
            <text:p>-0.212299</text:p>
          </table:table-cell>
          <table:table-cell office:value-type="float" office:value="0.204686" calcext:value-type="float">
            <text:p>0.204686</text:p>
          </table:table-cell>
          <table:table-cell office:value-type="float" office:value="-0.00026587" calcext:value-type="float">
            <text:p>-0.00026587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0.86391" calcext:value-type="float">
            <text:p>0.86391</text:p>
          </table:table-cell>
          <table:table-cell office:value-type="float" office:value="-0.213081" calcext:value-type="float">
            <text:p>-0.213081</text:p>
          </table:table-cell>
          <table:table-cell office:value-type="float" office:value="0.181982" calcext:value-type="float">
            <text:p>0.181982</text:p>
          </table:table-cell>
          <table:table-cell office:value-type="float" office:value="-0.0000214122" calcext:value-type="float">
            <text:p>-2.14122E-05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0.86009" calcext:value-type="float">
            <text:p>0.86009</text:p>
          </table:table-cell>
          <table:table-cell office:value-type="float" office:value="-0.211653" calcext:value-type="float">
            <text:p>-0.211653</text:p>
          </table:table-cell>
          <table:table-cell office:value-type="float" office:value="0.182921" calcext:value-type="float">
            <text:p>0.182921</text:p>
          </table:table-cell>
          <table:table-cell office:value-type="float" office:value="-0.0000403829" calcext:value-type="float">
            <text:p>-4.03829E-05</text:p>
          </table:table-cell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0.884691" calcext:value-type="float">
            <text:p>0.884691</text:p>
          </table:table-cell>
          <table:table-cell office:value-type="float" office:value="-0.216587" calcext:value-type="float">
            <text:p>-0.216587</text:p>
          </table:table-cell>
          <table:table-cell office:value-type="float" office:value="0.199751" calcext:value-type="float">
            <text:p>0.199751</text:p>
          </table:table-cell>
          <table:table-cell office:value-type="float" office:value="0.0000946027" calcext:value-type="float">
            <text:p>9.46027E-05</text:p>
          </table:table-cell>
        </table:table-row>
        <table:table-row table:style-name="ro1">
          <table:table-cell office:value-type="float" office:value="17.59" calcext:value-type="float">
            <text:p>17.59</text:p>
          </table:table-cell>
          <table:table-cell office:value-type="float" office:value="0.864505" calcext:value-type="float">
            <text:p>0.864505</text:p>
          </table:table-cell>
          <table:table-cell office:value-type="float" office:value="-0.209309" calcext:value-type="float">
            <text:p>-0.209309</text:p>
          </table:table-cell>
          <table:table-cell office:value-type="float" office:value="0.192865" calcext:value-type="float">
            <text:p>0.192865</text:p>
          </table:table-cell>
          <table:table-cell office:value-type="float" office:value="-0.0000176857" calcext:value-type="float">
            <text:p>-1.76857E-0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0.871311" calcext:value-type="float">
            <text:p>0.871311</text:p>
          </table:table-cell>
          <table:table-cell office:value-type="float" office:value="-0.212073" calcext:value-type="float">
            <text:p>-0.212073</text:p>
          </table:table-cell>
          <table:table-cell office:value-type="float" office:value="0.181738" calcext:value-type="float">
            <text:p>0.181738</text:p>
          </table:table-cell>
          <table:table-cell office:value-type="float" office:value="0.0000491489" calcext:value-type="float">
            <text:p>4.91489E-05</text:p>
          </table:table-cell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0.870505" calcext:value-type="float">
            <text:p>0.870505</text:p>
          </table:table-cell>
          <table:table-cell office:value-type="float" office:value="-0.20933" calcext:value-type="float">
            <text:p>-0.20933</text:p>
          </table:table-cell>
          <table:table-cell office:value-type="float" office:value="0.194475" calcext:value-type="float">
            <text:p>0.194475</text:p>
          </table:table-cell>
          <table:table-cell office:value-type="float" office:value="-0.000241213" calcext:value-type="float">
            <text:p>-0.000241213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0.861901" calcext:value-type="float">
            <text:p>0.861901</text:p>
          </table:table-cell>
          <table:table-cell office:value-type="float" office:value="-0.210199" calcext:value-type="float">
            <text:p>-0.210199</text:p>
          </table:table-cell>
          <table:table-cell office:value-type="float" office:value="0.163653" calcext:value-type="float">
            <text:p>0.163653</text:p>
          </table:table-cell>
          <table:table-cell office:value-type="float" office:value="0.000360744" calcext:value-type="float">
            <text:p>0.00036074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873249" calcext:value-type="float">
            <text:p>0.873249</text:p>
          </table:table-cell>
          <table:table-cell office:value-type="float" office:value="-0.206526" calcext:value-type="float">
            <text:p>-0.206526</text:p>
          </table:table-cell>
          <table:table-cell office:value-type="float" office:value="0.199139" calcext:value-type="float">
            <text:p>0.199139</text:p>
          </table:table-cell>
          <table:table-cell office:value-type="float" office:value="0.00000523413" calcext:value-type="float">
            <text:p>5.23413E-06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0.88575" calcext:value-type="float">
            <text:p>0.88575</text:p>
          </table:table-cell>
          <table:table-cell office:value-type="float" office:value="-0.21225" calcext:value-type="float">
            <text:p>-0.21225</text:p>
          </table:table-cell>
          <table:table-cell office:value-type="float" office:value="0.193188" calcext:value-type="float">
            <text:p>0.193188</text:p>
          </table:table-cell>
          <table:table-cell office:value-type="float" office:value="0.000117478" calcext:value-type="float">
            <text:p>0.000117478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0.864137" calcext:value-type="float">
            <text:p>0.864137</text:p>
          </table:table-cell>
          <table:table-cell office:value-type="float" office:value="-0.206071" calcext:value-type="float">
            <text:p>-0.206071</text:p>
          </table:table-cell>
          <table:table-cell office:value-type="float" office:value="0.177345" calcext:value-type="float">
            <text:p>0.177345</text:p>
          </table:table-cell>
          <table:table-cell office:value-type="float" office:value="-0.0000412285" calcext:value-type="float">
            <text:p>-4.12285E-05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0.868611" calcext:value-type="float">
            <text:p>0.868611</text:p>
          </table:table-cell>
          <table:table-cell office:value-type="float" office:value="-0.204105" calcext:value-type="float">
            <text:p>-0.204105</text:p>
          </table:table-cell>
          <table:table-cell office:value-type="float" office:value="0.183393" calcext:value-type="float">
            <text:p>0.183393</text:p>
          </table:table-cell>
          <table:table-cell office:value-type="float" office:value="0.000100408" calcext:value-type="float">
            <text:p>0.0001004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1142" calcext:value-type="float">
            <text:p>0.891142</text:p>
          </table:table-cell>
          <table:table-cell office:value-type="float" office:value="-0.209357" calcext:value-type="float">
            <text:p>-0.209357</text:p>
          </table:table-cell>
          <table:table-cell office:value-type="float" office:value="0.194864" calcext:value-type="float">
            <text:p>0.194864</text:p>
          </table:table-cell>
          <table:table-cell office:value-type="float" office:value="-0.000185982" calcext:value-type="float">
            <text:p>-0.000185982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0.862875" calcext:value-type="float">
            <text:p>0.862875</text:p>
          </table:table-cell>
          <table:table-cell office:value-type="float" office:value="-0.200514" calcext:value-type="float">
            <text:p>-0.200514</text:p>
          </table:table-cell>
          <table:table-cell office:value-type="float" office:value="0.179268" calcext:value-type="float">
            <text:p>0.179268</text:p>
          </table:table-cell>
          <table:table-cell office:value-type="float" office:value="-0.0000503717" calcext:value-type="float">
            <text:p>-5.03717E-05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858588" calcext:value-type="float">
            <text:p>0.858588</text:p>
          </table:table-cell>
          <table:table-cell office:value-type="float" office:value="-0.199468" calcext:value-type="float">
            <text:p>-0.199468</text:p>
          </table:table-cell>
          <table:table-cell office:value-type="float" office:value="0.163429" calcext:value-type="float">
            <text:p>0.163429</text:p>
          </table:table-cell>
          <table:table-cell office:value-type="float" office:value="0.000314229" calcext:value-type="float">
            <text:p>0.000314229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0.876119" calcext:value-type="float">
            <text:p>0.876119</text:p>
          </table:table-cell>
          <table:table-cell office:value-type="float" office:value="-0.197333" calcext:value-type="float">
            <text:p>-0.197333</text:p>
          </table:table-cell>
          <table:table-cell office:value-type="float" office:value="0.18374" calcext:value-type="float">
            <text:p>0.18374</text:p>
          </table:table-cell>
          <table:table-cell office:value-type="float" office:value="-0.000284136" calcext:value-type="float">
            <text:p>-0.00028413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854596" calcext:value-type="float">
            <text:p>0.854596</text:p>
          </table:table-cell>
          <table:table-cell office:value-type="float" office:value="-0.187833" calcext:value-type="float">
            <text:p>-0.187833</text:p>
          </table:table-cell>
          <table:table-cell office:value-type="float" office:value="0.168666" calcext:value-type="float">
            <text:p>0.168666</text:p>
          </table:table-cell>
          <table:table-cell office:value-type="float" office:value="0.000342798" calcext:value-type="float">
            <text:p>0.00034279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0.895997" calcext:value-type="float">
            <text:p>0.895997</text:p>
          </table:table-cell>
          <table:table-cell office:value-type="float" office:value="-0.189567" calcext:value-type="float">
            <text:p>-0.189567</text:p>
          </table:table-cell>
          <table:table-cell office:value-type="float" office:value="0.171557" calcext:value-type="float">
            <text:p>0.171557</text:p>
          </table:table-cell>
          <table:table-cell office:value-type="float" office:value="0.00018698" calcext:value-type="float">
            <text:p>0.00018698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850762" calcext:value-type="float">
            <text:p>0.850762</text:p>
          </table:table-cell>
          <table:table-cell office:value-type="float" office:value="-0.163898" calcext:value-type="float">
            <text:p>-0.163898</text:p>
          </table:table-cell>
          <table:table-cell office:value-type="float" office:value="0.167157" calcext:value-type="float">
            <text:p>0.167157</text:p>
          </table:table-cell>
          <table:table-cell office:value-type="float" office:value="0.000102714" calcext:value-type="float">
            <text:p>0.000102714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0.882304" calcext:value-type="float">
            <text:p>0.882304</text:p>
          </table:table-cell>
          <table:table-cell office:value-type="float" office:value="-0.153985" calcext:value-type="float">
            <text:p>-0.153985</text:p>
          </table:table-cell>
          <table:table-cell office:value-type="float" office:value="0.180474" calcext:value-type="float">
            <text:p>0.180474</text:p>
          </table:table-cell>
          <table:table-cell office:value-type="float" office:value="0.00024073" calcext:value-type="float">
            <text:p>0.00024073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892833" calcext:value-type="float">
            <text:p>0.892833</text:p>
          </table:table-cell>
          <table:table-cell office:value-type="float" office:value="-0.137526" calcext:value-type="float">
            <text:p>-0.137526</text:p>
          </table:table-cell>
          <table:table-cell office:value-type="float" office:value="0.179581" calcext:value-type="float">
            <text:p>0.179581</text:p>
          </table:table-cell>
          <table:table-cell office:value-type="float" office:value="0.0000469144" calcext:value-type="float">
            <text:p>4.69144E-05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0.895614" calcext:value-type="float">
            <text:p>0.895614</text:p>
          </table:table-cell>
          <table:table-cell office:value-type="float" office:value="-0.114292" calcext:value-type="float">
            <text:p>-0.114292</text:p>
          </table:table-cell>
          <table:table-cell office:value-type="float" office:value="0.188405" calcext:value-type="float">
            <text:p>0.188405</text:p>
          </table:table-cell>
          <table:table-cell office:value-type="float" office:value="-0.000419675" calcext:value-type="float">
            <text:p>-0.00041967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90205" calcext:value-type="float">
            <text:p>0.90205</text:p>
          </table:table-cell>
          <table:table-cell office:value-type="float" office:value="-0.0940969" calcext:value-type="float">
            <text:p>-0.0940969</text:p>
          </table:table-cell>
          <table:table-cell office:value-type="float" office:value="0.200185" calcext:value-type="float">
            <text:p>0.200185</text:p>
          </table:table-cell>
          <table:table-cell office:value-type="float" office:value="0.000550598" calcext:value-type="float">
            <text:p>0.000550598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0.878971" calcext:value-type="float">
            <text:p>0.878971</text:p>
          </table:table-cell>
          <table:table-cell office:value-type="float" office:value="-0.0674915" calcext:value-type="float">
            <text:p>-0.0674915</text:p>
          </table:table-cell>
          <table:table-cell office:value-type="float" office:value="0.187534" calcext:value-type="float">
            <text:p>0.187534</text:p>
          </table:table-cell>
          <table:table-cell office:value-type="float" office:value="-0.000177486" calcext:value-type="float">
            <text:p>-0.00017748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927479" calcext:value-type="float">
            <text:p>0.927479</text:p>
          </table:table-cell>
          <table:table-cell office:value-type="float" office:value="-0.0475273" calcext:value-type="float">
            <text:p>-0.0475273</text:p>
          </table:table-cell>
          <table:table-cell office:value-type="float" office:value="0.191212" calcext:value-type="float">
            <text:p>0.191212</text:p>
          </table:table-cell>
          <table:table-cell office:value-type="float" office:value="-0.000255207" calcext:value-type="float">
            <text:p>-0.000255207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0.86203" calcext:value-type="float">
            <text:p>0.86203</text:p>
          </table:table-cell>
          <table:table-cell office:value-type="float" office:value="-0.0234501" calcext:value-type="float">
            <text:p>-0.0234501</text:p>
          </table:table-cell>
          <table:table-cell office:value-type="float" office:value="0.182942" calcext:value-type="float">
            <text:p>0.182942</text:p>
          </table:table-cell>
          <table:table-cell office:value-type="float" office:value="-0.000616445" calcext:value-type="float">
            <text:p>-0.000616445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978582" calcext:value-type="float">
            <text:p>0.978582</text:p>
          </table:table-cell>
          <table:table-cell office:value-type="float" office:value="0.00261083" calcext:value-type="float">
            <text:p>0.00261083</text:p>
          </table:table-cell>
          <table:table-cell office:value-type="float" office:value="0.1893" calcext:value-type="float">
            <text:p>0.1893</text:p>
          </table:table-cell>
          <table:table-cell office:value-type="float" office:value="-0.000286141" calcext:value-type="float">
            <text:p>-0.00028614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865759" calcext:value-type="float">
            <text:p>0.865759</text:p>
          </table:table-cell>
          <table:table-cell office:value-type="float" office:value="0.0299969" calcext:value-type="float">
            <text:p>0.0299969</text:p>
          </table:table-cell>
          <table:table-cell office:value-type="float" office:value="0.111682" calcext:value-type="float">
            <text:p>0.111682</text:p>
          </table:table-cell>
          <table:table-cell office:value-type="float" office:value="0.000910055" calcext:value-type="float">
            <text:p>0.00091005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907242" calcext:value-type="float">
            <text:p>0.907242</text:p>
          </table:table-cell>
          <table:table-cell office:value-type="float" office:value="0.0537156" calcext:value-type="float">
            <text:p>0.0537156</text:p>
          </table:table-cell>
          <table:table-cell office:value-type="float" office:value="0.212659" calcext:value-type="float">
            <text:p>0.212659</text:p>
          </table:table-cell>
          <table:table-cell office:value-type="float" office:value="0.000844196" calcext:value-type="float">
            <text:p>0.000844196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0.942102" calcext:value-type="float">
            <text:p>0.942102</text:p>
          </table:table-cell>
          <table:table-cell office:value-type="float" office:value="0.0838733" calcext:value-type="float">
            <text:p>0.0838733</text:p>
          </table:table-cell>
          <table:table-cell office:value-type="float" office:value="0.17825" calcext:value-type="float">
            <text:p>0.17825</text:p>
          </table:table-cell>
          <table:table-cell office:value-type="float" office:value="0.000550962" calcext:value-type="float">
            <text:p>0.000550962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88711" calcext:value-type="float">
            <text:p>0.88711</text:p>
          </table:table-cell>
          <table:table-cell office:value-type="float" office:value="0.100166" calcext:value-type="float">
            <text:p>0.100166</text:p>
          </table:table-cell>
          <table:table-cell office:value-type="float" office:value="0.142267" calcext:value-type="float">
            <text:p>0.142267</text:p>
          </table:table-cell>
          <table:table-cell office:value-type="float" office:value="-0.000590281" calcext:value-type="float">
            <text:p>-0.000590281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0.913935" calcext:value-type="float">
            <text:p>0.913935</text:p>
          </table:table-cell>
          <table:table-cell office:value-type="float" office:value="0.123048" calcext:value-type="float">
            <text:p>0.123048</text:p>
          </table:table-cell>
          <table:table-cell office:value-type="float" office:value="0.166264" calcext:value-type="float">
            <text:p>0.166264</text:p>
          </table:table-cell>
          <table:table-cell office:value-type="float" office:value="0.000393524" calcext:value-type="float">
            <text:p>0.000393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345" calcext:value-type="float">
            <text:p>0.85345</text:p>
          </table:table-cell>
          <table:table-cell office:value-type="float" office:value="0.13029" calcext:value-type="float">
            <text:p>0.13029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-0.000590919" calcext:value-type="float">
            <text:p>-0.000590919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0.865537" calcext:value-type="float">
            <text:p>0.865537</text:p>
          </table:table-cell>
          <table:table-cell office:value-type="float" office:value="0.149623" calcext:value-type="float">
            <text:p>0.149623</text:p>
          </table:table-cell>
          <table:table-cell office:value-type="float" office:value="0.122153" calcext:value-type="float">
            <text:p>0.122153</text:p>
          </table:table-cell>
          <table:table-cell office:value-type="float" office:value="0.000766355" calcext:value-type="float">
            <text:p>0.00076635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892162" calcext:value-type="float">
            <text:p>0.892162</text:p>
          </table:table-cell>
          <table:table-cell office:value-type="float" office:value="0.170233" calcext:value-type="float">
            <text:p>0.170233</text:p>
          </table:table-cell>
          <table:table-cell office:value-type="float" office:value="0.128376" calcext:value-type="float">
            <text:p>0.128376</text:p>
          </table:table-cell>
          <table:table-cell office:value-type="float" office:value="0.000303614" calcext:value-type="float">
            <text:p>0.000303614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0.862422" calcext:value-type="float">
            <text:p>0.862422</text:p>
          </table:table-cell>
          <table:table-cell office:value-type="float" office:value="0.173846" calcext:value-type="float">
            <text:p>0.173846</text:p>
          </table:table-cell>
          <table:table-cell office:value-type="float" office:value="0.117778" calcext:value-type="float">
            <text:p>0.117778</text:p>
          </table:table-cell>
          <table:table-cell office:value-type="float" office:value="0.000170848" calcext:value-type="float">
            <text:p>0.00017084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81832" calcext:value-type="float">
            <text:p>0.81832</text:p>
          </table:table-cell>
          <table:table-cell office:value-type="float" office:value="0.170499" calcext:value-type="float">
            <text:p>0.170499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-0.000511957" calcext:value-type="float">
            <text:p>-0.000511957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0.905297" calcext:value-type="float">
            <text:p>0.905297</text:p>
          </table:table-cell>
          <table:table-cell office:value-type="float" office:value="0.199718" calcext:value-type="float">
            <text:p>0.199718</text:p>
          </table:table-cell>
          <table:table-cell office:value-type="float" office:value="0.13166" calcext:value-type="float">
            <text:p>0.13166</text:p>
          </table:table-cell>
          <table:table-cell office:value-type="float" office:value="-0.000677572" calcext:value-type="float">
            <text:p>-0.000677572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847419" calcext:value-type="float">
            <text:p>0.847419</text:p>
          </table:table-cell>
          <table:table-cell office:value-type="float" office:value="0.18662" calcext:value-type="float">
            <text:p>0.18662</text:p>
          </table:table-cell>
          <table:table-cell office:value-type="float" office:value="0.0989856" calcext:value-type="float">
            <text:p>0.0989856</text:p>
          </table:table-cell>
          <table:table-cell office:value-type="float" office:value="-0.000581595" calcext:value-type="float">
            <text:p>-0.000581595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0.835706" calcext:value-type="float">
            <text:p>0.835706</text:p>
          </table:table-cell>
          <table:table-cell office:value-type="float" office:value="0.187755" calcext:value-type="float">
            <text:p>0.187755</text:p>
          </table:table-cell>
          <table:table-cell office:value-type="float" office:value="0.0868325" calcext:value-type="float">
            <text:p>0.0868325</text:p>
          </table:table-cell>
          <table:table-cell office:value-type="float" office:value="-0.000558346" calcext:value-type="float">
            <text:p>-0.00055834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872492" calcext:value-type="float">
            <text:p>0.872492</text:p>
          </table:table-cell>
          <table:table-cell office:value-type="float" office:value="0.200265" calcext:value-type="float">
            <text:p>0.200265</text:p>
          </table:table-cell>
          <table:table-cell office:value-type="float" office:value="0.0944802" calcext:value-type="float">
            <text:p>0.0944802</text:p>
          </table:table-cell>
          <table:table-cell office:value-type="float" office:value="0.000534747" calcext:value-type="float">
            <text:p>0.000534747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0.819397" calcext:value-type="float">
            <text:p>0.819397</text:p>
          </table:table-cell>
          <table:table-cell office:value-type="float" office:value="0.18172" calcext:value-type="float">
            <text:p>0.18172</text:p>
          </table:table-cell>
          <table:table-cell office:value-type="float" office:value="0.0829022" calcext:value-type="float">
            <text:p>0.0829022</text:p>
          </table:table-cell>
          <table:table-cell office:value-type="float" office:value="-0.000436209" calcext:value-type="float">
            <text:p>-0.000436209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0.853509" calcext:value-type="float">
            <text:p>0.853509</text:p>
          </table:table-cell>
          <table:table-cell office:value-type="float" office:value="0.193562" calcext:value-type="float">
            <text:p>0.193562</text:p>
          </table:table-cell>
          <table:table-cell office:value-type="float" office:value="0.0805205" calcext:value-type="float">
            <text:p>0.0805205</text:p>
          </table:table-cell>
          <table:table-cell office:value-type="float" office:value="0.0000583223" calcext:value-type="float">
            <text:p>5.83223E-05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0.864825" calcext:value-type="float">
            <text:p>0.864825</text:p>
          </table:table-cell>
          <table:table-cell office:value-type="float" office:value="0.195228" calcext:value-type="float">
            <text:p>0.195228</text:p>
          </table:table-cell>
          <table:table-cell office:value-type="float" office:value="0.0841269" calcext:value-type="float">
            <text:p>0.0841269</text:p>
          </table:table-cell>
          <table:table-cell office:value-type="float" office:value="0.000233399" calcext:value-type="float">
            <text:p>0.000233399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0.839598" calcext:value-type="float">
            <text:p>0.839598</text:p>
          </table:table-cell>
          <table:table-cell office:value-type="float" office:value="0.187019" calcext:value-type="float">
            <text:p>0.187019</text:p>
          </table:table-cell>
          <table:table-cell office:value-type="float" office:value="0.0711856" calcext:value-type="float">
            <text:p>0.0711856</text:p>
          </table:table-cell>
          <table:table-cell office:value-type="float" office:value="-0.000502518" calcext:value-type="float">
            <text:p>-0.000502518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0.829533" calcext:value-type="float">
            <text:p>0.829533</text:p>
          </table:table-cell>
          <table:table-cell office:value-type="float" office:value="0.185587" calcext:value-type="float">
            <text:p>0.185587</text:p>
          </table:table-cell>
          <table:table-cell office:value-type="float" office:value="0.0634537" calcext:value-type="float">
            <text:p>0.0634537</text:p>
          </table:table-cell>
          <table:table-cell office:value-type="float" office:value="0.0000569005" calcext:value-type="float">
            <text:p>5.69005E-05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0.855309" calcext:value-type="float">
            <text:p>0.855309</text:p>
          </table:table-cell>
          <table:table-cell office:value-type="float" office:value="0.190814" calcext:value-type="float">
            <text:p>0.190814</text:p>
          </table:table-cell>
          <table:table-cell office:value-type="float" office:value="0.0806684" calcext:value-type="float">
            <text:p>0.0806684</text:p>
          </table:table-cell>
          <table:table-cell office:value-type="float" office:value="0.000195997" calcext:value-type="float">
            <text:p>0.000195997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0.848436" calcext:value-type="float">
            <text:p>0.848436</text:p>
          </table:table-cell>
          <table:table-cell office:value-type="float" office:value="0.192727" calcext:value-type="float">
            <text:p>0.192727</text:p>
          </table:table-cell>
          <table:table-cell office:value-type="float" office:value="0.0610626" calcext:value-type="float">
            <text:p>0.0610626</text:p>
          </table:table-cell>
          <table:table-cell office:value-type="float" office:value="0.0000733783" calcext:value-type="float">
            <text:p>7.33783E-05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0.841315" calcext:value-type="float">
            <text:p>0.841315</text:p>
          </table:table-cell>
          <table:table-cell office:value-type="float" office:value="0.189369" calcext:value-type="float">
            <text:p>0.189369</text:p>
          </table:table-cell>
          <table:table-cell office:value-type="float" office:value="0.0701569" calcext:value-type="float">
            <text:p>0.0701569</text:p>
          </table:table-cell>
          <table:table-cell office:value-type="float" office:value="0.000094067" calcext:value-type="float">
            <text:p>9.4067E-05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0.835582" calcext:value-type="float">
            <text:p>0.835582</text:p>
          </table:table-cell>
          <table:table-cell office:value-type="float" office:value="0.190773" calcext:value-type="float">
            <text:p>0.190773</text:p>
          </table:table-cell>
          <table:table-cell office:value-type="float" office:value="0.0684569" calcext:value-type="float">
            <text:p>0.0684569</text:p>
          </table:table-cell>
          <table:table-cell office:value-type="float" office:value="-0.0000745061" calcext:value-type="float">
            <text:p>-7.45061E-05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0.870487" calcext:value-type="float">
            <text:p>0.870487</text:p>
          </table:table-cell>
          <table:table-cell office:value-type="float" office:value="0.200673" calcext:value-type="float">
            <text:p>0.200673</text:p>
          </table:table-cell>
          <table:table-cell office:value-type="float" office:value="0.0812665" calcext:value-type="float">
            <text:p>0.0812665</text:p>
          </table:table-cell>
          <table:table-cell office:value-type="float" office:value="0.000570042" calcext:value-type="float">
            <text:p>0.000570042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.82178" calcext:value-type="float">
            <text:p>0.82178</text:p>
          </table:table-cell>
          <table:table-cell office:value-type="float" office:value="0.190864" calcext:value-type="float">
            <text:p>0.190864</text:p>
          </table:table-cell>
          <table:table-cell office:value-type="float" office:value="0.0534734" calcext:value-type="float">
            <text:p>0.0534734</text:p>
          </table:table-cell>
          <table:table-cell office:value-type="float" office:value="-0.000119031" calcext:value-type="float">
            <text:p>-0.000119031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0.876741" calcext:value-type="float">
            <text:p>0.876741</text:p>
          </table:table-cell>
          <table:table-cell office:value-type="float" office:value="0.207282" calcext:value-type="float">
            <text:p>0.207282</text:p>
          </table:table-cell>
          <table:table-cell office:value-type="float" office:value="0.0812236" calcext:value-type="float">
            <text:p>0.0812236</text:p>
          </table:table-cell>
          <table:table-cell office:value-type="float" office:value="0.000153702" calcext:value-type="float">
            <text:p>0.000153702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0.813687" calcext:value-type="float">
            <text:p>0.813687</text:p>
          </table:table-cell>
          <table:table-cell office:value-type="float" office:value="0.18951" calcext:value-type="float">
            <text:p>0.18951</text:p>
          </table:table-cell>
          <table:table-cell office:value-type="float" office:value="0.0603914" calcext:value-type="float">
            <text:p>0.0603914</text:p>
          </table:table-cell>
          <table:table-cell office:value-type="float" office:value="-0.000301509" calcext:value-type="float">
            <text:p>-0.000301509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0.841072" calcext:value-type="float">
            <text:p>0.841072</text:p>
          </table:table-cell>
          <table:table-cell office:value-type="float" office:value="0.201714" calcext:value-type="float">
            <text:p>0.201714</text:p>
          </table:table-cell>
          <table:table-cell office:value-type="float" office:value="0.0644953" calcext:value-type="float">
            <text:p>0.0644953</text:p>
          </table:table-cell>
          <table:table-cell office:value-type="float" office:value="0.0000811097" calcext:value-type="float">
            <text:p>8.11097E-05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0.847474" calcext:value-type="float">
            <text:p>0.847474</text:p>
          </table:table-cell>
          <table:table-cell office:value-type="float" office:value="0.205052" calcext:value-type="float">
            <text:p>0.205052</text:p>
          </table:table-cell>
          <table:table-cell office:value-type="float" office:value="0.0643718" calcext:value-type="float">
            <text:p>0.0643718</text:p>
          </table:table-cell>
          <table:table-cell office:value-type="float" office:value="-0.000196266" calcext:value-type="float">
            <text:p>-0.000196266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0.838809" calcext:value-type="float">
            <text:p>0.838809</text:p>
          </table:table-cell>
          <table:table-cell office:value-type="float" office:value="0.205009" calcext:value-type="float">
            <text:p>0.205009</text:p>
          </table:table-cell>
          <table:table-cell office:value-type="float" office:value="0.0647208" calcext:value-type="float">
            <text:p>0.0647208</text:p>
          </table:table-cell>
          <table:table-cell office:value-type="float" office:value="-0.0000249911" calcext:value-type="float">
            <text:p>-2.49911E-05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0.832557" calcext:value-type="float">
            <text:p>0.832557</text:p>
          </table:table-cell>
          <table:table-cell office:value-type="float" office:value="0.206027" calcext:value-type="float">
            <text:p>0.206027</text:p>
          </table:table-cell>
          <table:table-cell office:value-type="float" office:value="0.0612391" calcext:value-type="float">
            <text:p>0.0612391</text:p>
          </table:table-cell>
          <table:table-cell office:value-type="float" office:value="-0.0000274588" calcext:value-type="float">
            <text:p>-2.74588E-05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0.827234" calcext:value-type="float">
            <text:p>0.827234</text:p>
          </table:table-cell>
          <table:table-cell office:value-type="float" office:value="0.206179" calcext:value-type="float">
            <text:p>0.206179</text:p>
          </table:table-cell>
          <table:table-cell office:value-type="float" office:value="0.0614086" calcext:value-type="float">
            <text:p>0.0614086</text:p>
          </table:table-cell>
          <table:table-cell office:value-type="float" office:value="0.00010196" calcext:value-type="float">
            <text:p>0.00010196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0.858246" calcext:value-type="float">
            <text:p>0.858246</text:p>
          </table:table-cell>
          <table:table-cell office:value-type="float" office:value="0.215124" calcext:value-type="float">
            <text:p>0.215124</text:p>
          </table:table-cell>
          <table:table-cell office:value-type="float" office:value="0.0816986" calcext:value-type="float">
            <text:p>0.0816986</text:p>
          </table:table-cell>
          <table:table-cell office:value-type="float" office:value="0.0000235431" calcext:value-type="float">
            <text:p>2.35431E-05</text:p>
          </table:table-cell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0.840632" calcext:value-type="float">
            <text:p>0.840632</text:p>
          </table:table-cell>
          <table:table-cell office:value-type="float" office:value="0.211206" calcext:value-type="float">
            <text:p>0.211206</text:p>
          </table:table-cell>
          <table:table-cell office:value-type="float" office:value="0.0653838" calcext:value-type="float">
            <text:p>0.0653838</text:p>
          </table:table-cell>
          <table:table-cell office:value-type="float" office:value="0.000231669" calcext:value-type="float">
            <text:p>0.000231669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0.86213" calcext:value-type="float">
            <text:p>0.86213</text:p>
          </table:table-cell>
          <table:table-cell office:value-type="float" office:value="0.210604" calcext:value-type="float">
            <text:p>0.210604</text:p>
          </table:table-cell>
          <table:table-cell office:value-type="float" office:value="0.0971809" calcext:value-type="float">
            <text:p>0.0971809</text:p>
          </table:table-cell>
          <table:table-cell office:value-type="float" office:value="0.000361469" calcext:value-type="float">
            <text:p>0.000361469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0.867524" calcext:value-type="float">
            <text:p>0.867524</text:p>
          </table:table-cell>
          <table:table-cell office:value-type="float" office:value="0.205792" calcext:value-type="float">
            <text:p>0.205792</text:p>
          </table:table-cell>
          <table:table-cell office:value-type="float" office:value="0.0931362" calcext:value-type="float">
            <text:p>0.0931362</text:p>
          </table:table-cell>
          <table:table-cell office:value-type="float" office:value="-0.000127186" calcext:value-type="float">
            <text:p>-0.000127186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0.83908" calcext:value-type="float">
            <text:p>0.83908</text:p>
          </table:table-cell>
          <table:table-cell office:value-type="float" office:value="0.188434" calcext:value-type="float">
            <text:p>0.188434</text:p>
          </table:table-cell>
          <table:table-cell office:value-type="float" office:value="0.0781582" calcext:value-type="float">
            <text:p>0.0781582</text:p>
          </table:table-cell>
          <table:table-cell office:value-type="float" office:value="-0.000942241" calcext:value-type="float">
            <text:p>-0.000942241</text:p>
          </table:table-cell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0.921887" calcext:value-type="float">
            <text:p>0.921887</text:p>
          </table:table-cell>
          <table:table-cell office:value-type="float" office:value="0.20104" calcext:value-type="float">
            <text:p>0.20104</text:p>
          </table:table-cell>
          <table:table-cell office:value-type="float" office:value="0.0923859" calcext:value-type="float">
            <text:p>0.0923859</text:p>
          </table:table-cell>
          <table:table-cell office:value-type="float" office:value="0.000218886" calcext:value-type="float">
            <text:p>0.000218886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0.878144" calcext:value-type="float">
            <text:p>0.878144</text:p>
          </table:table-cell>
          <table:table-cell office:value-type="float" office:value="0.176723" calcext:value-type="float">
            <text:p>0.176723</text:p>
          </table:table-cell>
          <table:table-cell office:value-type="float" office:value="0.091624" calcext:value-type="float">
            <text:p>0.091624</text:p>
          </table:table-cell>
          <table:table-cell office:value-type="float" office:value="-0.00000619416" calcext:value-type="float">
            <text:p>-6.19416E-0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.814414" calcext:value-type="float">
            <text:p>0.814414</text:p>
          </table:table-cell>
          <table:table-cell office:value-type="float" office:value="0.155778" calcext:value-type="float">
            <text:p>0.155778</text:p>
          </table:table-cell>
          <table:table-cell office:value-type="float" office:value="0.0272677" calcext:value-type="float">
            <text:p>0.0272677</text:p>
          </table:table-cell>
          <table:table-cell office:value-type="float" office:value="0.0000717005" calcext:value-type="float">
            <text:p>7.17005E-0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0.917178" calcext:value-type="float">
            <text:p>0.917178</text:p>
          </table:table-cell>
          <table:table-cell office:value-type="float" office:value="0.154863" calcext:value-type="float">
            <text:p>0.154863</text:p>
          </table:table-cell>
          <table:table-cell office:value-type="float" office:value="0.148381" calcext:value-type="float">
            <text:p>0.148381</text:p>
          </table:table-cell>
          <table:table-cell office:value-type="float" office:value="0.000602254" calcext:value-type="float">
            <text:p>0.00060225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909056" calcext:value-type="float">
            <text:p>0.909056</text:p>
          </table:table-cell>
          <table:table-cell office:value-type="float" office:value="0.134938" calcext:value-type="float">
            <text:p>0.134938</text:p>
          </table:table-cell>
          <table:table-cell office:value-type="float" office:value="0.0990307" calcext:value-type="float">
            <text:p>0.0990307</text:p>
          </table:table-cell>
          <table:table-cell office:value-type="float" office:value="0.0000734608" calcext:value-type="float">
            <text:p>7.34608E-05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0.856058" calcext:value-type="float">
            <text:p>0.856058</text:p>
          </table:table-cell>
          <table:table-cell office:value-type="float" office:value="0.100869" calcext:value-type="float">
            <text:p>0.100869</text:p>
          </table:table-cell>
          <table:table-cell office:value-type="float" office:value="0.103418" calcext:value-type="float">
            <text:p>0.103418</text:p>
          </table:table-cell>
          <table:table-cell office:value-type="float" office:value="-0.000701407" calcext:value-type="float">
            <text:p>-0.000701407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.964756" calcext:value-type="float">
            <text:p>0.964756</text:p>
          </table:table-cell>
          <table:table-cell office:value-type="float" office:value="0.0885153" calcext:value-type="float">
            <text:p>0.0885153</text:p>
          </table:table-cell>
          <table:table-cell office:value-type="float" office:value="0.128618" calcext:value-type="float">
            <text:p>0.128618</text:p>
          </table:table-cell>
          <table:table-cell office:value-type="float" office:value="-0.0000447625" calcext:value-type="float">
            <text:p>-4.47625E-05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0.926049" calcext:value-type="float">
            <text:p>0.926049</text:p>
          </table:table-cell>
          <table:table-cell office:value-type="float" office:value="0.0553347" calcext:value-type="float">
            <text:p>0.0553347</text:p>
          </table:table-cell>
          <table:table-cell office:value-type="float" office:value="0.112917" calcext:value-type="float">
            <text:p>0.112917</text:p>
          </table:table-cell>
          <table:table-cell office:value-type="float" office:value="-0.00133862" calcext:value-type="float">
            <text:p>-0.001338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07568" calcext:value-type="float">
            <text:p>0.907568</text:p>
          </table:table-cell>
          <table:table-cell office:value-type="float" office:value="0.036967" calcext:value-type="float">
            <text:p>0.036967</text:p>
          </table:table-cell>
          <table:table-cell office:value-type="float" office:value="0.0482675" calcext:value-type="float">
            <text:p>0.0482675</text:p>
          </table:table-cell>
          <table:table-cell office:value-type="float" office:value="0.00284459" calcext:value-type="float">
            <text:p>0.00284459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0.883247" calcext:value-type="float">
            <text:p>0.883247</text:p>
          </table:table-cell>
          <table:table-cell office:value-type="float" office:value="0.0211423" calcext:value-type="float">
            <text:p>0.0211423</text:p>
          </table:table-cell>
          <table:table-cell office:value-type="float" office:value="0.115608" calcext:value-type="float">
            <text:p>0.115608</text:p>
          </table:table-cell>
          <table:table-cell office:value-type="float" office:value="-0.000440295" calcext:value-type="float">
            <text:p>-0.00044029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0.944873" calcext:value-type="float">
            <text:p>0.944873</text:p>
          </table:table-cell>
          <table:table-cell office:value-type="float" office:value="0.00489623" calcext:value-type="float">
            <text:p>0.00489623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00000595088" calcext:value-type="float">
            <text:p>5.95088E-06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0.873133" calcext:value-type="float">
            <text:p>0.873133</text:p>
          </table:table-cell>
          <table:table-cell office:value-type="float" office:value="-0.00311105" calcext:value-type="float">
            <text:p>-0.00311105</text:p>
          </table:table-cell>
          <table:table-cell office:value-type="float" office:value="0.0356974" calcext:value-type="float">
            <text:p>0.0356974</text:p>
          </table:table-cell>
          <table:table-cell office:value-type="float" office:value="-0.000166872" calcext:value-type="float">
            <text:p>-0.000166872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.852051" calcext:value-type="float">
            <text:p>0.852051</text:p>
          </table:table-cell>
          <table:table-cell office:value-type="float" office:value="-0.00769637" calcext:value-type="float">
            <text:p>-0.00769637</text:p>
          </table:table-cell>
          <table:table-cell office:value-type="float" office:value="0.0913713" calcext:value-type="float">
            <text:p>0.0913713</text:p>
          </table:table-cell>
          <table:table-cell office:value-type="float" office:value="-0.000344238" calcext:value-type="float">
            <text:p>-0.000344238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0.920399" calcext:value-type="float">
            <text:p>0.920399</text:p>
          </table:table-cell>
          <table:table-cell office:value-type="float" office:value="-0.00445409" calcext:value-type="float">
            <text:p>-0.00445409</text:p>
          </table:table-cell>
          <table:table-cell office:value-type="float" office:value="0.0847084" calcext:value-type="float">
            <text:p>0.0847084</text:p>
          </table:table-cell>
          <table:table-cell office:value-type="float" office:value="0.000251739" calcext:value-type="float">
            <text:p>0.000251739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888123" calcext:value-type="float">
            <text:p>0.888123</text:p>
          </table:table-cell>
          <table:table-cell office:value-type="float" office:value="-0.00428355" calcext:value-type="float">
            <text:p>-0.00428355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-0.000566176" calcext:value-type="float">
            <text:p>-0.000566176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-0.00196253" calcext:value-type="float">
            <text:p>-0.00196253</text:p>
          </table:table-cell>
          <table:table-cell office:value-type="float" office:value="0.105023" calcext:value-type="float">
            <text:p>0.105023</text:p>
          </table:table-cell>
          <table:table-cell office:value-type="float" office:value="-0.0000244758" calcext:value-type="float">
            <text:p>-2.44758E-0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890959" calcext:value-type="float">
            <text:p>0.890959</text:p>
          </table:table-cell>
          <table:table-cell office:value-type="float" office:value="-0.000374961" calcext:value-type="float">
            <text:p>-0.000374961</text:p>
          </table:table-cell>
          <table:table-cell office:value-type="float" office:value="0.118675" calcext:value-type="float">
            <text:p>0.118675</text:p>
          </table:table-cell>
          <table:table-cell office:value-type="float" office:value="-0.000752624" calcext:value-type="float">
            <text:p>-0.000752624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0.981826" calcext:value-type="float">
            <text:p>0.981826</text:p>
          </table:table-cell>
          <table:table-cell office:value-type="float" office:value="-0.0000467164" calcext:value-type="float">
            <text:p>-4.67164E-05</text:p>
          </table:table-cell>
          <table:table-cell office:value-type="float" office:value="0.148807" calcext:value-type="float">
            <text:p>0.148807</text:p>
          </table:table-cell>
          <table:table-cell office:value-type="float" office:value="0.000288769" calcext:value-type="float">
            <text:p>0.00028876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873302" calcext:value-type="float">
            <text:p>0.873302</text:p>
          </table:table-cell>
          <table:table-cell office:value-type="float" office:value="-0.00751579" calcext:value-type="float">
            <text:p>-0.00751579</text:p>
          </table:table-cell>
          <table:table-cell office:value-type="float" office:value="0.16152" calcext:value-type="float">
            <text:p>0.16152</text:p>
          </table:table-cell>
          <table:table-cell office:value-type="float" office:value="-0.000697669" calcext:value-type="float">
            <text:p>-0.000697669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0175325" calcext:value-type="float">
            <text:p>-0.00175325</text:p>
          </table:table-cell>
          <table:table-cell office:value-type="float" office:value="0.0212324" calcext:value-type="float">
            <text:p>0.0212324</text:p>
          </table:table-cell>
          <table:table-cell office:value-type="float" office:value="0.00310382" calcext:value-type="float">
            <text:p>0.00310382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.891036" calcext:value-type="float">
            <text:p>0.891036</text:p>
          </table:table-cell>
          <table:table-cell office:value-type="float" office:value="0.00174473" calcext:value-type="float">
            <text:p>0.00174473</text:p>
          </table:table-cell>
          <table:table-cell office:value-type="float" office:value="0.148595" calcext:value-type="float">
            <text:p>0.148595</text:p>
          </table:table-cell>
          <table:table-cell office:value-type="float" office:value="-0.000899125" calcext:value-type="float">
            <text:p>-0.000899125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0.93635" calcext:value-type="float">
            <text:p>0.93635</text:p>
          </table:table-cell>
          <table:table-cell office:value-type="float" office:value="0.0012782" calcext:value-type="float">
            <text:p>0.0012782</text:p>
          </table:table-cell>
          <table:table-cell office:value-type="float" office:value="0.160024" calcext:value-type="float">
            <text:p>0.160024</text:p>
          </table:table-cell>
          <table:table-cell office:value-type="float" office:value="-0.000744268" calcext:value-type="float">
            <text:p>-0.00074426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0.941826" calcext:value-type="float">
            <text:p>0.941826</text:p>
          </table:table-cell>
          <table:table-cell office:value-type="float" office:value="0.00409908" calcext:value-type="float">
            <text:p>0.00409908</text:p>
          </table:table-cell>
          <table:table-cell office:value-type="float" office:value="0.0800694" calcext:value-type="float">
            <text:p>0.0800694</text:p>
          </table:table-cell>
          <table:table-cell office:value-type="float" office:value="0.00109069" calcext:value-type="float">
            <text:p>0.0010906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0.922929" calcext:value-type="float">
            <text:p>0.922929</text:p>
          </table:table-cell>
          <table:table-cell office:value-type="float" office:value="0.00941369" calcext:value-type="float">
            <text:p>0.00941369</text:p>
          </table:table-cell>
          <table:table-cell office:value-type="float" office:value="0.137661" calcext:value-type="float">
            <text:p>0.137661</text:p>
          </table:table-cell>
          <table:table-cell office:value-type="float" office:value="0.000406174" calcext:value-type="float">
            <text:p>0.000406174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975587" calcext:value-type="float">
            <text:p>0.975587</text:p>
          </table:table-cell>
          <table:table-cell office:value-type="float" office:value="0.0175079" calcext:value-type="float">
            <text:p>0.0175079</text:p>
          </table:table-cell>
          <table:table-cell office:value-type="float" office:value="0.102863" calcext:value-type="float">
            <text:p>0.102863</text:p>
          </table:table-cell>
          <table:table-cell office:value-type="float" office:value="0.000479961" calcext:value-type="float">
            <text:p>0.000479961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0.928751" calcext:value-type="float">
            <text:p>0.928751</text:p>
          </table:table-cell>
          <table:table-cell office:value-type="float" office:value="0.0265909" calcext:value-type="float">
            <text:p>0.0265909</text:p>
          </table:table-cell>
          <table:table-cell office:value-type="float" office:value="0.11235" calcext:value-type="float">
            <text:p>0.11235</text:p>
          </table:table-cell>
          <table:table-cell office:value-type="float" office:value="0.000306384" calcext:value-type="float">
            <text:p>0.000306384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.929135" calcext:value-type="float">
            <text:p>0.929135</text:p>
          </table:table-cell>
          <table:table-cell office:value-type="float" office:value="0.0376351" calcext:value-type="float">
            <text:p>0.0376351</text:p>
          </table:table-cell>
          <table:table-cell office:value-type="float" office:value="0.114976" calcext:value-type="float">
            <text:p>0.114976</text:p>
          </table:table-cell>
          <table:table-cell office:value-type="float" office:value="0.0000908151" calcext:value-type="float">
            <text:p>9.08151E-05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0.88116" calcext:value-type="float">
            <text:p>0.88116</text:p>
          </table:table-cell>
          <table:table-cell office:value-type="float" office:value="0.0521529" calcext:value-type="float">
            <text:p>0.0521529</text:p>
          </table:table-cell>
          <table:table-cell office:value-type="float" office:value="0.104285" calcext:value-type="float">
            <text:p>0.104285</text:p>
          </table:table-cell>
          <table:table-cell office:value-type="float" office:value="-0.000132716" calcext:value-type="float">
            <text:p>-0.0001327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9573" calcext:value-type="float">
            <text:p>1.09573</text:p>
          </table:table-cell>
          <table:table-cell office:value-type="float" office:value="0.0829111" calcext:value-type="float">
            <text:p>0.0829111</text:p>
          </table:table-cell>
          <table:table-cell office:value-type="float" office:value="0.197817" calcext:value-type="float">
            <text:p>0.197817</text:p>
          </table:table-cell>
          <table:table-cell office:value-type="float" office:value="0.00142076" calcext:value-type="float">
            <text:p>0.00142076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0.870703" calcext:value-type="float">
            <text:p>0.870703</text:p>
          </table:table-cell>
          <table:table-cell office:value-type="float" office:value="0.0696067" calcext:value-type="float">
            <text:p>0.0696067</text:p>
          </table:table-cell>
          <table:table-cell office:value-type="float" office:value="0.127508" calcext:value-type="float">
            <text:p>0.127508</text:p>
          </table:table-cell>
          <table:table-cell office:value-type="float" office:value="-0.00101021" calcext:value-type="float">
            <text:p>-0.00101021</text:p>
          </table:table-cell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0.928189" calcext:value-type="float">
            <text:p>0.928189</text:p>
          </table:table-cell>
          <table:table-cell office:value-type="float" office:value="0.104318" calcext:value-type="float">
            <text:p>0.104318</text:p>
          </table:table-cell>
          <table:table-cell office:value-type="float" office:value="0.116795" calcext:value-type="float">
            <text:p>0.116795</text:p>
          </table:table-cell>
          <table:table-cell office:value-type="float" office:value="0.000513506" calcext:value-type="float">
            <text:p>0.000513506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1.02751" calcext:value-type="float">
            <text:p>1.02751</text:p>
          </table:table-cell>
          <table:table-cell office:value-type="float" office:value="0.148513" calcext:value-type="float">
            <text:p>0.148513</text:p>
          </table:table-cell>
          <table:table-cell office:value-type="float" office:value="0.105641" calcext:value-type="float">
            <text:p>0.105641</text:p>
          </table:table-cell>
          <table:table-cell office:value-type="float" office:value="0.000114005" calcext:value-type="float">
            <text:p>0.000114005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806433" calcext:value-type="float">
            <text:p>0.806433</text:p>
          </table:table-cell>
          <table:table-cell office:value-type="float" office:value="0.0943981" calcext:value-type="float">
            <text:p>0.0943981</text:p>
          </table:table-cell>
          <table:table-cell office:value-type="float" office:value="0.3196" calcext:value-type="float">
            <text:p>0.3196</text:p>
          </table:table-cell>
          <table:table-cell office:value-type="float" office:value="-0.00126289" calcext:value-type="float">
            <text:p>-0.0012628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0.856902" calcext:value-type="float">
            <text:p>0.856902</text:p>
          </table:table-cell>
          <table:table-cell office:value-type="float" office:value="0.132766" calcext:value-type="float">
            <text:p>0.132766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-0.000710761" calcext:value-type="float">
            <text:p>-0.000710761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856723" calcext:value-type="float">
            <text:p>0.856723</text:p>
          </table:table-cell>
          <table:table-cell office:value-type="float" office:value="0.141519" calcext:value-type="float">
            <text:p>0.141519</text:p>
          </table:table-cell>
          <table:table-cell office:value-type="float" office:value="0.166921" calcext:value-type="float">
            <text:p>0.166921</text:p>
          </table:table-cell>
          <table:table-cell office:value-type="float" office:value="-0.00120904" calcext:value-type="float">
            <text:p>-0.00120904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0.809916" calcext:value-type="float">
            <text:p>0.809916</text:p>
          </table:table-cell>
          <table:table-cell office:value-type="float" office:value="0.148641" calcext:value-type="float">
            <text:p>0.148641</text:p>
          </table:table-cell>
          <table:table-cell office:value-type="float" office:value="0.127559" calcext:value-type="float">
            <text:p>0.127559</text:p>
          </table:table-cell>
          <table:table-cell office:value-type="float" office:value="-0.00098213" calcext:value-type="float">
            <text:p>-0.0009821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85281" calcext:value-type="float">
            <text:p>0.85281</text:p>
          </table:table-cell>
          <table:table-cell office:value-type="float" office:value="0.154789" calcext:value-type="float">
            <text:p>0.154789</text:p>
          </table:table-cell>
          <table:table-cell office:value-type="float" office:value="0.239824" calcext:value-type="float">
            <text:p>0.239824</text:p>
          </table:table-cell>
          <table:table-cell office:value-type="float" office:value="-0.000868458" calcext:value-type="float">
            <text:p>-0.000868458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0.898804" calcext:value-type="float">
            <text:p>0.898804</text:p>
          </table:table-cell>
          <table:table-cell office:value-type="float" office:value="0.183396" calcext:value-type="float">
            <text:p>0.183396</text:p>
          </table:table-cell>
          <table:table-cell office:value-type="float" office:value="0.193106" calcext:value-type="float">
            <text:p>0.193106</text:p>
          </table:table-cell>
          <table:table-cell office:value-type="float" office:value="-0.0000481581" calcext:value-type="float">
            <text:p>-4.81581E-0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954114" calcext:value-type="float">
            <text:p>0.954114</text:p>
          </table:table-cell>
          <table:table-cell office:value-type="float" office:value="0.193271" calcext:value-type="float">
            <text:p>0.193271</text:p>
          </table:table-cell>
          <table:table-cell office:value-type="float" office:value="0.236025" calcext:value-type="float">
            <text:p>0.236025</text:p>
          </table:table-cell>
          <table:table-cell office:value-type="float" office:value="0.000511933" calcext:value-type="float">
            <text:p>0.000511933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0.813317" calcext:value-type="float">
            <text:p>0.813317</text:p>
          </table:table-cell>
          <table:table-cell office:value-type="float" office:value="0.162954" calcext:value-type="float">
            <text:p>0.162954</text:p>
          </table:table-cell>
          <table:table-cell office:value-type="float" office:value="0.142819" calcext:value-type="float">
            <text:p>0.142819</text:p>
          </table:table-cell>
          <table:table-cell office:value-type="float" office:value="-0.000343982" calcext:value-type="float">
            <text:p>-0.00034398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.01144" calcext:value-type="float">
            <text:p>1.01144</text:p>
          </table:table-cell>
          <table:table-cell office:value-type="float" office:value="0.223569" calcext:value-type="float">
            <text:p>0.223569</text:p>
          </table:table-cell>
          <table:table-cell office:value-type="float" office:value="0.229662" calcext:value-type="float">
            <text:p>0.229662</text:p>
          </table:table-cell>
          <table:table-cell office:value-type="float" office:value="0.0024953" calcext:value-type="float">
            <text:p>0.0024953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0.901074" calcext:value-type="float">
            <text:p>0.901074</text:p>
          </table:table-cell>
          <table:table-cell office:value-type="float" office:value="0.191769" calcext:value-type="float">
            <text:p>0.191769</text:p>
          </table:table-cell>
          <table:table-cell office:value-type="float" office:value="0.185193" calcext:value-type="float">
            <text:p>0.185193</text:p>
          </table:table-cell>
          <table:table-cell office:value-type="float" office:value="-0.000630742" calcext:value-type="float">
            <text:p>-0.000630742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0.818212" calcext:value-type="float">
            <text:p>0.818212</text:p>
          </table:table-cell>
          <table:table-cell office:value-type="float" office:value="0.177096" calcext:value-type="float">
            <text:p>0.177096</text:p>
          </table:table-cell>
          <table:table-cell office:value-type="float" office:value="0.129458" calcext:value-type="float">
            <text:p>0.129458</text:p>
          </table:table-cell>
          <table:table-cell office:value-type="float" office:value="-0.000991847" calcext:value-type="float">
            <text:p>-0.000991847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0.920831" calcext:value-type="float">
            <text:p>0.920831</text:p>
          </table:table-cell>
          <table:table-cell office:value-type="float" office:value="0.208595" calcext:value-type="float">
            <text:p>0.208595</text:p>
          </table:table-cell>
          <table:table-cell office:value-type="float" office:value="0.192373" calcext:value-type="float">
            <text:p>0.192373</text:p>
          </table:table-cell>
          <table:table-cell office:value-type="float" office:value="-0.000337753" calcext:value-type="float">
            <text:p>-0.000337753</text:p>
          </table:table-cell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0.760138" calcext:value-type="float">
            <text:p>0.760138</text:p>
          </table:table-cell>
          <table:table-cell office:value-type="float" office:value="0.167823" calcext:value-type="float">
            <text:p>0.167823</text:p>
          </table:table-cell>
          <table:table-cell office:value-type="float" office:value="0.0983899" calcext:value-type="float">
            <text:p>0.0983899</text:p>
          </table:table-cell>
          <table:table-cell office:value-type="float" office:value="0.0000108899" calcext:value-type="float">
            <text:p>1.08899E-05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0.947365" calcext:value-type="float">
            <text:p>0.947365</text:p>
          </table:table-cell>
          <table:table-cell office:value-type="float" office:value="0.225058" calcext:value-type="float">
            <text:p>0.225058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000491118" calcext:value-type="float">
            <text:p>0.000491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8T13:58:11.761263148</dc:date>
    <meta:editing-duration>PT6M23S</meta:editing-duration>
    <meta:editing-cycles>1</meta:editing-cycles>
    <meta:document-statistic meta:table-count="1" meta:cell-count="224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demo2_rbdl_torque.A1:demo2_rbdl_torque.E449" chart:data-source-has-labels="column" svg:x="0.32cm" svg:y="0.18cm" svg:width="12.508cm" svg:height="8.64cm">
          <chartooo:coordinate-region svg:x="1.153cm" svg:y="0.306cm" svg:width="11.675cm" svg:height="8.242cm"/>
          <chart:axis chart:dimension="x" chart:name="primary-x" chart:style-name="ch4" chartooo:axis-type="auto">
            <chartooo:date-scale/>
            <chart:categories table:cell-range-address="demo2_rbdl_torque.A1:demo2_rbdl_torque.A4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emo2_rbdl_torque.B1:demo2_rbdl_torque.B449" chart:class="chart:line">
            <chart:data-point chart:repeated="449"/>
          </chart:series>
          <chart:series chart:style-name="ch7" chart:values-cell-range-address="demo2_rbdl_torque.C1:demo2_rbdl_torque.C449" chart:class="chart:line">
            <chart:data-point chart:repeated="449"/>
          </chart:series>
          <chart:series chart:style-name="ch8" chart:values-cell-range-address="demo2_rbdl_torque.D1:demo2_rbdl_torque.D449" chart:class="chart:line">
            <chart:data-point chart:repeated="449"/>
          </chart:series>
          <chart:series chart:style-name="ch9" chart:values-cell-range-address="demo2_rbdl_torque.E1:demo2_rbdl_torque.E449" chart:class="chart:line">
            <chart:data-point chart:repeated="4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07">
                <text:p>0.07</text:p>
                <draw:g>
                  <svg:desc>demo2_rbdl_torque.A1:demo2_rbdl_torque.A449</svg:desc>
                </draw:g>
              </table:table-cell>
              <table:table-cell office:value-type="float" office:value="0.916748">
                <text:p>0.916748</text:p>
                <draw:g>
                  <svg:desc>demo2_rbdl_torque.B1:demo2_rbdl_torque.B449</svg:desc>
                </draw:g>
              </table:table-cell>
              <table:table-cell office:value-type="float" office:value="-0.0225513">
                <text:p>-0.0225513</text:p>
                <draw:g>
                  <svg:desc>demo2_rbdl_torque.C1:demo2_rbdl_torque.C449</svg:desc>
                </draw:g>
              </table:table-cell>
              <table:table-cell office:value-type="float" office:value="0.108152">
                <text:p>0.108152</text:p>
                <draw:g>
                  <svg:desc>demo2_rbdl_torque.D1:demo2_rbdl_torque.D449</svg:desc>
                </draw:g>
              </table:table-cell>
              <table:table-cell office:value-type="float" office:value="0">
                <text:p>0</text:p>
                <draw:g>
                  <svg:desc>demo2_rbdl_torque.E1:demo2_rbdl_torque.E449</svg:desc>
                </draw:g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905948">
                <text:p>0.905948</text:p>
              </table:table-cell>
              <table:table-cell office:value-type="float" office:value="-0.0217886">
                <text:p>-0.0217886</text:p>
              </table:table-cell>
              <table:table-cell office:value-type="float" office:value="0.102636">
                <text:p>0.102636</text:p>
              </table:table-cell>
              <table:table-cell office:value-type="float" office:value="-0.0000200495">
                <text:p>-0.000020049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936949">
                <text:p>0.936949</text:p>
              </table:table-cell>
              <table:table-cell office:value-type="float" office:value="-0.0227461">
                <text:p>-0.0227461</text:p>
              </table:table-cell>
              <table:table-cell office:value-type="float" office:value="0.115376">
                <text:p>0.115376</text:p>
              </table:table-cell>
              <table:table-cell office:value-type="float" office:value="0.0000473035">
                <text:p>0.000047303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905017">
                <text:p>0.905017</text:p>
              </table:table-cell>
              <table:table-cell office:value-type="float" office:value="-0.0209238">
                <text:p>-0.0209238</text:p>
              </table:table-cell>
              <table:table-cell office:value-type="float" office:value="0.100936">
                <text:p>0.100936</text:p>
              </table:table-cell>
              <table:table-cell office:value-type="float" office:value="-0.0000477422">
                <text:p>-0.0000477422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927089">
                <text:p>0.927089</text:p>
              </table:table-cell>
              <table:table-cell office:value-type="float" office:value="-0.0220541">
                <text:p>-0.0220541</text:p>
              </table:table-cell>
              <table:table-cell office:value-type="float" office:value="0.112889">
                <text:p>0.112889</text:p>
              </table:table-cell>
              <table:table-cell office:value-type="float" office:value="0.0000175196">
                <text:p>0.0000175196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918347">
                <text:p>0.918347</text:p>
              </table:table-cell>
              <table:table-cell office:value-type="float" office:value="-0.0220155">
                <text:p>-0.0220155</text:p>
              </table:table-cell>
              <table:table-cell office:value-type="float" office:value="0.11125">
                <text:p>0.11125</text:p>
              </table:table-cell>
              <table:table-cell office:value-type="float" office:value="0.000139272">
                <text:p>0.00013927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915335">
                <text:p>0.915335</text:p>
              </table:table-cell>
              <table:table-cell office:value-type="float" office:value="-0.0214517">
                <text:p>-0.0214517</text:p>
              </table:table-cell>
              <table:table-cell office:value-type="float" office:value="0.0958261">
                <text:p>0.0958261</text:p>
              </table:table-cell>
              <table:table-cell office:value-type="float" office:value="-0.000137366">
                <text:p>-0.00013736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918215">
                <text:p>0.918215</text:p>
              </table:table-cell>
              <table:table-cell office:value-type="float" office:value="-0.0217477">
                <text:p>-0.0217477</text:p>
              </table:table-cell>
              <table:table-cell office:value-type="float" office:value="0.10899">
                <text:p>0.10899</text:p>
              </table:table-cell>
              <table:table-cell office:value-type="float" office:value="0.000139627">
                <text:p>0.000139627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909875">
                <text:p>0.909875</text:p>
              </table:table-cell>
              <table:table-cell office:value-type="float" office:value="-0.0215137">
                <text:p>-0.0215137</text:p>
              </table:table-cell>
              <table:table-cell office:value-type="float" office:value="0.1038">
                <text:p>0.1038</text:p>
              </table:table-cell>
              <table:table-cell office:value-type="float" office:value="-0.000130143">
                <text:p>-0.00013014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918191">
                <text:p>0.918191</text:p>
              </table:table-cell>
              <table:table-cell office:value-type="float" office:value="-0.02196">
                <text:p>-0.02196</text:p>
              </table:table-cell>
              <table:table-cell office:value-type="float" office:value="0.109295">
                <text:p>0.109295</text:p>
              </table:table-cell>
              <table:table-cell office:value-type="float" office:value="-0.000187901">
                <text:p>-0.00018790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919456">
                <text:p>0.919456</text:p>
              </table:table-cell>
              <table:table-cell office:value-type="float" office:value="-0.0227107">
                <text:p>-0.0227107</text:p>
              </table:table-cell>
              <table:table-cell office:value-type="float" office:value="0.103196">
                <text:p>0.103196</text:p>
              </table:table-cell>
              <table:table-cell office:value-type="float" office:value="0.0000873257">
                <text:p>0.0000873257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912076">
                <text:p>0.912076</text:p>
              </table:table-cell>
              <table:table-cell office:value-type="float" office:value="-0.0220718">
                <text:p>-0.0220718</text:p>
              </table:table-cell>
              <table:table-cell office:value-type="float" office:value="0.0975533">
                <text:p>0.0975533</text:p>
              </table:table-cell>
              <table:table-cell office:value-type="float" office:value="0.00000552269">
                <text:p>0.0000055226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918869">
                <text:p>0.918869</text:p>
              </table:table-cell>
              <table:table-cell office:value-type="float" office:value="-0.0221523">
                <text:p>-0.0221523</text:p>
              </table:table-cell>
              <table:table-cell office:value-type="float" office:value="0.108156">
                <text:p>0.108156</text:p>
              </table:table-cell>
              <table:table-cell office:value-type="float" office:value="0.0000000000093009">
                <text:p>0.000000000009300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915175">
                <text:p>0.915175</text:p>
              </table:table-cell>
              <table:table-cell office:value-type="float" office:value="-0.0211378">
                <text:p>-0.0211378</text:p>
              </table:table-cell>
              <table:table-cell office:value-type="float" office:value="0.0952668">
                <text:p>0.0952668</text:p>
              </table:table-cell>
              <table:table-cell office:value-type="float" office:value="0.00000000121211">
                <text:p>0.0000000012121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927168">
                <text:p>0.927168</text:p>
              </table:table-cell>
              <table:table-cell office:value-type="float" office:value="-0.0208318">
                <text:p>-0.0208318</text:p>
              </table:table-cell>
              <table:table-cell office:value-type="float" office:value="0.109226">
                <text:p>0.109226</text:p>
              </table:table-cell>
              <table:table-cell office:value-type="float" office:value="0.000138014">
                <text:p>0.00013801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914519">
                <text:p>0.914519</text:p>
              </table:table-cell>
              <table:table-cell office:value-type="float" office:value="-0.0206008">
                <text:p>-0.0206008</text:p>
              </table:table-cell>
              <table:table-cell office:value-type="float" office:value="0.10481">
                <text:p>0.10481</text:p>
              </table:table-cell>
              <table:table-cell office:value-type="float" office:value="-0.000068858">
                <text:p>-0.000068858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0.917892">
                <text:p>0.917892</text:p>
              </table:table-cell>
              <table:table-cell office:value-type="float" office:value="-0.0206778">
                <text:p>-0.0206778</text:p>
              </table:table-cell>
              <table:table-cell office:value-type="float" office:value="0.103388">
                <text:p>0.103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918018">
                <text:p>0.918018</text:p>
              </table:table-cell>
              <table:table-cell office:value-type="float" office:value="-0.0207165">
                <text:p>-0.0207165</text:p>
              </table:table-cell>
              <table:table-cell office:value-type="float" office:value="0.103856">
                <text:p>0.103856</text:p>
              </table:table-cell>
              <table:table-cell office:value-type="float" office:value="0.0000034887">
                <text:p>0.0000034887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913967">
                <text:p>0.913967</text:p>
              </table:table-cell>
              <table:table-cell office:value-type="float" office:value="-0.0195933">
                <text:p>-0.0195933</text:p>
              </table:table-cell>
              <table:table-cell office:value-type="float" office:value="0.0900913">
                <text:p>0.0900913</text:p>
              </table:table-cell>
              <table:table-cell office:value-type="float" office:value="0.000225781">
                <text:p>0.00022578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0.912711">
                <text:p>0.912711</text:p>
              </table:table-cell>
              <table:table-cell office:value-type="float" office:value="-0.019424">
                <text:p>-0.019424</text:p>
              </table:table-cell>
              <table:table-cell office:value-type="float" office:value="0.113343">
                <text:p>0.113343</text:p>
              </table:table-cell>
              <table:table-cell office:value-type="float" office:value="-0.000156888">
                <text:p>-0.000156888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934027">
                <text:p>0.934027</text:p>
              </table:table-cell>
              <table:table-cell office:value-type="float" office:value="-0.0201043">
                <text:p>-0.0201043</text:p>
              </table:table-cell>
              <table:table-cell office:value-type="float" office:value="0.105994">
                <text:p>0.105994</text:p>
              </table:table-cell>
              <table:table-cell office:value-type="float" office:value="0.000116154">
                <text:p>0.000116154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0.90958">
                <text:p>0.90958</text:p>
              </table:table-cell>
              <table:table-cell office:value-type="float" office:value="-0.0194225">
                <text:p>-0.0194225</text:p>
              </table:table-cell>
              <table:table-cell office:value-type="float" office:value="0.10249">
                <text:p>0.10249</text:p>
              </table:table-cell>
              <table:table-cell office:value-type="float" office:value="-0.000317451">
                <text:p>-0.00031745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918004">
                <text:p>0.918004</text:p>
              </table:table-cell>
              <table:table-cell office:value-type="float" office:value="-0.0195926">
                <text:p>-0.0195926</text:p>
              </table:table-cell>
              <table:table-cell office:value-type="float" office:value="0.10319">
                <text:p>0.10319</text:p>
              </table:table-cell>
              <table:table-cell office:value-type="float" office:value="0.000339329">
                <text:p>0.000339329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0.919373">
                <text:p>0.919373</text:p>
              </table:table-cell>
              <table:table-cell office:value-type="float" office:value="-0.020288">
                <text:p>-0.020288</text:p>
              </table:table-cell>
              <table:table-cell office:value-type="float" office:value="0.107756">
                <text:p>0.107756</text:p>
              </table:table-cell>
              <table:table-cell office:value-type="float" office:value="-0.000159321">
                <text:p>-0.000159321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917683">
                <text:p>0.917683</text:p>
              </table:table-cell>
              <table:table-cell office:value-type="float" office:value="-0.0205796">
                <text:p>-0.0205796</text:p>
              </table:table-cell>
              <table:table-cell office:value-type="float" office:value="0.104525">
                <text:p>0.104525</text:p>
              </table:table-cell>
              <table:table-cell office:value-type="float" office:value="-0.000179753">
                <text:p>-0.000179753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0.925945">
                <text:p>0.925945</text:p>
              </table:table-cell>
              <table:table-cell office:value-type="float" office:value="-0.0213176">
                <text:p>-0.0213176</text:p>
              </table:table-cell>
              <table:table-cell office:value-type="float" office:value="0.103972">
                <text:p>0.103972</text:p>
              </table:table-cell>
              <table:table-cell office:value-type="float" office:value="0.000310182">
                <text:p>0.000310182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899899">
                <text:p>0.899899</text:p>
              </table:table-cell>
              <table:table-cell office:value-type="float" office:value="-0.0203742">
                <text:p>-0.0203742</text:p>
              </table:table-cell>
              <table:table-cell office:value-type="float" office:value="0.0935042">
                <text:p>0.0935042</text:p>
              </table:table-cell>
              <table:table-cell office:value-type="float" office:value="-0.000102737">
                <text:p>-0.000102737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0.927526">
                <text:p>0.927526</text:p>
              </table:table-cell>
              <table:table-cell office:value-type="float" office:value="-0.0212022">
                <text:p>-0.0212022</text:p>
              </table:table-cell>
              <table:table-cell office:value-type="float" office:value="0.112657">
                <text:p>0.112657</text:p>
              </table:table-cell>
              <table:table-cell office:value-type="float" office:value="-0.000215551">
                <text:p>-0.000215551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0.917384">
                <text:p>0.917384</text:p>
              </table:table-cell>
              <table:table-cell office:value-type="float" office:value="-0.0213217">
                <text:p>-0.0213217</text:p>
              </table:table-cell>
              <table:table-cell office:value-type="float" office:value="0.0999395">
                <text:p>0.0999395</text:p>
              </table:table-cell>
              <table:table-cell office:value-type="float" office:value="0.000186902">
                <text:p>0.000186902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0.917401">
                <text:p>0.917401</text:p>
              </table:table-cell>
              <table:table-cell office:value-type="float" office:value="-0.0209752">
                <text:p>-0.0209752</text:p>
              </table:table-cell>
              <table:table-cell office:value-type="float" office:value="0.10348">
                <text:p>0.10348</text:p>
              </table:table-cell>
              <table:table-cell office:value-type="float" office:value="-0.0000139867">
                <text:p>-0.0000139867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927906">
                <text:p>0.927906</text:p>
              </table:table-cell>
              <table:table-cell office:value-type="float" office:value="-0.0220369">
                <text:p>-0.0220369</text:p>
              </table:table-cell>
              <table:table-cell office:value-type="float" office:value="0.109212">
                <text:p>0.109212</text:p>
              </table:table-cell>
              <table:table-cell office:value-type="float" office:value="0.000159062">
                <text:p>0.000159062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0.907128">
                <text:p>0.907128</text:p>
              </table:table-cell>
              <table:table-cell office:value-type="float" office:value="-0.0207363">
                <text:p>-0.0207363</text:p>
              </table:table-cell>
              <table:table-cell office:value-type="float" office:value="0.0943005">
                <text:p>0.0943005</text:p>
              </table:table-cell>
              <table:table-cell office:value-type="float" office:value="-0.000158253">
                <text:p>-0.000158253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.928955">
                <text:p>0.928955</text:p>
              </table:table-cell>
              <table:table-cell office:value-type="float" office:value="-0.021446">
                <text:p>-0.021446</text:p>
              </table:table-cell>
              <table:table-cell office:value-type="float" office:value="0.108363">
                <text:p>0.108363</text:p>
              </table:table-cell>
              <table:table-cell office:value-type="float" office:value="0.000168683">
                <text:p>0.000168683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0.908266">
                <text:p>0.908266</text:p>
              </table:table-cell>
              <table:table-cell office:value-type="float" office:value="-0.020587">
                <text:p>-0.020587</text:p>
              </table:table-cell>
              <table:table-cell office:value-type="float" office:value="0.0980192">
                <text:p>0.0980192</text:p>
              </table:table-cell>
              <table:table-cell office:value-type="float" office:value="0.000017665">
                <text:p>0.00001766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909729">
                <text:p>0.909729</text:p>
              </table:table-cell>
              <table:table-cell office:value-type="float" office:value="-0.0205871">
                <text:p>-0.0205871</text:p>
              </table:table-cell>
              <table:table-cell office:value-type="float" office:value="0.109134">
                <text:p>0.109134</text:p>
              </table:table-cell>
              <table:table-cell office:value-type="float" office:value="-0.000537311">
                <text:p>-0.000537311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0.928591">
                <text:p>0.928591</text:p>
              </table:table-cell>
              <table:table-cell office:value-type="float" office:value="-0.0222124">
                <text:p>-0.0222124</text:p>
              </table:table-cell>
              <table:table-cell office:value-type="float" office:value="0.104447">
                <text:p>0.104447</text:p>
              </table:table-cell>
              <table:table-cell office:value-type="float" office:value="0.000365739">
                <text:p>0.000365739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900867">
                <text:p>0.900867</text:p>
              </table:table-cell>
              <table:table-cell office:value-type="float" office:value="-0.0213802">
                <text:p>-0.0213802</text:p>
              </table:table-cell>
              <table:table-cell office:value-type="float" office:value="0.100576">
                <text:p>0.100576</text:p>
              </table:table-cell>
              <table:table-cell office:value-type="float" office:value="-0.000141499">
                <text:p>-0.000141499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0.919138">
                <text:p>0.919138</text:p>
              </table:table-cell>
              <table:table-cell office:value-type="float" office:value="-0.0234532">
                <text:p>-0.0234532</text:p>
              </table:table-cell>
              <table:table-cell office:value-type="float" office:value="0.10674">
                <text:p>0.10674</text:p>
              </table:table-cell>
              <table:table-cell office:value-type="float" office:value="-0.000311436">
                <text:p>-0.000311436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905281">
                <text:p>0.905281</text:p>
              </table:table-cell>
              <table:table-cell office:value-type="float" office:value="-0.0229477">
                <text:p>-0.0229477</text:p>
              </table:table-cell>
              <table:table-cell office:value-type="float" office:value="0.0976155">
                <text:p>0.0976155</text:p>
              </table:table-cell>
              <table:table-cell office:value-type="float" office:value="-0.0000220605">
                <text:p>-0.0000220605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0.909934">
                <text:p>0.909934</text:p>
              </table:table-cell>
              <table:table-cell office:value-type="float" office:value="-0.0244686">
                <text:p>-0.0244686</text:p>
              </table:table-cell>
              <table:table-cell office:value-type="float" office:value="0.107251">
                <text:p>0.107251</text:p>
              </table:table-cell>
              <table:table-cell office:value-type="float" office:value="0.0000482116">
                <text:p>0.0000482116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916295">
                <text:p>0.916295</text:p>
              </table:table-cell>
              <table:table-cell office:value-type="float" office:value="-0.0259796">
                <text:p>-0.0259796</text:p>
              </table:table-cell>
              <table:table-cell office:value-type="float" office:value="0.108536">
                <text:p>0.108536</text:p>
              </table:table-cell>
              <table:table-cell office:value-type="float" office:value="0.000123175">
                <text:p>0.000123175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0.89628">
                <text:p>0.89628</text:p>
              </table:table-cell>
              <table:table-cell office:value-type="float" office:value="-0.0267433">
                <text:p>-0.0267433</text:p>
              </table:table-cell>
              <table:table-cell office:value-type="float" office:value="0.10259">
                <text:p>0.10259</text:p>
              </table:table-cell>
              <table:table-cell office:value-type="float" office:value="-0.000301701">
                <text:p>-0.000301701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888123">
                <text:p>0.888123</text:p>
              </table:table-cell>
              <table:table-cell office:value-type="float" office:value="-0.0280759">
                <text:p>-0.0280759</text:p>
              </table:table-cell>
              <table:table-cell office:value-type="float" office:value="0.107914">
                <text:p>0.107914</text:p>
              </table:table-cell>
              <table:table-cell office:value-type="float" office:value="-0.000737267">
                <text:p>-0.000737267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0.88957">
                <text:p>0.88957</text:p>
              </table:table-cell>
              <table:table-cell office:value-type="float" office:value="-0.0296911">
                <text:p>-0.0296911</text:p>
              </table:table-cell>
              <table:table-cell office:value-type="float" office:value="0.100654">
                <text:p>0.100654</text:p>
              </table:table-cell>
              <table:table-cell office:value-type="float" office:value="-0.000766988">
                <text:p>-0.000766988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.86658">
                <text:p>0.86658</text:p>
              </table:table-cell>
              <table:table-cell office:value-type="float" office:value="-0.030845">
                <text:p>-0.030845</text:p>
              </table:table-cell>
              <table:table-cell office:value-type="float" office:value="0.107646">
                <text:p>0.107646</text:p>
              </table:table-cell>
              <table:table-cell office:value-type="float" office:value="-0.000394491">
                <text:p>-0.000394491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0.886337">
                <text:p>0.886337</text:p>
              </table:table-cell>
              <table:table-cell office:value-type="float" office:value="-0.0337984">
                <text:p>-0.0337984</text:p>
              </table:table-cell>
              <table:table-cell office:value-type="float" office:value="0.114551">
                <text:p>0.114551</text:p>
              </table:table-cell>
              <table:table-cell office:value-type="float" office:value="-0.000120315">
                <text:p>-0.00012031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890731">
                <text:p>0.890731</text:p>
              </table:table-cell>
              <table:table-cell office:value-type="float" office:value="-0.0354198">
                <text:p>-0.0354198</text:p>
              </table:table-cell>
              <table:table-cell office:value-type="float" office:value="0.106767">
                <text:p>0.106767</text:p>
              </table:table-cell>
              <table:table-cell office:value-type="float" office:value="-0.000217455">
                <text:p>-0.000217455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0.865487">
                <text:p>0.865487</text:p>
              </table:table-cell>
              <table:table-cell office:value-type="float" office:value="-0.0357833">
                <text:p>-0.0357833</text:p>
              </table:table-cell>
              <table:table-cell office:value-type="float" office:value="0.116444">
                <text:p>0.116444</text:p>
              </table:table-cell>
              <table:table-cell office:value-type="float" office:value="-0.000110383">
                <text:p>-0.000110383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0.863477">
                <text:p>0.863477</text:p>
              </table:table-cell>
              <table:table-cell office:value-type="float" office:value="-0.0377169">
                <text:p>-0.0377169</text:p>
              </table:table-cell>
              <table:table-cell office:value-type="float" office:value="0.114259">
                <text:p>0.114259</text:p>
              </table:table-cell>
              <table:table-cell office:value-type="float" office:value="-0.00049636">
                <text:p>-0.00049636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0.860876">
                <text:p>0.860876</text:p>
              </table:table-cell>
              <table:table-cell office:value-type="float" office:value="-0.0400462">
                <text:p>-0.0400462</text:p>
              </table:table-cell>
              <table:table-cell office:value-type="float" office:value="0.117869">
                <text:p>0.117869</text:p>
              </table:table-cell>
              <table:table-cell office:value-type="float" office:value="0.000575311">
                <text:p>0.000575311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0.845971">
                <text:p>0.845971</text:p>
              </table:table-cell>
              <table:table-cell office:value-type="float" office:value="-0.0404991">
                <text:p>-0.0404991</text:p>
              </table:table-cell>
              <table:table-cell office:value-type="float" office:value="0.121556">
                <text:p>0.121556</text:p>
              </table:table-cell>
              <table:table-cell office:value-type="float" office:value="-0.000751089">
                <text:p>-0.000751089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0.876047">
                <text:p>0.876047</text:p>
              </table:table-cell>
              <table:table-cell office:value-type="float" office:value="-0.0442021">
                <text:p>-0.0442021</text:p>
              </table:table-cell>
              <table:table-cell office:value-type="float" office:value="0.136766">
                <text:p>0.136766</text:p>
              </table:table-cell>
              <table:table-cell office:value-type="float" office:value="-0.000142772">
                <text:p>-0.000142772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0.83193">
                <text:p>0.83193</text:p>
              </table:table-cell>
              <table:table-cell office:value-type="float" office:value="-0.0457986">
                <text:p>-0.0457986</text:p>
              </table:table-cell>
              <table:table-cell office:value-type="float" office:value="0.129352">
                <text:p>0.129352</text:p>
              </table:table-cell>
              <table:table-cell office:value-type="float" office:value="0.000432572">
                <text:p>0.000432572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0.82973">
                <text:p>0.82973</text:p>
              </table:table-cell>
              <table:table-cell office:value-type="float" office:value="-0.0482731">
                <text:p>-0.0482731</text:p>
              </table:table-cell>
              <table:table-cell office:value-type="float" office:value="0.126491">
                <text:p>0.126491</text:p>
              </table:table-cell>
              <table:table-cell office:value-type="float" office:value="-0.000148144">
                <text:p>-0.000148144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0.777182">
                <text:p>0.777182</text:p>
              </table:table-cell>
              <table:table-cell office:value-type="float" office:value="-0.0469006">
                <text:p>-0.0469006</text:p>
              </table:table-cell>
              <table:table-cell office:value-type="float" office:value="0.131376">
                <text:p>0.131376</text:p>
              </table:table-cell>
              <table:table-cell office:value-type="float" office:value="-0.00022048">
                <text:p>-0.00022048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0.804546">
                <text:p>0.804546</text:p>
              </table:table-cell>
              <table:table-cell office:value-type="float" office:value="-0.0527329">
                <text:p>-0.0527329</text:p>
              </table:table-cell>
              <table:table-cell office:value-type="float" office:value="0.146431">
                <text:p>0.146431</text:p>
              </table:table-cell>
              <table:table-cell office:value-type="float" office:value="-0.0004759">
                <text:p>-0.0004759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0.750277">
                <text:p>0.750277</text:p>
              </table:table-cell>
              <table:table-cell office:value-type="float" office:value="-0.0520899">
                <text:p>-0.0520899</text:p>
              </table:table-cell>
              <table:table-cell office:value-type="float" office:value="0.129369">
                <text:p>0.129369</text:p>
              </table:table-cell>
              <table:table-cell office:value-type="float" office:value="-0.000599553">
                <text:p>-0.000599553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0.738787">
                <text:p>0.738787</text:p>
              </table:table-cell>
              <table:table-cell office:value-type="float" office:value="-0.053382">
                <text:p>-0.053382</text:p>
              </table:table-cell>
              <table:table-cell office:value-type="float" office:value="0.155819">
                <text:p>0.155819</text:p>
              </table:table-cell>
              <table:table-cell office:value-type="float" office:value="-0.000335845">
                <text:p>-0.00033584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748842">
                <text:p>0.748842</text:p>
              </table:table-cell>
              <table:table-cell office:value-type="float" office:value="-0.0579076">
                <text:p>-0.0579076</text:p>
              </table:table-cell>
              <table:table-cell office:value-type="float" office:value="0.133136">
                <text:p>0.133136</text:p>
              </table:table-cell>
              <table:table-cell office:value-type="float" office:value="0.0000849824">
                <text:p>0.0000849824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0.703332">
                <text:p>0.703332</text:p>
              </table:table-cell>
              <table:table-cell office:value-type="float" office:value="-0.0562954">
                <text:p>-0.0562954</text:p>
              </table:table-cell>
              <table:table-cell office:value-type="float" office:value="0.171229">
                <text:p>0.171229</text:p>
              </table:table-cell>
              <table:table-cell office:value-type="float" office:value="0.000285951">
                <text:p>0.000285951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.731688">
                <text:p>0.731688</text:p>
              </table:table-cell>
              <table:table-cell office:value-type="float" office:value="-0.0635313">
                <text:p>-0.0635313</text:p>
              </table:table-cell>
              <table:table-cell office:value-type="float" office:value="0.169136">
                <text:p>0.169136</text:p>
              </table:table-cell>
              <table:table-cell office:value-type="float" office:value="0.000127825">
                <text:p>0.000127825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0.649945">
                <text:p>0.649945</text:p>
              </table:table-cell>
              <table:table-cell office:value-type="float" office:value="-0.0586225">
                <text:p>-0.0586225</text:p>
              </table:table-cell>
              <table:table-cell office:value-type="float" office:value="0.144527">
                <text:p>0.144527</text:p>
              </table:table-cell>
              <table:table-cell office:value-type="float" office:value="0.0000224532">
                <text:p>0.0000224532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695152">
                <text:p>0.695152</text:p>
              </table:table-cell>
              <table:table-cell office:value-type="float" office:value="-0.0665398">
                <text:p>-0.0665398</text:p>
              </table:table-cell>
              <table:table-cell office:value-type="float" office:value="0.178499">
                <text:p>0.178499</text:p>
              </table:table-cell>
              <table:table-cell office:value-type="float" office:value="-0.0000813491">
                <text:p>-0.0000813491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0.619937">
                <text:p>0.619937</text:p>
              </table:table-cell>
              <table:table-cell office:value-type="float" office:value="-0.0627993">
                <text:p>-0.0627993</text:p>
              </table:table-cell>
              <table:table-cell office:value-type="float" office:value="0.164196">
                <text:p>0.164196</text:p>
              </table:table-cell>
              <table:table-cell office:value-type="float" office:value="0.000873141">
                <text:p>0.000873141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0.587575">
                <text:p>0.587575</text:p>
              </table:table-cell>
              <table:table-cell office:value-type="float" office:value="-0.0613694">
                <text:p>-0.0613694</text:p>
              </table:table-cell>
              <table:table-cell office:value-type="float" office:value="0.185206">
                <text:p>0.185206</text:p>
              </table:table-cell>
              <table:table-cell office:value-type="float" office:value="0.0000376164">
                <text:p>0.0000376164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0.619236">
                <text:p>0.619236</text:p>
              </table:table-cell>
              <table:table-cell office:value-type="float" office:value="-0.0732641">
                <text:p>-0.0732641</text:p>
              </table:table-cell>
              <table:table-cell office:value-type="float" office:value="0.175498">
                <text:p>0.175498</text:p>
              </table:table-cell>
              <table:table-cell office:value-type="float" office:value="0.000285811">
                <text:p>0.000285811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565776">
                <text:p>0.565776</text:p>
              </table:table-cell>
              <table:table-cell office:value-type="float" office:value="-0.0691973">
                <text:p>-0.0691973</text:p>
              </table:table-cell>
              <table:table-cell office:value-type="float" office:value="0.193748">
                <text:p>0.193748</text:p>
              </table:table-cell>
              <table:table-cell office:value-type="float" office:value="-0.000600062">
                <text:p>-0.000600062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0.552325">
                <text:p>0.552325</text:p>
              </table:table-cell>
              <table:table-cell office:value-type="float" office:value="-0.0735516">
                <text:p>-0.0735516</text:p>
              </table:table-cell>
              <table:table-cell office:value-type="float" office:value="0.172073">
                <text:p>0.172073</text:p>
              </table:table-cell>
              <table:table-cell office:value-type="float" office:value="-0.000362804">
                <text:p>-0.000362804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0.522507">
                <text:p>0.522507</text:p>
              </table:table-cell>
              <table:table-cell office:value-type="float" office:value="-0.0745049">
                <text:p>-0.0745049</text:p>
              </table:table-cell>
              <table:table-cell office:value-type="float" office:value="0.190582">
                <text:p>0.190582</text:p>
              </table:table-cell>
              <table:table-cell office:value-type="float" office:value="0.000637061">
                <text:p>0.000637061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0.505328">
                <text:p>0.505328</text:p>
              </table:table-cell>
              <table:table-cell office:value-type="float" office:value="-0.0758939">
                <text:p>-0.0758939</text:p>
              </table:table-cell>
              <table:table-cell office:value-type="float" office:value="0.18133">
                <text:p>0.18133</text:p>
              </table:table-cell>
              <table:table-cell office:value-type="float" office:value="0.00000864598">
                <text:p>0.00000864598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0.49887">
                <text:p>0.49887</text:p>
              </table:table-cell>
              <table:table-cell office:value-type="float" office:value="-0.0791126">
                <text:p>-0.0791126</text:p>
              </table:table-cell>
              <table:table-cell office:value-type="float" office:value="0.190174">
                <text:p>0.190174</text:p>
              </table:table-cell>
              <table:table-cell office:value-type="float" office:value="0.0005341">
                <text:p>0.0005341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0.450102">
                <text:p>0.450102</text:p>
              </table:table-cell>
              <table:table-cell office:value-type="float" office:value="-0.0728945">
                <text:p>-0.0728945</text:p>
              </table:table-cell>
              <table:table-cell office:value-type="float" office:value="0.185323">
                <text:p>0.185323</text:p>
              </table:table-cell>
              <table:table-cell office:value-type="float" office:value="0.000327301">
                <text:p>0.000327301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0.472997">
                <text:p>0.472997</text:p>
              </table:table-cell>
              <table:table-cell office:value-type="float" office:value="-0.0816446">
                <text:p>-0.0816446</text:p>
              </table:table-cell>
              <table:table-cell office:value-type="float" office:value="0.196877">
                <text:p>0.196877</text:p>
              </table:table-cell>
              <table:table-cell office:value-type="float" office:value="-0.000065955">
                <text:p>-0.000065955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0.432246">
                <text:p>0.432246</text:p>
              </table:table-cell>
              <table:table-cell office:value-type="float" office:value="-0.0750852">
                <text:p>-0.0750852</text:p>
              </table:table-cell>
              <table:table-cell office:value-type="float" office:value="0.186947">
                <text:p>0.186947</text:p>
              </table:table-cell>
              <table:table-cell office:value-type="float" office:value="0.0000213614">
                <text:p>0.0000213614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0.403308">
                <text:p>0.403308</text:p>
              </table:table-cell>
              <table:table-cell office:value-type="float" office:value="-0.0720501">
                <text:p>-0.0720501</text:p>
              </table:table-cell>
              <table:table-cell office:value-type="float" office:value="0.196534">
                <text:p>0.196534</text:p>
              </table:table-cell>
              <table:table-cell office:value-type="float" office:value="0.000720382">
                <text:p>0.000720382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0.40791">
                <text:p>0.40791</text:p>
              </table:table-cell>
              <table:table-cell office:value-type="float" office:value="-0.074371">
                <text:p>-0.074371</text:p>
              </table:table-cell>
              <table:table-cell office:value-type="float" office:value="0.213458">
                <text:p>0.213458</text:p>
              </table:table-cell>
              <table:table-cell office:value-type="float" office:value="-0.00042414">
                <text:p>-0.00042414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0.400246">
                <text:p>0.400246</text:p>
              </table:table-cell>
              <table:table-cell office:value-type="float" office:value="-0.0771138">
                <text:p>-0.0771138</text:p>
              </table:table-cell>
              <table:table-cell office:value-type="float" office:value="0.17367">
                <text:p>0.17367</text:p>
              </table:table-cell>
              <table:table-cell office:value-type="float" office:value="0.000331945">
                <text:p>0.000331945</text:p>
              </table:table-cell>
            </table:table-row>
            <table:table-row>
              <table:table-cell office:value-type="float" office:value="4.07">
                <text:p>4.07</text:p>
              </table:table-cell>
              <table:table-cell office:value-type="float" office:value="0.399045">
                <text:p>0.399045</text:p>
              </table:table-cell>
              <table:table-cell office:value-type="float" office:value="-0.0757271">
                <text:p>-0.0757271</text:p>
              </table:table-cell>
              <table:table-cell office:value-type="float" office:value="0.21173">
                <text:p>0.21173</text:p>
              </table:table-cell>
              <table:table-cell office:value-type="float" office:value="0.000469208">
                <text:p>0.000469208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0.395956">
                <text:p>0.395956</text:p>
              </table:table-cell>
              <table:table-cell office:value-type="float" office:value="-0.0764121">
                <text:p>-0.0764121</text:p>
              </table:table-cell>
              <table:table-cell office:value-type="float" office:value="0.204649">
                <text:p>0.204649</text:p>
              </table:table-cell>
              <table:table-cell office:value-type="float" office:value="0.000692859">
                <text:p>0.000692859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0.370517">
                <text:p>0.370517</text:p>
              </table:table-cell>
              <table:table-cell office:value-type="float" office:value="-0.070005">
                <text:p>-0.070005</text:p>
              </table:table-cell>
              <table:table-cell office:value-type="float" office:value="0.172342">
                <text:p>0.172342</text:p>
              </table:table-cell>
              <table:table-cell office:value-type="float" office:value="-0.000477544">
                <text:p>-0.000477544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0.346393">
                <text:p>0.346393</text:p>
              </table:table-cell>
              <table:table-cell office:value-type="float" office:value="-0.0625395">
                <text:p>-0.0625395</text:p>
              </table:table-cell>
              <table:table-cell office:value-type="float" office:value="0.21822">
                <text:p>0.21822</text:p>
              </table:table-cell>
              <table:table-cell office:value-type="float" office:value="-0.000111066">
                <text:p>-0.000111066</text:p>
              </table:table-cell>
            </table:table-row>
            <table:table-row>
              <table:table-cell office:value-type="float" office:value="4.27">
                <text:p>4.27</text:p>
              </table:table-cell>
              <table:table-cell office:value-type="float" office:value="0.355247">
                <text:p>0.355247</text:p>
              </table:table-cell>
              <table:table-cell office:value-type="float" office:value="-0.0673288">
                <text:p>-0.0673288</text:p>
              </table:table-cell>
              <table:table-cell office:value-type="float" office:value="0.233802">
                <text:p>0.233802</text:p>
              </table:table-cell>
              <table:table-cell office:value-type="float" office:value="0.000607558">
                <text:p>0.000607558</text:p>
              </table:table-cell>
            </table:table-row>
            <table:table-row>
              <table:table-cell office:value-type="float" office:value="4.33">
                <text:p>4.33</text:p>
              </table:table-cell>
              <table:table-cell office:value-type="float" office:value="0.348911">
                <text:p>0.348911</text:p>
              </table:table-cell>
              <table:table-cell office:value-type="float" office:value="-0.0683201">
                <text:p>-0.0683201</text:p>
              </table:table-cell>
              <table:table-cell office:value-type="float" office:value="0.188407">
                <text:p>0.188407</text:p>
              </table:table-cell>
              <table:table-cell office:value-type="float" office:value="0.0000392808">
                <text:p>0.0000392808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0.327438">
                <text:p>0.327438</text:p>
              </table:table-cell>
              <table:table-cell office:value-type="float" office:value="-0.0628496">
                <text:p>-0.0628496</text:p>
              </table:table-cell>
              <table:table-cell office:value-type="float" office:value="0.205774">
                <text:p>0.205774</text:p>
              </table:table-cell>
              <table:table-cell office:value-type="float" office:value="-0.000199021">
                <text:p>-0.000199021</text:p>
              </table:table-cell>
            </table:table-row>
            <table:table-row>
              <table:table-cell office:value-type="float" office:value="4.43">
                <text:p>4.43</text:p>
              </table:table-cell>
              <table:table-cell office:value-type="float" office:value="0.322255">
                <text:p>0.322255</text:p>
              </table:table-cell>
              <table:table-cell office:value-type="float" office:value="-0.0629741">
                <text:p>-0.0629741</text:p>
              </table:table-cell>
              <table:table-cell office:value-type="float" office:value="0.222103">
                <text:p>0.222103</text:p>
              </table:table-cell>
              <table:table-cell office:value-type="float" office:value="0.000176719">
                <text:p>0.000176719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0.332132">
                <text:p>0.332132</text:p>
              </table:table-cell>
              <table:table-cell office:value-type="float" office:value="-0.068136">
                <text:p>-0.068136</text:p>
              </table:table-cell>
              <table:table-cell office:value-type="float" office:value="0.197516">
                <text:p>0.197516</text:p>
              </table:table-cell>
              <table:table-cell office:value-type="float" office:value="0.0000533319">
                <text:p>0.0000533319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0.320656">
                <text:p>0.320656</text:p>
              </table:table-cell>
              <table:table-cell office:value-type="float" office:value="-0.065569">
                <text:p>-0.065569</text:p>
              </table:table-cell>
              <table:table-cell office:value-type="float" office:value="0.22921">
                <text:p>0.22921</text:p>
              </table:table-cell>
              <table:table-cell office:value-type="float" office:value="-0.0000846376">
                <text:p>-0.0000846376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0.313514">
                <text:p>0.313514</text:p>
              </table:table-cell>
              <table:table-cell office:value-type="float" office:value="-0.0662124">
                <text:p>-0.0662124</text:p>
              </table:table-cell>
              <table:table-cell office:value-type="float" office:value="0.201441">
                <text:p>0.201441</text:p>
              </table:table-cell>
              <table:table-cell office:value-type="float" office:value="-0.0000976886">
                <text:p>-0.0000976886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0.304018">
                <text:p>0.304018</text:p>
              </table:table-cell>
              <table:table-cell office:value-type="float" office:value="-0.0648557">
                <text:p>-0.0648557</text:p>
              </table:table-cell>
              <table:table-cell office:value-type="float" office:value="0.22603">
                <text:p>0.22603</text:p>
              </table:table-cell>
              <table:table-cell office:value-type="float" office:value="0.000194951">
                <text:p>0.000194951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0.306235">
                <text:p>0.306235</text:p>
              </table:table-cell>
              <table:table-cell office:value-type="float" office:value="-0.0660445">
                <text:p>-0.0660445</text:p>
              </table:table-cell>
              <table:table-cell office:value-type="float" office:value="0.216651">
                <text:p>0.216651</text:p>
              </table:table-cell>
              <table:table-cell office:value-type="float" office:value="-0.000361591">
                <text:p>-0.000361591</text:p>
              </table:table-cell>
            </table:table-row>
            <table:table-row>
              <table:table-cell office:value-type="float" office:value="4.73">
                <text:p>4.73</text:p>
              </table:table-cell>
              <table:table-cell office:value-type="float" office:value="0.335967">
                <text:p>0.335967</text:p>
              </table:table-cell>
              <table:table-cell office:value-type="float" office:value="-0.0783414">
                <text:p>-0.0783414</text:p>
              </table:table-cell>
              <table:table-cell office:value-type="float" office:value="0.215033">
                <text:p>0.215033</text:p>
              </table:table-cell>
              <table:table-cell office:value-type="float" office:value="0.000405447">
                <text:p>0.000405447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0.279948">
                <text:p>0.279948</text:p>
              </table:table-cell>
              <table:table-cell office:value-type="float" office:value="-0.060924">
                <text:p>-0.060924</text:p>
              </table:table-cell>
              <table:table-cell office:value-type="float" office:value="0.211176">
                <text:p>0.211176</text:p>
              </table:table-cell>
              <table:table-cell office:value-type="float" office:value="-0.0000363815">
                <text:p>-0.0000363815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0.29576">
                <text:p>0.29576</text:p>
              </table:table-cell>
              <table:table-cell office:value-type="float" office:value="-0.0662584">
                <text:p>-0.0662584</text:p>
              </table:table-cell>
              <table:table-cell office:value-type="float" office:value="0.255046">
                <text:p>0.255046</text:p>
              </table:table-cell>
              <table:table-cell office:value-type="float" office:value="-0.00013991">
                <text:p>-0.00013991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0.301449">
                <text:p>0.301449</text:p>
              </table:table-cell>
              <table:table-cell office:value-type="float" office:value="-0.0709375">
                <text:p>-0.0709375</text:p>
              </table:table-cell>
              <table:table-cell office:value-type="float" office:value="0.215864">
                <text:p>0.215864</text:p>
              </table:table-cell>
              <table:table-cell office:value-type="float" office:value="-0.0000683579">
                <text:p>-0.0000683579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0.261519">
                <text:p>0.261519</text:p>
              </table:table-cell>
              <table:table-cell office:value-type="float" office:value="-0.0589864">
                <text:p>-0.0589864</text:p>
              </table:table-cell>
              <table:table-cell office:value-type="float" office:value="0.238146">
                <text:p>0.238146</text:p>
              </table:table-cell>
              <table:table-cell office:value-type="float" office:value="0.0000996682">
                <text:p>0.0000996682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0.303496">
                <text:p>0.303496</text:p>
              </table:table-cell>
              <table:table-cell office:value-type="float" office:value="-0.0751023">
                <text:p>-0.0751023</text:p>
              </table:table-cell>
              <table:table-cell office:value-type="float" office:value="0.235131">
                <text:p>0.235131</text:p>
              </table:table-cell>
              <table:table-cell office:value-type="float" office:value="-0.000631989">
                <text:p>-0.000631989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0.248581">
                <text:p>0.248581</text:p>
              </table:table-cell>
              <table:table-cell office:value-type="float" office:value="-0.0580174">
                <text:p>-0.0580174</text:p>
              </table:table-cell>
              <table:table-cell office:value-type="float" office:value="0.235066">
                <text:p>0.235066</text:p>
              </table:table-cell>
              <table:table-cell office:value-type="float" office:value="0.0000700665">
                <text:p>0.000070066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0.288806">
                <text:p>0.288806</text:p>
              </table:table-cell>
              <table:table-cell office:value-type="float" office:value="-0.0762954">
                <text:p>-0.0762954</text:p>
              </table:table-cell>
              <table:table-cell office:value-type="float" office:value="0.263383">
                <text:p>0.263383</text:p>
              </table:table-cell>
              <table:table-cell office:value-type="float" office:value="0.000669951">
                <text:p>0.000669951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0.274421">
                <text:p>0.274421</text:p>
              </table:table-cell>
              <table:table-cell office:value-type="float" office:value="-0.0732911">
                <text:p>-0.0732911</text:p>
              </table:table-cell>
              <table:table-cell office:value-type="float" office:value="0.215453">
                <text:p>0.215453</text:p>
              </table:table-cell>
              <table:table-cell office:value-type="float" office:value="-0.000142992">
                <text:p>-0.000142992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0.254162">
                <text:p>0.254162</text:p>
              </table:table-cell>
              <table:table-cell office:value-type="float" office:value="-0.0665514">
                <text:p>-0.0665514</text:p>
              </table:table-cell>
              <table:table-cell office:value-type="float" office:value="0.275569">
                <text:p>0.275569</text:p>
              </table:table-cell>
              <table:table-cell office:value-type="float" office:value="-0.000114976">
                <text:p>-0.000114976</text:p>
              </table:table-cell>
            </table:table-row>
            <table:table-row>
              <table:table-cell office:value-type="float" office:value="5.23">
                <text:p>5.23</text:p>
              </table:table-cell>
              <table:table-cell office:value-type="float" office:value="0.264611">
                <text:p>0.264611</text:p>
              </table:table-cell>
              <table:table-cell office:value-type="float" office:value="-0.0736235">
                <text:p>-0.0736235</text:p>
              </table:table-cell>
              <table:table-cell office:value-type="float" office:value="0.213066">
                <text:p>0.213066</text:p>
              </table:table-cell>
              <table:table-cell office:value-type="float" office:value="0.000163292">
                <text:p>0.000163292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26478">
                <text:p>0.26478</text:p>
              </table:table-cell>
              <table:table-cell office:value-type="float" office:value="-0.0743307">
                <text:p>-0.0743307</text:p>
              </table:table-cell>
              <table:table-cell office:value-type="float" office:value="0.257435">
                <text:p>0.257435</text:p>
              </table:table-cell>
              <table:table-cell office:value-type="float" office:value="0.000206286">
                <text:p>0.000206286</text:p>
              </table:table-cell>
            </table:table-row>
            <table:table-row>
              <table:table-cell office:value-type="float" office:value="5.33">
                <text:p>5.33</text:p>
              </table:table-cell>
              <table:table-cell office:value-type="float" office:value="0.252009">
                <text:p>0.252009</text:p>
              </table:table-cell>
              <table:table-cell office:value-type="float" office:value="-0.0696142">
                <text:p>-0.0696142</text:p>
              </table:table-cell>
              <table:table-cell office:value-type="float" office:value="0.23721">
                <text:p>0.23721</text:p>
              </table:table-cell>
              <table:table-cell office:value-type="float" office:value="0.000227318">
                <text:p>0.000227318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0.239433">
                <text:p>0.239433</text:p>
              </table:table-cell>
              <table:table-cell office:value-type="float" office:value="-0.0669686">
                <text:p>-0.0669686</text:p>
              </table:table-cell>
              <table:table-cell office:value-type="float" office:value="0.259193">
                <text:p>0.259193</text:p>
              </table:table-cell>
              <table:table-cell office:value-type="float" office:value="-0.000394031">
                <text:p>-0.000394031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0.257396">
                <text:p>0.257396</text:p>
              </table:table-cell>
              <table:table-cell office:value-type="float" office:value="-0.0735308">
                <text:p>-0.0735308</text:p>
              </table:table-cell>
              <table:table-cell office:value-type="float" office:value="0.230503">
                <text:p>0.230503</text:p>
              </table:table-cell>
              <table:table-cell office:value-type="float" office:value="0.000177046">
                <text:p>0.000177046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0.226099">
                <text:p>0.226099</text:p>
              </table:table-cell>
              <table:table-cell office:value-type="float" office:value="-0.0630063">
                <text:p>-0.0630063</text:p>
              </table:table-cell>
              <table:table-cell office:value-type="float" office:value="0.272006">
                <text:p>0.272006</text:p>
              </table:table-cell>
              <table:table-cell office:value-type="float" office:value="0.000239511">
                <text:p>0.000239511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0.249877">
                <text:p>0.249877</text:p>
              </table:table-cell>
              <table:table-cell office:value-type="float" office:value="-0.0725238">
                <text:p>-0.0725238</text:p>
              </table:table-cell>
              <table:table-cell office:value-type="float" office:value="0.231454">
                <text:p>0.231454</text:p>
              </table:table-cell>
              <table:table-cell office:value-type="float" office:value="-0.000206719">
                <text:p>-0.000206719</text:p>
              </table:table-cell>
            </table:table-row>
            <table:table-row>
              <table:table-cell office:value-type="float" office:value="5.57">
                <text:p>5.57</text:p>
              </table:table-cell>
              <table:table-cell office:value-type="float" office:value="0.238317">
                <text:p>0.238317</text:p>
              </table:table-cell>
              <table:table-cell office:value-type="float" office:value="-0.0695448">
                <text:p>-0.0695448</text:p>
              </table:table-cell>
              <table:table-cell office:value-type="float" office:value="0.265459">
                <text:p>0.265459</text:p>
              </table:table-cell>
              <table:table-cell office:value-type="float" office:value="-0.000146752">
                <text:p>-0.000146752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0.241498">
                <text:p>0.241498</text:p>
              </table:table-cell>
              <table:table-cell office:value-type="float" office:value="-0.0711558">
                <text:p>-0.0711558</text:p>
              </table:table-cell>
              <table:table-cell office:value-type="float" office:value="0.235989">
                <text:p>0.235989</text:p>
              </table:table-cell>
              <table:table-cell office:value-type="float" office:value="0.000263995">
                <text:p>0.000263995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0.215304">
                <text:p>0.215304</text:p>
              </table:table-cell>
              <table:table-cell office:value-type="float" office:value="-0.0602064">
                <text:p>-0.0602064</text:p>
              </table:table-cell>
              <table:table-cell office:value-type="float" office:value="0.256107">
                <text:p>0.256107</text:p>
              </table:table-cell>
              <table:table-cell office:value-type="float" office:value="-0.000172664">
                <text:p>-0.000172664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0.22675">
                <text:p>0.22675</text:p>
              </table:table-cell>
              <table:table-cell office:value-type="float" office:value="-0.0666741">
                <text:p>-0.0666741</text:p>
              </table:table-cell>
              <table:table-cell office:value-type="float" office:value="0.26557">
                <text:p>0.26557</text:p>
              </table:table-cell>
              <table:table-cell office:value-type="float" office:value="0.00028576">
                <text:p>0.00028576</text:p>
              </table:table-cell>
            </table:table-row>
            <table:table-row>
              <table:table-cell office:value-type="float" office:value="5.77">
                <text:p>5.77</text:p>
              </table:table-cell>
              <table:table-cell office:value-type="float" office:value="0.23013">
                <text:p>0.23013</text:p>
              </table:table-cell>
              <table:table-cell office:value-type="float" office:value="-0.0679228">
                <text:p>-0.0679228</text:p>
              </table:table-cell>
              <table:table-cell office:value-type="float" office:value="0.242141">
                <text:p>0.242141</text:p>
              </table:table-cell>
              <table:table-cell office:value-type="float" office:value="-0.000115829">
                <text:p>-0.000115829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0.206344">
                <text:p>0.206344</text:p>
              </table:table-cell>
              <table:table-cell office:value-type="float" office:value="-0.0580183">
                <text:p>-0.0580183</text:p>
              </table:table-cell>
              <table:table-cell office:value-type="float" office:value="0.245144">
                <text:p>0.245144</text:p>
              </table:table-cell>
              <table:table-cell office:value-type="float" office:value="0.0000334474">
                <text:p>0.0000334474</text:p>
              </table:table-cell>
            </table:table-row>
            <table:table-row>
              <table:table-cell office:value-type="float" office:value="5.87">
                <text:p>5.87</text:p>
              </table:table-cell>
              <table:table-cell office:value-type="float" office:value="0.225303">
                <text:p>0.225303</text:p>
              </table:table-cell>
              <table:table-cell office:value-type="float" office:value="-0.065885">
                <text:p>-0.065885</text:p>
              </table:table-cell>
              <table:table-cell office:value-type="float" office:value="0.243348">
                <text:p>0.243348</text:p>
              </table:table-cell>
              <table:table-cell office:value-type="float" office:value="0.0000755742">
                <text:p>0.0000755742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0.209344">
                <text:p>0.209344</text:p>
              </table:table-cell>
              <table:table-cell office:value-type="float" office:value="-0.0589396">
                <text:p>-0.0589396</text:p>
              </table:table-cell>
              <table:table-cell office:value-type="float" office:value="0.254607">
                <text:p>0.254607</text:p>
              </table:table-cell>
              <table:table-cell office:value-type="float" office:value="-0.000126853">
                <text:p>-0.000126853</text:p>
              </table:table-cell>
            </table:table-row>
            <table:table-row>
              <table:table-cell office:value-type="float" office:value="5.97">
                <text:p>5.97</text:p>
              </table:table-cell>
              <table:table-cell office:value-type="float" office:value="0.2177">
                <text:p>0.2177</text:p>
              </table:table-cell>
              <table:table-cell office:value-type="float" office:value="-0.0625086">
                <text:p>-0.0625086</text:p>
              </table:table-cell>
              <table:table-cell office:value-type="float" office:value="0.254674">
                <text:p>0.254674</text:p>
              </table:table-cell>
              <table:table-cell office:value-type="float" office:value="0.00029718">
                <text:p>0.00029718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0.197053">
                <text:p>0.197053</text:p>
              </table:table-cell>
              <table:table-cell office:value-type="float" office:value="-0.0550571">
                <text:p>-0.0550571</text:p>
              </table:table-cell>
              <table:table-cell office:value-type="float" office:value="0.257729">
                <text:p>0.257729</text:p>
              </table:table-cell>
              <table:table-cell office:value-type="float" office:value="0.00000430909">
                <text:p>0.00000430909</text:p>
              </table:table-cell>
            </table:table-row>
            <table:table-row>
              <table:table-cell office:value-type="float" office:value="6.07">
                <text:p>6.07</text:p>
              </table:table-cell>
              <table:table-cell office:value-type="float" office:value="0.219186">
                <text:p>0.219186</text:p>
              </table:table-cell>
              <table:table-cell office:value-type="float" office:value="-0.0634748">
                <text:p>-0.0634748</text:p>
              </table:table-cell>
              <table:table-cell office:value-type="float" office:value="0.245353">
                <text:p>0.245353</text:p>
              </table:table-cell>
              <table:table-cell office:value-type="float" office:value="-0.0000763088">
                <text:p>-0.0000763088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0.195536">
                <text:p>0.195536</text:p>
              </table:table-cell>
              <table:table-cell office:value-type="float" office:value="-0.0546099">
                <text:p>-0.0546099</text:p>
              </table:table-cell>
              <table:table-cell office:value-type="float" office:value="0.259435">
                <text:p>0.259435</text:p>
              </table:table-cell>
              <table:table-cell office:value-type="float" office:value="0.000028246">
                <text:p>0.000028246</text:p>
              </table:table-cell>
            </table:table-row>
            <table:table-row>
              <table:table-cell office:value-type="float" office:value="6.17">
                <text:p>6.17</text:p>
              </table:table-cell>
              <table:table-cell office:value-type="float" office:value="0.204598">
                <text:p>0.204598</text:p>
              </table:table-cell>
              <table:table-cell office:value-type="float" office:value="-0.0580996">
                <text:p>-0.0580996</text:p>
              </table:table-cell>
              <table:table-cell office:value-type="float" office:value="0.231819">
                <text:p>0.231819</text:p>
              </table:table-cell>
              <table:table-cell office:value-type="float" office:value="-0.0000960611">
                <text:p>-0.0000960611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0.211498">
                <text:p>0.211498</text:p>
              </table:table-cell>
              <table:table-cell office:value-type="float" office:value="-0.0604225">
                <text:p>-0.0604225</text:p>
              </table:table-cell>
              <table:table-cell office:value-type="float" office:value="0.247824">
                <text:p>0.247824</text:p>
              </table:table-cell>
              <table:table-cell office:value-type="float" office:value="0.000185234">
                <text:p>0.000185234</text:p>
              </table:table-cell>
            </table:table-row>
            <table:table-row>
              <table:table-cell office:value-type="float" office:value="6.27">
                <text:p>6.27</text:p>
              </table:table-cell>
              <table:table-cell office:value-type="float" office:value="0.174058">
                <text:p>0.174058</text:p>
              </table:table-cell>
              <table:table-cell office:value-type="float" office:value="-0.0471168">
                <text:p>-0.0471168</text:p>
              </table:table-cell>
              <table:table-cell office:value-type="float" office:value="0.268608">
                <text:p>0.268608</text:p>
              </table:table-cell>
              <table:table-cell office:value-type="float" office:value="-0.0000836857">
                <text:p>-0.0000836857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0.217202">
                <text:p>0.217202</text:p>
              </table:table-cell>
              <table:table-cell office:value-type="float" office:value="-0.0636406">
                <text:p>-0.0636406</text:p>
              </table:table-cell>
              <table:table-cell office:value-type="float" office:value="0.24622">
                <text:p>0.24622</text:p>
              </table:table-cell>
              <table:table-cell office:value-type="float" office:value="0.000267773">
                <text:p>0.000267773</text:p>
              </table:table-cell>
            </table:table-row>
            <table:table-row>
              <table:table-cell office:value-type="float" office:value="6.37">
                <text:p>6.37</text:p>
              </table:table-cell>
              <table:table-cell office:value-type="float" office:value="0.198365">
                <text:p>0.198365</text:p>
              </table:table-cell>
              <table:table-cell office:value-type="float" office:value="-0.0561279">
                <text:p>-0.0561279</text:p>
              </table:table-cell>
              <table:table-cell office:value-type="float" office:value="0.234852">
                <text:p>0.234852</text:p>
              </table:table-cell>
              <table:table-cell office:value-type="float" office:value="-0.000115631">
                <text:p>-0.000115631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0.198813">
                <text:p>0.198813</text:p>
              </table:table-cell>
              <table:table-cell office:value-type="float" office:value="-0.0566881">
                <text:p>-0.0566881</text:p>
              </table:table-cell>
              <table:table-cell office:value-type="float" office:value="0.261156">
                <text:p>0.261156</text:p>
              </table:table-cell>
              <table:table-cell office:value-type="float" office:value="0.00024131">
                <text:p>0.00024131</text:p>
              </table:table-cell>
            </table:table-row>
            <table:table-row>
              <table:table-cell office:value-type="float" office:value="6.47">
                <text:p>6.47</text:p>
              </table:table-cell>
              <table:table-cell office:value-type="float" office:value="0.194916">
                <text:p>0.194916</text:p>
              </table:table-cell>
              <table:table-cell office:value-type="float" office:value="-0.0550033">
                <text:p>-0.0550033</text:p>
              </table:table-cell>
              <table:table-cell office:value-type="float" office:value="0.23564">
                <text:p>0.23564</text:p>
              </table:table-cell>
              <table:table-cell office:value-type="float" office:value="-0.00000000116814">
                <text:p>-0.00000000116814</text:p>
              </table:table-cell>
            </table:table-row>
            <table:table-row>
              <table:table-cell office:value-type="float" office:value="6.53">
                <text:p>6.53</text:p>
              </table:table-cell>
              <table:table-cell office:value-type="float" office:value="0.199261">
                <text:p>0.199261</text:p>
              </table:table-cell>
              <table:table-cell office:value-type="float" office:value="-0.0564989">
                <text:p>-0.0564989</text:p>
              </table:table-cell>
              <table:table-cell office:value-type="float" office:value="0.264387">
                <text:p>0.264387</text:p>
              </table:table-cell>
              <table:table-cell office:value-type="float" office:value="0.000133184">
                <text:p>0.000133184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0.193733">
                <text:p>0.193733</text:p>
              </table:table-cell>
              <table:table-cell office:value-type="float" office:value="-0.0549335">
                <text:p>-0.0549335</text:p>
              </table:table-cell>
              <table:table-cell office:value-type="float" office:value="0.242856">
                <text:p>0.242856</text:p>
              </table:table-cell>
              <table:table-cell office:value-type="float" office:value="-0.0000436142">
                <text:p>-0.0000436142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0.214825">
                <text:p>0.214825</text:p>
              </table:table-cell>
              <table:table-cell office:value-type="float" office:value="-0.0625128">
                <text:p>-0.0625128</text:p>
              </table:table-cell>
              <table:table-cell office:value-type="float" office:value="0.245374">
                <text:p>0.245374</text:p>
              </table:table-cell>
              <table:table-cell office:value-type="float" office:value="0.0000556709">
                <text:p>0.0000556709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0.185284">
                <text:p>0.185284</text:p>
              </table:table-cell>
              <table:table-cell office:value-type="float" office:value="-0.051009">
                <text:p>-0.051009</text:p>
              </table:table-cell>
              <table:table-cell office:value-type="float" office:value="0.256072">
                <text:p>0.256072</text:p>
              </table:table-cell>
              <table:table-cell office:value-type="float" office:value="-0.000181825">
                <text:p>-0.00018182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0.196299">
                <text:p>0.196299</text:p>
              </table:table-cell>
              <table:table-cell office:value-type="float" office:value="-0.0556761">
                <text:p>-0.0556761</text:p>
              </table:table-cell>
              <table:table-cell office:value-type="float" office:value="0.244784">
                <text:p>0.244784</text:p>
              </table:table-cell>
              <table:table-cell office:value-type="float" office:value="0.0000596839">
                <text:p>0.0000596839</text:p>
              </table:table-cell>
            </table:table-row>
            <table:table-row>
              <table:table-cell office:value-type="float" office:value="6.87">
                <text:p>6.87</text:p>
              </table:table-cell>
              <table:table-cell office:value-type="float" office:value="0.193387">
                <text:p>0.193387</text:p>
              </table:table-cell>
              <table:table-cell office:value-type="float" office:value="-0.0541922">
                <text:p>-0.0541922</text:p>
              </table:table-cell>
              <table:table-cell office:value-type="float" office:value="0.249299">
                <text:p>0.249299</text:p>
              </table:table-cell>
              <table:table-cell office:value-type="float" office:value="-0.000102353">
                <text:p>-0.000102353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0.21131">
                <text:p>0.21131</text:p>
              </table:table-cell>
              <table:table-cell office:value-type="float" office:value="-0.0611647">
                <text:p>-0.0611647</text:p>
              </table:table-cell>
              <table:table-cell office:value-type="float" office:value="0.245199">
                <text:p>0.245199</text:p>
              </table:table-cell>
              <table:table-cell office:value-type="float" office:value="0.000249636">
                <text:p>0.000249636</text:p>
              </table:table-cell>
            </table:table-row>
            <table:table-row>
              <table:table-cell office:value-type="float" office:value="6.97">
                <text:p>6.97</text:p>
              </table:table-cell>
              <table:table-cell office:value-type="float" office:value="0.188618">
                <text:p>0.188618</text:p>
              </table:table-cell>
              <table:table-cell office:value-type="float" office:value="-0.0521508">
                <text:p>-0.0521508</text:p>
              </table:table-cell>
              <table:table-cell office:value-type="float" office:value="0.252642">
                <text:p>0.252642</text:p>
              </table:table-cell>
              <table:table-cell office:value-type="float" office:value="-0.000218022">
                <text:p>-0.000218022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0.204326">
                <text:p>0.204326</text:p>
              </table:table-cell>
              <table:table-cell office:value-type="float" office:value="-0.0590906">
                <text:p>-0.0590906</text:p>
              </table:table-cell>
              <table:table-cell office:value-type="float" office:value="0.257708">
                <text:p>0.257708</text:p>
              </table:table-cell>
              <table:table-cell office:value-type="float" office:value="0.0000394947">
                <text:p>0.0000394947</text:p>
              </table:table-cell>
            </table:table-row>
            <table:table-row>
              <table:table-cell office:value-type="float" office:value="7.07">
                <text:p>7.07</text:p>
              </table:table-cell>
              <table:table-cell office:value-type="float" office:value="0.188968">
                <text:p>0.188968</text:p>
              </table:table-cell>
              <table:table-cell office:value-type="float" office:value="-0.0521957">
                <text:p>-0.0521957</text:p>
              </table:table-cell>
              <table:table-cell office:value-type="float" office:value="0.237063">
                <text:p>0.237063</text:p>
              </table:table-cell>
              <table:table-cell office:value-type="float" office:value="-0.000118208">
                <text:p>-0.000118208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0.203323">
                <text:p>0.203323</text:p>
              </table:table-cell>
              <table:table-cell office:value-type="float" office:value="-0.0588604">
                <text:p>-0.0588604</text:p>
              </table:table-cell>
              <table:table-cell office:value-type="float" office:value="0.253104">
                <text:p>0.253104</text:p>
              </table:table-cell>
              <table:table-cell office:value-type="float" office:value="0.000173508">
                <text:p>0.000173508</text:p>
              </table:table-cell>
            </table:table-row>
            <table:table-row>
              <table:table-cell office:value-type="float" office:value="7.17">
                <text:p>7.17</text:p>
              </table:table-cell>
              <table:table-cell office:value-type="float" office:value="0.197487">
                <text:p>0.197487</text:p>
              </table:table-cell>
              <table:table-cell office:value-type="float" office:value="-0.0560007">
                <text:p>-0.0560007</text:p>
              </table:table-cell>
              <table:table-cell office:value-type="float" office:value="0.239544">
                <text:p>0.239544</text:p>
              </table:table-cell>
              <table:table-cell office:value-type="float" office:value="-0.00000000259251">
                <text:p>-0.00000000259251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0.204171">
                <text:p>0.204171</text:p>
              </table:table-cell>
              <table:table-cell office:value-type="float" office:value="-0.0586745">
                <text:p>-0.0586745</text:p>
              </table:table-cell>
              <table:table-cell office:value-type="float" office:value="0.262244">
                <text:p>0.262244</text:p>
              </table:table-cell>
              <table:table-cell office:value-type="float" office:value="0.000000907775">
                <text:p>0.000000907775</text:p>
              </table:table-cell>
            </table:table-row>
            <table:table-row>
              <table:table-cell office:value-type="float" office:value="7.27">
                <text:p>7.27</text:p>
              </table:table-cell>
              <table:table-cell office:value-type="float" office:value="0.182246">
                <text:p>0.182246</text:p>
              </table:table-cell>
              <table:table-cell office:value-type="float" office:value="-0.0494201">
                <text:p>-0.0494201</text:p>
              </table:table-cell>
              <table:table-cell office:value-type="float" office:value="0.238868">
                <text:p>0.238868</text:p>
              </table:table-cell>
              <table:table-cell office:value-type="float" office:value="0.000103351">
                <text:p>0.000103351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0.199244">
                <text:p>0.199244</text:p>
              </table:table-cell>
              <table:table-cell office:value-type="float" office:value="-0.0573204">
                <text:p>-0.0573204</text:p>
              </table:table-cell>
              <table:table-cell office:value-type="float" office:value="0.285396">
                <text:p>0.285396</text:p>
              </table:table-cell>
              <table:table-cell office:value-type="float" office:value="0.000371247">
                <text:p>0.000371247</text:p>
              </table:table-cell>
            </table:table-row>
            <table:table-row>
              <table:table-cell office:value-type="float" office:value="7.37">
                <text:p>7.37</text:p>
              </table:table-cell>
              <table:table-cell office:value-type="float" office:value="0.173745">
                <text:p>0.173745</text:p>
              </table:table-cell>
              <table:table-cell office:value-type="float" office:value="-0.0484993">
                <text:p>-0.0484993</text:p>
              </table:table-cell>
              <table:table-cell office:value-type="float" office:value="0.290646">
                <text:p>0.290646</text:p>
              </table:table-cell>
              <table:table-cell office:value-type="float" office:value="0.000437083">
                <text:p>0.000437083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0.15819">
                <text:p>0.15819</text:p>
              </table:table-cell>
              <table:table-cell office:value-type="float" office:value="-0.0457084">
                <text:p>-0.0457084</text:p>
              </table:table-cell>
              <table:table-cell office:value-type="float" office:value="0.276486">
                <text:p>0.276486</text:p>
              </table:table-cell>
              <table:table-cell office:value-type="float" office:value="0.00142032">
                <text:p>0.00142032</text:p>
              </table:table-cell>
            </table:table-row>
            <table:table-row>
              <table:table-cell office:value-type="float" office:value="7.47">
                <text:p>7.47</text:p>
              </table:table-cell>
              <table:table-cell office:value-type="float" office:value="0.181718">
                <text:p>0.181718</text:p>
              </table:table-cell>
              <table:table-cell office:value-type="float" office:value="-0.0599682">
                <text:p>-0.0599682</text:p>
              </table:table-cell>
              <table:table-cell office:value-type="float" office:value="0.313768">
                <text:p>0.313768</text:p>
              </table:table-cell>
              <table:table-cell office:value-type="float" office:value="0.000617632">
                <text:p>0.000617632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0.161563">
                <text:p>0.161563</text:p>
              </table:table-cell>
              <table:table-cell office:value-type="float" office:value="-0.0542615">
                <text:p>-0.0542615</text:p>
              </table:table-cell>
              <table:table-cell office:value-type="float" office:value="0.286348">
                <text:p>0.286348</text:p>
              </table:table-cell>
              <table:table-cell office:value-type="float" office:value="-0.00124727">
                <text:p>-0.00124727</text:p>
              </table:table-cell>
            </table:table-row>
            <table:table-row>
              <table:table-cell office:value-type="float" office:value="7.57">
                <text:p>7.57</text:p>
              </table:table-cell>
              <table:table-cell office:value-type="float" office:value="0.153653">
                <text:p>0.153653</text:p>
              </table:table-cell>
              <table:table-cell office:value-type="float" office:value="-0.0541547">
                <text:p>-0.0541547</text:p>
              </table:table-cell>
              <table:table-cell office:value-type="float" office:value="0.278176">
                <text:p>0.278176</text:p>
              </table:table-cell>
              <table:table-cell office:value-type="float" office:value="0.000228519">
                <text:p>0.000228519</text:p>
              </table:table-cell>
            </table:table-row>
            <table:table-row>
              <table:table-cell office:value-type="float" office:value="7.63">
                <text:p>7.63</text:p>
              </table:table-cell>
              <table:table-cell office:value-type="float" office:value="0.146318">
                <text:p>0.146318</text:p>
              </table:table-cell>
              <table:table-cell office:value-type="float" office:value="-0.0547614">
                <text:p>-0.0547614</text:p>
              </table:table-cell>
              <table:table-cell office:value-type="float" office:value="0.26285">
                <text:p>0.26285</text:p>
              </table:table-cell>
              <table:table-cell office:value-type="float" office:value="0.000249849">
                <text:p>0.000249849</text:p>
              </table:table-cell>
            </table:table-row>
            <table:table-row>
              <table:table-cell office:value-type="float" office:value="7.67">
                <text:p>7.67</text:p>
              </table:table-cell>
              <table:table-cell office:value-type="float" office:value="0.0622961">
                <text:p>0.0622961</text:p>
              </table:table-cell>
              <table:table-cell office:value-type="float" office:value="-0.0199479">
                <text:p>-0.0199479</text:p>
              </table:table-cell>
              <table:table-cell office:value-type="float" office:value="0.427407">
                <text:p>0.427407</text:p>
              </table:table-cell>
              <table:table-cell office:value-type="float" office:value="0.00341755">
                <text:p>0.0034175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0.168986">
                <text:p>0.168986</text:p>
              </table:table-cell>
              <table:table-cell office:value-type="float" office:value="-0.0822776">
                <text:p>-0.0822776</text:p>
              </table:table-cell>
              <table:table-cell office:value-type="float" office:value="0.232903">
                <text:p>0.232903</text:p>
              </table:table-cell>
              <table:table-cell office:value-type="float" office:value="0.00131727">
                <text:p>0.00131727</text:p>
              </table:table-cell>
            </table:table-row>
            <table:table-row>
              <table:table-cell office:value-type="float" office:value="7.77">
                <text:p>7.77</text:p>
              </table:table-cell>
              <table:table-cell office:value-type="float" office:value="0.148502">
                <text:p>0.148502</text:p>
              </table:table-cell>
              <table:table-cell office:value-type="float" office:value="-0.0740958">
                <text:p>-0.0740958</text:p>
              </table:table-cell>
              <table:table-cell office:value-type="float" office:value="0.360683">
                <text:p>0.360683</text:p>
              </table:table-cell>
              <table:table-cell office:value-type="float" office:value="-0.00125165">
                <text:p>-0.00125165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0.113598">
                <text:p>0.113598</text:p>
              </table:table-cell>
              <table:table-cell office:value-type="float" office:value="-0.0582011">
                <text:p>-0.0582011</text:p>
              </table:table-cell>
              <table:table-cell office:value-type="float" office:value="0.333612">
                <text:p>0.333612</text:p>
              </table:table-cell>
              <table:table-cell office:value-type="float" office:value="-0.000358775">
                <text:p>-0.000358775</text:p>
              </table:table-cell>
            </table:table-row>
            <table:table-row>
              <table:table-cell office:value-type="float" office:value="7.87">
                <text:p>7.87</text:p>
              </table:table-cell>
              <table:table-cell office:value-type="float" office:value="0.0971379">
                <text:p>0.0971379</text:p>
              </table:table-cell>
              <table:table-cell office:value-type="float" office:value="-0.0467888">
                <text:p>-0.0467888</text:p>
              </table:table-cell>
              <table:table-cell office:value-type="float" office:value="0.288278">
                <text:p>0.288278</text:p>
              </table:table-cell>
              <table:table-cell office:value-type="float" office:value="0.00152214">
                <text:p>0.00152214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0.101783">
                <text:p>0.101783</text:p>
              </table:table-cell>
              <table:table-cell office:value-type="float" office:value="-0.0536905">
                <text:p>-0.0536905</text:p>
              </table:table-cell>
              <table:table-cell office:value-type="float" office:value="0.34234">
                <text:p>0.34234</text:p>
              </table:table-cell>
              <table:table-cell office:value-type="float" office:value="0.0010568">
                <text:p>0.0010568</text:p>
              </table:table-cell>
            </table:table-row>
            <table:table-row>
              <table:table-cell office:value-type="float" office:value="7.97">
                <text:p>7.97</text:p>
              </table:table-cell>
              <table:table-cell office:value-type="float" office:value="0.0975562">
                <text:p>0.0975562</text:p>
              </table:table-cell>
              <table:table-cell office:value-type="float" office:value="-0.0540035">
                <text:p>-0.0540035</text:p>
              </table:table-cell>
              <table:table-cell office:value-type="float" office:value="0.378147">
                <text:p>0.378147</text:p>
              </table:table-cell>
              <table:table-cell office:value-type="float" office:value="-0.00082429">
                <text:p>-0.00082429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0.0826383">
                <text:p>0.0826383</text:p>
              </table:table-cell>
              <table:table-cell office:value-type="float" office:value="-0.0453092">
                <text:p>-0.0453092</text:p>
              </table:table-cell>
              <table:table-cell office:value-type="float" office:value="0.337946">
                <text:p>0.337946</text:p>
              </table:table-cell>
              <table:table-cell office:value-type="float" office:value="-0.000410359">
                <text:p>-0.000410359</text:p>
              </table:table-cell>
            </table:table-row>
            <table:table-row>
              <table:table-cell office:value-type="float" office:value="8.07">
                <text:p>8.07</text:p>
              </table:table-cell>
              <table:table-cell office:value-type="float" office:value="0.0773224">
                <text:p>0.0773224</text:p>
              </table:table-cell>
              <table:table-cell office:value-type="float" office:value="-0.0419043">
                <text:p>-0.0419043</text:p>
              </table:table-cell>
              <table:table-cell office:value-type="float" office:value="0.331985">
                <text:p>0.331985</text:p>
              </table:table-cell>
              <table:table-cell office:value-type="float" office:value="-0.000602633">
                <text:p>-0.000602633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0.0724667">
                <text:p>0.0724667</text:p>
              </table:table-cell>
              <table:table-cell office:value-type="float" office:value="-0.0477363">
                <text:p>-0.0477363</text:p>
              </table:table-cell>
              <table:table-cell office:value-type="float" office:value="0.374375">
                <text:p>0.374375</text:p>
              </table:table-cell>
              <table:table-cell office:value-type="float" office:value="0.00336154">
                <text:p>0.00336154</text:p>
              </table:table-cell>
            </table:table-row>
            <table:table-row>
              <table:table-cell office:value-type="float" office:value="8.17">
                <text:p>8.17</text:p>
              </table:table-cell>
              <table:table-cell office:value-type="float" office:value="0.0870366">
                <text:p>0.0870366</text:p>
              </table:table-cell>
              <table:table-cell office:value-type="float" office:value="-0.0566948">
                <text:p>-0.0566948</text:p>
              </table:table-cell>
              <table:table-cell office:value-type="float" office:value="0.37368">
                <text:p>0.37368</text:p>
              </table:table-cell>
              <table:table-cell office:value-type="float" office:value="0.000670036">
                <text:p>0.000670036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0.0577247">
                <text:p>0.0577247</text:p>
              </table:table-cell>
              <table:table-cell office:value-type="float" office:value="-0.037867">
                <text:p>-0.037867</text:p>
              </table:table-cell>
              <table:table-cell office:value-type="float" office:value="0.330738">
                <text:p>0.330738</text:p>
              </table:table-cell>
              <table:table-cell office:value-type="float" office:value="0.000905455">
                <text:p>0.000905455</text:p>
              </table:table-cell>
            </table:table-row>
            <table:table-row>
              <table:table-cell office:value-type="float" office:value="8.27">
                <text:p>8.27</text:p>
              </table:table-cell>
              <table:table-cell office:value-type="float" office:value="0.086883">
                <text:p>0.086883</text:p>
              </table:table-cell>
              <table:table-cell office:value-type="float" office:value="-0.0618137">
                <text:p>-0.0618137</text:p>
              </table:table-cell>
              <table:table-cell office:value-type="float" office:value="0.372857">
                <text:p>0.372857</text:p>
              </table:table-cell>
              <table:table-cell office:value-type="float" office:value="0.00460806">
                <text:p>0.00460806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0.0615776">
                <text:p>0.0615776</text:p>
              </table:table-cell>
              <table:table-cell office:value-type="float" office:value="-0.04242">
                <text:p>-0.04242</text:p>
              </table:table-cell>
              <table:table-cell office:value-type="float" office:value="0.363154">
                <text:p>0.363154</text:p>
              </table:table-cell>
              <table:table-cell office:value-type="float" office:value="0.00371652">
                <text:p>0.00371652</text:p>
              </table:table-cell>
            </table:table-row>
            <table:table-row>
              <table:table-cell office:value-type="float" office:value="8.37">
                <text:p>8.37</text:p>
              </table:table-cell>
              <table:table-cell office:value-type="float" office:value="0.0840359">
                <text:p>0.0840359</text:p>
              </table:table-cell>
              <table:table-cell office:value-type="float" office:value="-0.0558104">
                <text:p>-0.0558104</text:p>
              </table:table-cell>
              <table:table-cell office:value-type="float" office:value="0.349829">
                <text:p>0.349829</text:p>
              </table:table-cell>
              <table:table-cell office:value-type="float" office:value="-0.00073179">
                <text:p>-0.00073179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0.0530604">
                <text:p>0.0530604</text:p>
              </table:table-cell>
              <table:table-cell office:value-type="float" office:value="-0.0315321">
                <text:p>-0.0315321</text:p>
              </table:table-cell>
              <table:table-cell office:value-type="float" office:value="0.349086">
                <text:p>0.349086</text:p>
              </table:table-cell>
              <table:table-cell office:value-type="float" office:value="-0.00370835">
                <text:p>-0.00370835</text:p>
              </table:table-cell>
            </table:table-row>
            <table:table-row>
              <table:table-cell office:value-type="float" office:value="8.47">
                <text:p>8.47</text:p>
              </table:table-cell>
              <table:table-cell office:value-type="float" office:value="0.0552323">
                <text:p>0.0552323</text:p>
              </table:table-cell>
              <table:table-cell office:value-type="float" office:value="-0.0355841">
                <text:p>-0.0355841</text:p>
              </table:table-cell>
              <table:table-cell office:value-type="float" office:value="0.388351">
                <text:p>0.388351</text:p>
              </table:table-cell>
              <table:table-cell office:value-type="float" office:value="-0.00426426">
                <text:p>-0.00426426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0.0587461">
                <text:p>0.0587461</text:p>
              </table:table-cell>
              <table:table-cell office:value-type="float" office:value="-0.0376989">
                <text:p>-0.0376989</text:p>
              </table:table-cell>
              <table:table-cell office:value-type="float" office:value="0.378172">
                <text:p>0.378172</text:p>
              </table:table-cell>
              <table:table-cell office:value-type="float" office:value="-0.00418952">
                <text:p>-0.00418952</text:p>
              </table:table-cell>
            </table:table-row>
            <table:table-row>
              <table:table-cell office:value-type="float" office:value="8.57">
                <text:p>8.57</text:p>
              </table:table-cell>
              <table:table-cell office:value-type="float" office:value="0.0731192">
                <text:p>0.0731192</text:p>
              </table:table-cell>
              <table:table-cell office:value-type="float" office:value="-0.0466526">
                <text:p>-0.0466526</text:p>
              </table:table-cell>
              <table:table-cell office:value-type="float" office:value="0.355187">
                <text:p>0.355187</text:p>
              </table:table-cell>
              <table:table-cell office:value-type="float" office:value="-0.00458039">
                <text:p>-0.00458039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0.0465563">
                <text:p>0.0465563</text:p>
              </table:table-cell>
              <table:table-cell office:value-type="float" office:value="-0.0283875">
                <text:p>-0.0283875</text:p>
              </table:table-cell>
              <table:table-cell office:value-type="float" office:value="0.381419">
                <text:p>0.381419</text:p>
              </table:table-cell>
              <table:table-cell office:value-type="float" office:value="-0.00229115">
                <text:p>-0.00229115</text:p>
              </table:table-cell>
            </table:table-row>
            <table:table-row>
              <table:table-cell office:value-type="float" office:value="8.67">
                <text:p>8.67</text:p>
              </table:table-cell>
              <table:table-cell office:value-type="float" office:value="0.0682228">
                <text:p>0.0682228</text:p>
              </table:table-cell>
              <table:table-cell office:value-type="float" office:value="-0.0445897">
                <text:p>-0.0445897</text:p>
              </table:table-cell>
              <table:table-cell office:value-type="float" office:value="0.369546">
                <text:p>0.369546</text:p>
              </table:table-cell>
              <table:table-cell office:value-type="float" office:value="-0.00243558">
                <text:p>-0.00243558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0.0511201">
                <text:p>0.0511201</text:p>
              </table:table-cell>
              <table:table-cell office:value-type="float" office:value="-0.0341392">
                <text:p>-0.0341392</text:p>
              </table:table-cell>
              <table:table-cell office:value-type="float" office:value="0.369067">
                <text:p>0.369067</text:p>
              </table:table-cell>
              <table:table-cell office:value-type="float" office:value="0.00212486">
                <text:p>0.00212486</text:p>
              </table:table-cell>
            </table:table-row>
            <table:table-row>
              <table:table-cell office:value-type="float" office:value="8.77">
                <text:p>8.77</text:p>
              </table:table-cell>
              <table:table-cell office:value-type="float" office:value="0.0567163">
                <text:p>0.0567163</text:p>
              </table:table-cell>
              <table:table-cell office:value-type="float" office:value="-0.0407894">
                <text:p>-0.0407894</text:p>
              </table:table-cell>
              <table:table-cell office:value-type="float" office:value="0.378494">
                <text:p>0.378494</text:p>
              </table:table-cell>
              <table:table-cell office:value-type="float" office:value="0.00141826">
                <text:p>0.00141826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0.053641">
                <text:p>0.053641</text:p>
              </table:table-cell>
              <table:table-cell office:value-type="float" office:value="-0.0385424">
                <text:p>-0.0385424</text:p>
              </table:table-cell>
              <table:table-cell office:value-type="float" office:value="0.381116">
                <text:p>0.381116</text:p>
              </table:table-cell>
              <table:table-cell office:value-type="float" office:value="0.00205065">
                <text:p>0.00205065</text:p>
              </table:table-cell>
            </table:table-row>
            <table:table-row>
              <table:table-cell office:value-type="float" office:value="8.87">
                <text:p>8.87</text:p>
              </table:table-cell>
              <table:table-cell office:value-type="float" office:value="0.0615768">
                <text:p>0.0615768</text:p>
              </table:table-cell>
              <table:table-cell office:value-type="float" office:value="-0.0459018">
                <text:p>-0.0459018</text:p>
              </table:table-cell>
              <table:table-cell office:value-type="float" office:value="0.368431">
                <text:p>0.368431</text:p>
              </table:table-cell>
              <table:table-cell office:value-type="float" office:value="0.00425794">
                <text:p>0.00425794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0.0551892">
                <text:p>0.0551892</text:p>
              </table:table-cell>
              <table:table-cell office:value-type="float" office:value="-0.0427013">
                <text:p>-0.0427013</text:p>
              </table:table-cell>
              <table:table-cell office:value-type="float" office:value="0.361663">
                <text:p>0.361663</text:p>
              </table:table-cell>
              <table:table-cell office:value-type="float" office:value="0.00307632">
                <text:p>0.00307632</text:p>
              </table:table-cell>
            </table:table-row>
            <table:table-row>
              <table:table-cell office:value-type="float" office:value="8.97">
                <text:p>8.97</text:p>
              </table:table-cell>
              <table:table-cell office:value-type="float" office:value="0.0484536">
                <text:p>0.0484536</text:p>
              </table:table-cell>
              <table:table-cell office:value-type="float" office:value="-0.0368618">
                <text:p>-0.0368618</text:p>
              </table:table-cell>
              <table:table-cell office:value-type="float" office:value="0.374076">
                <text:p>0.374076</text:p>
              </table:table-cell>
              <table:table-cell office:value-type="float" office:value="0.00237541">
                <text:p>0.00237541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0.0683573">
                <text:p>0.0683573</text:p>
              </table:table-cell>
              <table:table-cell office:value-type="float" office:value="-0.0501393">
                <text:p>-0.0501393</text:p>
              </table:table-cell>
              <table:table-cell office:value-type="float" office:value="0.369596">
                <text:p>0.369596</text:p>
              </table:table-cell>
              <table:table-cell office:value-type="float" office:value="-0.00162567">
                <text:p>-0.00162567</text:p>
              </table:table-cell>
            </table:table-row>
            <table:table-row>
              <table:table-cell office:value-type="float" office:value="9.07">
                <text:p>9.07</text:p>
              </table:table-cell>
              <table:table-cell office:value-type="float" office:value="0.0492492">
                <text:p>0.0492492</text:p>
              </table:table-cell>
              <table:table-cell office:value-type="float" office:value="-0.0335054">
                <text:p>-0.0335054</text:p>
              </table:table-cell>
              <table:table-cell office:value-type="float" office:value="0.373699">
                <text:p>0.373699</text:p>
              </table:table-cell>
              <table:table-cell office:value-type="float" office:value="-0.00324955">
                <text:p>-0.00324955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0.0589269">
                <text:p>0.0589269</text:p>
              </table:table-cell>
              <table:table-cell office:value-type="float" office:value="-0.0420251">
                <text:p>-0.0420251</text:p>
              </table:table-cell>
              <table:table-cell office:value-type="float" office:value="0.373746">
                <text:p>0.373746</text:p>
              </table:table-cell>
              <table:table-cell office:value-type="float" office:value="-0.00210487">
                <text:p>-0.00210487</text:p>
              </table:table-cell>
            </table:table-row>
            <table:table-row>
              <table:table-cell office:value-type="float" office:value="9.17">
                <text:p>9.17</text:p>
              </table:table-cell>
              <table:table-cell office:value-type="float" office:value="0.045885">
                <text:p>0.045885</text:p>
              </table:table-cell>
              <table:table-cell office:value-type="float" office:value="-0.0305625">
                <text:p>-0.0305625</text:p>
              </table:table-cell>
              <table:table-cell office:value-type="float" office:value="0.36577">
                <text:p>0.36577</text:p>
              </table:table-cell>
              <table:table-cell office:value-type="float" office:value="-0.00451533">
                <text:p>-0.00451533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0.0352353">
                <text:p>0.0352353</text:p>
              </table:table-cell>
              <table:table-cell office:value-type="float" office:value="-0.0258006">
                <text:p>-0.0258006</text:p>
              </table:table-cell>
              <table:table-cell office:value-type="float" office:value="0.381786">
                <text:p>0.381786</text:p>
              </table:table-cell>
              <table:table-cell office:value-type="float" office:value="-0.00135732">
                <text:p>-0.00135732</text:p>
              </table:table-cell>
            </table:table-row>
            <table:table-row>
              <table:table-cell office:value-type="float" office:value="9.27">
                <text:p>9.27</text:p>
              </table:table-cell>
              <table:table-cell office:value-type="float" office:value="0.0621364">
                <text:p>0.0621364</text:p>
              </table:table-cell>
              <table:table-cell office:value-type="float" office:value="-0.0459433">
                <text:p>-0.0459433</text:p>
              </table:table-cell>
              <table:table-cell office:value-type="float" office:value="0.385677">
                <text:p>0.385677</text:p>
              </table:table-cell>
              <table:table-cell office:value-type="float" office:value="0.000628058">
                <text:p>0.000628058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0.0545552">
                <text:p>0.0545552</text:p>
              </table:table-cell>
              <table:table-cell office:value-type="float" office:value="-0.0407479">
                <text:p>-0.0407479</text:p>
              </table:table-cell>
              <table:table-cell office:value-type="float" office:value="0.367283">
                <text:p>0.367283</text:p>
              </table:table-cell>
              <table:table-cell office:value-type="float" office:value="-0.000279344">
                <text:p>-0.000279344</text:p>
              </table:table-cell>
            </table:table-row>
            <table:table-row>
              <table:table-cell office:value-type="float" office:value="9.41">
                <text:p>9.41</text:p>
              </table:table-cell>
              <table:table-cell office:value-type="float" office:value="0.0483601">
                <text:p>0.0483601</text:p>
              </table:table-cell>
              <table:table-cell office:value-type="float" office:value="-0.0371296">
                <text:p>-0.0371296</text:p>
              </table:table-cell>
              <table:table-cell office:value-type="float" office:value="0.382512">
                <text:p>0.382512</text:p>
              </table:table-cell>
              <table:table-cell office:value-type="float" office:value="0.000219453">
                <text:p>0.000219453</text:p>
              </table:table-cell>
            </table:table-row>
            <table:table-row>
              <table:table-cell office:value-type="float" office:value="9.51">
                <text:p>9.51</text:p>
              </table:table-cell>
              <table:table-cell office:value-type="float" office:value="0.0573343">
                <text:p>0.0573343</text:p>
              </table:table-cell>
              <table:table-cell office:value-type="float" office:value="-0.0426888">
                <text:p>-0.0426888</text:p>
              </table:table-cell>
              <table:table-cell office:value-type="float" office:value="0.370573">
                <text:p>0.370573</text:p>
              </table:table-cell>
              <table:table-cell office:value-type="float" office:value="-0.0000674541">
                <text:p>-0.0000674541</text:p>
              </table:table-cell>
            </table:table-row>
            <table:table-row>
              <table:table-cell office:value-type="float" office:value="9.61">
                <text:p>9.61</text:p>
              </table:table-cell>
              <table:table-cell office:value-type="float" office:value="0.0511336">
                <text:p>0.0511336</text:p>
              </table:table-cell>
              <table:table-cell office:value-type="float" office:value="-0.0380095">
                <text:p>-0.0380095</text:p>
              </table:table-cell>
              <table:table-cell office:value-type="float" office:value="0.372056">
                <text:p>0.372056</text:p>
              </table:table-cell>
              <table:table-cell office:value-type="float" office:value="-0.00000753515">
                <text:p>-0.0000075351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0.0633517">
                <text:p>0.0633517</text:p>
              </table:table-cell>
              <table:table-cell office:value-type="float" office:value="-0.0479587">
                <text:p>-0.0479587</text:p>
              </table:table-cell>
              <table:table-cell office:value-type="float" office:value="0.38166">
                <text:p>0.38166</text:p>
              </table:table-cell>
              <table:table-cell office:value-type="float" office:value="0.000946081">
                <text:p>0.000946081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0.0483863">
                <text:p>0.0483863</text:p>
              </table:table-cell>
              <table:table-cell office:value-type="float" office:value="-0.0353761">
                <text:p>-0.0353761</text:p>
              </table:table-cell>
              <table:table-cell office:value-type="float" office:value="0.371199">
                <text:p>0.371199</text:p>
              </table:table-cell>
              <table:table-cell office:value-type="float" office:value="-0.000659602">
                <text:p>-0.000659602</text:p>
              </table:table-cell>
            </table:table-row>
            <table:table-row>
              <table:table-cell office:value-type="float" office:value="9.77">
                <text:p>9.77</text:p>
              </table:table-cell>
              <table:table-cell office:value-type="float" office:value="0.0550862">
                <text:p>0.0550862</text:p>
              </table:table-cell>
              <table:table-cell office:value-type="float" office:value="-0.0410604">
                <text:p>-0.0410604</text:p>
              </table:table-cell>
              <table:table-cell office:value-type="float" office:value="0.374183">
                <text:p>0.374183</text:p>
              </table:table-cell>
              <table:table-cell office:value-type="float" office:value="0.000757535">
                <text:p>0.000757535</text:p>
              </table:table-cell>
            </table:table-row>
            <table:table-row>
              <table:table-cell office:value-type="float" office:value="9.81">
                <text:p>9.81</text:p>
              </table:table-cell>
              <table:table-cell office:value-type="float" office:value="0.0492256">
                <text:p>0.0492256</text:p>
              </table:table-cell>
              <table:table-cell office:value-type="float" office:value="-0.0356107">
                <text:p>-0.0356107</text:p>
              </table:table-cell>
              <table:table-cell office:value-type="float" office:value="0.374147">
                <text:p>0.374147</text:p>
              </table:table-cell>
              <table:table-cell office:value-type="float" office:value="-0.000966766">
                <text:p>-0.000966766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0.0579782">
                <text:p>0.0579782</text:p>
              </table:table-cell>
              <table:table-cell office:value-type="float" office:value="-0.0444711">
                <text:p>-0.0444711</text:p>
              </table:table-cell>
              <table:table-cell office:value-type="float" office:value="0.378332">
                <text:p>0.378332</text:p>
              </table:table-cell>
              <table:table-cell office:value-type="float" office:value="0.000921739">
                <text:p>0.000921739</text:p>
              </table:table-cell>
            </table:table-row>
            <table:table-row>
              <table:table-cell office:value-type="float" office:value="9.91">
                <text:p>9.91</text:p>
              </table:table-cell>
              <table:table-cell office:value-type="float" office:value="0.0578081">
                <text:p>0.0578081</text:p>
              </table:table-cell>
              <table:table-cell office:value-type="float" office:value="-0.0431726">
                <text:p>-0.0431726</text:p>
              </table:table-cell>
              <table:table-cell office:value-type="float" office:value="0.370585">
                <text:p>0.370585</text:p>
              </table:table-cell>
              <table:table-cell office:value-type="float" office:value="0.000119839">
                <text:p>0.000119839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0.0539677">
                <text:p>0.0539677</text:p>
              </table:table-cell>
              <table:table-cell office:value-type="float" office:value="-0.0382653">
                <text:p>-0.0382653</text:p>
              </table:table-cell>
              <table:table-cell office:value-type="float" office:value="0.369884">
                <text:p>0.369884</text:p>
              </table:table-cell>
              <table:table-cell office:value-type="float" office:value="-0.00030053">
                <text:p>-0.00030053</text:p>
              </table:table-cell>
            </table:table-row>
            <table:table-row>
              <table:table-cell office:value-type="float" office:value="10.01">
                <text:p>10.01</text:p>
              </table:table-cell>
              <table:table-cell office:value-type="float" office:value="0.0489373">
                <text:p>0.0489373</text:p>
              </table:table-cell>
              <table:table-cell office:value-type="float" office:value="-0.0370881">
                <text:p>-0.0370881</text:p>
              </table:table-cell>
              <table:table-cell office:value-type="float" office:value="0.378257">
                <text:p>0.378257</text:p>
              </table:table-cell>
              <table:table-cell office:value-type="float" office:value="-0.000576442">
                <text:p>-0.000576442</text:p>
              </table:table-cell>
            </table:table-row>
            <table:table-row>
              <table:table-cell office:value-type="float" office:value="10.06">
                <text:p>10.06</text:p>
              </table:table-cell>
              <table:table-cell office:value-type="float" office:value="0.0632659">
                <text:p>0.0632659</text:p>
              </table:table-cell>
              <table:table-cell office:value-type="float" office:value="-0.0482921">
                <text:p>-0.0482921</text:p>
              </table:table-cell>
              <table:table-cell office:value-type="float" office:value="0.386148">
                <text:p>0.386148</text:p>
              </table:table-cell>
              <table:table-cell office:value-type="float" office:value="0.000685782">
                <text:p>0.000685782</text:p>
              </table:table-cell>
            </table:table-row>
            <table:table-row>
              <table:table-cell office:value-type="float" office:value="10.11">
                <text:p>10.11</text:p>
              </table:table-cell>
              <table:table-cell office:value-type="float" office:value="0.0550891">
                <text:p>0.0550891</text:p>
              </table:table-cell>
              <table:table-cell office:value-type="float" office:value="-0.0409934">
                <text:p>-0.0409934</text:p>
              </table:table-cell>
              <table:table-cell office:value-type="float" office:value="0.35941">
                <text:p>0.35941</text:p>
              </table:table-cell>
              <table:table-cell office:value-type="float" office:value="-0.0000849985">
                <text:p>-0.0000849985</text:p>
              </table:table-cell>
            </table:table-row>
            <table:table-row>
              <table:table-cell office:value-type="float" office:value="10.16">
                <text:p>10.16</text:p>
              </table:table-cell>
              <table:table-cell office:value-type="float" office:value="0.0523492">
                <text:p>0.0523492</text:p>
              </table:table-cell>
              <table:table-cell office:value-type="float" office:value="-0.0385723">
                <text:p>-0.0385723</text:p>
              </table:table-cell>
              <table:table-cell office:value-type="float" office:value="0.378484">
                <text:p>0.378484</text:p>
              </table:table-cell>
              <table:table-cell office:value-type="float" office:value="0.000304723">
                <text:p>0.000304723</text:p>
              </table:table-cell>
            </table:table-row>
            <table:table-row>
              <table:table-cell office:value-type="float" office:value="10.21">
                <text:p>10.21</text:p>
              </table:table-cell>
              <table:table-cell office:value-type="float" office:value="0.0554593">
                <text:p>0.0554593</text:p>
              </table:table-cell>
              <table:table-cell office:value-type="float" office:value="-0.0408803">
                <text:p>-0.0408803</text:p>
              </table:table-cell>
              <table:table-cell office:value-type="float" office:value="0.374598">
                <text:p>0.374598</text:p>
              </table:table-cell>
              <table:table-cell office:value-type="float" office:value="-0.000592854">
                <text:p>-0.000592854</text:p>
              </table:table-cell>
            </table:table-row>
            <table:table-row>
              <table:table-cell office:value-type="float" office:value="10.26">
                <text:p>10.26</text:p>
              </table:table-cell>
              <table:table-cell office:value-type="float" office:value="0.055694">
                <text:p>0.055694</text:p>
              </table:table-cell>
              <table:table-cell office:value-type="float" office:value="-0.0417524">
                <text:p>-0.0417524</text:p>
              </table:table-cell>
              <table:table-cell office:value-type="float" office:value="0.378774">
                <text:p>0.378774</text:p>
              </table:table-cell>
              <table:table-cell office:value-type="float" office:value="0.000444639">
                <text:p>0.000444639</text:p>
              </table:table-cell>
            </table:table-row>
            <table:table-row>
              <table:table-cell office:value-type="float" office:value="10.31">
                <text:p>10.31</text:p>
              </table:table-cell>
              <table:table-cell office:value-type="float" office:value="0.0597291">
                <text:p>0.0597291</text:p>
              </table:table-cell>
              <table:table-cell office:value-type="float" office:value="-0.044056">
                <text:p>-0.044056</text:p>
              </table:table-cell>
              <table:table-cell office:value-type="float" office:value="0.366853">
                <text:p>0.366853</text:p>
              </table:table-cell>
              <table:table-cell office:value-type="float" office:value="0.00011991">
                <text:p>0.00011991</text:p>
              </table:table-cell>
            </table:table-row>
            <table:table-row>
              <table:table-cell office:value-type="float" office:value="10.36">
                <text:p>10.36</text:p>
              </table:table-cell>
              <table:table-cell office:value-type="float" office:value="0.0522319">
                <text:p>0.0522319</text:p>
              </table:table-cell>
              <table:table-cell office:value-type="float" office:value="-0.0381721">
                <text:p>-0.0381721</text:p>
              </table:table-cell>
              <table:table-cell office:value-type="float" office:value="0.382693">
                <text:p>0.382693</text:p>
              </table:table-cell>
              <table:table-cell office:value-type="float" office:value="-0.000762279">
                <text:p>-0.000762279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0.0556458">
                <text:p>0.0556458</text:p>
              </table:table-cell>
              <table:table-cell office:value-type="float" office:value="-0.0397681">
                <text:p>-0.0397681</text:p>
              </table:table-cell>
              <table:table-cell office:value-type="float" office:value="0.366854">
                <text:p>0.366854</text:p>
              </table:table-cell>
              <table:table-cell office:value-type="float" office:value="-0.00197618">
                <text:p>-0.00197618</text:p>
              </table:table-cell>
            </table:table-row>
            <table:table-row>
              <table:table-cell office:value-type="float" office:value="10.46">
                <text:p>10.46</text:p>
              </table:table-cell>
              <table:table-cell office:value-type="float" office:value="0.0620694">
                <text:p>0.0620694</text:p>
              </table:table-cell>
              <table:table-cell office:value-type="float" office:value="-0.0434795">
                <text:p>-0.0434795</text:p>
              </table:table-cell>
              <table:table-cell office:value-type="float" office:value="0.374016">
                <text:p>0.374016</text:p>
              </table:table-cell>
              <table:table-cell office:value-type="float" office:value="-0.00458534">
                <text:p>-0.00458534</text:p>
              </table:table-cell>
            </table:table-row>
            <table:table-row>
              <table:table-cell office:value-type="float" office:value="10.51">
                <text:p>10.51</text:p>
              </table:table-cell>
              <table:table-cell office:value-type="float" office:value="0.0657677">
                <text:p>0.0657677</text:p>
              </table:table-cell>
              <table:table-cell office:value-type="float" office:value="-0.0444863">
                <text:p>-0.0444863</text:p>
              </table:table-cell>
              <table:table-cell office:value-type="float" office:value="0.386231">
                <text:p>0.386231</text:p>
              </table:table-cell>
              <table:table-cell office:value-type="float" office:value="-0.00872898">
                <text:p>-0.00872898</text:p>
              </table:table-cell>
            </table:table-row>
            <table:table-row>
              <table:table-cell office:value-type="float" office:value="10.56">
                <text:p>10.56</text:p>
              </table:table-cell>
              <table:table-cell office:value-type="float" office:value="0.0494768">
                <text:p>0.0494768</text:p>
              </table:table-cell>
              <table:table-cell office:value-type="float" office:value="-0.0284296">
                <text:p>-0.0284296</text:p>
              </table:table-cell>
              <table:table-cell office:value-type="float" office:value="0.362849">
                <text:p>0.362849</text:p>
              </table:table-cell>
              <table:table-cell office:value-type="float" office:value="-0.0111185">
                <text:p>-0.0111185</text:p>
              </table:table-cell>
            </table:table-row>
            <table:table-row>
              <table:table-cell office:value-type="float" office:value="10.61">
                <text:p>10.61</text:p>
              </table:table-cell>
              <table:table-cell office:value-type="float" office:value="0.0741169">
                <text:p>0.0741169</text:p>
              </table:table-cell>
              <table:table-cell office:value-type="float" office:value="-0.0474829">
                <text:p>-0.0474829</text:p>
              </table:table-cell>
              <table:table-cell office:value-type="float" office:value="0.351833">
                <text:p>0.351833</text:p>
              </table:table-cell>
              <table:table-cell office:value-type="float" office:value="-0.00778788">
                <text:p>-0.00778788</text:p>
              </table:table-cell>
            </table:table-row>
            <table:table-row>
              <table:table-cell office:value-type="float" office:value="10.66">
                <text:p>10.66</text:p>
              </table:table-cell>
              <table:table-cell office:value-type="float" office:value="0.0663976">
                <text:p>0.0663976</text:p>
              </table:table-cell>
              <table:table-cell office:value-type="float" office:value="-0.0413553">
                <text:p>-0.0413553</text:p>
              </table:table-cell>
              <table:table-cell office:value-type="float" office:value="0.383388">
                <text:p>0.383388</text:p>
              </table:table-cell>
              <table:table-cell office:value-type="float" office:value="-0.00526049">
                <text:p>-0.00526049</text:p>
              </table:table-cell>
            </table:table-row>
            <table:table-row>
              <table:table-cell office:value-type="float" office:value="10.71">
                <text:p>10.71</text:p>
              </table:table-cell>
              <table:table-cell office:value-type="float" office:value="0.0627171">
                <text:p>0.0627171</text:p>
              </table:table-cell>
              <table:table-cell office:value-type="float" office:value="-0.0428048">
                <text:p>-0.0428048</text:p>
              </table:table-cell>
              <table:table-cell office:value-type="float" office:value="0.334921">
                <text:p>0.334921</text:p>
              </table:table-cell>
              <table:table-cell office:value-type="float" office:value="0.0162507">
                <text:p>0.0162507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0.0886344">
                <text:p>0.0886344</text:p>
              </table:table-cell>
              <table:table-cell office:value-type="float" office:value="-0.0612585">
                <text:p>-0.0612585</text:p>
              </table:table-cell>
              <table:table-cell office:value-type="float" office:value="0.394982">
                <text:p>0.394982</text:p>
              </table:table-cell>
              <table:table-cell office:value-type="float" office:value="0.00903803">
                <text:p>0.00903803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0.0676063">
                <text:p>0.0676063</text:p>
              </table:table-cell>
              <table:table-cell office:value-type="float" office:value="-0.0439143">
                <text:p>-0.0439143</text:p>
              </table:table-cell>
              <table:table-cell office:value-type="float" office:value="0.347397">
                <text:p>0.347397</text:p>
              </table:table-cell>
              <table:table-cell office:value-type="float" office:value="0.00554602">
                <text:p>0.00554602</text:p>
              </table:table-cell>
            </table:table-row>
            <table:table-row>
              <table:table-cell office:value-type="float" office:value="10.86">
                <text:p>10.86</text:p>
              </table:table-cell>
              <table:table-cell office:value-type="float" office:value="0.0934706">
                <text:p>0.0934706</text:p>
              </table:table-cell>
              <table:table-cell office:value-type="float" office:value="-0.0613135">
                <text:p>-0.0613135</text:p>
              </table:table-cell>
              <table:table-cell office:value-type="float" office:value="0.378126">
                <text:p>0.378126</text:p>
              </table:table-cell>
              <table:table-cell office:value-type="float" office:value="0.00183248">
                <text:p>0.00183248</text:p>
              </table:table-cell>
            </table:table-row>
            <table:table-row>
              <table:table-cell office:value-type="float" office:value="10.91">
                <text:p>10.91</text:p>
              </table:table-cell>
              <table:table-cell office:value-type="float" office:value="0.102513">
                <text:p>0.102513</text:p>
              </table:table-cell>
              <table:table-cell office:value-type="float" office:value="-0.0638653">
                <text:p>-0.0638653</text:p>
              </table:table-cell>
              <table:table-cell office:value-type="float" office:value="0.333589">
                <text:p>0.333589</text:p>
              </table:table-cell>
              <table:table-cell office:value-type="float" office:value="0.00216081">
                <text:p>0.00216081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0.106004">
                <text:p>0.106004</text:p>
              </table:table-cell>
              <table:table-cell office:value-type="float" office:value="-0.0610973">
                <text:p>-0.0610973</text:p>
              </table:table-cell>
              <table:table-cell office:value-type="float" office:value="0.332082">
                <text:p>0.332082</text:p>
              </table:table-cell>
              <table:table-cell office:value-type="float" office:value="-0.00229714">
                <text:p>-0.00229714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0.102752">
                <text:p>0.102752</text:p>
              </table:table-cell>
              <table:table-cell office:value-type="float" office:value="-0.0585932">
                <text:p>-0.0585932</text:p>
              </table:table-cell>
              <table:table-cell office:value-type="float" office:value="0.362578">
                <text:p>0.362578</text:p>
              </table:table-cell>
              <table:table-cell office:value-type="float" office:value="0.00472983">
                <text:p>0.00472983</text:p>
              </table:table-cell>
            </table:table-row>
            <table:table-row>
              <table:table-cell office:value-type="float" office:value="11.06">
                <text:p>11.06</text:p>
              </table:table-cell>
              <table:table-cell office:value-type="float" office:value="0.112791">
                <text:p>0.112791</text:p>
              </table:table-cell>
              <table:table-cell office:value-type="float" office:value="-0.0570099">
                <text:p>-0.0570099</text:p>
              </table:table-cell>
              <table:table-cell office:value-type="float" office:value="0.327383">
                <text:p>0.327383</text:p>
              </table:table-cell>
              <table:table-cell office:value-type="float" office:value="0.0000285026">
                <text:p>0.0000285026</text:p>
              </table:table-cell>
            </table:table-row>
            <table:table-row>
              <table:table-cell office:value-type="float" office:value="11.11">
                <text:p>11.11</text:p>
              </table:table-cell>
              <table:table-cell office:value-type="float" office:value="0.119115">
                <text:p>0.119115</text:p>
              </table:table-cell>
              <table:table-cell office:value-type="float" office:value="-0.0598869">
                <text:p>-0.0598869</text:p>
              </table:table-cell>
              <table:table-cell office:value-type="float" office:value="0.361448">
                <text:p>0.361448</text:p>
              </table:table-cell>
              <table:table-cell office:value-type="float" office:value="0.000527628">
                <text:p>0.000527628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0.127681">
                <text:p>0.127681</text:p>
              </table:table-cell>
              <table:table-cell office:value-type="float" office:value="-0.0584062">
                <text:p>-0.0584062</text:p>
              </table:table-cell>
              <table:table-cell office:value-type="float" office:value="0.314344">
                <text:p>0.314344</text:p>
              </table:table-cell>
              <table:table-cell office:value-type="float" office:value="0.00175551">
                <text:p>0.00175551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0.155626">
                <text:p>0.155626</text:p>
              </table:table-cell>
              <table:table-cell office:value-type="float" office:value="-0.0719902">
                <text:p>-0.0719902</text:p>
              </table:table-cell>
              <table:table-cell office:value-type="float" office:value="0.334873">
                <text:p>0.334873</text:p>
              </table:table-cell>
              <table:table-cell office:value-type="float" office:value="-0.000169336">
                <text:p>-0.000169336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0.155364">
                <text:p>0.155364</text:p>
              </table:table-cell>
              <table:table-cell office:value-type="float" office:value="-0.0632873">
                <text:p>-0.0632873</text:p>
              </table:table-cell>
              <table:table-cell office:value-type="float" office:value="0.297009">
                <text:p>0.297009</text:p>
              </table:table-cell>
              <table:table-cell office:value-type="float" office:value="-0.00074765">
                <text:p>-0.00074765</text:p>
              </table:table-cell>
            </table:table-row>
            <table:table-row>
              <table:table-cell office:value-type="float" office:value="11.31">
                <text:p>11.31</text:p>
              </table:table-cell>
              <table:table-cell office:value-type="float" office:value="0.16483">
                <text:p>0.16483</text:p>
              </table:table-cell>
              <table:table-cell office:value-type="float" office:value="-0.0641987">
                <text:p>-0.0641987</text:p>
              </table:table-cell>
              <table:table-cell office:value-type="float" office:value="0.320584">
                <text:p>0.320584</text:p>
              </table:table-cell>
              <table:table-cell office:value-type="float" office:value="0.000310719">
                <text:p>0.000310719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0.161482">
                <text:p>0.161482</text:p>
              </table:table-cell>
              <table:table-cell office:value-type="float" office:value="-0.0576712">
                <text:p>-0.0576712</text:p>
              </table:table-cell>
              <table:table-cell office:value-type="float" office:value="0.299478">
                <text:p>0.299478</text:p>
              </table:table-cell>
              <table:table-cell office:value-type="float" office:value="0.000385726">
                <text:p>0.000385726</text:p>
              </table:table-cell>
            </table:table-row>
            <table:table-row>
              <table:table-cell office:value-type="float" office:value="11.41">
                <text:p>11.41</text:p>
              </table:table-cell>
              <table:table-cell office:value-type="float" office:value="0.135135">
                <text:p>0.135135</text:p>
              </table:table-cell>
              <table:table-cell office:value-type="float" office:value="-0.0409323">
                <text:p>-0.0409323</text:p>
              </table:table-cell>
              <table:table-cell office:value-type="float" office:value="0.311339">
                <text:p>0.311339</text:p>
              </table:table-cell>
              <table:table-cell office:value-type="float" office:value="-0.0000873567">
                <text:p>-0.0000873567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0.143864">
                <text:p>0.143864</text:p>
              </table:table-cell>
              <table:table-cell office:value-type="float" office:value="-0.0473897">
                <text:p>-0.0473897</text:p>
              </table:table-cell>
              <table:table-cell office:value-type="float" office:value="0.351681">
                <text:p>0.351681</text:p>
              </table:table-cell>
              <table:table-cell office:value-type="float" office:value="0.00113709">
                <text:p>0.00113709</text:p>
              </table:table-cell>
            </table:table-row>
            <table:table-row>
              <table:table-cell office:value-type="float" office:value="11.51">
                <text:p>11.51</text:p>
              </table:table-cell>
              <table:table-cell office:value-type="float" office:value="0.202644">
                <text:p>0.202644</text:p>
              </table:table-cell>
              <table:table-cell office:value-type="float" office:value="-0.0764566">
                <text:p>-0.0764566</text:p>
              </table:table-cell>
              <table:table-cell office:value-type="float" office:value="0.339902">
                <text:p>0.339902</text:p>
              </table:table-cell>
              <table:table-cell office:value-type="float" office:value="0.000231512">
                <text:p>0.000231512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0.187844">
                <text:p>0.187844</text:p>
              </table:table-cell>
              <table:table-cell office:value-type="float" office:value="-0.0671577">
                <text:p>-0.0671577</text:p>
              </table:table-cell>
              <table:table-cell office:value-type="float" office:value="0.251594">
                <text:p>0.251594</text:p>
              </table:table-cell>
              <table:table-cell office:value-type="float" office:value="-0.000405283">
                <text:p>-0.000405283</text:p>
              </table:table-cell>
            </table:table-row>
            <table:table-row>
              <table:table-cell office:value-type="float" office:value="11.61">
                <text:p>11.61</text:p>
              </table:table-cell>
              <table:table-cell office:value-type="float" office:value="0.188104">
                <text:p>0.188104</text:p>
              </table:table-cell>
              <table:table-cell office:value-type="float" office:value="-0.0675113">
                <text:p>-0.0675113</text:p>
              </table:table-cell>
              <table:table-cell office:value-type="float" office:value="0.311052">
                <text:p>0.311052</text:p>
              </table:table-cell>
              <table:table-cell office:value-type="float" office:value="-0.00000509443">
                <text:p>-0.00000509443</text:p>
              </table:table-cell>
            </table:table-row>
            <table:table-row>
              <table:table-cell office:value-type="float" office:value="11.66">
                <text:p>11.66</text:p>
              </table:table-cell>
              <table:table-cell office:value-type="float" office:value="0.188818">
                <text:p>0.188818</text:p>
              </table:table-cell>
              <table:table-cell office:value-type="float" office:value="-0.0645915">
                <text:p>-0.0645915</text:p>
              </table:table-cell>
              <table:table-cell office:value-type="float" office:value="0.253179">
                <text:p>0.253179</text:p>
              </table:table-cell>
              <table:table-cell office:value-type="float" office:value="-0.00100427">
                <text:p>-0.00100427</text:p>
              </table:table-cell>
            </table:table-row>
            <table:table-row>
              <table:table-cell office:value-type="float" office:value="11.71">
                <text:p>11.71</text:p>
              </table:table-cell>
              <table:table-cell office:value-type="float" office:value="0.192179">
                <text:p>0.192179</text:p>
              </table:table-cell>
              <table:table-cell office:value-type="float" office:value="-0.0655694">
                <text:p>-0.0655694</text:p>
              </table:table-cell>
              <table:table-cell office:value-type="float" office:value="0.294577">
                <text:p>0.294577</text:p>
              </table:table-cell>
              <table:table-cell office:value-type="float" office:value="0.000406607">
                <text:p>0.000406607</text:p>
              </table:table-cell>
            </table:table-row>
            <table:table-row>
              <table:table-cell office:value-type="float" office:value="11.76">
                <text:p>11.76</text:p>
              </table:table-cell>
              <table:table-cell office:value-type="float" office:value="0.16579">
                <text:p>0.16579</text:p>
              </table:table-cell>
              <table:table-cell office:value-type="float" office:value="-0.050946">
                <text:p>-0.050946</text:p>
              </table:table-cell>
              <table:table-cell office:value-type="float" office:value="0.291923">
                <text:p>0.291923</text:p>
              </table:table-cell>
              <table:table-cell office:value-type="float" office:value="-0.000517777">
                <text:p>-0.000517777</text:p>
              </table:table-cell>
            </table:table-row>
            <table:table-row>
              <table:table-cell office:value-type="float" office:value="11.81">
                <text:p>11.81</text:p>
              </table:table-cell>
              <table:table-cell office:value-type="float" office:value="0.182374">
                <text:p>0.182374</text:p>
              </table:table-cell>
              <table:table-cell office:value-type="float" office:value="-0.0594506">
                <text:p>-0.0594506</text:p>
              </table:table-cell>
              <table:table-cell office:value-type="float" office:value="0.312552">
                <text:p>0.312552</text:p>
              </table:table-cell>
              <table:table-cell office:value-type="float" office:value="0.00103218">
                <text:p>0.00103218</text:p>
              </table:table-cell>
            </table:table-row>
            <table:table-row>
              <table:table-cell office:value-type="float" office:value="11.86">
                <text:p>11.86</text:p>
              </table:table-cell>
              <table:table-cell office:value-type="float" office:value="0.19199">
                <text:p>0.19199</text:p>
              </table:table-cell>
              <table:table-cell office:value-type="float" office:value="-0.0644875">
                <text:p>-0.0644875</text:p>
              </table:table-cell>
              <table:table-cell office:value-type="float" office:value="0.291837">
                <text:p>0.291837</text:p>
              </table:table-cell>
              <table:table-cell office:value-type="float" office:value="-0.000679289">
                <text:p>-0.000679289</text:p>
              </table:table-cell>
            </table:table-row>
            <table:table-row>
              <table:table-cell office:value-type="float" office:value="11.91">
                <text:p>11.91</text:p>
              </table:table-cell>
              <table:table-cell office:value-type="float" office:value="0.20692">
                <text:p>0.20692</text:p>
              </table:table-cell>
              <table:table-cell office:value-type="float" office:value="-0.0716496">
                <text:p>-0.0716496</text:p>
              </table:table-cell>
              <table:table-cell office:value-type="float" office:value="0.271448">
                <text:p>0.271448</text:p>
              </table:table-cell>
              <table:table-cell office:value-type="float" office:value="0.000884409">
                <text:p>0.000884409</text:p>
              </table:table-cell>
            </table:table-row>
            <table:table-row>
              <table:table-cell office:value-type="float" office:value="11.96">
                <text:p>11.96</text:p>
              </table:table-cell>
              <table:table-cell office:value-type="float" office:value="0.190614">
                <text:p>0.190614</text:p>
              </table:table-cell>
              <table:table-cell office:value-type="float" office:value="-0.0623137">
                <text:p>-0.0623137</text:p>
              </table:table-cell>
              <table:table-cell office:value-type="float" office:value="0.282518">
                <text:p>0.282518</text:p>
              </table:table-cell>
              <table:table-cell office:value-type="float" office:value="-0.000385623">
                <text:p>-0.000385623</text:p>
              </table:table-cell>
            </table:table-row>
            <table:table-row>
              <table:table-cell office:value-type="float" office:value="12.01">
                <text:p>12.01</text:p>
              </table:table-cell>
              <table:table-cell office:value-type="float" office:value="0.177744">
                <text:p>0.177744</text:p>
              </table:table-cell>
              <table:table-cell office:value-type="float" office:value="-0.0572926">
                <text:p>-0.0572926</text:p>
              </table:table-cell>
              <table:table-cell office:value-type="float" office:value="0.28509">
                <text:p>0.28509</text:p>
              </table:table-cell>
              <table:table-cell office:value-type="float" office:value="0.000259584">
                <text:p>0.000259584</text:p>
              </table:table-cell>
            </table:table-row>
            <table:table-row>
              <table:table-cell office:value-type="float" office:value="12.06">
                <text:p>12.06</text:p>
              </table:table-cell>
              <table:table-cell office:value-type="float" office:value="0.181892">
                <text:p>0.181892</text:p>
              </table:table-cell>
              <table:table-cell office:value-type="float" office:value="-0.0592502">
                <text:p>-0.0592502</text:p>
              </table:table-cell>
              <table:table-cell office:value-type="float" office:value="0.29179">
                <text:p>0.29179</text:p>
              </table:table-cell>
              <table:table-cell office:value-type="float" office:value="-0.000141323">
                <text:p>-0.000141323</text:p>
              </table:table-cell>
            </table:table-row>
            <table:table-row>
              <table:table-cell office:value-type="float" office:value="12.11">
                <text:p>12.11</text:p>
              </table:table-cell>
              <table:table-cell office:value-type="float" office:value="0.184896">
                <text:p>0.184896</text:p>
              </table:table-cell>
              <table:table-cell office:value-type="float" office:value="-0.0610946">
                <text:p>-0.0610946</text:p>
              </table:table-cell>
              <table:table-cell office:value-type="float" office:value="0.282378">
                <text:p>0.282378</text:p>
              </table:table-cell>
              <table:table-cell office:value-type="float" office:value="0.000153798">
                <text:p>0.000153798</text:p>
              </table:table-cell>
            </table:table-row>
            <table:table-row>
              <table:table-cell office:value-type="float" office:value="12.16">
                <text:p>12.16</text:p>
              </table:table-cell>
              <table:table-cell office:value-type="float" office:value="0.183501">
                <text:p>0.183501</text:p>
              </table:table-cell>
              <table:table-cell office:value-type="float" office:value="-0.0605884">
                <text:p>-0.0605884</text:p>
              </table:table-cell>
              <table:table-cell office:value-type="float" office:value="0.283562">
                <text:p>0.283562</text:p>
              </table:table-cell>
              <table:table-cell office:value-type="float" office:value="-0.000493675">
                <text:p>-0.000493675</text:p>
              </table:table-cell>
            </table:table-row>
            <table:table-row>
              <table:table-cell office:value-type="float" office:value="12.21">
                <text:p>12.21</text:p>
              </table:table-cell>
              <table:table-cell office:value-type="float" office:value="0.190628">
                <text:p>0.190628</text:p>
              </table:table-cell>
              <table:table-cell office:value-type="float" office:value="-0.0643955">
                <text:p>-0.0643955</text:p>
              </table:table-cell>
              <table:table-cell office:value-type="float" office:value="0.293629">
                <text:p>0.293629</text:p>
              </table:table-cell>
              <table:table-cell office:value-type="float" office:value="0.000630465">
                <text:p>0.000630465</text:p>
              </table:table-cell>
            </table:table-row>
            <table:table-row>
              <table:table-cell office:value-type="float" office:value="12.26">
                <text:p>12.26</text:p>
              </table:table-cell>
              <table:table-cell office:value-type="float" office:value="0.198295">
                <text:p>0.198295</text:p>
              </table:table-cell>
              <table:table-cell office:value-type="float" office:value="-0.0681243">
                <text:p>-0.0681243</text:p>
              </table:table-cell>
              <table:table-cell office:value-type="float" office:value="0.276795">
                <text:p>0.276795</text:p>
              </table:table-cell>
              <table:table-cell office:value-type="float" office:value="0.00000341674">
                <text:p>0.00000341674</text:p>
              </table:table-cell>
            </table:table-row>
            <table:table-row>
              <table:table-cell office:value-type="float" office:value="12.31">
                <text:p>12.31</text:p>
              </table:table-cell>
              <table:table-cell office:value-type="float" office:value="0.183174">
                <text:p>0.183174</text:p>
              </table:table-cell>
              <table:table-cell office:value-type="float" office:value="-0.0605316">
                <text:p>-0.0605316</text:p>
              </table:table-cell>
              <table:table-cell office:value-type="float" office:value="0.281146">
                <text:p>0.281146</text:p>
              </table:table-cell>
              <table:table-cell office:value-type="float" office:value="0.0000759523">
                <text:p>0.0000759523</text:p>
              </table:table-cell>
            </table:table-row>
            <table:table-row>
              <table:table-cell office:value-type="float" office:value="12.36">
                <text:p>12.36</text:p>
              </table:table-cell>
              <table:table-cell office:value-type="float" office:value="0.172482">
                <text:p>0.172482</text:p>
              </table:table-cell>
              <table:table-cell office:value-type="float" office:value="-0.0560668">
                <text:p>-0.0560668</text:p>
              </table:table-cell>
              <table:table-cell office:value-type="float" office:value="0.275452">
                <text:p>0.275452</text:p>
              </table:table-cell>
              <table:table-cell office:value-type="float" office:value="-0.000329873">
                <text:p>-0.000329873</text:p>
              </table:table-cell>
            </table:table-row>
            <table:table-row>
              <table:table-cell office:value-type="float" office:value="12.41">
                <text:p>12.41</text:p>
              </table:table-cell>
              <table:table-cell office:value-type="float" office:value="0.193122">
                <text:p>0.193122</text:p>
              </table:table-cell>
              <table:table-cell office:value-type="float" office:value="-0.065016">
                <text:p>-0.065016</text:p>
              </table:table-cell>
              <table:table-cell office:value-type="float" office:value="0.307287">
                <text:p>0.307287</text:p>
              </table:table-cell>
              <table:table-cell office:value-type="float" office:value="0.000448181">
                <text:p>0.000448181</text:p>
              </table:table-cell>
            </table:table-row>
            <table:table-row>
              <table:table-cell office:value-type="float" office:value="12.46">
                <text:p>12.46</text:p>
              </table:table-cell>
              <table:table-cell office:value-type="float" office:value="0.191869">
                <text:p>0.191869</text:p>
              </table:table-cell>
              <table:table-cell office:value-type="float" office:value="-0.0638669">
                <text:p>-0.0638669</text:p>
              </table:table-cell>
              <table:table-cell office:value-type="float" office:value="0.268762">
                <text:p>0.268762</text:p>
              </table:table-cell>
              <table:table-cell office:value-type="float" office:value="-0.000405635">
                <text:p>-0.000405635</text:p>
              </table:table-cell>
            </table:table-row>
            <table:table-row>
              <table:table-cell office:value-type="float" office:value="12.51">
                <text:p>12.51</text:p>
              </table:table-cell>
              <table:table-cell office:value-type="float" office:value="0.186819">
                <text:p>0.186819</text:p>
              </table:table-cell>
              <table:table-cell office:value-type="float" office:value="-0.0626327">
                <text:p>-0.0626327</text:p>
              </table:table-cell>
              <table:table-cell office:value-type="float" office:value="0.28467">
                <text:p>0.28467</text:p>
              </table:table-cell>
              <table:table-cell office:value-type="float" office:value="0.000225793">
                <text:p>0.000225793</text:p>
              </table:table-cell>
            </table:table-row>
            <table:table-row>
              <table:table-cell office:value-type="float" office:value="12.56">
                <text:p>12.56</text:p>
              </table:table-cell>
              <table:table-cell office:value-type="float" office:value="0.198884">
                <text:p>0.198884</text:p>
              </table:table-cell>
              <table:table-cell office:value-type="float" office:value="-0.0668588">
                <text:p>-0.0668588</text:p>
              </table:table-cell>
              <table:table-cell office:value-type="float" office:value="0.275219">
                <text:p>0.275219</text:p>
              </table:table-cell>
              <table:table-cell office:value-type="float" office:value="0.0000637252">
                <text:p>0.0000637252</text:p>
              </table:table-cell>
            </table:table-row>
            <table:table-row>
              <table:table-cell office:value-type="float" office:value="12.61">
                <text:p>12.61</text:p>
              </table:table-cell>
              <table:table-cell office:value-type="float" office:value="0.219882">
                <text:p>0.219882</text:p>
              </table:table-cell>
              <table:table-cell office:value-type="float" office:value="-0.0740209">
                <text:p>-0.0740209</text:p>
              </table:table-cell>
              <table:table-cell office:value-type="float" office:value="0.228377">
                <text:p>0.228377</text:p>
              </table:table-cell>
              <table:table-cell office:value-type="float" office:value="0.000346663">
                <text:p>0.000346663</text:p>
              </table:table-cell>
            </table:table-row>
            <table:table-row>
              <table:table-cell office:value-type="float" office:value="12.66">
                <text:p>12.66</text:p>
              </table:table-cell>
              <table:table-cell office:value-type="float" office:value="0.26964">
                <text:p>0.26964</text:p>
              </table:table-cell>
              <table:table-cell office:value-type="float" office:value="-0.0907427">
                <text:p>-0.0907427</text:p>
              </table:table-cell>
              <table:table-cell office:value-type="float" office:value="0.210218">
                <text:p>0.210218</text:p>
              </table:table-cell>
              <table:table-cell office:value-type="float" office:value="0.00146035">
                <text:p>0.00146035</text:p>
              </table:table-cell>
            </table:table-row>
            <table:table-row>
              <table:table-cell office:value-type="float" office:value="12.71">
                <text:p>12.71</text:p>
              </table:table-cell>
              <table:table-cell office:value-type="float" office:value="0.297512">
                <text:p>0.297512</text:p>
              </table:table-cell>
              <table:table-cell office:value-type="float" office:value="-0.0933533">
                <text:p>-0.0933533</text:p>
              </table:table-cell>
              <table:table-cell office:value-type="float" office:value="0.271424">
                <text:p>0.271424</text:p>
              </table:table-cell>
              <table:table-cell office:value-type="float" office:value="0.00207079">
                <text:p>0.00207079</text:p>
              </table:table-cell>
            </table:table-row>
            <table:table-row>
              <table:table-cell office:value-type="float" office:value="12.76">
                <text:p>12.76</text:p>
              </table:table-cell>
              <table:table-cell office:value-type="float" office:value="0.314481">
                <text:p>0.314481</text:p>
              </table:table-cell>
              <table:table-cell office:value-type="float" office:value="-0.0890103">
                <text:p>-0.0890103</text:p>
              </table:table-cell>
              <table:table-cell office:value-type="float" office:value="0.192819">
                <text:p>0.192819</text:p>
              </table:table-cell>
              <table:table-cell office:value-type="float" office:value="0.00161706">
                <text:p>0.00161706</text:p>
              </table:table-cell>
            </table:table-row>
            <table:table-row>
              <table:table-cell office:value-type="float" office:value="12.81">
                <text:p>12.81</text:p>
              </table:table-cell>
              <table:table-cell office:value-type="float" office:value="0.343689">
                <text:p>0.343689</text:p>
              </table:table-cell>
              <table:table-cell office:value-type="float" office:value="-0.0876387">
                <text:p>-0.0876387</text:p>
              </table:table-cell>
              <table:table-cell office:value-type="float" office:value="0.252994">
                <text:p>0.252994</text:p>
              </table:table-cell>
              <table:table-cell office:value-type="float" office:value="0.00153546">
                <text:p>0.00153546</text:p>
              </table:table-cell>
            </table:table-row>
            <table:table-row>
              <table:table-cell office:value-type="float" office:value="12.86">
                <text:p>12.86</text:p>
              </table:table-cell>
              <table:table-cell office:value-type="float" office:value="0.374255">
                <text:p>0.374255</text:p>
              </table:table-cell>
              <table:table-cell office:value-type="float" office:value="-0.0863647">
                <text:p>-0.0863647</text:p>
              </table:table-cell>
              <table:table-cell office:value-type="float" office:value="0.209433">
                <text:p>0.209433</text:p>
              </table:table-cell>
              <table:table-cell office:value-type="float" office:value="0.00031227">
                <text:p>0.00031227</text:p>
              </table:table-cell>
            </table:table-row>
            <table:table-row>
              <table:table-cell office:value-type="float" office:value="12.91">
                <text:p>12.91</text:p>
              </table:table-cell>
              <table:table-cell office:value-type="float" office:value="0.449042">
                <text:p>0.449042</text:p>
              </table:table-cell>
              <table:table-cell office:value-type="float" office:value="-0.0956096">
                <text:p>-0.0956096</text:p>
              </table:table-cell>
              <table:table-cell office:value-type="float" office:value="0.204595">
                <text:p>0.204595</text:p>
              </table:table-cell>
              <table:table-cell office:value-type="float" office:value="0.00118595">
                <text:p>0.00118595</text:p>
              </table:table-cell>
            </table:table-row>
            <table:table-row>
              <table:table-cell office:value-type="float" office:value="12.96">
                <text:p>12.96</text:p>
              </table:table-cell>
              <table:table-cell office:value-type="float" office:value="0.435135">
                <text:p>0.435135</text:p>
              </table:table-cell>
              <table:table-cell office:value-type="float" office:value="-0.0779121">
                <text:p>-0.0779121</text:p>
              </table:table-cell>
              <table:table-cell office:value-type="float" office:value="0.223143">
                <text:p>0.223143</text:p>
              </table:table-cell>
              <table:table-cell office:value-type="float" office:value="0.00065419">
                <text:p>0.00065419</text:p>
              </table:table-cell>
            </table:table-row>
            <table:table-row>
              <table:table-cell office:value-type="float" office:value="13.01">
                <text:p>13.01</text:p>
              </table:table-cell>
              <table:table-cell office:value-type="float" office:value="0.511146">
                <text:p>0.511146</text:p>
              </table:table-cell>
              <table:table-cell office:value-type="float" office:value="-0.0848471">
                <text:p>-0.0848471</text:p>
              </table:table-cell>
              <table:table-cell office:value-type="float" office:value="0.16259">
                <text:p>0.16259</text:p>
              </table:table-cell>
              <table:table-cell office:value-type="float" office:value="0.0000776303">
                <text:p>0.0000776303</text:p>
              </table:table-cell>
            </table:table-row>
            <table:table-row>
              <table:table-cell office:value-type="float" office:value="13.06">
                <text:p>13.06</text:p>
              </table:table-cell>
              <table:table-cell office:value-type="float" office:value="0.522042">
                <text:p>0.522042</text:p>
              </table:table-cell>
              <table:table-cell office:value-type="float" office:value="-0.0723357">
                <text:p>-0.0723357</text:p>
              </table:table-cell>
              <table:table-cell office:value-type="float" office:value="0.19126">
                <text:p>0.19126</text:p>
              </table:table-cell>
              <table:table-cell office:value-type="float" office:value="0.000806802">
                <text:p>0.000806802</text:p>
              </table:table-cell>
            </table:table-row>
            <table:table-row>
              <table:table-cell office:value-type="float" office:value="13.09">
                <text:p>13.09</text:p>
              </table:table-cell>
              <table:table-cell office:value-type="float" office:value="1.09765">
                <text:p>1.09765</text:p>
              </table:table-cell>
              <table:table-cell office:value-type="float" office:value="-0.167019">
                <text:p>-0.167019</text:p>
              </table:table-cell>
              <table:table-cell office:value-type="float" office:value="0.121794">
                <text:p>0.121794</text:p>
              </table:table-cell>
              <table:table-cell office:value-type="float" office:value="0.0109244">
                <text:p>0.0109244</text:p>
              </table:table-cell>
            </table:table-row>
            <table:table-row>
              <table:table-cell office:value-type="float" office:value="13.14">
                <text:p>13.14</text:p>
              </table:table-cell>
              <table:table-cell office:value-type="float" office:value="0.263835">
                <text:p>0.263835</text:p>
              </table:table-cell>
              <table:table-cell office:value-type="float" office:value="-0.00377838">
                <text:p>-0.00377838</text:p>
              </table:table-cell>
              <table:table-cell office:value-type="float" office:value="0.261664">
                <text:p>0.261664</text:p>
              </table:table-cell>
              <table:table-cell office:value-type="float" office:value="-0.00632883">
                <text:p>-0.00632883</text:p>
              </table:table-cell>
            </table:table-row>
            <table:table-row>
              <table:table-cell office:value-type="float" office:value="13.19">
                <text:p>13.19</text:p>
              </table:table-cell>
              <table:table-cell office:value-type="float" office:value="0.69753">
                <text:p>0.69753</text:p>
              </table:table-cell>
              <table:table-cell office:value-type="float" office:value="-0.0692065">
                <text:p>-0.0692065</text:p>
              </table:table-cell>
              <table:table-cell office:value-type="float" office:value="0.153453">
                <text:p>0.153453</text:p>
              </table:table-cell>
              <table:table-cell office:value-type="float" office:value="-0.00110519">
                <text:p>-0.00110519</text:p>
              </table:table-cell>
            </table:table-row>
            <table:table-row>
              <table:table-cell office:value-type="float" office:value="13.24">
                <text:p>13.24</text:p>
              </table:table-cell>
              <table:table-cell office:value-type="float" office:value="0.670828">
                <text:p>0.670828</text:p>
              </table:table-cell>
              <table:table-cell office:value-type="float" office:value="-0.0530227">
                <text:p>-0.0530227</text:p>
              </table:table-cell>
              <table:table-cell office:value-type="float" office:value="0.171586">
                <text:p>0.171586</text:p>
              </table:table-cell>
              <table:table-cell office:value-type="float" office:value="-0.000731339">
                <text:p>-0.000731339</text:p>
              </table:table-cell>
            </table:table-row>
            <table:table-row>
              <table:table-cell office:value-type="float" office:value="13.29">
                <text:p>13.29</text:p>
              </table:table-cell>
              <table:table-cell office:value-type="float" office:value="0.733886">
                <text:p>0.733886</text:p>
              </table:table-cell>
              <table:table-cell office:value-type="float" office:value="-0.0513026">
                <text:p>-0.0513026</text:p>
              </table:table-cell>
              <table:table-cell office:value-type="float" office:value="0.2">
                <text:p>0.2</text:p>
              </table:table-cell>
              <table:table-cell office:value-type="float" office:value="-0.000658549">
                <text:p>-0.000658549</text:p>
              </table:table-cell>
            </table:table-row>
            <table:table-row>
              <table:table-cell office:value-type="float" office:value="13.34">
                <text:p>13.34</text:p>
              </table:table-cell>
              <table:table-cell office:value-type="float" office:value="0.717284">
                <text:p>0.717284</text:p>
              </table:table-cell>
              <table:table-cell office:value-type="float" office:value="-0.0449202">
                <text:p>-0.0449202</text:p>
              </table:table-cell>
              <table:table-cell office:value-type="float" office:value="0.185417">
                <text:p>0.185417</text:p>
              </table:table-cell>
              <table:table-cell office:value-type="float" office:value="-0.00101678">
                <text:p>-0.00101678</text:p>
              </table:table-cell>
            </table:table-row>
            <table:table-row>
              <table:table-cell office:value-type="float" office:value="13.39">
                <text:p>13.39</text:p>
              </table:table-cell>
              <table:table-cell office:value-type="float" office:value="0.743741">
                <text:p>0.743741</text:p>
              </table:table-cell>
              <table:table-cell office:value-type="float" office:value="-0.0439184">
                <text:p>-0.0439184</text:p>
              </table:table-cell>
              <table:table-cell office:value-type="float" office:value="0.166701">
                <text:p>0.166701</text:p>
              </table:table-cell>
              <table:table-cell office:value-type="float" office:value="-0.000809669">
                <text:p>-0.000809669</text:p>
              </table:table-cell>
            </table:table-row>
            <table:table-row>
              <table:table-cell office:value-type="float" office:value="13.44">
                <text:p>13.44</text:p>
              </table:table-cell>
              <table:table-cell office:value-type="float" office:value="0.803303">
                <text:p>0.803303</text:p>
              </table:table-cell>
              <table:table-cell office:value-type="float" office:value="-0.0450928">
                <text:p>-0.0450928</text:p>
              </table:table-cell>
              <table:table-cell office:value-type="float" office:value="0.168813">
                <text:p>0.168813</text:p>
              </table:table-cell>
              <table:table-cell office:value-type="float" office:value="-0.000557109">
                <text:p>-0.000557109</text:p>
              </table:table-cell>
            </table:table-row>
            <table:table-row>
              <table:table-cell office:value-type="float" office:value="13.49">
                <text:p>13.49</text:p>
              </table:table-cell>
              <table:table-cell office:value-type="float" office:value="0.755454">
                <text:p>0.755454</text:p>
              </table:table-cell>
              <table:table-cell office:value-type="float" office:value="-0.0368873">
                <text:p>-0.0368873</text:p>
              </table:table-cell>
              <table:table-cell office:value-type="float" office:value="0.151816">
                <text:p>0.151816</text:p>
              </table:table-cell>
              <table:table-cell office:value-type="float" office:value="-0.00098295">
                <text:p>-0.00098295</text:p>
              </table:table-cell>
            </table:table-row>
            <table:table-row>
              <table:table-cell office:value-type="float" office:value="13.54">
                <text:p>13.54</text:p>
              </table:table-cell>
              <table:table-cell office:value-type="float" office:value="0.825072">
                <text:p>0.825072</text:p>
              </table:table-cell>
              <table:table-cell office:value-type="float" office:value="-0.0371255">
                <text:p>-0.0371255</text:p>
              </table:table-cell>
              <table:table-cell office:value-type="float" office:value="0.158032">
                <text:p>0.158032</text:p>
              </table:table-cell>
              <table:table-cell office:value-type="float" office:value="-0.000612106">
                <text:p>-0.000612106</text:p>
              </table:table-cell>
            </table:table-row>
            <table:table-row>
              <table:table-cell office:value-type="float" office:value="13.59">
                <text:p>13.59</text:p>
              </table:table-cell>
              <table:table-cell office:value-type="float" office:value="0.835126">
                <text:p>0.835126</text:p>
              </table:table-cell>
              <table:table-cell office:value-type="float" office:value="-0.0329787">
                <text:p>-0.0329787</text:p>
              </table:table-cell>
              <table:table-cell office:value-type="float" office:value="0.157143">
                <text:p>0.157143</text:p>
              </table:table-cell>
              <table:table-cell office:value-type="float" office:value="0.00000658584">
                <text:p>0.00000658584</text:p>
              </table:table-cell>
            </table:table-row>
            <table:table-row>
              <table:table-cell office:value-type="float" office:value="13.64">
                <text:p>13.64</text:p>
              </table:table-cell>
              <table:table-cell office:value-type="float" office:value="0.817876">
                <text:p>0.817876</text:p>
              </table:table-cell>
              <table:table-cell office:value-type="float" office:value="-0.0289482">
                <text:p>-0.0289482</text:p>
              </table:table-cell>
              <table:table-cell office:value-type="float" office:value="0.15598">
                <text:p>0.15598</text:p>
              </table:table-cell>
              <table:table-cell office:value-type="float" office:value="-0.000331117">
                <text:p>-0.000331117</text:p>
              </table:table-cell>
            </table:table-row>
            <table:table-row>
              <table:table-cell office:value-type="float" office:value="13.69">
                <text:p>13.69</text:p>
              </table:table-cell>
              <table:table-cell office:value-type="float" office:value="0.875882">
                <text:p>0.875882</text:p>
              </table:table-cell>
              <table:table-cell office:value-type="float" office:value="-0.0273288">
                <text:p>-0.0273288</text:p>
              </table:table-cell>
              <table:table-cell office:value-type="float" office:value="0.16524">
                <text:p>0.16524</text:p>
              </table:table-cell>
              <table:table-cell office:value-type="float" office:value="-0.000815834">
                <text:p>-0.000815834</text:p>
              </table:table-cell>
            </table:table-row>
            <table:table-row>
              <table:table-cell office:value-type="float" office:value="13.74">
                <text:p>13.74</text:p>
              </table:table-cell>
              <table:table-cell office:value-type="float" office:value="0.821981">
                <text:p>0.821981</text:p>
              </table:table-cell>
              <table:table-cell office:value-type="float" office:value="-0.0214274">
                <text:p>-0.0214274</text:p>
              </table:table-cell>
              <table:table-cell office:value-type="float" office:value="0.124688">
                <text:p>0.124688</text:p>
              </table:table-cell>
              <table:table-cell office:value-type="float" office:value="-0.000103614">
                <text:p>-0.000103614</text:p>
              </table:table-cell>
            </table:table-row>
            <table:table-row>
              <table:table-cell office:value-type="float" office:value="13.79">
                <text:p>13.79</text:p>
              </table:table-cell>
              <table:table-cell office:value-type="float" office:value="0.86541">
                <text:p>0.86541</text:p>
              </table:table-cell>
              <table:table-cell office:value-type="float" office:value="-0.0203053">
                <text:p>-0.0203053</text:p>
              </table:table-cell>
              <table:table-cell office:value-type="float" office:value="0.167118">
                <text:p>0.167118</text:p>
              </table:table-cell>
              <table:table-cell office:value-type="float" office:value="-0.000827767">
                <text:p>-0.000827767</text:p>
              </table:table-cell>
            </table:table-row>
            <table:table-row>
              <table:table-cell office:value-type="float" office:value="13.84">
                <text:p>13.84</text:p>
              </table:table-cell>
              <table:table-cell office:value-type="float" office:value="0.867982">
                <text:p>0.867982</text:p>
              </table:table-cell>
              <table:table-cell office:value-type="float" office:value="-0.0175607">
                <text:p>-0.0175607</text:p>
              </table:table-cell>
              <table:table-cell office:value-type="float" office:value="0.151372">
                <text:p>0.151372</text:p>
              </table:table-cell>
              <table:table-cell office:value-type="float" office:value="-0.000340207">
                <text:p>-0.000340207</text:p>
              </table:table-cell>
            </table:table-row>
            <table:table-row>
              <table:table-cell office:value-type="float" office:value="13.89">
                <text:p>13.89</text:p>
              </table:table-cell>
              <table:table-cell office:value-type="float" office:value="0.862372">
                <text:p>0.862372</text:p>
              </table:table-cell>
              <table:table-cell office:value-type="float" office:value="-0.0165194">
                <text:p>-0.0165194</text:p>
              </table:table-cell>
              <table:table-cell office:value-type="float" office:value="0.140679">
                <text:p>0.140679</text:p>
              </table:table-cell>
              <table:table-cell office:value-type="float" office:value="-0.000696163">
                <text:p>-0.000696163</text:p>
              </table:table-cell>
            </table:table-row>
            <table:table-row>
              <table:table-cell office:value-type="float" office:value="13.94">
                <text:p>13.94</text:p>
              </table:table-cell>
              <table:table-cell office:value-type="float" office:value="0.860962">
                <text:p>0.860962</text:p>
              </table:table-cell>
              <table:table-cell office:value-type="float" office:value="-0.0161538">
                <text:p>-0.0161538</text:p>
              </table:table-cell>
              <table:table-cell office:value-type="float" office:value="0.148181">
                <text:p>0.148181</text:p>
              </table:table-cell>
              <table:table-cell office:value-type="float" office:value="-0.000725281">
                <text:p>-0.000725281</text:p>
              </table:table-cell>
            </table:table-row>
            <table:table-row>
              <table:table-cell office:value-type="float" office:value="13.99">
                <text:p>13.99</text:p>
              </table:table-cell>
              <table:table-cell office:value-type="float" office:value="0.876633">
                <text:p>0.876633</text:p>
              </table:table-cell>
              <table:table-cell office:value-type="float" office:value="-0.0167119">
                <text:p>-0.0167119</text:p>
              </table:table-cell>
              <table:table-cell office:value-type="float" office:value="0.148881">
                <text:p>0.148881</text:p>
              </table:table-cell>
              <table:table-cell office:value-type="float" office:value="-0.000447441">
                <text:p>-0.000447441</text:p>
              </table:table-cell>
            </table:table-row>
            <table:table-row>
              <table:table-cell office:value-type="float" office:value="14.04">
                <text:p>14.04</text:p>
              </table:table-cell>
              <table:table-cell office:value-type="float" office:value="0.86564">
                <text:p>0.86564</text:p>
              </table:table-cell>
              <table:table-cell office:value-type="float" office:value="-0.0173193">
                <text:p>-0.0173193</text:p>
              </table:table-cell>
              <table:table-cell office:value-type="float" office:value="0.13823">
                <text:p>0.13823</text:p>
              </table:table-cell>
              <table:table-cell office:value-type="float" office:value="-0.000237471">
                <text:p>-0.000237471</text:p>
              </table:table-cell>
            </table:table-row>
            <table:table-row>
              <table:table-cell office:value-type="float" office:value="14.09">
                <text:p>14.09</text:p>
              </table:table-cell>
              <table:table-cell office:value-type="float" office:value="0.863975">
                <text:p>0.863975</text:p>
              </table:table-cell>
              <table:table-cell office:value-type="float" office:value="-0.0174148">
                <text:p>-0.0174148</text:p>
              </table:table-cell>
              <table:table-cell office:value-type="float" office:value="0.140283">
                <text:p>0.140283</text:p>
              </table:table-cell>
              <table:table-cell office:value-type="float" office:value="-0.0004298">
                <text:p>-0.0004298</text:p>
              </table:table-cell>
            </table:table-row>
            <table:table-row>
              <table:table-cell office:value-type="float" office:value="14.12">
                <text:p>14.12</text:p>
              </table:table-cell>
              <table:table-cell office:value-type="float" office:value="0.909181">
                <text:p>0.909181</text:p>
              </table:table-cell>
              <table:table-cell office:value-type="float" office:value="-0.0188092">
                <text:p>-0.0188092</text:p>
              </table:table-cell>
              <table:table-cell office:value-type="float" office:value="0.164759">
                <text:p>0.164759</text:p>
              </table:table-cell>
              <table:table-cell office:value-type="float" office:value="-0.00072834">
                <text:p>-0.00072834</text:p>
              </table:table-cell>
            </table:table-row>
            <table:table-row>
              <table:table-cell office:value-type="float" office:value="14.15">
                <text:p>14.15</text:p>
              </table:table-cell>
              <table:table-cell office:value-type="float" office:value="0.920665">
                <text:p>0.920665</text:p>
              </table:table-cell>
              <table:table-cell office:value-type="float" office:value="-0.0206338">
                <text:p>-0.0206338</text:p>
              </table:table-cell>
              <table:table-cell office:value-type="float" office:value="0.144405">
                <text:p>0.144405</text:p>
              </table:table-cell>
              <table:table-cell office:value-type="float" office:value="0.00129842">
                <text:p>0.00129842</text:p>
              </table:table-cell>
            </table:table-row>
            <table:table-row>
              <table:table-cell office:value-type="float" office:value="14.18">
                <text:p>14.18</text:p>
              </table:table-cell>
              <table:table-cell office:value-type="float" office:value="0.897706">
                <text:p>0.897706</text:p>
              </table:table-cell>
              <table:table-cell office:value-type="float" office:value="-0.0197076">
                <text:p>-0.0197076</text:p>
              </table:table-cell>
              <table:table-cell office:value-type="float" office:value="0.156743">
                <text:p>0.156743</text:p>
              </table:table-cell>
              <table:table-cell office:value-type="float" office:value="-0.000546575">
                <text:p>-0.000546575</text:p>
              </table:table-cell>
            </table:table-row>
            <table:table-row>
              <table:table-cell office:value-type="float" office:value="14.23">
                <text:p>14.23</text:p>
              </table:table-cell>
              <table:table-cell office:value-type="float" office:value="0.8873">
                <text:p>0.8873</text:p>
              </table:table-cell>
              <table:table-cell office:value-type="float" office:value="-0.0225323">
                <text:p>-0.0225323</text:p>
              </table:table-cell>
              <table:table-cell office:value-type="float" office:value="0.150108">
                <text:p>0.150108</text:p>
              </table:table-cell>
              <table:table-cell office:value-type="float" office:value="0.000307405">
                <text:p>0.000307405</text:p>
              </table:table-cell>
            </table:table-row>
            <table:table-row>
              <table:table-cell office:value-type="float" office:value="14.28">
                <text:p>14.28</text:p>
              </table:table-cell>
              <table:table-cell office:value-type="float" office:value="0.913198">
                <text:p>0.913198</text:p>
              </table:table-cell>
              <table:table-cell office:value-type="float" office:value="-0.02466">
                <text:p>-0.02466</text:p>
              </table:table-cell>
              <table:table-cell office:value-type="float" office:value="0.154517">
                <text:p>0.154517</text:p>
              </table:table-cell>
              <table:table-cell office:value-type="float" office:value="0.000568071">
                <text:p>0.000568071</text:p>
              </table:table-cell>
            </table:table-row>
            <table:table-row>
              <table:table-cell office:value-type="float" office:value="14.34">
                <text:p>14.34</text:p>
              </table:table-cell>
              <table:table-cell office:value-type="float" office:value="0.898701">
                <text:p>0.898701</text:p>
              </table:table-cell>
              <table:table-cell office:value-type="float" office:value="-0.02525">
                <text:p>-0.02525</text:p>
              </table:table-cell>
              <table:table-cell office:value-type="float" office:value="0.145156">
                <text:p>0.145156</text:p>
              </table:table-cell>
              <table:table-cell office:value-type="float" office:value="0.0000651437">
                <text:p>0.0000651437</text:p>
              </table:table-cell>
            </table:table-row>
            <table:table-row>
              <table:table-cell office:value-type="float" office:value="14.38">
                <text:p>14.38</text:p>
              </table:table-cell>
              <table:table-cell office:value-type="float" office:value="0.88265">
                <text:p>0.88265</text:p>
              </table:table-cell>
              <table:table-cell office:value-type="float" office:value="-0.0255505">
                <text:p>-0.0255505</text:p>
              </table:table-cell>
              <table:table-cell office:value-type="float" office:value="0.153036">
                <text:p>0.153036</text:p>
              </table:table-cell>
              <table:table-cell office:value-type="float" office:value="-0.000223155">
                <text:p>-0.000223155</text:p>
              </table:table-cell>
            </table:table-row>
            <table:table-row>
              <table:table-cell office:value-type="float" office:value="14.44">
                <text:p>14.44</text:p>
              </table:table-cell>
              <table:table-cell office:value-type="float" office:value="0.902209">
                <text:p>0.902209</text:p>
              </table:table-cell>
              <table:table-cell office:value-type="float" office:value="-0.0266163">
                <text:p>-0.0266163</text:p>
              </table:table-cell>
              <table:table-cell office:value-type="float" office:value="0.149945">
                <text:p>0.149945</text:p>
              </table:table-cell>
              <table:table-cell office:value-type="float" office:value="-0.0000730701">
                <text:p>-0.0000730701</text:p>
              </table:table-cell>
            </table:table-row>
            <table:table-row>
              <table:table-cell office:value-type="float" office:value="14.48">
                <text:p>14.48</text:p>
              </table:table-cell>
              <table:table-cell office:value-type="float" office:value="0.872742">
                <text:p>0.872742</text:p>
              </table:table-cell>
              <table:table-cell office:value-type="float" office:value="-0.0263206">
                <text:p>-0.0263206</text:p>
              </table:table-cell>
              <table:table-cell office:value-type="float" office:value="0.152861">
                <text:p>0.152861</text:p>
              </table:table-cell>
              <table:table-cell office:value-type="float" office:value="-0.0000783009">
                <text:p>-0.0000783009</text:p>
              </table:table-cell>
            </table:table-row>
            <table:table-row>
              <table:table-cell office:value-type="float" office:value="14.53">
                <text:p>14.53</text:p>
              </table:table-cell>
              <table:table-cell office:value-type="float" office:value="0.923525">
                <text:p>0.923525</text:p>
              </table:table-cell>
              <table:table-cell office:value-type="float" office:value="-0.0285569">
                <text:p>-0.0285569</text:p>
              </table:table-cell>
              <table:table-cell office:value-type="float" office:value="0.16492">
                <text:p>0.16492</text:p>
              </table:table-cell>
              <table:table-cell office:value-type="float" office:value="0.000239818">
                <text:p>0.000239818</text:p>
              </table:table-cell>
            </table:table-row>
            <table:table-row>
              <table:table-cell office:value-type="float" office:value="14.58">
                <text:p>14.58</text:p>
              </table:table-cell>
              <table:table-cell office:value-type="float" office:value="0.892082">
                <text:p>0.892082</text:p>
              </table:table-cell>
              <table:table-cell office:value-type="float" office:value="-0.0293403">
                <text:p>-0.0293403</text:p>
              </table:table-cell>
              <table:table-cell office:value-type="float" office:value="0.165787">
                <text:p>0.165787</text:p>
              </table:table-cell>
              <table:table-cell office:value-type="float" office:value="0.0000591939">
                <text:p>0.0000591939</text:p>
              </table:table-cell>
            </table:table-row>
            <table:table-row>
              <table:table-cell office:value-type="float" office:value="14.63">
                <text:p>14.63</text:p>
              </table:table-cell>
              <table:table-cell office:value-type="float" office:value="0.902558">
                <text:p>0.902558</text:p>
              </table:table-cell>
              <table:table-cell office:value-type="float" office:value="-0.0294747">
                <text:p>-0.0294747</text:p>
              </table:table-cell>
              <table:table-cell office:value-type="float" office:value="0.144298">
                <text:p>0.144298</text:p>
              </table:table-cell>
              <table:table-cell office:value-type="float" office:value="-0.00042638">
                <text:p>-0.00042638</text:p>
              </table:table-cell>
            </table:table-row>
            <table:table-row>
              <table:table-cell office:value-type="float" office:value="14.69">
                <text:p>14.69</text:p>
              </table:table-cell>
              <table:table-cell office:value-type="float" office:value="0.877553">
                <text:p>0.877553</text:p>
              </table:table-cell>
              <table:table-cell office:value-type="float" office:value="-0.0295286">
                <text:p>-0.0295286</text:p>
              </table:table-cell>
              <table:table-cell office:value-type="float" office:value="0.156274">
                <text:p>0.156274</text:p>
              </table:table-cell>
              <table:table-cell office:value-type="float" office:value="-0.0000442396">
                <text:p>-0.0000442396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908919">
                <text:p>0.908919</text:p>
              </table:table-cell>
              <table:table-cell office:value-type="float" office:value="-0.0309655">
                <text:p>-0.0309655</text:p>
              </table:table-cell>
              <table:table-cell office:value-type="float" office:value="0.162176">
                <text:p>0.162176</text:p>
              </table:table-cell>
              <table:table-cell office:value-type="float" office:value="0.000114412">
                <text:p>0.000114412</text:p>
              </table:table-cell>
            </table:table-row>
            <table:table-row>
              <table:table-cell office:value-type="float" office:value="14.81">
                <text:p>14.81</text:p>
              </table:table-cell>
              <table:table-cell office:value-type="float" office:value="0.879095">
                <text:p>0.879095</text:p>
              </table:table-cell>
              <table:table-cell office:value-type="float" office:value="-0.0292608">
                <text:p>-0.0292608</text:p>
              </table:table-cell>
              <table:table-cell office:value-type="float" office:value="0.148805">
                <text:p>0.148805</text:p>
              </table:table-cell>
              <table:table-cell office:value-type="float" office:value="-0.000137414">
                <text:p>-0.000137414</text:p>
              </table:table-cell>
            </table:table-row>
            <table:table-row>
              <table:table-cell office:value-type="float" office:value="14.84">
                <text:p>14.84</text:p>
              </table:table-cell>
              <table:table-cell office:value-type="float" office:value="0.90604">
                <text:p>0.90604</text:p>
              </table:table-cell>
              <table:table-cell office:value-type="float" office:value="-0.0299207">
                <text:p>-0.0299207</text:p>
              </table:table-cell>
              <table:table-cell office:value-type="float" office:value="0.155797">
                <text:p>0.155797</text:p>
              </table:table-cell>
              <table:table-cell office:value-type="float" office:value="0.000207718">
                <text:p>0.000207718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0.909385">
                <text:p>0.909385</text:p>
              </table:table-cell>
              <table:table-cell office:value-type="float" office:value="-0.0296018">
                <text:p>-0.0296018</text:p>
              </table:table-cell>
              <table:table-cell office:value-type="float" office:value="0.161483">
                <text:p>0.161483</text:p>
              </table:table-cell>
              <table:table-cell office:value-type="float" office:value="0.000204878">
                <text:p>0.000204878</text:p>
              </table:table-cell>
            </table:table-row>
            <table:table-row>
              <table:table-cell office:value-type="float" office:value="14.96">
                <text:p>14.96</text:p>
              </table:table-cell>
              <table:table-cell office:value-type="float" office:value="0.908806">
                <text:p>0.908806</text:p>
              </table:table-cell>
              <table:table-cell office:value-type="float" office:value="-0.0293079">
                <text:p>-0.0293079</text:p>
              </table:table-cell>
              <table:table-cell office:value-type="float" office:value="0.157525">
                <text:p>0.157525</text:p>
              </table:table-cell>
              <table:table-cell office:value-type="float" office:value="0.000202741">
                <text:p>0.000202741</text:p>
              </table:table-cell>
            </table:table-row>
            <table:table-row>
              <table:table-cell office:value-type="float" office:value="15.02">
                <text:p>15.02</text:p>
              </table:table-cell>
              <table:table-cell office:value-type="float" office:value="0.905272">
                <text:p>0.905272</text:p>
              </table:table-cell>
              <table:table-cell office:value-type="float" office:value="-0.0290009">
                <text:p>-0.0290009</text:p>
              </table:table-cell>
              <table:table-cell office:value-type="float" office:value="0.157754">
                <text:p>0.157754</text:p>
              </table:table-cell>
              <table:table-cell office:value-type="float" office:value="0.000191981">
                <text:p>0.000191981</text:p>
              </table:table-cell>
            </table:table-row>
            <table:table-row>
              <table:table-cell office:value-type="float" office:value="15.08">
                <text:p>15.08</text:p>
              </table:table-cell>
              <table:table-cell office:value-type="float" office:value="0.889715">
                <text:p>0.889715</text:p>
              </table:table-cell>
              <table:table-cell office:value-type="float" office:value="-0.0289343">
                <text:p>-0.0289343</text:p>
              </table:table-cell>
              <table:table-cell office:value-type="float" office:value="0.153421">
                <text:p>0.153421</text:p>
              </table:table-cell>
              <table:table-cell office:value-type="float" office:value="-0.0000665258">
                <text:p>-0.0000665258</text:p>
              </table:table-cell>
            </table:table-row>
            <table:table-row>
              <table:table-cell office:value-type="float" office:value="15.14">
                <text:p>15.14</text:p>
              </table:table-cell>
              <table:table-cell office:value-type="float" office:value="0.890732">
                <text:p>0.890732</text:p>
              </table:table-cell>
              <table:table-cell office:value-type="float" office:value="-0.0286326">
                <text:p>-0.0286326</text:p>
              </table:table-cell>
              <table:table-cell office:value-type="float" office:value="0.145016">
                <text:p>0.145016</text:p>
              </table:table-cell>
              <table:table-cell office:value-type="float" office:value="-0.000337262">
                <text:p>-0.000337262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901502">
                <text:p>0.901502</text:p>
              </table:table-cell>
              <table:table-cell office:value-type="float" office:value="-0.0286121">
                <text:p>-0.0286121</text:p>
              </table:table-cell>
              <table:table-cell office:value-type="float" office:value="0.15162">
                <text:p>0.15162</text:p>
              </table:table-cell>
              <table:table-cell office:value-type="float" office:value="-0.000198526">
                <text:p>-0.000198526</text:p>
              </table:table-cell>
            </table:table-row>
            <table:table-row>
              <table:table-cell office:value-type="float" office:value="15.23">
                <text:p>15.23</text:p>
              </table:table-cell>
              <table:table-cell office:value-type="float" office:value="0.883031">
                <text:p>0.883031</text:p>
              </table:table-cell>
              <table:table-cell office:value-type="float" office:value="-0.0278215">
                <text:p>-0.0278215</text:p>
              </table:table-cell>
              <table:table-cell office:value-type="float" office:value="0.162678">
                <text:p>0.162678</text:p>
              </table:table-cell>
              <table:table-cell office:value-type="float" office:value="0.0000092315">
                <text:p>0.0000092315</text:p>
              </table:table-cell>
            </table:table-row>
            <table:table-row>
              <table:table-cell office:value-type="float" office:value="15.28">
                <text:p>15.28</text:p>
              </table:table-cell>
              <table:table-cell office:value-type="float" office:value="0.914696">
                <text:p>0.914696</text:p>
              </table:table-cell>
              <table:table-cell office:value-type="float" office:value="-0.0294348">
                <text:p>-0.0294348</text:p>
              </table:table-cell>
              <table:table-cell office:value-type="float" office:value="0.144006">
                <text:p>0.144006</text:p>
              </table:table-cell>
              <table:table-cell office:value-type="float" office:value="0.000320424">
                <text:p>0.000320424</text:p>
              </table:table-cell>
            </table:table-row>
            <table:table-row>
              <table:table-cell office:value-type="float" office:value="15.33">
                <text:p>15.33</text:p>
              </table:table-cell>
              <table:table-cell office:value-type="float" office:value="0.906821">
                <text:p>0.906821</text:p>
              </table:table-cell>
              <table:table-cell office:value-type="float" office:value="-0.0279618">
                <text:p>-0.0279618</text:p>
              </table:table-cell>
              <table:table-cell office:value-type="float" office:value="0.149779">
                <text:p>0.149779</text:p>
              </table:table-cell>
              <table:table-cell office:value-type="float" office:value="-0.0000702662">
                <text:p>-0.0000702662</text:p>
              </table:table-cell>
            </table:table-row>
            <table:table-row>
              <table:table-cell office:value-type="float" office:value="15.38">
                <text:p>15.38</text:p>
              </table:table-cell>
              <table:table-cell office:value-type="float" office:value="0.922921">
                <text:p>0.922921</text:p>
              </table:table-cell>
              <table:table-cell office:value-type="float" office:value="-0.0286379">
                <text:p>-0.0286379</text:p>
              </table:table-cell>
              <table:table-cell office:value-type="float" office:value="0.15256">
                <text:p>0.15256</text:p>
              </table:table-cell>
              <table:table-cell office:value-type="float" office:value="0.000199674">
                <text:p>0.000199674</text:p>
              </table:table-cell>
            </table:table-row>
            <table:table-row>
              <table:table-cell office:value-type="float" office:value="15.43">
                <text:p>15.43</text:p>
              </table:table-cell>
              <table:table-cell office:value-type="float" office:value="0.901037">
                <text:p>0.901037</text:p>
              </table:table-cell>
              <table:table-cell office:value-type="float" office:value="-0.026687">
                <text:p>-0.026687</text:p>
              </table:table-cell>
              <table:table-cell office:value-type="float" office:value="0.141497">
                <text:p>0.141497</text:p>
              </table:table-cell>
              <table:table-cell office:value-type="float" office:value="0.000119103">
                <text:p>0.000119103</text:p>
              </table:table-cell>
            </table:table-row>
            <table:table-row>
              <table:table-cell office:value-type="float" office:value="15.48">
                <text:p>15.48</text:p>
              </table:table-cell>
              <table:table-cell office:value-type="float" office:value="0.91059">
                <text:p>0.91059</text:p>
              </table:table-cell>
              <table:table-cell office:value-type="float" office:value="-0.0271338">
                <text:p>-0.0271338</text:p>
              </table:table-cell>
              <table:table-cell office:value-type="float" office:value="0.15517">
                <text:p>0.15517</text:p>
              </table:table-cell>
              <table:table-cell office:value-type="float" office:value="0.00047231">
                <text:p>0.00047231</text:p>
              </table:table-cell>
            </table:table-row>
            <table:table-row>
              <table:table-cell office:value-type="float" office:value="15.53">
                <text:p>15.53</text:p>
              </table:table-cell>
              <table:table-cell office:value-type="float" office:value="0.914661">
                <text:p>0.914661</text:p>
              </table:table-cell>
              <table:table-cell office:value-type="float" office:value="-0.0267876">
                <text:p>-0.0267876</text:p>
              </table:table-cell>
              <table:table-cell office:value-type="float" office:value="0.14606">
                <text:p>0.14606</text:p>
              </table:table-cell>
              <table:table-cell office:value-type="float" office:value="-0.000181115">
                <text:p>-0.000181115</text:p>
              </table:table-cell>
            </table:table-row>
            <table:table-row>
              <table:table-cell office:value-type="float" office:value="15.58">
                <text:p>15.58</text:p>
              </table:table-cell>
              <table:table-cell office:value-type="float" office:value="0.881013">
                <text:p>0.881013</text:p>
              </table:table-cell>
              <table:table-cell office:value-type="float" office:value="-0.0260498">
                <text:p>-0.0260498</text:p>
              </table:table-cell>
              <table:table-cell office:value-type="float" office:value="0.135034">
                <text:p>0.135034</text:p>
              </table:table-cell>
              <table:table-cell office:value-type="float" office:value="-0.000412602">
                <text:p>-0.000412602</text:p>
              </table:table-cell>
            </table:table-row>
            <table:table-row>
              <table:table-cell office:value-type="float" office:value="15.63">
                <text:p>15.63</text:p>
              </table:table-cell>
              <table:table-cell office:value-type="float" office:value="0.88914">
                <text:p>0.88914</text:p>
              </table:table-cell>
              <table:table-cell office:value-type="float" office:value="-0.0247416">
                <text:p>-0.0247416</text:p>
              </table:table-cell>
              <table:table-cell office:value-type="float" office:value="0.136141">
                <text:p>0.136141</text:p>
              </table:table-cell>
              <table:table-cell office:value-type="float" office:value="-0.000455518">
                <text:p>-0.000455518</text:p>
              </table:table-cell>
            </table:table-row>
            <table:table-row>
              <table:table-cell office:value-type="float" office:value="15.68">
                <text:p>15.68</text:p>
              </table:table-cell>
              <table:table-cell office:value-type="float" office:value="0.912736">
                <text:p>0.912736</text:p>
              </table:table-cell>
              <table:table-cell office:value-type="float" office:value="-0.0255755">
                <text:p>-0.0255755</text:p>
              </table:table-cell>
              <table:table-cell office:value-type="float" office:value="0.148445">
                <text:p>0.148445</text:p>
              </table:table-cell>
              <table:table-cell office:value-type="float" office:value="0.000353827">
                <text:p>0.000353827</text:p>
              </table:table-cell>
            </table:table-row>
            <table:table-row>
              <table:table-cell office:value-type="float" office:value="15.73">
                <text:p>15.73</text:p>
              </table:table-cell>
              <table:table-cell office:value-type="float" office:value="0.915268">
                <text:p>0.915268</text:p>
              </table:table-cell>
              <table:table-cell office:value-type="float" office:value="-0.0249541">
                <text:p>-0.0249541</text:p>
              </table:table-cell>
              <table:table-cell office:value-type="float" office:value="0.148211">
                <text:p>0.148211</text:p>
              </table:table-cell>
              <table:table-cell office:value-type="float" office:value="-0.000370129">
                <text:p>-0.000370129</text:p>
              </table:table-cell>
            </table:table-row>
            <table:table-row>
              <table:table-cell office:value-type="float" office:value="15.78">
                <text:p>15.78</text:p>
              </table:table-cell>
              <table:table-cell office:value-type="float" office:value="0.917366">
                <text:p>0.917366</text:p>
              </table:table-cell>
              <table:table-cell office:value-type="float" office:value="-0.0250524">
                <text:p>-0.0250524</text:p>
              </table:table-cell>
              <table:table-cell office:value-type="float" office:value="0.138494">
                <text:p>0.138494</text:p>
              </table:table-cell>
              <table:table-cell office:value-type="float" office:value="0.000460967">
                <text:p>0.000460967</text:p>
              </table:table-cell>
            </table:table-row>
            <table:table-row>
              <table:table-cell office:value-type="float" office:value="15.83">
                <text:p>15.83</text:p>
              </table:table-cell>
              <table:table-cell office:value-type="float" office:value="0.918075">
                <text:p>0.918075</text:p>
              </table:table-cell>
              <table:table-cell office:value-type="float" office:value="-0.024389">
                <text:p>-0.024389</text:p>
              </table:table-cell>
              <table:table-cell office:value-type="float" office:value="0.139373">
                <text:p>0.139373</text:p>
              </table:table-cell>
              <table:table-cell office:value-type="float" office:value="0.000167134">
                <text:p>0.000167134</text:p>
              </table:table-cell>
            </table:table-row>
            <table:table-row>
              <table:table-cell office:value-type="float" office:value="15.88">
                <text:p>15.88</text:p>
              </table:table-cell>
              <table:table-cell office:value-type="float" office:value="0.896252">
                <text:p>0.896252</text:p>
              </table:table-cell>
              <table:table-cell office:value-type="float" office:value="-0.0228585">
                <text:p>-0.0228585</text:p>
              </table:table-cell>
              <table:table-cell office:value-type="float" office:value="0.143674">
                <text:p>0.143674</text:p>
              </table:table-cell>
              <table:table-cell office:value-type="float" office:value="-0.00032509">
                <text:p>-0.00032509</text:p>
              </table:table-cell>
            </table:table-row>
            <table:table-row>
              <table:table-cell office:value-type="float" office:value="15.93">
                <text:p>15.93</text:p>
              </table:table-cell>
              <table:table-cell office:value-type="float" office:value="0.910171">
                <text:p>0.910171</text:p>
              </table:table-cell>
              <table:table-cell office:value-type="float" office:value="-0.023966">
                <text:p>-0.023966</text:p>
              </table:table-cell>
              <table:table-cell office:value-type="float" office:value="0.136638">
                <text:p>0.136638</text:p>
              </table:table-cell>
              <table:table-cell office:value-type="float" office:value="-0.0000154948">
                <text:p>-0.0000154948</text:p>
              </table:table-cell>
            </table:table-row>
            <table:table-row>
              <table:table-cell office:value-type="float" office:value="15.98">
                <text:p>15.98</text:p>
              </table:table-cell>
              <table:table-cell office:value-type="float" office:value="0.874433">
                <text:p>0.874433</text:p>
              </table:table-cell>
              <table:table-cell office:value-type="float" office:value="-0.0218696">
                <text:p>-0.0218696</text:p>
              </table:table-cell>
              <table:table-cell office:value-type="float" office:value="0.118084">
                <text:p>0.118084</text:p>
              </table:table-cell>
              <table:table-cell office:value-type="float" office:value="-0.000701174">
                <text:p>-0.000701174</text:p>
              </table:table-cell>
            </table:table-row>
            <table:table-row>
              <table:table-cell office:value-type="float" office:value="16.03">
                <text:p>16.03</text:p>
              </table:table-cell>
              <table:table-cell office:value-type="float" office:value="0.913043">
                <text:p>0.913043</text:p>
              </table:table-cell>
              <table:table-cell office:value-type="float" office:value="-0.0221165">
                <text:p>-0.0221165</text:p>
              </table:table-cell>
              <table:table-cell office:value-type="float" office:value="0.146732">
                <text:p>0.146732</text:p>
              </table:table-cell>
              <table:table-cell office:value-type="float" office:value="0.000164642">
                <text:p>0.000164642</text:p>
              </table:table-cell>
            </table:table-row>
            <table:table-row>
              <table:table-cell office:value-type="float" office:value="16.08">
                <text:p>16.08</text:p>
              </table:table-cell>
              <table:table-cell office:value-type="float" office:value="0.912459">
                <text:p>0.912459</text:p>
              </table:table-cell>
              <table:table-cell office:value-type="float" office:value="-0.0221455">
                <text:p>-0.0221455</text:p>
              </table:table-cell>
              <table:table-cell office:value-type="float" office:value="0.146436">
                <text:p>0.146436</text:p>
              </table:table-cell>
              <table:table-cell office:value-type="float" office:value="0.000296961">
                <text:p>0.000296961</text:p>
              </table:table-cell>
            </table:table-row>
            <table:table-row>
              <table:table-cell office:value-type="float" office:value="16.13">
                <text:p>16.13</text:p>
              </table:table-cell>
              <table:table-cell office:value-type="float" office:value="0.932129">
                <text:p>0.932129</text:p>
              </table:table-cell>
              <table:table-cell office:value-type="float" office:value="-0.0222969">
                <text:p>-0.0222969</text:p>
              </table:table-cell>
              <table:table-cell office:value-type="float" office:value="0.132547">
                <text:p>0.132547</text:p>
              </table:table-cell>
              <table:table-cell office:value-type="float" office:value="-0.0000422087">
                <text:p>-0.0000422087</text:p>
              </table:table-cell>
            </table:table-row>
            <table:table-row>
              <table:table-cell office:value-type="float" office:value="16.18">
                <text:p>16.18</text:p>
              </table:table-cell>
              <table:table-cell office:value-type="float" office:value="0.899178">
                <text:p>0.899178</text:p>
              </table:table-cell>
              <table:table-cell office:value-type="float" office:value="-0.0234572">
                <text:p>-0.0234572</text:p>
              </table:table-cell>
              <table:table-cell office:value-type="float" office:value="0.151132">
                <text:p>0.151132</text:p>
              </table:table-cell>
              <table:table-cell office:value-type="float" office:value="-0.000170351">
                <text:p>-0.000170351</text:p>
              </table:table-cell>
            </table:table-row>
            <table:table-row>
              <table:table-cell office:value-type="float" office:value="16.23">
                <text:p>16.23</text:p>
              </table:table-cell>
              <table:table-cell office:value-type="float" office:value="0.900527">
                <text:p>0.900527</text:p>
              </table:table-cell>
              <table:table-cell office:value-type="float" office:value="-0.0270032">
                <text:p>-0.0270032</text:p>
              </table:table-cell>
              <table:table-cell office:value-type="float" office:value="0.143974">
                <text:p>0.143974</text:p>
              </table:table-cell>
              <table:table-cell office:value-type="float" office:value="0.000223431">
                <text:p>0.000223431</text:p>
              </table:table-cell>
            </table:table-row>
            <table:table-row>
              <table:table-cell office:value-type="float" office:value="16.28">
                <text:p>16.28</text:p>
              </table:table-cell>
              <table:table-cell office:value-type="float" office:value="0.894528">
                <text:p>0.894528</text:p>
              </table:table-cell>
              <table:table-cell office:value-type="float" office:value="-0.0328342">
                <text:p>-0.0328342</text:p>
              </table:table-cell>
              <table:table-cell office:value-type="float" office:value="0.162733">
                <text:p>0.162733</text:p>
              </table:table-cell>
              <table:table-cell office:value-type="float" office:value="0.000222325">
                <text:p>0.000222325</text:p>
              </table:table-cell>
            </table:table-row>
            <table:table-row>
              <table:table-cell office:value-type="float" office:value="16.33">
                <text:p>16.33</text:p>
              </table:table-cell>
              <table:table-cell office:value-type="float" office:value="0.920416">
                <text:p>0.920416</text:p>
              </table:table-cell>
              <table:table-cell office:value-type="float" office:value="-0.0431073">
                <text:p>-0.0431073</text:p>
              </table:table-cell>
              <table:table-cell office:value-type="float" office:value="0.168424">
                <text:p>0.168424</text:p>
              </table:table-cell>
              <table:table-cell office:value-type="float" office:value="-0.000775916">
                <text:p>-0.000775916</text:p>
              </table:table-cell>
            </table:table-row>
            <table:table-row>
              <table:table-cell office:value-type="float" office:value="16.39">
                <text:p>16.39</text:p>
              </table:table-cell>
              <table:table-cell office:value-type="float" office:value="0.921043">
                <text:p>0.921043</text:p>
              </table:table-cell>
              <table:table-cell office:value-type="float" office:value="-0.0591872">
                <text:p>-0.0591872</text:p>
              </table:table-cell>
              <table:table-cell office:value-type="float" office:value="0.158315">
                <text:p>0.158315</text:p>
              </table:table-cell>
              <table:table-cell office:value-type="float" office:value="-0.000367789">
                <text:p>-0.000367789</text:p>
              </table:table-cell>
            </table:table-row>
            <table:table-row>
              <table:table-cell office:value-type="float" office:value="16.43">
                <text:p>16.43</text:p>
              </table:table-cell>
              <table:table-cell office:value-type="float" office:value="0.989854">
                <text:p>0.989854</text:p>
              </table:table-cell>
              <table:table-cell office:value-type="float" office:value="-0.0831148">
                <text:p>-0.0831148</text:p>
              </table:table-cell>
              <table:table-cell office:value-type="float" office:value="0.295064">
                <text:p>0.295064</text:p>
              </table:table-cell>
              <table:table-cell office:value-type="float" office:value="0.000463855">
                <text:p>0.000463855</text:p>
              </table:table-cell>
            </table:table-row>
            <table:table-row>
              <table:table-cell office:value-type="float" office:value="16.48">
                <text:p>16.48</text:p>
              </table:table-cell>
              <table:table-cell office:value-type="float" office:value="0.873292">
                <text:p>0.873292</text:p>
              </table:table-cell>
              <table:table-cell office:value-type="float" office:value="-0.0946623">
                <text:p>-0.0946623</text:p>
              </table:table-cell>
              <table:table-cell office:value-type="float" office:value="0.0643983">
                <text:p>0.0643983</text:p>
              </table:table-cell>
              <table:table-cell office:value-type="float" office:value="0.000259597">
                <text:p>0.000259597</text:p>
              </table:table-cell>
            </table:table-row>
            <table:table-row>
              <table:table-cell office:value-type="float" office:value="16.53">
                <text:p>16.53</text:p>
              </table:table-cell>
              <table:table-cell office:value-type="float" office:value="0.940859">
                <text:p>0.940859</text:p>
              </table:table-cell>
              <table:table-cell office:value-type="float" office:value="-0.119694">
                <text:p>-0.119694</text:p>
              </table:table-cell>
              <table:table-cell office:value-type="float" office:value="0.255394">
                <text:p>0.255394</text:p>
              </table:table-cell>
              <table:table-cell office:value-type="float" office:value="-0.000129772">
                <text:p>-0.000129772</text:p>
              </table:table-cell>
            </table:table-row>
            <table:table-row>
              <table:table-cell office:value-type="float" office:value="16.58">
                <text:p>16.58</text:p>
              </table:table-cell>
              <table:table-cell office:value-type="float" office:value="0.891647">
                <text:p>0.891647</text:p>
              </table:table-cell>
              <table:table-cell office:value-type="float" office:value="-0.144953">
                <text:p>-0.144953</text:p>
              </table:table-cell>
              <table:table-cell office:value-type="float" office:value="0.114792">
                <text:p>0.114792</text:p>
              </table:table-cell>
              <table:table-cell office:value-type="float" office:value="0.00113917">
                <text:p>0.00113917</text:p>
              </table:table-cell>
            </table:table-row>
            <table:table-row>
              <table:table-cell office:value-type="float" office:value="16.63">
                <text:p>16.63</text:p>
              </table:table-cell>
              <table:table-cell office:value-type="float" office:value="0.91048">
                <text:p>0.91048</text:p>
              </table:table-cell>
              <table:table-cell office:value-type="float" office:value="-0.165548">
                <text:p>-0.165548</text:p>
              </table:table-cell>
              <table:table-cell office:value-type="float" office:value="0.170757">
                <text:p>0.170757</text:p>
              </table:table-cell>
              <table:table-cell office:value-type="float" office:value="0.000366583">
                <text:p>0.000366583</text:p>
              </table:table-cell>
            </table:table-row>
            <table:table-row>
              <table:table-cell office:value-type="float" office:value="16.68">
                <text:p>16.68</text:p>
              </table:table-cell>
              <table:table-cell office:value-type="float" office:value="0.863413">
                <text:p>0.863413</text:p>
              </table:table-cell>
              <table:table-cell office:value-type="float" office:value="-0.173895">
                <text:p>-0.173895</text:p>
              </table:table-cell>
              <table:table-cell office:value-type="float" office:value="0.14933">
                <text:p>0.14933</text:p>
              </table:table-cell>
              <table:table-cell office:value-type="float" office:value="-0.000162096">
                <text:p>-0.000162096</text:p>
              </table:table-cell>
            </table:table-row>
            <table:table-row>
              <table:table-cell office:value-type="float" office:value="16.73">
                <text:p>16.73</text:p>
              </table:table-cell>
              <table:table-cell office:value-type="float" office:value="0.867829">
                <text:p>0.867829</text:p>
              </table:table-cell>
              <table:table-cell office:value-type="float" office:value="-0.191072">
                <text:p>-0.191072</text:p>
              </table:table-cell>
              <table:table-cell office:value-type="float" office:value="0.155538">
                <text:p>0.155538</text:p>
              </table:table-cell>
              <table:table-cell office:value-type="float" office:value="-0.000317299">
                <text:p>-0.000317299</text:p>
              </table:table-cell>
            </table:table-row>
            <table:table-row>
              <table:table-cell office:value-type="float" office:value="16.78">
                <text:p>16.78</text:p>
              </table:table-cell>
              <table:table-cell office:value-type="float" office:value="0.870291">
                <text:p>0.870291</text:p>
              </table:table-cell>
              <table:table-cell office:value-type="float" office:value="-0.205977">
                <text:p>-0.205977</text:p>
              </table:table-cell>
              <table:table-cell office:value-type="float" office:value="0.159841">
                <text:p>0.159841</text:p>
              </table:table-cell>
              <table:table-cell office:value-type="float" office:value="0.000146036">
                <text:p>0.000146036</text:p>
              </table:table-cell>
            </table:table-row>
            <table:table-row>
              <table:table-cell office:value-type="float" office:value="16.84">
                <text:p>16.84</text:p>
              </table:table-cell>
              <table:table-cell office:value-type="float" office:value="0.848653">
                <text:p>0.848653</text:p>
              </table:table-cell>
              <table:table-cell office:value-type="float" office:value="-0.212894">
                <text:p>-0.212894</text:p>
              </table:table-cell>
              <table:table-cell office:value-type="float" office:value="0.148205">
                <text:p>0.148205</text:p>
              </table:table-cell>
              <table:table-cell office:value-type="float" office:value="0.000345895">
                <text:p>0.000345895</text:p>
              </table:table-cell>
            </table:table-row>
            <table:table-row>
              <table:table-cell office:value-type="float" office:value="16.89">
                <text:p>16.89</text:p>
              </table:table-cell>
              <table:table-cell office:value-type="float" office:value="0.869053">
                <text:p>0.869053</text:p>
              </table:table-cell>
              <table:table-cell office:value-type="float" office:value="-0.227629">
                <text:p>-0.227629</text:p>
              </table:table-cell>
              <table:table-cell office:value-type="float" office:value="0.170617">
                <text:p>0.170617</text:p>
              </table:table-cell>
              <table:table-cell office:value-type="float" office:value="0.00166853">
                <text:p>0.00166853</text:p>
              </table:table-cell>
            </table:table-row>
            <table:table-row>
              <table:table-cell office:value-type="float" office:value="16.94">
                <text:p>16.94</text:p>
              </table:table-cell>
              <table:table-cell office:value-type="float" office:value="0.831646">
                <text:p>0.831646</text:p>
              </table:table-cell>
              <table:table-cell office:value-type="float" office:value="-0.207151">
                <text:p>-0.207151</text:p>
              </table:table-cell>
              <table:table-cell office:value-type="float" office:value="0.182653">
                <text:p>0.182653</text:p>
              </table:table-cell>
              <table:table-cell office:value-type="float" office:value="-0.00189791">
                <text:p>-0.00189791</text:p>
              </table:table-cell>
            </table:table-row>
            <table:table-row>
              <table:table-cell office:value-type="float" office:value="16.98">
                <text:p>16.98</text:p>
              </table:table-cell>
              <table:table-cell office:value-type="float" office:value="0.839115">
                <text:p>0.839115</text:p>
              </table:table-cell>
              <table:table-cell office:value-type="float" office:value="-0.214302">
                <text:p>-0.214302</text:p>
              </table:table-cell>
              <table:table-cell office:value-type="float" office:value="0.198715">
                <text:p>0.198715</text:p>
              </table:table-cell>
              <table:table-cell office:value-type="float" office:value="-0.0010724">
                <text:p>-0.0010724</text:p>
              </table:table-cell>
            </table:table-row>
            <table:table-row>
              <table:table-cell office:value-type="float" office:value="17.04">
                <text:p>17.04</text:p>
              </table:table-cell>
              <table:table-cell office:value-type="float" office:value="0.83742">
                <text:p>0.83742</text:p>
              </table:table-cell>
              <table:table-cell office:value-type="float" office:value="-0.226788">
                <text:p>-0.226788</text:p>
              </table:table-cell>
              <table:table-cell office:value-type="float" office:value="0.138298">
                <text:p>0.138298</text:p>
              </table:table-cell>
              <table:table-cell office:value-type="float" office:value="0.000235923">
                <text:p>0.000235923</text:p>
              </table:table-cell>
            </table:table-row>
            <table:table-row>
              <table:table-cell office:value-type="float" office:value="17.08">
                <text:p>17.08</text:p>
              </table:table-cell>
              <table:table-cell office:value-type="float" office:value="0.848597">
                <text:p>0.848597</text:p>
              </table:table-cell>
              <table:table-cell office:value-type="float" office:value="-0.22301">
                <text:p>-0.22301</text:p>
              </table:table-cell>
              <table:table-cell office:value-type="float" office:value="0.175331">
                <text:p>0.175331</text:p>
              </table:table-cell>
              <table:table-cell office:value-type="float" office:value="0.000221784">
                <text:p>0.000221784</text:p>
              </table:table-cell>
            </table:table-row>
            <table:table-row>
              <table:table-cell office:value-type="float" office:value="17.13">
                <text:p>17.13</text:p>
              </table:table-cell>
              <table:table-cell office:value-type="float" office:value="0.87927">
                <text:p>0.87927</text:p>
              </table:table-cell>
              <table:table-cell office:value-type="float" office:value="-0.227137">
                <text:p>-0.227137</text:p>
              </table:table-cell>
              <table:table-cell office:value-type="float" office:value="0.207224">
                <text:p>0.207224</text:p>
              </table:table-cell>
              <table:table-cell office:value-type="float" office:value="0.00012325">
                <text:p>0.00012325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.859516">
                <text:p>0.859516</text:p>
              </table:table-cell>
              <table:table-cell office:value-type="float" office:value="-0.221145">
                <text:p>-0.221145</text:p>
              </table:table-cell>
              <table:table-cell office:value-type="float" office:value="0.185479">
                <text:p>0.185479</text:p>
              </table:table-cell>
              <table:table-cell office:value-type="float" office:value="-0.000137341">
                <text:p>-0.000137341</text:p>
              </table:table-cell>
            </table:table-row>
            <table:table-row>
              <table:table-cell office:value-type="float" office:value="17.25">
                <text:p>17.25</text:p>
              </table:table-cell>
              <table:table-cell office:value-type="float" office:value="0.871316">
                <text:p>0.871316</text:p>
              </table:table-cell>
              <table:table-cell office:value-type="float" office:value="-0.223893">
                <text:p>-0.223893</text:p>
              </table:table-cell>
              <table:table-cell office:value-type="float" office:value="0.18909">
                <text:p>0.18909</text:p>
              </table:table-cell>
              <table:table-cell office:value-type="float" office:value="0.000435574">
                <text:p>0.000435574</text:p>
              </table:table-cell>
            </table:table-row>
            <table:table-row>
              <table:table-cell office:value-type="float" office:value="17.29">
                <text:p>17.29</text:p>
              </table:table-cell>
              <table:table-cell office:value-type="float" office:value="0.837777">
                <text:p>0.837777</text:p>
              </table:table-cell>
              <table:table-cell office:value-type="float" office:value="-0.20854">
                <text:p>-0.20854</text:p>
              </table:table-cell>
              <table:table-cell office:value-type="float" office:value="0.176889">
                <text:p>0.176889</text:p>
              </table:table-cell>
              <table:table-cell office:value-type="float" office:value="-0.000593905">
                <text:p>-0.000593905</text:p>
              </table:table-cell>
            </table:table-row>
            <table:table-row>
              <table:table-cell office:value-type="float" office:value="17.33">
                <text:p>17.33</text:p>
              </table:table-cell>
              <table:table-cell office:value-type="float" office:value="0.889621">
                <text:p>0.889621</text:p>
              </table:table-cell>
              <table:table-cell office:value-type="float" office:value="-0.2251">
                <text:p>-0.2251</text:p>
              </table:table-cell>
              <table:table-cell office:value-type="float" office:value="0.194373">
                <text:p>0.194373</text:p>
              </table:table-cell>
              <table:table-cell office:value-type="float" office:value="0.000343">
                <text:p>0.000343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867268">
                <text:p>0.867268</text:p>
              </table:table-cell>
              <table:table-cell office:value-type="float" office:value="-0.212299">
                <text:p>-0.212299</text:p>
              </table:table-cell>
              <table:table-cell office:value-type="float" office:value="0.204686">
                <text:p>0.204686</text:p>
              </table:table-cell>
              <table:table-cell office:value-type="float" office:value="-0.00026587">
                <text:p>-0.00026587</text:p>
              </table:table-cell>
            </table:table-row>
            <table:table-row>
              <table:table-cell office:value-type="float" office:value="17.43">
                <text:p>17.43</text:p>
              </table:table-cell>
              <table:table-cell office:value-type="float" office:value="0.86391">
                <text:p>0.86391</text:p>
              </table:table-cell>
              <table:table-cell office:value-type="float" office:value="-0.213081">
                <text:p>-0.213081</text:p>
              </table:table-cell>
              <table:table-cell office:value-type="float" office:value="0.181982">
                <text:p>0.181982</text:p>
              </table:table-cell>
              <table:table-cell office:value-type="float" office:value="-0.0000214122">
                <text:p>-0.0000214122</text:p>
              </table:table-cell>
            </table:table-row>
            <table:table-row>
              <table:table-cell office:value-type="float" office:value="17.48">
                <text:p>17.48</text:p>
              </table:table-cell>
              <table:table-cell office:value-type="float" office:value="0.86009">
                <text:p>0.86009</text:p>
              </table:table-cell>
              <table:table-cell office:value-type="float" office:value="-0.211653">
                <text:p>-0.211653</text:p>
              </table:table-cell>
              <table:table-cell office:value-type="float" office:value="0.182921">
                <text:p>0.182921</text:p>
              </table:table-cell>
              <table:table-cell office:value-type="float" office:value="-0.0000403829">
                <text:p>-0.0000403829</text:p>
              </table:table-cell>
            </table:table-row>
            <table:table-row>
              <table:table-cell office:value-type="float" office:value="17.53">
                <text:p>17.53</text:p>
              </table:table-cell>
              <table:table-cell office:value-type="float" office:value="0.884691">
                <text:p>0.884691</text:p>
              </table:table-cell>
              <table:table-cell office:value-type="float" office:value="-0.216587">
                <text:p>-0.216587</text:p>
              </table:table-cell>
              <table:table-cell office:value-type="float" office:value="0.199751">
                <text:p>0.199751</text:p>
              </table:table-cell>
              <table:table-cell office:value-type="float" office:value="0.0000946027">
                <text:p>0.0000946027</text:p>
              </table:table-cell>
            </table:table-row>
            <table:table-row>
              <table:table-cell office:value-type="float" office:value="17.59">
                <text:p>17.59</text:p>
              </table:table-cell>
              <table:table-cell office:value-type="float" office:value="0.864505">
                <text:p>0.864505</text:p>
              </table:table-cell>
              <table:table-cell office:value-type="float" office:value="-0.209309">
                <text:p>-0.209309</text:p>
              </table:table-cell>
              <table:table-cell office:value-type="float" office:value="0.192865">
                <text:p>0.192865</text:p>
              </table:table-cell>
              <table:table-cell office:value-type="float" office:value="-0.0000176857">
                <text:p>-0.0000176857</text:p>
              </table:table-cell>
            </table:table-row>
            <table:table-row>
              <table:table-cell office:value-type="float" office:value="17.64">
                <text:p>17.64</text:p>
              </table:table-cell>
              <table:table-cell office:value-type="float" office:value="0.871311">
                <text:p>0.871311</text:p>
              </table:table-cell>
              <table:table-cell office:value-type="float" office:value="-0.212073">
                <text:p>-0.212073</text:p>
              </table:table-cell>
              <table:table-cell office:value-type="float" office:value="0.181738">
                <text:p>0.181738</text:p>
              </table:table-cell>
              <table:table-cell office:value-type="float" office:value="0.0000491489">
                <text:p>0.0000491489</text:p>
              </table:table-cell>
            </table:table-row>
            <table:table-row>
              <table:table-cell office:value-type="float" office:value="17.71">
                <text:p>17.71</text:p>
              </table:table-cell>
              <table:table-cell office:value-type="float" office:value="0.870505">
                <text:p>0.870505</text:p>
              </table:table-cell>
              <table:table-cell office:value-type="float" office:value="-0.20933">
                <text:p>-0.20933</text:p>
              </table:table-cell>
              <table:table-cell office:value-type="float" office:value="0.194475">
                <text:p>0.194475</text:p>
              </table:table-cell>
              <table:table-cell office:value-type="float" office:value="-0.000241213">
                <text:p>-0.000241213</text:p>
              </table:table-cell>
            </table:table-row>
            <table:table-row>
              <table:table-cell office:value-type="float" office:value="17.75">
                <text:p>17.75</text:p>
              </table:table-cell>
              <table:table-cell office:value-type="float" office:value="0.861901">
                <text:p>0.861901</text:p>
              </table:table-cell>
              <table:table-cell office:value-type="float" office:value="-0.210199">
                <text:p>-0.210199</text:p>
              </table:table-cell>
              <table:table-cell office:value-type="float" office:value="0.163653">
                <text:p>0.163653</text:p>
              </table:table-cell>
              <table:table-cell office:value-type="float" office:value="0.000360744">
                <text:p>0.000360744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.873249">
                <text:p>0.873249</text:p>
              </table:table-cell>
              <table:table-cell office:value-type="float" office:value="-0.206526">
                <text:p>-0.206526</text:p>
              </table:table-cell>
              <table:table-cell office:value-type="float" office:value="0.199139">
                <text:p>0.199139</text:p>
              </table:table-cell>
              <table:table-cell office:value-type="float" office:value="0.00000523413">
                <text:p>0.00000523413</text:p>
              </table:table-cell>
            </table:table-row>
            <table:table-row>
              <table:table-cell office:value-type="float" office:value="17.85">
                <text:p>17.85</text:p>
              </table:table-cell>
              <table:table-cell office:value-type="float" office:value="0.88575">
                <text:p>0.88575</text:p>
              </table:table-cell>
              <table:table-cell office:value-type="float" office:value="-0.21225">
                <text:p>-0.21225</text:p>
              </table:table-cell>
              <table:table-cell office:value-type="float" office:value="0.193188">
                <text:p>0.193188</text:p>
              </table:table-cell>
              <table:table-cell office:value-type="float" office:value="0.000117478">
                <text:p>0.000117478</text:p>
              </table:table-cell>
            </table:table-row>
            <table:table-row>
              <table:table-cell office:value-type="float" office:value="17.89">
                <text:p>17.89</text:p>
              </table:table-cell>
              <table:table-cell office:value-type="float" office:value="0.864137">
                <text:p>0.864137</text:p>
              </table:table-cell>
              <table:table-cell office:value-type="float" office:value="-0.206071">
                <text:p>-0.206071</text:p>
              </table:table-cell>
              <table:table-cell office:value-type="float" office:value="0.177345">
                <text:p>0.177345</text:p>
              </table:table-cell>
              <table:table-cell office:value-type="float" office:value="-0.0000412285">
                <text:p>-0.0000412285</text:p>
              </table:table-cell>
            </table:table-row>
            <table:table-row>
              <table:table-cell office:value-type="float" office:value="17.95">
                <text:p>17.95</text:p>
              </table:table-cell>
              <table:table-cell office:value-type="float" office:value="0.868611">
                <text:p>0.868611</text:p>
              </table:table-cell>
              <table:table-cell office:value-type="float" office:value="-0.204105">
                <text:p>-0.204105</text:p>
              </table:table-cell>
              <table:table-cell office:value-type="float" office:value="0.183393">
                <text:p>0.183393</text:p>
              </table:table-cell>
              <table:table-cell office:value-type="float" office:value="0.000100408">
                <text:p>0.0001004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91142">
                <text:p>0.891142</text:p>
              </table:table-cell>
              <table:table-cell office:value-type="float" office:value="-0.209357">
                <text:p>-0.209357</text:p>
              </table:table-cell>
              <table:table-cell office:value-type="float" office:value="0.194864">
                <text:p>0.194864</text:p>
              </table:table-cell>
              <table:table-cell office:value-type="float" office:value="-0.000185982">
                <text:p>-0.000185982</text:p>
              </table:table-cell>
            </table:table-row>
            <table:table-row>
              <table:table-cell office:value-type="float" office:value="18.05">
                <text:p>18.05</text:p>
              </table:table-cell>
              <table:table-cell office:value-type="float" office:value="0.862875">
                <text:p>0.862875</text:p>
              </table:table-cell>
              <table:table-cell office:value-type="float" office:value="-0.200514">
                <text:p>-0.200514</text:p>
              </table:table-cell>
              <table:table-cell office:value-type="float" office:value="0.179268">
                <text:p>0.179268</text:p>
              </table:table-cell>
              <table:table-cell office:value-type="float" office:value="-0.0000503717">
                <text:p>-0.0000503717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.858588">
                <text:p>0.858588</text:p>
              </table:table-cell>
              <table:table-cell office:value-type="float" office:value="-0.199468">
                <text:p>-0.199468</text:p>
              </table:table-cell>
              <table:table-cell office:value-type="float" office:value="0.163429">
                <text:p>0.163429</text:p>
              </table:table-cell>
              <table:table-cell office:value-type="float" office:value="0.000314229">
                <text:p>0.000314229</text:p>
              </table:table-cell>
            </table:table-row>
            <table:table-row>
              <table:table-cell office:value-type="float" office:value="18.15">
                <text:p>18.15</text:p>
              </table:table-cell>
              <table:table-cell office:value-type="float" office:value="0.876119">
                <text:p>0.876119</text:p>
              </table:table-cell>
              <table:table-cell office:value-type="float" office:value="-0.197333">
                <text:p>-0.197333</text:p>
              </table:table-cell>
              <table:table-cell office:value-type="float" office:value="0.18374">
                <text:p>0.18374</text:p>
              </table:table-cell>
              <table:table-cell office:value-type="float" office:value="-0.000284136">
                <text:p>-0.000284136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.854596">
                <text:p>0.854596</text:p>
              </table:table-cell>
              <table:table-cell office:value-type="float" office:value="-0.187833">
                <text:p>-0.187833</text:p>
              </table:table-cell>
              <table:table-cell office:value-type="float" office:value="0.168666">
                <text:p>0.168666</text:p>
              </table:table-cell>
              <table:table-cell office:value-type="float" office:value="0.000342798">
                <text:p>0.000342798</text:p>
              </table:table-cell>
            </table:table-row>
            <table:table-row>
              <table:table-cell office:value-type="float" office:value="18.25">
                <text:p>18.25</text:p>
              </table:table-cell>
              <table:table-cell office:value-type="float" office:value="0.895997">
                <text:p>0.895997</text:p>
              </table:table-cell>
              <table:table-cell office:value-type="float" office:value="-0.189567">
                <text:p>-0.189567</text:p>
              </table:table-cell>
              <table:table-cell office:value-type="float" office:value="0.171557">
                <text:p>0.171557</text:p>
              </table:table-cell>
              <table:table-cell office:value-type="float" office:value="0.00018698">
                <text:p>0.00018698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.850762">
                <text:p>0.850762</text:p>
              </table:table-cell>
              <table:table-cell office:value-type="float" office:value="-0.163898">
                <text:p>-0.163898</text:p>
              </table:table-cell>
              <table:table-cell office:value-type="float" office:value="0.167157">
                <text:p>0.167157</text:p>
              </table:table-cell>
              <table:table-cell office:value-type="float" office:value="0.000102714">
                <text:p>0.000102714</text:p>
              </table:table-cell>
            </table:table-row>
            <table:table-row>
              <table:table-cell office:value-type="float" office:value="18.35">
                <text:p>18.35</text:p>
              </table:table-cell>
              <table:table-cell office:value-type="float" office:value="0.882304">
                <text:p>0.882304</text:p>
              </table:table-cell>
              <table:table-cell office:value-type="float" office:value="-0.153985">
                <text:p>-0.153985</text:p>
              </table:table-cell>
              <table:table-cell office:value-type="float" office:value="0.180474">
                <text:p>0.180474</text:p>
              </table:table-cell>
              <table:table-cell office:value-type="float" office:value="0.00024073">
                <text:p>0.00024073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.892833">
                <text:p>0.892833</text:p>
              </table:table-cell>
              <table:table-cell office:value-type="float" office:value="-0.137526">
                <text:p>-0.137526</text:p>
              </table:table-cell>
              <table:table-cell office:value-type="float" office:value="0.179581">
                <text:p>0.179581</text:p>
              </table:table-cell>
              <table:table-cell office:value-type="float" office:value="0.0000469144">
                <text:p>0.0000469144</text:p>
              </table:table-cell>
            </table:table-row>
            <table:table-row>
              <table:table-cell office:value-type="float" office:value="18.45">
                <text:p>18.45</text:p>
              </table:table-cell>
              <table:table-cell office:value-type="float" office:value="0.895614">
                <text:p>0.895614</text:p>
              </table:table-cell>
              <table:table-cell office:value-type="float" office:value="-0.114292">
                <text:p>-0.114292</text:p>
              </table:table-cell>
              <table:table-cell office:value-type="float" office:value="0.188405">
                <text:p>0.188405</text:p>
              </table:table-cell>
              <table:table-cell office:value-type="float" office:value="-0.000419675">
                <text:p>-0.00041967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90205">
                <text:p>0.90205</text:p>
              </table:table-cell>
              <table:table-cell office:value-type="float" office:value="-0.0940969">
                <text:p>-0.0940969</text:p>
              </table:table-cell>
              <table:table-cell office:value-type="float" office:value="0.200185">
                <text:p>0.200185</text:p>
              </table:table-cell>
              <table:table-cell office:value-type="float" office:value="0.000550598">
                <text:p>0.000550598</text:p>
              </table:table-cell>
            </table:table-row>
            <table:table-row>
              <table:table-cell office:value-type="float" office:value="18.55">
                <text:p>18.55</text:p>
              </table:table-cell>
              <table:table-cell office:value-type="float" office:value="0.878971">
                <text:p>0.878971</text:p>
              </table:table-cell>
              <table:table-cell office:value-type="float" office:value="-0.0674915">
                <text:p>-0.0674915</text:p>
              </table:table-cell>
              <table:table-cell office:value-type="float" office:value="0.187534">
                <text:p>0.187534</text:p>
              </table:table-cell>
              <table:table-cell office:value-type="float" office:value="-0.000177486">
                <text:p>-0.000177486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927479">
                <text:p>0.927479</text:p>
              </table:table-cell>
              <table:table-cell office:value-type="float" office:value="-0.0475273">
                <text:p>-0.0475273</text:p>
              </table:table-cell>
              <table:table-cell office:value-type="float" office:value="0.191212">
                <text:p>0.191212</text:p>
              </table:table-cell>
              <table:table-cell office:value-type="float" office:value="-0.000255207">
                <text:p>-0.000255207</text:p>
              </table:table-cell>
            </table:table-row>
            <table:table-row>
              <table:table-cell office:value-type="float" office:value="18.65">
                <text:p>18.65</text:p>
              </table:table-cell>
              <table:table-cell office:value-type="float" office:value="0.86203">
                <text:p>0.86203</text:p>
              </table:table-cell>
              <table:table-cell office:value-type="float" office:value="-0.0234501">
                <text:p>-0.0234501</text:p>
              </table:table-cell>
              <table:table-cell office:value-type="float" office:value="0.182942">
                <text:p>0.182942</text:p>
              </table:table-cell>
              <table:table-cell office:value-type="float" office:value="-0.000616445">
                <text:p>-0.000616445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.978582">
                <text:p>0.978582</text:p>
              </table:table-cell>
              <table:table-cell office:value-type="float" office:value="0.00261083">
                <text:p>0.00261083</text:p>
              </table:table-cell>
              <table:table-cell office:value-type="float" office:value="0.1893">
                <text:p>0.1893</text:p>
              </table:table-cell>
              <table:table-cell office:value-type="float" office:value="-0.000286141">
                <text:p>-0.000286141</text:p>
              </table:table-cell>
            </table:table-row>
            <table:table-row>
              <table:table-cell office:value-type="float" office:value="18.75">
                <text:p>18.75</text:p>
              </table:table-cell>
              <table:table-cell office:value-type="float" office:value="0.865759">
                <text:p>0.865759</text:p>
              </table:table-cell>
              <table:table-cell office:value-type="float" office:value="0.0299969">
                <text:p>0.0299969</text:p>
              </table:table-cell>
              <table:table-cell office:value-type="float" office:value="0.111682">
                <text:p>0.111682</text:p>
              </table:table-cell>
              <table:table-cell office:value-type="float" office:value="0.000910055">
                <text:p>0.000910055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.907242">
                <text:p>0.907242</text:p>
              </table:table-cell>
              <table:table-cell office:value-type="float" office:value="0.0537156">
                <text:p>0.0537156</text:p>
              </table:table-cell>
              <table:table-cell office:value-type="float" office:value="0.212659">
                <text:p>0.212659</text:p>
              </table:table-cell>
              <table:table-cell office:value-type="float" office:value="0.000844196">
                <text:p>0.000844196</text:p>
              </table:table-cell>
            </table:table-row>
            <table:table-row>
              <table:table-cell office:value-type="float" office:value="18.85">
                <text:p>18.85</text:p>
              </table:table-cell>
              <table:table-cell office:value-type="float" office:value="0.942102">
                <text:p>0.942102</text:p>
              </table:table-cell>
              <table:table-cell office:value-type="float" office:value="0.0838733">
                <text:p>0.0838733</text:p>
              </table:table-cell>
              <table:table-cell office:value-type="float" office:value="0.17825">
                <text:p>0.17825</text:p>
              </table:table-cell>
              <table:table-cell office:value-type="float" office:value="0.000550962">
                <text:p>0.000550962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88711">
                <text:p>0.88711</text:p>
              </table:table-cell>
              <table:table-cell office:value-type="float" office:value="0.100166">
                <text:p>0.100166</text:p>
              </table:table-cell>
              <table:table-cell office:value-type="float" office:value="0.142267">
                <text:p>0.142267</text:p>
              </table:table-cell>
              <table:table-cell office:value-type="float" office:value="-0.000590281">
                <text:p>-0.000590281</text:p>
              </table:table-cell>
            </table:table-row>
            <table:table-row>
              <table:table-cell office:value-type="float" office:value="18.95">
                <text:p>18.95</text:p>
              </table:table-cell>
              <table:table-cell office:value-type="float" office:value="0.913935">
                <text:p>0.913935</text:p>
              </table:table-cell>
              <table:table-cell office:value-type="float" office:value="0.123048">
                <text:p>0.123048</text:p>
              </table:table-cell>
              <table:table-cell office:value-type="float" office:value="0.166264">
                <text:p>0.166264</text:p>
              </table:table-cell>
              <table:table-cell office:value-type="float" office:value="0.000393524">
                <text:p>0.0003935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5345">
                <text:p>0.85345</text:p>
              </table:table-cell>
              <table:table-cell office:value-type="float" office:value="0.13029">
                <text:p>0.13029</text:p>
              </table:table-cell>
              <table:table-cell office:value-type="float" office:value="0.13017">
                <text:p>0.13017</text:p>
              </table:table-cell>
              <table:table-cell office:value-type="float" office:value="-0.000590919">
                <text:p>-0.000590919</text:p>
              </table:table-cell>
            </table:table-row>
            <table:table-row>
              <table:table-cell office:value-type="float" office:value="19.05">
                <text:p>19.05</text:p>
              </table:table-cell>
              <table:table-cell office:value-type="float" office:value="0.865537">
                <text:p>0.865537</text:p>
              </table:table-cell>
              <table:table-cell office:value-type="float" office:value="0.149623">
                <text:p>0.149623</text:p>
              </table:table-cell>
              <table:table-cell office:value-type="float" office:value="0.122153">
                <text:p>0.122153</text:p>
              </table:table-cell>
              <table:table-cell office:value-type="float" office:value="0.000766355">
                <text:p>0.000766355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.892162">
                <text:p>0.892162</text:p>
              </table:table-cell>
              <table:table-cell office:value-type="float" office:value="0.170233">
                <text:p>0.170233</text:p>
              </table:table-cell>
              <table:table-cell office:value-type="float" office:value="0.128376">
                <text:p>0.128376</text:p>
              </table:table-cell>
              <table:table-cell office:value-type="float" office:value="0.000303614">
                <text:p>0.000303614</text:p>
              </table:table-cell>
            </table:table-row>
            <table:table-row>
              <table:table-cell office:value-type="float" office:value="19.15">
                <text:p>19.15</text:p>
              </table:table-cell>
              <table:table-cell office:value-type="float" office:value="0.862422">
                <text:p>0.862422</text:p>
              </table:table-cell>
              <table:table-cell office:value-type="float" office:value="0.173846">
                <text:p>0.173846</text:p>
              </table:table-cell>
              <table:table-cell office:value-type="float" office:value="0.117778">
                <text:p>0.117778</text:p>
              </table:table-cell>
              <table:table-cell office:value-type="float" office:value="0.000170848">
                <text:p>0.000170848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81832">
                <text:p>0.81832</text:p>
              </table:table-cell>
              <table:table-cell office:value-type="float" office:value="0.170499">
                <text:p>0.170499</text:p>
              </table:table-cell>
              <table:table-cell office:value-type="float" office:value="0.106647">
                <text:p>0.106647</text:p>
              </table:table-cell>
              <table:table-cell office:value-type="float" office:value="-0.000511957">
                <text:p>-0.000511957</text:p>
              </table:table-cell>
            </table:table-row>
            <table:table-row>
              <table:table-cell office:value-type="float" office:value="19.25">
                <text:p>19.25</text:p>
              </table:table-cell>
              <table:table-cell office:value-type="float" office:value="0.905297">
                <text:p>0.905297</text:p>
              </table:table-cell>
              <table:table-cell office:value-type="float" office:value="0.199718">
                <text:p>0.199718</text:p>
              </table:table-cell>
              <table:table-cell office:value-type="float" office:value="0.13166">
                <text:p>0.13166</text:p>
              </table:table-cell>
              <table:table-cell office:value-type="float" office:value="-0.000677572">
                <text:p>-0.000677572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.847419">
                <text:p>0.847419</text:p>
              </table:table-cell>
              <table:table-cell office:value-type="float" office:value="0.18662">
                <text:p>0.18662</text:p>
              </table:table-cell>
              <table:table-cell office:value-type="float" office:value="0.0989856">
                <text:p>0.0989856</text:p>
              </table:table-cell>
              <table:table-cell office:value-type="float" office:value="-0.000581595">
                <text:p>-0.000581595</text:p>
              </table:table-cell>
            </table:table-row>
            <table:table-row>
              <table:table-cell office:value-type="float" office:value="19.35">
                <text:p>19.35</text:p>
              </table:table-cell>
              <table:table-cell office:value-type="float" office:value="0.835706">
                <text:p>0.835706</text:p>
              </table:table-cell>
              <table:table-cell office:value-type="float" office:value="0.187755">
                <text:p>0.187755</text:p>
              </table:table-cell>
              <table:table-cell office:value-type="float" office:value="0.0868325">
                <text:p>0.0868325</text:p>
              </table:table-cell>
              <table:table-cell office:value-type="float" office:value="-0.000558346">
                <text:p>-0.00055834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0.872492">
                <text:p>0.872492</text:p>
              </table:table-cell>
              <table:table-cell office:value-type="float" office:value="0.200265">
                <text:p>0.200265</text:p>
              </table:table-cell>
              <table:table-cell office:value-type="float" office:value="0.0944802">
                <text:p>0.0944802</text:p>
              </table:table-cell>
              <table:table-cell office:value-type="float" office:value="0.000534747">
                <text:p>0.000534747</text:p>
              </table:table-cell>
            </table:table-row>
            <table:table-row>
              <table:table-cell office:value-type="float" office:value="19.45">
                <text:p>19.45</text:p>
              </table:table-cell>
              <table:table-cell office:value-type="float" office:value="0.819397">
                <text:p>0.819397</text:p>
              </table:table-cell>
              <table:table-cell office:value-type="float" office:value="0.18172">
                <text:p>0.18172</text:p>
              </table:table-cell>
              <table:table-cell office:value-type="float" office:value="0.0829022">
                <text:p>0.0829022</text:p>
              </table:table-cell>
              <table:table-cell office:value-type="float" office:value="-0.000436209">
                <text:p>-0.000436209</text:p>
              </table:table-cell>
            </table:table-row>
            <table:table-row>
              <table:table-cell office:value-type="float" office:value="19.51">
                <text:p>19.51</text:p>
              </table:table-cell>
              <table:table-cell office:value-type="float" office:value="0.853509">
                <text:p>0.853509</text:p>
              </table:table-cell>
              <table:table-cell office:value-type="float" office:value="0.193562">
                <text:p>0.193562</text:p>
              </table:table-cell>
              <table:table-cell office:value-type="float" office:value="0.0805205">
                <text:p>0.0805205</text:p>
              </table:table-cell>
              <table:table-cell office:value-type="float" office:value="0.0000583223">
                <text:p>0.0000583223</text:p>
              </table:table-cell>
            </table:table-row>
            <table:table-row>
              <table:table-cell office:value-type="float" office:value="19.56">
                <text:p>19.56</text:p>
              </table:table-cell>
              <table:table-cell office:value-type="float" office:value="0.864825">
                <text:p>0.864825</text:p>
              </table:table-cell>
              <table:table-cell office:value-type="float" office:value="0.195228">
                <text:p>0.195228</text:p>
              </table:table-cell>
              <table:table-cell office:value-type="float" office:value="0.0841269">
                <text:p>0.0841269</text:p>
              </table:table-cell>
              <table:table-cell office:value-type="float" office:value="0.000233399">
                <text:p>0.000233399</text:p>
              </table:table-cell>
            </table:table-row>
            <table:table-row>
              <table:table-cell office:value-type="float" office:value="19.61">
                <text:p>19.61</text:p>
              </table:table-cell>
              <table:table-cell office:value-type="float" office:value="0.839598">
                <text:p>0.839598</text:p>
              </table:table-cell>
              <table:table-cell office:value-type="float" office:value="0.187019">
                <text:p>0.187019</text:p>
              </table:table-cell>
              <table:table-cell office:value-type="float" office:value="0.0711856">
                <text:p>0.0711856</text:p>
              </table:table-cell>
              <table:table-cell office:value-type="float" office:value="-0.000502518">
                <text:p>-0.000502518</text:p>
              </table:table-cell>
            </table:table-row>
            <table:table-row>
              <table:table-cell office:value-type="float" office:value="19.66">
                <text:p>19.66</text:p>
              </table:table-cell>
              <table:table-cell office:value-type="float" office:value="0.829533">
                <text:p>0.829533</text:p>
              </table:table-cell>
              <table:table-cell office:value-type="float" office:value="0.185587">
                <text:p>0.185587</text:p>
              </table:table-cell>
              <table:table-cell office:value-type="float" office:value="0.0634537">
                <text:p>0.0634537</text:p>
              </table:table-cell>
              <table:table-cell office:value-type="float" office:value="0.0000569005">
                <text:p>0.0000569005</text:p>
              </table:table-cell>
            </table:table-row>
            <table:table-row>
              <table:table-cell office:value-type="float" office:value="19.71">
                <text:p>19.71</text:p>
              </table:table-cell>
              <table:table-cell office:value-type="float" office:value="0.855309">
                <text:p>0.855309</text:p>
              </table:table-cell>
              <table:table-cell office:value-type="float" office:value="0.190814">
                <text:p>0.190814</text:p>
              </table:table-cell>
              <table:table-cell office:value-type="float" office:value="0.0806684">
                <text:p>0.0806684</text:p>
              </table:table-cell>
              <table:table-cell office:value-type="float" office:value="0.000195997">
                <text:p>0.000195997</text:p>
              </table:table-cell>
            </table:table-row>
            <table:table-row>
              <table:table-cell office:value-type="float" office:value="19.76">
                <text:p>19.76</text:p>
              </table:table-cell>
              <table:table-cell office:value-type="float" office:value="0.848436">
                <text:p>0.848436</text:p>
              </table:table-cell>
              <table:table-cell office:value-type="float" office:value="0.192727">
                <text:p>0.192727</text:p>
              </table:table-cell>
              <table:table-cell office:value-type="float" office:value="0.0610626">
                <text:p>0.0610626</text:p>
              </table:table-cell>
              <table:table-cell office:value-type="float" office:value="0.0000733783">
                <text:p>0.0000733783</text:p>
              </table:table-cell>
            </table:table-row>
            <table:table-row>
              <table:table-cell office:value-type="float" office:value="19.81">
                <text:p>19.81</text:p>
              </table:table-cell>
              <table:table-cell office:value-type="float" office:value="0.841315">
                <text:p>0.841315</text:p>
              </table:table-cell>
              <table:table-cell office:value-type="float" office:value="0.189369">
                <text:p>0.189369</text:p>
              </table:table-cell>
              <table:table-cell office:value-type="float" office:value="0.0701569">
                <text:p>0.0701569</text:p>
              </table:table-cell>
              <table:table-cell office:value-type="float" office:value="0.000094067">
                <text:p>0.000094067</text:p>
              </table:table-cell>
            </table:table-row>
            <table:table-row>
              <table:table-cell office:value-type="float" office:value="19.86">
                <text:p>19.86</text:p>
              </table:table-cell>
              <table:table-cell office:value-type="float" office:value="0.835582">
                <text:p>0.835582</text:p>
              </table:table-cell>
              <table:table-cell office:value-type="float" office:value="0.190773">
                <text:p>0.190773</text:p>
              </table:table-cell>
              <table:table-cell office:value-type="float" office:value="0.0684569">
                <text:p>0.0684569</text:p>
              </table:table-cell>
              <table:table-cell office:value-type="float" office:value="-0.0000745061">
                <text:p>-0.0000745061</text:p>
              </table:table-cell>
            </table:table-row>
            <table:table-row>
              <table:table-cell office:value-type="float" office:value="19.91">
                <text:p>19.91</text:p>
              </table:table-cell>
              <table:table-cell office:value-type="float" office:value="0.870487">
                <text:p>0.870487</text:p>
              </table:table-cell>
              <table:table-cell office:value-type="float" office:value="0.200673">
                <text:p>0.200673</text:p>
              </table:table-cell>
              <table:table-cell office:value-type="float" office:value="0.0812665">
                <text:p>0.0812665</text:p>
              </table:table-cell>
              <table:table-cell office:value-type="float" office:value="0.000570042">
                <text:p>0.000570042</text:p>
              </table:table-cell>
            </table:table-row>
            <table:table-row>
              <table:table-cell office:value-type="float" office:value="19.96">
                <text:p>19.96</text:p>
              </table:table-cell>
              <table:table-cell office:value-type="float" office:value="0.82178">
                <text:p>0.82178</text:p>
              </table:table-cell>
              <table:table-cell office:value-type="float" office:value="0.190864">
                <text:p>0.190864</text:p>
              </table:table-cell>
              <table:table-cell office:value-type="float" office:value="0.0534734">
                <text:p>0.0534734</text:p>
              </table:table-cell>
              <table:table-cell office:value-type="float" office:value="-0.000119031">
                <text:p>-0.000119031</text:p>
              </table:table-cell>
            </table:table-row>
            <table:table-row>
              <table:table-cell office:value-type="float" office:value="20.01">
                <text:p>20.01</text:p>
              </table:table-cell>
              <table:table-cell office:value-type="float" office:value="0.876741">
                <text:p>0.876741</text:p>
              </table:table-cell>
              <table:table-cell office:value-type="float" office:value="0.207282">
                <text:p>0.207282</text:p>
              </table:table-cell>
              <table:table-cell office:value-type="float" office:value="0.0812236">
                <text:p>0.0812236</text:p>
              </table:table-cell>
              <table:table-cell office:value-type="float" office:value="0.000153702">
                <text:p>0.000153702</text:p>
              </table:table-cell>
            </table:table-row>
            <table:table-row>
              <table:table-cell office:value-type="float" office:value="20.06">
                <text:p>20.06</text:p>
              </table:table-cell>
              <table:table-cell office:value-type="float" office:value="0.813687">
                <text:p>0.813687</text:p>
              </table:table-cell>
              <table:table-cell office:value-type="float" office:value="0.18951">
                <text:p>0.18951</text:p>
              </table:table-cell>
              <table:table-cell office:value-type="float" office:value="0.0603914">
                <text:p>0.0603914</text:p>
              </table:table-cell>
              <table:table-cell office:value-type="float" office:value="-0.000301509">
                <text:p>-0.000301509</text:p>
              </table:table-cell>
            </table:table-row>
            <table:table-row>
              <table:table-cell office:value-type="float" office:value="20.11">
                <text:p>20.11</text:p>
              </table:table-cell>
              <table:table-cell office:value-type="float" office:value="0.841072">
                <text:p>0.841072</text:p>
              </table:table-cell>
              <table:table-cell office:value-type="float" office:value="0.201714">
                <text:p>0.201714</text:p>
              </table:table-cell>
              <table:table-cell office:value-type="float" office:value="0.0644953">
                <text:p>0.0644953</text:p>
              </table:table-cell>
              <table:table-cell office:value-type="float" office:value="0.0000811097">
                <text:p>0.0000811097</text:p>
              </table:table-cell>
            </table:table-row>
            <table:table-row>
              <table:table-cell office:value-type="float" office:value="20.16">
                <text:p>20.16</text:p>
              </table:table-cell>
              <table:table-cell office:value-type="float" office:value="0.847474">
                <text:p>0.847474</text:p>
              </table:table-cell>
              <table:table-cell office:value-type="float" office:value="0.205052">
                <text:p>0.205052</text:p>
              </table:table-cell>
              <table:table-cell office:value-type="float" office:value="0.0643718">
                <text:p>0.0643718</text:p>
              </table:table-cell>
              <table:table-cell office:value-type="float" office:value="-0.000196266">
                <text:p>-0.000196266</text:p>
              </table:table-cell>
            </table:table-row>
            <table:table-row>
              <table:table-cell office:value-type="float" office:value="20.21">
                <text:p>20.21</text:p>
              </table:table-cell>
              <table:table-cell office:value-type="float" office:value="0.838809">
                <text:p>0.838809</text:p>
              </table:table-cell>
              <table:table-cell office:value-type="float" office:value="0.205009">
                <text:p>0.205009</text:p>
              </table:table-cell>
              <table:table-cell office:value-type="float" office:value="0.0647208">
                <text:p>0.0647208</text:p>
              </table:table-cell>
              <table:table-cell office:value-type="float" office:value="-0.0000249911">
                <text:p>-0.0000249911</text:p>
              </table:table-cell>
            </table:table-row>
            <table:table-row>
              <table:table-cell office:value-type="float" office:value="20.26">
                <text:p>20.26</text:p>
              </table:table-cell>
              <table:table-cell office:value-type="float" office:value="0.832557">
                <text:p>0.832557</text:p>
              </table:table-cell>
              <table:table-cell office:value-type="float" office:value="0.206027">
                <text:p>0.206027</text:p>
              </table:table-cell>
              <table:table-cell office:value-type="float" office:value="0.0612391">
                <text:p>0.0612391</text:p>
              </table:table-cell>
              <table:table-cell office:value-type="float" office:value="-0.0000274588">
                <text:p>-0.0000274588</text:p>
              </table:table-cell>
            </table:table-row>
            <table:table-row>
              <table:table-cell office:value-type="float" office:value="20.31">
                <text:p>20.31</text:p>
              </table:table-cell>
              <table:table-cell office:value-type="float" office:value="0.827234">
                <text:p>0.827234</text:p>
              </table:table-cell>
              <table:table-cell office:value-type="float" office:value="0.206179">
                <text:p>0.206179</text:p>
              </table:table-cell>
              <table:table-cell office:value-type="float" office:value="0.0614086">
                <text:p>0.0614086</text:p>
              </table:table-cell>
              <table:table-cell office:value-type="float" office:value="0.00010196">
                <text:p>0.00010196</text:p>
              </table:table-cell>
            </table:table-row>
            <table:table-row>
              <table:table-cell office:value-type="float" office:value="20.36">
                <text:p>20.36</text:p>
              </table:table-cell>
              <table:table-cell office:value-type="float" office:value="0.858246">
                <text:p>0.858246</text:p>
              </table:table-cell>
              <table:table-cell office:value-type="float" office:value="0.215124">
                <text:p>0.215124</text:p>
              </table:table-cell>
              <table:table-cell office:value-type="float" office:value="0.0816986">
                <text:p>0.0816986</text:p>
              </table:table-cell>
              <table:table-cell office:value-type="float" office:value="0.0000235431">
                <text:p>0.0000235431</text:p>
              </table:table-cell>
            </table:table-row>
            <table:table-row>
              <table:table-cell office:value-type="float" office:value="20.41">
                <text:p>20.41</text:p>
              </table:table-cell>
              <table:table-cell office:value-type="float" office:value="0.840632">
                <text:p>0.840632</text:p>
              </table:table-cell>
              <table:table-cell office:value-type="float" office:value="0.211206">
                <text:p>0.211206</text:p>
              </table:table-cell>
              <table:table-cell office:value-type="float" office:value="0.0653838">
                <text:p>0.0653838</text:p>
              </table:table-cell>
              <table:table-cell office:value-type="float" office:value="0.000231669">
                <text:p>0.000231669</text:p>
              </table:table-cell>
            </table:table-row>
            <table:table-row>
              <table:table-cell office:value-type="float" office:value="20.46">
                <text:p>20.46</text:p>
              </table:table-cell>
              <table:table-cell office:value-type="float" office:value="0.86213">
                <text:p>0.86213</text:p>
              </table:table-cell>
              <table:table-cell office:value-type="float" office:value="0.210604">
                <text:p>0.210604</text:p>
              </table:table-cell>
              <table:table-cell office:value-type="float" office:value="0.0971809">
                <text:p>0.0971809</text:p>
              </table:table-cell>
              <table:table-cell office:value-type="float" office:value="0.000361469">
                <text:p>0.000361469</text:p>
              </table:table-cell>
            </table:table-row>
            <table:table-row>
              <table:table-cell office:value-type="float" office:value="20.51">
                <text:p>20.51</text:p>
              </table:table-cell>
              <table:table-cell office:value-type="float" office:value="0.867524">
                <text:p>0.867524</text:p>
              </table:table-cell>
              <table:table-cell office:value-type="float" office:value="0.205792">
                <text:p>0.205792</text:p>
              </table:table-cell>
              <table:table-cell office:value-type="float" office:value="0.0931362">
                <text:p>0.0931362</text:p>
              </table:table-cell>
              <table:table-cell office:value-type="float" office:value="-0.000127186">
                <text:p>-0.000127186</text:p>
              </table:table-cell>
            </table:table-row>
            <table:table-row>
              <table:table-cell office:value-type="float" office:value="20.56">
                <text:p>20.56</text:p>
              </table:table-cell>
              <table:table-cell office:value-type="float" office:value="0.83908">
                <text:p>0.83908</text:p>
              </table:table-cell>
              <table:table-cell office:value-type="float" office:value="0.188434">
                <text:p>0.188434</text:p>
              </table:table-cell>
              <table:table-cell office:value-type="float" office:value="0.0781582">
                <text:p>0.0781582</text:p>
              </table:table-cell>
              <table:table-cell office:value-type="float" office:value="-0.000942241">
                <text:p>-0.000942241</text:p>
              </table:table-cell>
            </table:table-row>
            <table:table-row>
              <table:table-cell office:value-type="float" office:value="20.61">
                <text:p>20.61</text:p>
              </table:table-cell>
              <table:table-cell office:value-type="float" office:value="0.921887">
                <text:p>0.921887</text:p>
              </table:table-cell>
              <table:table-cell office:value-type="float" office:value="0.20104">
                <text:p>0.20104</text:p>
              </table:table-cell>
              <table:table-cell office:value-type="float" office:value="0.0923859">
                <text:p>0.0923859</text:p>
              </table:table-cell>
              <table:table-cell office:value-type="float" office:value="0.000218886">
                <text:p>0.000218886</text:p>
              </table:table-cell>
            </table:table-row>
            <table:table-row>
              <table:table-cell office:value-type="float" office:value="20.65">
                <text:p>20.65</text:p>
              </table:table-cell>
              <table:table-cell office:value-type="float" office:value="0.878144">
                <text:p>0.878144</text:p>
              </table:table-cell>
              <table:table-cell office:value-type="float" office:value="0.176723">
                <text:p>0.176723</text:p>
              </table:table-cell>
              <table:table-cell office:value-type="float" office:value="0.091624">
                <text:p>0.091624</text:p>
              </table:table-cell>
              <table:table-cell office:value-type="float" office:value="-0.00000619416">
                <text:p>-0.0000061941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0.814414">
                <text:p>0.814414</text:p>
              </table:table-cell>
              <table:table-cell office:value-type="float" office:value="0.155778">
                <text:p>0.155778</text:p>
              </table:table-cell>
              <table:table-cell office:value-type="float" office:value="0.0272677">
                <text:p>0.0272677</text:p>
              </table:table-cell>
              <table:table-cell office:value-type="float" office:value="0.0000717005">
                <text:p>0.0000717005</text:p>
              </table:table-cell>
            </table:table-row>
            <table:table-row>
              <table:table-cell office:value-type="float" office:value="20.75">
                <text:p>20.75</text:p>
              </table:table-cell>
              <table:table-cell office:value-type="float" office:value="0.917178">
                <text:p>0.917178</text:p>
              </table:table-cell>
              <table:table-cell office:value-type="float" office:value="0.154863">
                <text:p>0.154863</text:p>
              </table:table-cell>
              <table:table-cell office:value-type="float" office:value="0.148381">
                <text:p>0.148381</text:p>
              </table:table-cell>
              <table:table-cell office:value-type="float" office:value="0.000602254">
                <text:p>0.000602254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.909056">
                <text:p>0.909056</text:p>
              </table:table-cell>
              <table:table-cell office:value-type="float" office:value="0.134938">
                <text:p>0.134938</text:p>
              </table:table-cell>
              <table:table-cell office:value-type="float" office:value="0.0990307">
                <text:p>0.0990307</text:p>
              </table:table-cell>
              <table:table-cell office:value-type="float" office:value="0.0000734608">
                <text:p>0.0000734608</text:p>
              </table:table-cell>
            </table:table-row>
            <table:table-row>
              <table:table-cell office:value-type="float" office:value="20.85">
                <text:p>20.85</text:p>
              </table:table-cell>
              <table:table-cell office:value-type="float" office:value="0.856058">
                <text:p>0.856058</text:p>
              </table:table-cell>
              <table:table-cell office:value-type="float" office:value="0.100869">
                <text:p>0.100869</text:p>
              </table:table-cell>
              <table:table-cell office:value-type="float" office:value="0.103418">
                <text:p>0.103418</text:p>
              </table:table-cell>
              <table:table-cell office:value-type="float" office:value="-0.000701407">
                <text:p>-0.00070140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0.964756">
                <text:p>0.964756</text:p>
              </table:table-cell>
              <table:table-cell office:value-type="float" office:value="0.0885153">
                <text:p>0.0885153</text:p>
              </table:table-cell>
              <table:table-cell office:value-type="float" office:value="0.128618">
                <text:p>0.128618</text:p>
              </table:table-cell>
              <table:table-cell office:value-type="float" office:value="-0.0000447625">
                <text:p>-0.0000447625</text:p>
              </table:table-cell>
            </table:table-row>
            <table:table-row>
              <table:table-cell office:value-type="float" office:value="20.95">
                <text:p>20.95</text:p>
              </table:table-cell>
              <table:table-cell office:value-type="float" office:value="0.926049">
                <text:p>0.926049</text:p>
              </table:table-cell>
              <table:table-cell office:value-type="float" office:value="0.0553347">
                <text:p>0.0553347</text:p>
              </table:table-cell>
              <table:table-cell office:value-type="float" office:value="0.112917">
                <text:p>0.112917</text:p>
              </table:table-cell>
              <table:table-cell office:value-type="float" office:value="-0.00133862">
                <text:p>-0.001338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07568">
                <text:p>0.907568</text:p>
              </table:table-cell>
              <table:table-cell office:value-type="float" office:value="0.036967">
                <text:p>0.036967</text:p>
              </table:table-cell>
              <table:table-cell office:value-type="float" office:value="0.0482675">
                <text:p>0.0482675</text:p>
              </table:table-cell>
              <table:table-cell office:value-type="float" office:value="0.00284459">
                <text:p>0.00284459</text:p>
              </table:table-cell>
            </table:table-row>
            <table:table-row>
              <table:table-cell office:value-type="float" office:value="21.05">
                <text:p>21.05</text:p>
              </table:table-cell>
              <table:table-cell office:value-type="float" office:value="0.883247">
                <text:p>0.883247</text:p>
              </table:table-cell>
              <table:table-cell office:value-type="float" office:value="0.0211423">
                <text:p>0.0211423</text:p>
              </table:table-cell>
              <table:table-cell office:value-type="float" office:value="0.115608">
                <text:p>0.115608</text:p>
              </table:table-cell>
              <table:table-cell office:value-type="float" office:value="-0.000440295">
                <text:p>-0.000440295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0.944873">
                <text:p>0.944873</text:p>
              </table:table-cell>
              <table:table-cell office:value-type="float" office:value="0.00489623">
                <text:p>0.00489623</text:p>
              </table:table-cell>
              <table:table-cell office:value-type="float" office:value="0.1077">
                <text:p>0.1077</text:p>
              </table:table-cell>
              <table:table-cell office:value-type="float" office:value="0.00000595088">
                <text:p>0.00000595088</text:p>
              </table:table-cell>
            </table:table-row>
            <table:table-row>
              <table:table-cell office:value-type="float" office:value="21.15">
                <text:p>21.15</text:p>
              </table:table-cell>
              <table:table-cell office:value-type="float" office:value="0.873133">
                <text:p>0.873133</text:p>
              </table:table-cell>
              <table:table-cell office:value-type="float" office:value="-0.00311105">
                <text:p>-0.00311105</text:p>
              </table:table-cell>
              <table:table-cell office:value-type="float" office:value="0.0356974">
                <text:p>0.0356974</text:p>
              </table:table-cell>
              <table:table-cell office:value-type="float" office:value="-0.000166872">
                <text:p>-0.000166872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0.852051">
                <text:p>0.852051</text:p>
              </table:table-cell>
              <table:table-cell office:value-type="float" office:value="-0.00769637">
                <text:p>-0.00769637</text:p>
              </table:table-cell>
              <table:table-cell office:value-type="float" office:value="0.0913713">
                <text:p>0.0913713</text:p>
              </table:table-cell>
              <table:table-cell office:value-type="float" office:value="-0.000344238">
                <text:p>-0.000344238</text:p>
              </table:table-cell>
            </table:table-row>
            <table:table-row>
              <table:table-cell office:value-type="float" office:value="21.25">
                <text:p>21.25</text:p>
              </table:table-cell>
              <table:table-cell office:value-type="float" office:value="0.920399">
                <text:p>0.920399</text:p>
              </table:table-cell>
              <table:table-cell office:value-type="float" office:value="-0.00445409">
                <text:p>-0.00445409</text:p>
              </table:table-cell>
              <table:table-cell office:value-type="float" office:value="0.0847084">
                <text:p>0.0847084</text:p>
              </table:table-cell>
              <table:table-cell office:value-type="float" office:value="0.000251739">
                <text:p>0.000251739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0.888123">
                <text:p>0.888123</text:p>
              </table:table-cell>
              <table:table-cell office:value-type="float" office:value="-0.00428355">
                <text:p>-0.00428355</text:p>
              </table:table-cell>
              <table:table-cell office:value-type="float" office:value="0.103242">
                <text:p>0.103242</text:p>
              </table:table-cell>
              <table:table-cell office:value-type="float" office:value="-0.000566176">
                <text:p>-0.000566176</text:p>
              </table:table-cell>
            </table:table-row>
            <table:table-row>
              <table:table-cell office:value-type="float" office:value="21.35">
                <text:p>21.35</text:p>
              </table:table-cell>
              <table:table-cell office:value-type="float" office:value="0.936294">
                <text:p>0.936294</text:p>
              </table:table-cell>
              <table:table-cell office:value-type="float" office:value="-0.00196253">
                <text:p>-0.00196253</text:p>
              </table:table-cell>
              <table:table-cell office:value-type="float" office:value="0.105023">
                <text:p>0.105023</text:p>
              </table:table-cell>
              <table:table-cell office:value-type="float" office:value="-0.0000244758">
                <text:p>-0.0000244758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0.890959">
                <text:p>0.890959</text:p>
              </table:table-cell>
              <table:table-cell office:value-type="float" office:value="-0.000374961">
                <text:p>-0.000374961</text:p>
              </table:table-cell>
              <table:table-cell office:value-type="float" office:value="0.118675">
                <text:p>0.118675</text:p>
              </table:table-cell>
              <table:table-cell office:value-type="float" office:value="-0.000752624">
                <text:p>-0.000752624</text:p>
              </table:table-cell>
            </table:table-row>
            <table:table-row>
              <table:table-cell office:value-type="float" office:value="21.45">
                <text:p>21.45</text:p>
              </table:table-cell>
              <table:table-cell office:value-type="float" office:value="0.981826">
                <text:p>0.981826</text:p>
              </table:table-cell>
              <table:table-cell office:value-type="float" office:value="-0.0000467164">
                <text:p>-0.0000467164</text:p>
              </table:table-cell>
              <table:table-cell office:value-type="float" office:value="0.148807">
                <text:p>0.148807</text:p>
              </table:table-cell>
              <table:table-cell office:value-type="float" office:value="0.000288769">
                <text:p>0.000288769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873302">
                <text:p>0.873302</text:p>
              </table:table-cell>
              <table:table-cell office:value-type="float" office:value="-0.00751579">
                <text:p>-0.00751579</text:p>
              </table:table-cell>
              <table:table-cell office:value-type="float" office:value="0.16152">
                <text:p>0.16152</text:p>
              </table:table-cell>
              <table:table-cell office:value-type="float" office:value="-0.000697669">
                <text:p>-0.000697669</text:p>
              </table:table-cell>
            </table:table-row>
            <table:table-row>
              <table:table-cell office:value-type="float" office:value="21.55">
                <text:p>21.55</text:p>
              </table:table-cell>
              <table:table-cell office:value-type="float" office:value="1.006">
                <text:p>1.006</text:p>
              </table:table-cell>
              <table:table-cell office:value-type="float" office:value="-0.00175325">
                <text:p>-0.00175325</text:p>
              </table:table-cell>
              <table:table-cell office:value-type="float" office:value="0.0212324">
                <text:p>0.0212324</text:p>
              </table:table-cell>
              <table:table-cell office:value-type="float" office:value="0.00310382">
                <text:p>0.00310382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891036">
                <text:p>0.891036</text:p>
              </table:table-cell>
              <table:table-cell office:value-type="float" office:value="0.00174473">
                <text:p>0.00174473</text:p>
              </table:table-cell>
              <table:table-cell office:value-type="float" office:value="0.148595">
                <text:p>0.148595</text:p>
              </table:table-cell>
              <table:table-cell office:value-type="float" office:value="-0.000899125">
                <text:p>-0.000899125</text:p>
              </table:table-cell>
            </table:table-row>
            <table:table-row>
              <table:table-cell office:value-type="float" office:value="21.65">
                <text:p>21.65</text:p>
              </table:table-cell>
              <table:table-cell office:value-type="float" office:value="0.93635">
                <text:p>0.93635</text:p>
              </table:table-cell>
              <table:table-cell office:value-type="float" office:value="0.0012782">
                <text:p>0.0012782</text:p>
              </table:table-cell>
              <table:table-cell office:value-type="float" office:value="0.160024">
                <text:p>0.160024</text:p>
              </table:table-cell>
              <table:table-cell office:value-type="float" office:value="-0.000744268">
                <text:p>-0.000744268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0.941826">
                <text:p>0.941826</text:p>
              </table:table-cell>
              <table:table-cell office:value-type="float" office:value="0.00409908">
                <text:p>0.00409908</text:p>
              </table:table-cell>
              <table:table-cell office:value-type="float" office:value="0.0800694">
                <text:p>0.0800694</text:p>
              </table:table-cell>
              <table:table-cell office:value-type="float" office:value="0.00109069">
                <text:p>0.00109069</text:p>
              </table:table-cell>
            </table:table-row>
            <table:table-row>
              <table:table-cell office:value-type="float" office:value="21.75">
                <text:p>21.75</text:p>
              </table:table-cell>
              <table:table-cell office:value-type="float" office:value="0.922929">
                <text:p>0.922929</text:p>
              </table:table-cell>
              <table:table-cell office:value-type="float" office:value="0.00941369">
                <text:p>0.00941369</text:p>
              </table:table-cell>
              <table:table-cell office:value-type="float" office:value="0.137661">
                <text:p>0.137661</text:p>
              </table:table-cell>
              <table:table-cell office:value-type="float" office:value="0.000406174">
                <text:p>0.000406174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975587">
                <text:p>0.975587</text:p>
              </table:table-cell>
              <table:table-cell office:value-type="float" office:value="0.0175079">
                <text:p>0.0175079</text:p>
              </table:table-cell>
              <table:table-cell office:value-type="float" office:value="0.102863">
                <text:p>0.102863</text:p>
              </table:table-cell>
              <table:table-cell office:value-type="float" office:value="0.000479961">
                <text:p>0.000479961</text:p>
              </table:table-cell>
            </table:table-row>
            <table:table-row>
              <table:table-cell office:value-type="float" office:value="21.85">
                <text:p>21.85</text:p>
              </table:table-cell>
              <table:table-cell office:value-type="float" office:value="0.928751">
                <text:p>0.928751</text:p>
              </table:table-cell>
              <table:table-cell office:value-type="float" office:value="0.0265909">
                <text:p>0.0265909</text:p>
              </table:table-cell>
              <table:table-cell office:value-type="float" office:value="0.11235">
                <text:p>0.11235</text:p>
              </table:table-cell>
              <table:table-cell office:value-type="float" office:value="0.000306384">
                <text:p>0.000306384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.929135">
                <text:p>0.929135</text:p>
              </table:table-cell>
              <table:table-cell office:value-type="float" office:value="0.0376351">
                <text:p>0.0376351</text:p>
              </table:table-cell>
              <table:table-cell office:value-type="float" office:value="0.114976">
                <text:p>0.114976</text:p>
              </table:table-cell>
              <table:table-cell office:value-type="float" office:value="0.0000908151">
                <text:p>0.0000908151</text:p>
              </table:table-cell>
            </table:table-row>
            <table:table-row>
              <table:table-cell office:value-type="float" office:value="21.95">
                <text:p>21.95</text:p>
              </table:table-cell>
              <table:table-cell office:value-type="float" office:value="0.88116">
                <text:p>0.88116</text:p>
              </table:table-cell>
              <table:table-cell office:value-type="float" office:value="0.0521529">
                <text:p>0.0521529</text:p>
              </table:table-cell>
              <table:table-cell office:value-type="float" office:value="0.104285">
                <text:p>0.104285</text:p>
              </table:table-cell>
              <table:table-cell office:value-type="float" office:value="-0.000132716">
                <text:p>-0.0001327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9573">
                <text:p>1.09573</text:p>
              </table:table-cell>
              <table:table-cell office:value-type="float" office:value="0.0829111">
                <text:p>0.0829111</text:p>
              </table:table-cell>
              <table:table-cell office:value-type="float" office:value="0.197817">
                <text:p>0.197817</text:p>
              </table:table-cell>
              <table:table-cell office:value-type="float" office:value="0.00142076">
                <text:p>0.00142076</text:p>
              </table:table-cell>
            </table:table-row>
            <table:table-row>
              <table:table-cell office:value-type="float" office:value="22.05">
                <text:p>22.05</text:p>
              </table:table-cell>
              <table:table-cell office:value-type="float" office:value="0.870703">
                <text:p>0.870703</text:p>
              </table:table-cell>
              <table:table-cell office:value-type="float" office:value="0.0696067">
                <text:p>0.0696067</text:p>
              </table:table-cell>
              <table:table-cell office:value-type="float" office:value="0.127508">
                <text:p>0.127508</text:p>
              </table:table-cell>
              <table:table-cell office:value-type="float" office:value="-0.00101021">
                <text:p>-0.00101021</text:p>
              </table:table-cell>
            </table:table-row>
            <table:table-row>
              <table:table-cell office:value-type="float" office:value="22.11">
                <text:p>22.11</text:p>
              </table:table-cell>
              <table:table-cell office:value-type="float" office:value="0.928189">
                <text:p>0.928189</text:p>
              </table:table-cell>
              <table:table-cell office:value-type="float" office:value="0.104318">
                <text:p>0.104318</text:p>
              </table:table-cell>
              <table:table-cell office:value-type="float" office:value="0.116795">
                <text:p>0.116795</text:p>
              </table:table-cell>
              <table:table-cell office:value-type="float" office:value="0.000513506">
                <text:p>0.000513506</text:p>
              </table:table-cell>
            </table:table-row>
            <table:table-row>
              <table:table-cell office:value-type="float" office:value="22.15">
                <text:p>22.15</text:p>
              </table:table-cell>
              <table:table-cell office:value-type="float" office:value="1.02751">
                <text:p>1.02751</text:p>
              </table:table-cell>
              <table:table-cell office:value-type="float" office:value="0.148513">
                <text:p>0.148513</text:p>
              </table:table-cell>
              <table:table-cell office:value-type="float" office:value="0.105641">
                <text:p>0.105641</text:p>
              </table:table-cell>
              <table:table-cell office:value-type="float" office:value="0.000114005">
                <text:p>0.000114005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0.806433">
                <text:p>0.806433</text:p>
              </table:table-cell>
              <table:table-cell office:value-type="float" office:value="0.0943981">
                <text:p>0.0943981</text:p>
              </table:table-cell>
              <table:table-cell office:value-type="float" office:value="0.3196">
                <text:p>0.3196</text:p>
              </table:table-cell>
              <table:table-cell office:value-type="float" office:value="-0.00126289">
                <text:p>-0.00126289</text:p>
              </table:table-cell>
            </table:table-row>
            <table:table-row>
              <table:table-cell office:value-type="float" office:value="22.25">
                <text:p>22.25</text:p>
              </table:table-cell>
              <table:table-cell office:value-type="float" office:value="0.856902">
                <text:p>0.856902</text:p>
              </table:table-cell>
              <table:table-cell office:value-type="float" office:value="0.132766">
                <text:p>0.132766</text:p>
              </table:table-cell>
              <table:table-cell office:value-type="float" office:value="0.100072">
                <text:p>0.100072</text:p>
              </table:table-cell>
              <table:table-cell office:value-type="float" office:value="-0.000710761">
                <text:p>-0.000710761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0.856723">
                <text:p>0.856723</text:p>
              </table:table-cell>
              <table:table-cell office:value-type="float" office:value="0.141519">
                <text:p>0.141519</text:p>
              </table:table-cell>
              <table:table-cell office:value-type="float" office:value="0.166921">
                <text:p>0.166921</text:p>
              </table:table-cell>
              <table:table-cell office:value-type="float" office:value="-0.00120904">
                <text:p>-0.00120904</text:p>
              </table:table-cell>
            </table:table-row>
            <table:table-row>
              <table:table-cell office:value-type="float" office:value="22.35">
                <text:p>22.35</text:p>
              </table:table-cell>
              <table:table-cell office:value-type="float" office:value="0.809916">
                <text:p>0.809916</text:p>
              </table:table-cell>
              <table:table-cell office:value-type="float" office:value="0.148641">
                <text:p>0.148641</text:p>
              </table:table-cell>
              <table:table-cell office:value-type="float" office:value="0.127559">
                <text:p>0.127559</text:p>
              </table:table-cell>
              <table:table-cell office:value-type="float" office:value="-0.00098213">
                <text:p>-0.00098213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0.85281">
                <text:p>0.85281</text:p>
              </table:table-cell>
              <table:table-cell office:value-type="float" office:value="0.154789">
                <text:p>0.154789</text:p>
              </table:table-cell>
              <table:table-cell office:value-type="float" office:value="0.239824">
                <text:p>0.239824</text:p>
              </table:table-cell>
              <table:table-cell office:value-type="float" office:value="-0.000868458">
                <text:p>-0.000868458</text:p>
              </table:table-cell>
            </table:table-row>
            <table:table-row>
              <table:table-cell office:value-type="float" office:value="22.45">
                <text:p>22.45</text:p>
              </table:table-cell>
              <table:table-cell office:value-type="float" office:value="0.898804">
                <text:p>0.898804</text:p>
              </table:table-cell>
              <table:table-cell office:value-type="float" office:value="0.183396">
                <text:p>0.183396</text:p>
              </table:table-cell>
              <table:table-cell office:value-type="float" office:value="0.193106">
                <text:p>0.193106</text:p>
              </table:table-cell>
              <table:table-cell office:value-type="float" office:value="-0.0000481581">
                <text:p>-0.000048158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954114">
                <text:p>0.954114</text:p>
              </table:table-cell>
              <table:table-cell office:value-type="float" office:value="0.193271">
                <text:p>0.193271</text:p>
              </table:table-cell>
              <table:table-cell office:value-type="float" office:value="0.236025">
                <text:p>0.236025</text:p>
              </table:table-cell>
              <table:table-cell office:value-type="float" office:value="0.000511933">
                <text:p>0.000511933</text:p>
              </table:table-cell>
            </table:table-row>
            <table:table-row>
              <table:table-cell office:value-type="float" office:value="22.55">
                <text:p>22.55</text:p>
              </table:table-cell>
              <table:table-cell office:value-type="float" office:value="0.813317">
                <text:p>0.813317</text:p>
              </table:table-cell>
              <table:table-cell office:value-type="float" office:value="0.162954">
                <text:p>0.162954</text:p>
              </table:table-cell>
              <table:table-cell office:value-type="float" office:value="0.142819">
                <text:p>0.142819</text:p>
              </table:table-cell>
              <table:table-cell office:value-type="float" office:value="-0.000343982">
                <text:p>-0.000343982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.01144">
                <text:p>1.01144</text:p>
              </table:table-cell>
              <table:table-cell office:value-type="float" office:value="0.223569">
                <text:p>0.223569</text:p>
              </table:table-cell>
              <table:table-cell office:value-type="float" office:value="0.229662">
                <text:p>0.229662</text:p>
              </table:table-cell>
              <table:table-cell office:value-type="float" office:value="0.0024953">
                <text:p>0.0024953</text:p>
              </table:table-cell>
            </table:table-row>
            <table:table-row>
              <table:table-cell office:value-type="float" office:value="22.65">
                <text:p>22.65</text:p>
              </table:table-cell>
              <table:table-cell office:value-type="float" office:value="0.901074">
                <text:p>0.901074</text:p>
              </table:table-cell>
              <table:table-cell office:value-type="float" office:value="0.191769">
                <text:p>0.191769</text:p>
              </table:table-cell>
              <table:table-cell office:value-type="float" office:value="0.185193">
                <text:p>0.185193</text:p>
              </table:table-cell>
              <table:table-cell office:value-type="float" office:value="-0.000630742">
                <text:p>-0.000630742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0.818212">
                <text:p>0.818212</text:p>
              </table:table-cell>
              <table:table-cell office:value-type="float" office:value="0.177096">
                <text:p>0.177096</text:p>
              </table:table-cell>
              <table:table-cell office:value-type="float" office:value="0.129458">
                <text:p>0.129458</text:p>
              </table:table-cell>
              <table:table-cell office:value-type="float" office:value="-0.000991847">
                <text:p>-0.000991847</text:p>
              </table:table-cell>
            </table:table-row>
            <table:table-row>
              <table:table-cell office:value-type="float" office:value="22.75">
                <text:p>22.75</text:p>
              </table:table-cell>
              <table:table-cell office:value-type="float" office:value="0.920831">
                <text:p>0.920831</text:p>
              </table:table-cell>
              <table:table-cell office:value-type="float" office:value="0.208595">
                <text:p>0.208595</text:p>
              </table:table-cell>
              <table:table-cell office:value-type="float" office:value="0.192373">
                <text:p>0.192373</text:p>
              </table:table-cell>
              <table:table-cell office:value-type="float" office:value="-0.000337753">
                <text:p>-0.000337753</text:p>
              </table:table-cell>
            </table:table-row>
            <table:table-row>
              <table:table-cell office:value-type="float" office:value="22.78">
                <text:p>22.78</text:p>
              </table:table-cell>
              <table:table-cell office:value-type="float" office:value="0.760138">
                <text:p>0.760138</text:p>
              </table:table-cell>
              <table:table-cell office:value-type="float" office:value="0.167823">
                <text:p>0.167823</text:p>
              </table:table-cell>
              <table:table-cell office:value-type="float" office:value="0.0983899">
                <text:p>0.0983899</text:p>
              </table:table-cell>
              <table:table-cell office:value-type="float" office:value="0.0000108899">
                <text:p>0.0000108899</text:p>
              </table:table-cell>
            </table:table-row>
            <table:table-row>
              <table:table-cell office:value-type="float" office:value="22.84">
                <text:p>22.84</text:p>
              </table:table-cell>
              <table:table-cell office:value-type="float" office:value="0.947365">
                <text:p>0.947365</text:p>
              </table:table-cell>
              <table:table-cell office:value-type="float" office:value="0.225058">
                <text:p>0.225058</text:p>
              </table:table-cell>
              <table:table-cell office:value-type="float" office:value="0.2389">
                <text:p>0.2389</text:p>
              </table:table-cell>
              <table:table-cell office:value-type="float" office:value="0.000491118">
                <text:p>0.000491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